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solid" svg:stroke-width="0.037cm" svg:stroke-color="#000000" draw:stroke-linejoin="round" svg:stroke-linecap="round" draw:fill="none" fo:padding-top="0.018cm" fo:padding-bottom="0.018cm" fo:padding-left="0.018cm" fo:padding-right="0.018cm"/>
    </style:style>
    <style:style style:name="gr3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1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1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7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8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3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9" style:family="graphic" style:parent-style-name="standard">
      <style:graphic-properties draw:stroke="solid" svg:stroke-width="0.037cm" svg:stroke-color="#333333" draw:stroke-linejoin="round" svg:stroke-linecap="round" draw:fill="solid" draw:fill-color="#ffffff" fo:padding-top="0.018cm" fo:padding-bottom="0.018cm" fo:padding-left="0.018cm" fo:padding-right="0.018cm"/>
    </style:style>
    <style:style style:name="gr20" style:family="graphic" style:parent-style-name="standard">
      <style:graphic-properties draw:stroke="solid" svg:stroke-width="0.075cm" svg:stroke-color="#333333" draw:stroke-linejoin="round" svg:stroke-linecap="butt" draw:fill="none" fo:padding-top="0.037cm" fo:padding-bottom="0.037cm" fo:padding-left="0.037cm" fo:padding-right="0.037cm"/>
    </style:style>
    <style:style style:name="gr21" style:family="graphic" style:parent-style-name="standard">
      <style:graphic-properties draw:stroke="none" draw:fill="solid" draw:fill-color="#333333"/>
    </style:style>
    <style:style style:name="gr22" style:family="graphic" style:parent-style-name="standard">
      <style:graphic-properties draw:stroke="solid" svg:stroke-width="0.025cm" svg:stroke-color="#333333" draw:stroke-linejoin="round" svg:stroke-linecap="round" draw:fill="none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solid" svg:stroke-width="0.037cm" svg:stroke-color="#333333" draw:stroke-linejoin="round" svg:stroke-linecap="round" draw:fill="none" fo:padding-top="0.018cm" fo:padding-bottom="0.018cm" fo:padding-left="0.018cm" fo:padding-right="0.018cm"/>
    </style:style>
    <style:style style:name="gr25" style:family="graphic" style:parent-style-name="standard">
      <style:graphic-properties draw:stroke="solid" svg:stroke-width="0.037cm" svg:stroke-color="#333333" draw:stroke-linejoin="round" svg:stroke-linecap="round" draw:fill="solid" draw:fill-color="#d9d9d9" fo:padding-top="0.018cm" fo:padding-bottom="0.018cm" fo:padding-left="0.018cm" fo:padding-right="0.018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5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3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09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5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2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4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1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41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4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6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19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9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3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7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2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1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3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1.29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1.29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83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63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1.32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0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29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86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8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68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7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64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64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64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6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7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7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26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263cm" fo:padding-top="0cm" fo:padding-bottom="0cm" fo:padding-left="0cm" fo:padding-right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71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false" fo:min-height="0.475cm" fo:min-width="0cm"/>
    </style:style>
    <style:style style:name="gr7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7.30000019073486pt" style:font-size-asian="7pt" style:font-size-complex="7pt"/>
    </style:style>
    <style:style style:name="P5" style:family="paragraph">
      <loext:graphic-properties draw:fill="solid" draw:fill-color="#333333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paragraph-properties fo:text-align="start" style:writing-mode="lr-tb"/>
      <style:text-properties fo:font-size="9.39999961853027pt" style:font-size-asian="9pt" style:font-size-complex="9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11" style:family="paragraph">
      <style:text-properties fo:color="#c9211e" fo:font-size="12pt"/>
    </style:style>
    <style:style style:name="P12" style:family="paragraph">
      <loext:graphic-properties draw:fill="none" draw:fill-color="#ffffff"/>
      <style:text-properties fo:color="#c9211e" style:font-name="Arial" fo:font-size="12pt" style:font-size-asian="18pt" style:font-size-complex="18pt"/>
    </style:style>
    <style:style style:name="P13" style:family="paragraph">
      <style:text-properties fo:color="#5983b0" fo:font-size="12pt" style:font-size-asian="16pt" style:font-size-complex="16pt"/>
    </style:style>
    <style:style style:name="P14" style:family="paragraph">
      <loext:graphic-properties draw:fill="none" draw:fill-color="#ffffff"/>
      <style:text-properties fo:color="#5983b0" style:font-name="Arial" fo:font-size="12pt" style:font-size-asian="16pt" style:font-size-complex="16pt"/>
    </style:style>
    <style:style style:name="T1" style:family="text">
      <style:text-properties fo:color="#000000" style:font-name="Helvetica1" fo:font-size="7pt" style:font-size-asian="7pt" style:font-name-complex="Helvetica1" style:font-size-complex="7pt"/>
    </style:style>
    <style:style style:name="T2" style:family="text">
      <style:text-properties fo:color="#1a1a1a" style:font-name="Helvetica1" fo:font-size="9pt" style:font-size-asian="9pt" style:font-name-complex="Helvetica1" style:font-size-complex="9pt"/>
    </style:style>
    <style:style style:name="T3" style:family="text">
      <style:text-properties fo:color="#4d4d4d" style:font-name="Helvetica1" fo:font-size="9pt" style:font-size-asian="9pt" style:font-name-complex="Helvetica1" style:font-size-complex="9pt"/>
    </style:style>
    <style:style style:name="T4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fo:color="#c9211e" style:font-name="Arial" style:font-size-asian="18pt" style:font-size-complex="18pt"/>
    </style:style>
    <style:style style:name="T7" style:family="text">
      <style:text-properties fo:color="#5983b0" style:font-name="Ari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15.298cm" svg:x="0cm" svg:y="0.001cm" svg:viewBox="0 0 21000 15299" draw:points="0,15299 21000,15299 21000,0 0,0">
          <text:p/>
        </draw:polygon>
        <draw:polygon draw:style-name="gr1" draw:text-style-name="P1" draw:layer="layout" svg:width="5.029cm" svg:height="13.885cm" svg:x="0.24cm" svg:y="0.769cm" svg:viewBox="0 0 5030 13886" draw:points="0,13886 5030,13886 5030,0 0,0">
          <text:p/>
        </draw:polygon>
        <draw:polyline draw:style-name="gr2" draw:text-style-name="P2" draw:layer="layout" svg:width="0cm" svg:height="0cm" svg:x="1.027cm" svg:y="12.431cm" svg:viewBox="0 0 0 0" draw:points="0,0">
          <text:p/>
        </draw:polyline>
        <draw:line draw:style-name="gr2" draw:text-style-name="P2" draw:layer="layout" svg:x1="1.027cm" svg:y1="11.959cm" svg:x2="1.277cm" svg:y2="11.959cm">
          <text:p/>
        </draw:line>
        <draw:line draw:style-name="gr2" draw:text-style-name="P2" draw:layer="layout" svg:x1="0.592cm" svg:y1="12.903cm" svg:x2="0.933cm" svg:y2="12.903cm">
          <text:p/>
        </draw:line>
        <draw:line draw:style-name="gr2" draw:text-style-name="P2" draw:layer="layout" svg:x1="0.807cm" svg:y1="13.847cm" svg:x2="0.976cm" svg:y2="13.847cm">
          <text:p/>
        </draw:line>
        <draw:line draw:style-name="gr2" draw:text-style-name="P2" draw:layer="layout" svg:x1="0.807cm" svg:y1="13.374cm" svg:x2="0.852cm" svg:y2="13.374cm">
          <text:p/>
        </draw:line>
        <draw:line draw:style-name="gr2" draw:text-style-name="P2" draw:layer="layout" svg:x1="3.153cm" svg:y1="11.487cm" svg:x2="3.449cm" svg:y2="11.487cm">
          <text:p/>
        </draw:line>
        <draw:line draw:style-name="gr2" draw:text-style-name="P2" draw:layer="layout" svg:x1="3.354cm" svg:y1="11.016cm" svg:x2="3.39cm" svg:y2="11.016cm">
          <text:p/>
        </draw:line>
        <draw:polyline draw:style-name="gr2" draw:text-style-name="P2" draw:layer="layout" svg:width="0cm" svg:height="0cm" svg:x="3.354cm" svg:y="10.543cm" svg:viewBox="0 0 0 0" draw:points="0,0">
          <text:p/>
        </draw:polyline>
        <draw:polyline draw:style-name="gr2" draw:text-style-name="P2" draw:layer="layout" svg:width="0cm" svg:height="0cm" svg:x="3.354cm" svg:y="10.072cm" svg:viewBox="0 0 0 0" draw:points="0,0">
          <text:p/>
        </draw:polyline>
        <draw:polyline draw:style-name="gr2" draw:text-style-name="P2" draw:layer="layout" svg:width="0cm" svg:height="0cm" svg:x="3.428cm" svg:y="9.599cm" svg:viewBox="0 0 0 0" draw:points="0,0">
          <text:p/>
        </draw:polyline>
        <draw:polyline draw:style-name="gr2" draw:text-style-name="P2" draw:layer="layout" svg:width="0cm" svg:height="0cm" svg:x="3.428cm" svg:y="9.128cm" svg:viewBox="0 0 0 0" draw:points="0,0">
          <text:p/>
        </draw:polyline>
        <draw:polyline draw:style-name="gr2" draw:text-style-name="P2" draw:layer="layout" svg:width="0cm" svg:height="0cm" svg:x="3.428cm" svg:y="8.656cm" svg:viewBox="0 0 0 0" draw:points="0,0">
          <text:p/>
        </draw:polyline>
        <draw:polyline draw:style-name="gr2" draw:text-style-name="P2" draw:layer="layout" svg:width="0cm" svg:height="0cm" svg:x="3.392cm" svg:y="8.184cm" svg:viewBox="0 0 0 0" draw:points="0,0">
          <text:p/>
        </draw:polyline>
        <draw:polyline draw:style-name="gr2" draw:text-style-name="P2" draw:layer="layout" svg:width="0cm" svg:height="0cm" svg:x="3.392cm" svg:y="7.711cm" svg:viewBox="0 0 0 0" draw:points="0,0">
          <text:p/>
        </draw:polyline>
        <draw:line draw:style-name="gr2" draw:text-style-name="P2" draw:layer="layout" svg:x1="3.392cm" svg:y1="7.241cm" svg:x2="3.47cm" svg:y2="7.241cm">
          <text:p/>
        </draw:line>
        <draw:polyline draw:style-name="gr2" draw:text-style-name="P2" draw:layer="layout" svg:width="0cm" svg:height="0cm" svg:x="3.237cm" svg:y="6.768cm" svg:viewBox="0 0 0 0" draw:points="0,0">
          <text:p/>
        </draw:polyline>
        <draw:line draw:style-name="gr2" draw:text-style-name="P2" draw:layer="layout" svg:x1="3.282cm" svg:y1="6.296cm" svg:x2="3.333cm" svg:y2="6.296cm">
          <text:p/>
        </draw:line>
        <draw:line draw:style-name="gr2" draw:text-style-name="P2" draw:layer="layout" svg:x1="3.282cm" svg:y1="5.824cm" svg:x2="3.318cm" svg:y2="5.824cm">
          <text:p/>
        </draw:line>
        <draw:polyline draw:style-name="gr2" draw:text-style-name="P2" draw:layer="layout" svg:width="0cm" svg:height="0cm" svg:x="3.282cm" svg:y="5.353cm" svg:viewBox="0 0 0 0" draw:points="0,0">
          <text:p/>
        </draw:polyline>
        <draw:line draw:style-name="gr2" draw:text-style-name="P2" draw:layer="layout" svg:x1="3.282cm" svg:y1="4.881cm" svg:x2="3.318cm" svg:y2="4.881cm">
          <text:p/>
        </draw:line>
        <draw:polyline draw:style-name="gr2" draw:text-style-name="P2" draw:layer="layout" svg:width="0cm" svg:height="0cm" svg:x="3.39cm" svg:y="3.465cm" svg:viewBox="0 0 0 0" draw:points="0,0">
          <text:p/>
        </draw:polyline>
        <draw:polyline draw:style-name="gr2" draw:text-style-name="P2" draw:layer="layout" svg:width="0cm" svg:height="0cm" svg:x="3.39cm" svg:y="2.993cm" svg:viewBox="0 0 0 0" draw:points="0,0">
          <text:p/>
        </draw:polyline>
        <draw:polyline draw:style-name="gr2" draw:text-style-name="P2" draw:layer="layout" svg:width="0cm" svg:height="0cm" svg:x="3.427cm" svg:y="2.52cm" svg:viewBox="0 0 0 0" draw:points="0,0">
          <text:p/>
        </draw:polyline>
        <draw:polyline draw:style-name="gr2" draw:text-style-name="P2" draw:layer="layout" svg:width="0cm" svg:height="0cm" svg:x="3.427cm" svg:y="2.049cm" svg:viewBox="0 0 0 0" draw:points="0,0">
          <text:p/>
        </draw:polyline>
        <draw:polyline draw:style-name="gr2" draw:text-style-name="P2" draw:layer="layout" svg:width="0cm" svg:height="0cm" svg:x="3.427cm" svg:y="1.576cm" svg:viewBox="0 0 0 0" draw:points="0,0">
          <text:p/>
        </draw:polyline>
        <draw:polyline draw:style-name="gr2" draw:text-style-name="P2" draw:layer="layout" svg:width="0cm" svg:height="0cm" svg:x="3.318cm" svg:y="4.408cm" svg:viewBox="0 0 0 0" draw:points="0,0">
          <text:p/>
        </draw:polyline>
        <draw:polyline draw:style-name="gr2" draw:text-style-name="P2" draw:layer="layout" svg:width="0cm" svg:height="0cm" svg:x="3.318cm" svg:y="3.936cm" svg:viewBox="0 0 0 0" draw:points="0,0">
          <text:p/>
        </draw:polyline>
        <draw:polyline draw:style-name="gr2" draw:text-style-name="P2" draw:layer="layout" svg:width="0cm" svg:height="0cm" svg:x="0.469cm" svg:y="11.525cm" svg:viewBox="0 0 0 0" draw:points="0,0">
          <text:p/>
        </draw:polyline>
        <draw:line draw:style-name="gr2" draw:text-style-name="P2" draw:layer="layout" svg:x1="0.592cm" svg:y1="12.195cm" svg:x2="1.026cm" svg:y2="12.195cm">
          <text:p/>
        </draw:line>
        <draw:line draw:style-name="gr2" draw:text-style-name="P2" draw:layer="layout" svg:x1="0.469cm" svg:y1="12.549cm" svg:x2="0.592cm" svg:y2="12.549cm">
          <text:p/>
        </draw:line>
        <draw:line draw:style-name="gr2" draw:text-style-name="P2" draw:layer="layout" svg:x1="0.469cm" svg:y1="13.611cm" svg:x2="0.807cm" svg:y2="13.611cm">
          <text:p/>
        </draw:line>
        <draw:line draw:style-name="gr2" draw:text-style-name="P2" draw:layer="layout" svg:x1="0.469cm" svg:y1="8.414cm" svg:x2="3.054cm" svg:y2="8.414cm">
          <text:p/>
        </draw:line>
        <draw:line draw:style-name="gr2" draw:text-style-name="P2" draw:layer="layout" svg:x1="3.054cm" svg:y1="10.543cm" svg:x2="3.153cm" svg:y2="10.543cm">
          <text:p/>
        </draw:line>
        <draw:line draw:style-name="gr2" draw:text-style-name="P2" draw:layer="layout" svg:x1="3.153cm" svg:y1="9.599cm" svg:x2="3.264cm" svg:y2="9.599cm">
          <text:p/>
        </draw:line>
        <draw:line draw:style-name="gr2" draw:text-style-name="P2" draw:layer="layout" svg:x1="3.264cm" svg:y1="10.662cm" svg:x2="3.354cm" svg:y2="10.662cm">
          <text:p/>
        </draw:line>
        <draw:polyline draw:style-name="gr2" draw:text-style-name="P2" draw:layer="layout" svg:width="0cm" svg:height="0cm" svg:x="3.354cm" svg:y="10.306cm" svg:viewBox="0 0 0 0" draw:points="0,0">
          <text:p/>
        </draw:polyline>
        <draw:line draw:style-name="gr2" draw:text-style-name="P2" draw:layer="layout" svg:x1="3.264cm" svg:y1="8.538cm" svg:x2="3.392cm" svg:y2="8.538cm">
          <text:p/>
        </draw:line>
        <draw:line draw:style-name="gr2" draw:text-style-name="P2" draw:layer="layout" svg:x1="3.392cm" svg:y1="9.245cm" svg:x2="3.428cm" svg:y2="9.245cm">
          <text:p/>
        </draw:line>
        <draw:polyline draw:style-name="gr2" draw:text-style-name="P2" draw:layer="layout" svg:width="0cm" svg:height="0cm" svg:x="3.428cm" svg:y="8.891cm" svg:viewBox="0 0 0 0" draw:points="0,0">
          <text:p/>
        </draw:polyline>
        <draw:polyline draw:style-name="gr2" draw:text-style-name="P2" draw:layer="layout" svg:width="0cm" svg:height="0cm" svg:x="3.392cm" svg:y="7.83cm" svg:viewBox="0 0 0 0" draw:points="0,0">
          <text:p/>
        </draw:polyline>
        <draw:polyline draw:style-name="gr2" draw:text-style-name="P2" draw:layer="layout" svg:width="0cm" svg:height="0cm" svg:x="3.392cm" svg:y="7.476cm" svg:viewBox="0 0 0 0" draw:points="0,0">
          <text:p/>
        </draw:polyline>
        <draw:line draw:style-name="gr2" draw:text-style-name="P2" draw:layer="layout" svg:x1="3.054cm" svg:y1="6.286cm" svg:x2="3.237cm" svg:y2="6.286cm">
          <text:p/>
        </draw:line>
        <draw:line draw:style-name="gr2" draw:text-style-name="P2" draw:layer="layout" svg:x1="3.237cm" svg:y1="5.803cm" svg:x2="3.282cm" svg:y2="5.803cm">
          <text:p/>
        </draw:line>
        <draw:polyline draw:style-name="gr2" draw:text-style-name="P2" draw:layer="layout" svg:width="0cm" svg:height="0cm" svg:x="3.282cm" svg:y="5.31cm" svg:viewBox="0 0 0 0" draw:points="0,0">
          <text:p/>
        </draw:polyline>
        <draw:polyline draw:style-name="gr2" draw:text-style-name="P2" draw:layer="layout" svg:width="0cm" svg:height="0cm" svg:x="3.282cm" svg:y="4.795cm" svg:viewBox="0 0 0 0" draw:points="0,0">
          <text:p/>
        </draw:polyline>
        <draw:polyline draw:style-name="gr2" draw:text-style-name="P2" draw:layer="layout" svg:width="0cm" svg:height="0cm" svg:x="3.282cm" svg:y="4.238cm" svg:viewBox="0 0 0 0" draw:points="0,0">
          <text:p/>
        </draw:polyline>
        <draw:line draw:style-name="gr2" draw:text-style-name="P2" draw:layer="layout" svg:x1="3.282cm" svg:y1="3.597cm" svg:x2="3.318cm" svg:y2="3.597cm">
          <text:p/>
        </draw:line>
        <draw:line draw:style-name="gr2" draw:text-style-name="P2" draw:layer="layout" svg:x1="3.318cm" svg:y1="3.022cm" svg:x2="3.39cm" svg:y2="3.022cm">
          <text:p/>
        </draw:line>
        <draw:polyline draw:style-name="gr2" draw:text-style-name="P2" draw:layer="layout" svg:width="0cm" svg:height="0cm" svg:x="3.39cm" svg:y="2.58cm" svg:viewBox="0 0 0 0" draw:points="0,0">
          <text:p/>
        </draw:polyline>
        <draw:line draw:style-name="gr2" draw:text-style-name="P2" draw:layer="layout" svg:x1="3.39cm" svg:y1="2.167cm" svg:x2="3.427cm" svg:y2="2.167cm">
          <text:p/>
        </draw:line>
        <draw:polyline draw:style-name="gr2" draw:text-style-name="P2" draw:layer="layout" svg:width="0cm" svg:height="0cm" svg:x="3.427cm" svg:y="1.813cm" svg:viewBox="0 0 0 0" draw:points="0,0">
          <text:p/>
        </draw:polyline>
        <draw:polyline draw:style-name="gr2" draw:text-style-name="P2" draw:layer="layout" svg:width="0cm" svg:height="0cm" svg:x="3.318cm" svg:y="4.173cm" svg:viewBox="0 0 0 0" draw:points="0,0">
          <text:p/>
        </draw:polyline>
        <draw:line draw:style-name="gr2" draw:text-style-name="P2" draw:layer="layout" svg:x1="1.027cm" svg:y1="12.195cm" svg:x2="1.027cm" svg:y2="12.432cm">
          <text:p/>
        </draw:line>
        <draw:line draw:style-name="gr2" draw:text-style-name="P2" draw:layer="layout" svg:x1="1.027cm" svg:y1="12.195cm" svg:x2="1.027cm" svg:y2="11.959cm">
          <text:p/>
        </draw:line>
        <draw:line draw:style-name="gr2" draw:text-style-name="P2" draw:layer="layout" svg:x1="0.592cm" svg:y1="12.549cm" svg:x2="0.592cm" svg:y2="12.904cm">
          <text:p/>
        </draw:line>
        <draw:line draw:style-name="gr2" draw:text-style-name="P2" draw:layer="layout" svg:x1="0.807cm" svg:y1="13.611cm" svg:x2="0.807cm" svg:y2="13.847cm">
          <text:p/>
        </draw:line>
        <draw:line draw:style-name="gr2" draw:text-style-name="P2" draw:layer="layout" svg:x1="0.807cm" svg:y1="13.611cm" svg:x2="0.807cm" svg:y2="13.374cm">
          <text:p/>
        </draw:line>
        <draw:line draw:style-name="gr2" draw:text-style-name="P2" draw:layer="layout" svg:x1="3.153cm" svg:y1="10.543cm" svg:x2="3.153cm" svg:y2="11.486cm">
          <text:p/>
        </draw:line>
        <draw:line draw:style-name="gr2" draw:text-style-name="P2" draw:layer="layout" svg:x1="3.354cm" svg:y1="10.662cm" svg:x2="3.354cm" svg:y2="11.016cm">
          <text:p/>
        </draw:line>
        <draw:line draw:style-name="gr2" draw:text-style-name="P2" draw:layer="layout" svg:x1="3.354cm" svg:y1="10.306cm" svg:x2="3.354cm" svg:y2="10.543cm">
          <text:p/>
        </draw:line>
        <draw:line draw:style-name="gr2" draw:text-style-name="P2" draw:layer="layout" svg:x1="3.354cm" svg:y1="10.308cm" svg:x2="3.354cm" svg:y2="10.072cm">
          <text:p/>
        </draw:line>
        <draw:line draw:style-name="gr2" draw:text-style-name="P2" draw:layer="layout" svg:x1="3.428cm" svg:y1="9.245cm" svg:x2="3.428cm" svg:y2="9.599cm">
          <text:p/>
        </draw:line>
        <draw:line draw:style-name="gr2" draw:text-style-name="P2" draw:layer="layout" svg:x1="3.428cm" svg:y1="8.891cm" svg:x2="3.428cm" svg:y2="9.128cm">
          <text:p/>
        </draw:line>
        <draw:line draw:style-name="gr2" draw:text-style-name="P2" draw:layer="layout" svg:x1="3.428cm" svg:y1="8.892cm" svg:x2="3.428cm" svg:y2="8.656cm">
          <text:p/>
        </draw:line>
        <draw:line draw:style-name="gr2" draw:text-style-name="P2" draw:layer="layout" svg:x1="3.392cm" svg:y1="7.83cm" svg:x2="3.392cm" svg:y2="8.184cm">
          <text:p/>
        </draw:line>
        <draw:line draw:style-name="gr2" draw:text-style-name="P2" draw:layer="layout" svg:x1="3.392cm" svg:y1="7.476cm" svg:x2="3.392cm" svg:y2="7.712cm">
          <text:p/>
        </draw:line>
        <draw:line draw:style-name="gr2" draw:text-style-name="P2" draw:layer="layout" svg:x1="3.392cm" svg:y1="7.477cm" svg:x2="3.392cm" svg:y2="7.241cm">
          <text:p/>
        </draw:line>
        <draw:line draw:style-name="gr2" draw:text-style-name="P2" draw:layer="layout" svg:x1="3.237cm" svg:y1="6.286cm" svg:x2="3.237cm" svg:y2="6.768cm">
          <text:p/>
        </draw:line>
        <draw:line draw:style-name="gr2" draw:text-style-name="P2" draw:layer="layout" svg:x1="3.282cm" svg:y1="5.803cm" svg:x2="3.282cm" svg:y2="6.296cm">
          <text:p/>
        </draw:line>
        <draw:line draw:style-name="gr2" draw:text-style-name="P2" draw:layer="layout" svg:x1="3.282cm" svg:y1="5.31cm" svg:x2="3.282cm" svg:y2="5.824cm">
          <text:p/>
        </draw:line>
        <draw:line draw:style-name="gr2" draw:text-style-name="P2" draw:layer="layout" svg:x1="3.282cm" svg:y1="4.795cm" svg:x2="3.282cm" svg:y2="5.353cm">
          <text:p/>
        </draw:line>
        <draw:line draw:style-name="gr2" draw:text-style-name="P2" draw:layer="layout" svg:x1="3.282cm" svg:y1="4.238cm" svg:x2="3.282cm" svg:y2="4.88cm">
          <text:p/>
        </draw:line>
        <draw:line draw:style-name="gr2" draw:text-style-name="P2" draw:layer="layout" svg:x1="3.39cm" svg:y1="3.022cm" svg:x2="3.39cm" svg:y2="3.465cm">
          <text:p/>
        </draw:line>
        <draw:line draw:style-name="gr2" draw:text-style-name="P2" draw:layer="layout" svg:x1="3.39cm" svg:y1="2.58cm" svg:x2="3.39cm" svg:y2="2.993cm">
          <text:p/>
        </draw:line>
        <draw:line draw:style-name="gr2" draw:text-style-name="P2" draw:layer="layout" svg:x1="3.427cm" svg:y1="2.167cm" svg:x2="3.427cm" svg:y2="2.521cm">
          <text:p/>
        </draw:line>
        <draw:line draw:style-name="gr2" draw:text-style-name="P2" draw:layer="layout" svg:x1="3.427cm" svg:y1="1.813cm" svg:x2="3.427cm" svg:y2="2.049cm">
          <text:p/>
        </draw:line>
        <draw:line draw:style-name="gr2" draw:text-style-name="P2" draw:layer="layout" svg:x1="3.427cm" svg:y1="1.813cm" svg:x2="3.427cm" svg:y2="1.576cm">
          <text:p/>
        </draw:line>
        <draw:line draw:style-name="gr2" draw:text-style-name="P2" draw:layer="layout" svg:x1="3.318cm" svg:y1="4.173cm" svg:x2="3.318cm" svg:y2="4.409cm">
          <text:p/>
        </draw:line>
        <draw:line draw:style-name="gr2" draw:text-style-name="P2" draw:layer="layout" svg:x1="3.318cm" svg:y1="4.173cm" svg:x2="3.318cm" svg:y2="3.936cm">
          <text:p/>
        </draw:line>
        <draw:polyline draw:style-name="gr2" draw:text-style-name="P2" draw:layer="layout" svg:width="0cm" svg:height="0cm" svg:x="0.469cm" svg:y="11.525cm" svg:viewBox="0 0 0 0" draw:points="0,0">
          <text:p/>
        </draw:polyline>
        <draw:line draw:style-name="gr2" draw:text-style-name="P2" draw:layer="layout" svg:x1="0.592cm" svg:y1="12.549cm" svg:x2="0.592cm" svg:y2="12.195cm">
          <text:p/>
        </draw:line>
        <draw:line draw:style-name="gr2" draw:text-style-name="P2" draw:layer="layout" svg:x1="0.469cm" svg:y1="11.525cm" svg:x2="0.469cm" svg:y2="12.549cm">
          <text:p/>
        </draw:line>
        <draw:line draw:style-name="gr2" draw:text-style-name="P2" draw:layer="layout" svg:x1="0.469cm" svg:y1="11.525cm" svg:x2="0.469cm" svg:y2="13.612cm">
          <text:p/>
        </draw:line>
        <draw:line draw:style-name="gr2" draw:text-style-name="P2" draw:layer="layout" svg:x1="0.469cm" svg:y1="11.524cm" svg:x2="0.469cm" svg:y2="8.414cm">
          <text:p/>
        </draw:line>
        <draw:line draw:style-name="gr2" draw:text-style-name="P2" draw:layer="layout" svg:x1="3.054cm" svg:y1="8.414cm" svg:x2="3.054cm" svg:y2="10.543cm">
          <text:p/>
        </draw:line>
        <draw:line draw:style-name="gr2" draw:text-style-name="P2" draw:layer="layout" svg:x1="3.153cm" svg:y1="10.543cm" svg:x2="3.153cm" svg:y2="9.599cm">
          <text:p/>
        </draw:line>
        <draw:line draw:style-name="gr2" draw:text-style-name="P2" draw:layer="layout" svg:x1="3.264cm" svg:y1="9.599cm" svg:x2="3.264cm" svg:y2="10.662cm">
          <text:p/>
        </draw:line>
        <draw:line draw:style-name="gr2" draw:text-style-name="P2" draw:layer="layout" svg:x1="3.354cm" svg:y1="10.661cm" svg:x2="3.354cm" svg:y2="10.306cm">
          <text:p/>
        </draw:line>
        <draw:line draw:style-name="gr2" draw:text-style-name="P2" draw:layer="layout" svg:x1="3.264cm" svg:y1="9.6cm" svg:x2="3.264cm" svg:y2="8.538cm">
          <text:p/>
        </draw:line>
        <draw:line draw:style-name="gr2" draw:text-style-name="P2" draw:layer="layout" svg:x1="3.392cm" svg:y1="8.538cm" svg:x2="3.392cm" svg:y2="9.246cm">
          <text:p/>
        </draw:line>
        <draw:line draw:style-name="gr2" draw:text-style-name="P2" draw:layer="layout" svg:x1="3.428cm" svg:y1="9.245cm" svg:x2="3.428cm" svg:y2="8.891cm">
          <text:p/>
        </draw:line>
        <draw:line draw:style-name="gr2" draw:text-style-name="P2" draw:layer="layout" svg:x1="3.392cm" svg:y1="8.538cm" svg:x2="3.392cm" svg:y2="7.83cm">
          <text:p/>
        </draw:line>
        <draw:line draw:style-name="gr2" draw:text-style-name="P2" draw:layer="layout" svg:x1="3.392cm" svg:y1="7.83cm" svg:x2="3.392cm" svg:y2="7.476cm">
          <text:p/>
        </draw:line>
        <draw:line draw:style-name="gr2" draw:text-style-name="P2" draw:layer="layout" svg:x1="3.054cm" svg:y1="8.415cm" svg:x2="3.054cm" svg:y2="6.286cm">
          <text:p/>
        </draw:line>
        <draw:line draw:style-name="gr2" draw:text-style-name="P2" draw:layer="layout" svg:x1="3.237cm" svg:y1="6.285cm" svg:x2="3.237cm" svg:y2="5.803cm">
          <text:p/>
        </draw:line>
        <draw:line draw:style-name="gr2" draw:text-style-name="P2" draw:layer="layout" svg:x1="3.282cm" svg:y1="5.804cm" svg:x2="3.282cm" svg:y2="5.31cm">
          <text:p/>
        </draw:line>
        <draw:line draw:style-name="gr2" draw:text-style-name="P2" draw:layer="layout" svg:x1="3.282cm" svg:y1="5.309cm" svg:x2="3.282cm" svg:y2="4.795cm">
          <text:p/>
        </draw:line>
        <draw:line draw:style-name="gr2" draw:text-style-name="P2" draw:layer="layout" svg:x1="3.282cm" svg:y1="4.795cm" svg:x2="3.282cm" svg:y2="4.238cm">
          <text:p/>
        </draw:line>
        <draw:line draw:style-name="gr2" draw:text-style-name="P2" draw:layer="layout" svg:x1="3.282cm" svg:y1="4.238cm" svg:x2="3.282cm" svg:y2="3.597cm">
          <text:p/>
        </draw:line>
        <draw:line draw:style-name="gr2" draw:text-style-name="P2" draw:layer="layout" svg:x1="3.318cm" svg:y1="3.597cm" svg:x2="3.318cm" svg:y2="3.022cm">
          <text:p/>
        </draw:line>
        <draw:line draw:style-name="gr2" draw:text-style-name="P2" draw:layer="layout" svg:x1="3.39cm" svg:y1="3.022cm" svg:x2="3.39cm" svg:y2="2.58cm">
          <text:p/>
        </draw:line>
        <draw:line draw:style-name="gr2" draw:text-style-name="P2" draw:layer="layout" svg:x1="3.39cm" svg:y1="2.58cm" svg:x2="3.39cm" svg:y2="2.167cm">
          <text:p/>
        </draw:line>
        <draw:line draw:style-name="gr2" draw:text-style-name="P2" draw:layer="layout" svg:x1="3.427cm" svg:y1="2.167cm" svg:x2="3.427cm" svg:y2="1.813cm">
          <text:p/>
        </draw:line>
        <draw:line draw:style-name="gr2" draw:text-style-name="P2" draw:layer="layout" svg:x1="3.318cm" svg:y1="3.597cm" svg:x2="3.318cm" svg:y2="4.172cm">
          <text:p/>
        </draw:line>
        <draw:polyline draw:style-name="gr3" draw:text-style-name="P2" draw:layer="layout" svg:width="0cm" svg:height="0cm" svg:x="1.027cm" svg:y="12.431cm" svg:viewBox="0 0 0 0" draw:points="0,0">
          <text:p/>
        </draw:polyline>
        <draw:line draw:style-name="gr3" draw:text-style-name="P2" draw:layer="layout" svg:x1="1.027cm" svg:y1="11.959cm" svg:x2="1.277cm" svg:y2="11.959cm">
          <text:p/>
        </draw:line>
        <draw:line draw:style-name="gr3" draw:text-style-name="P2" draw:layer="layout" svg:x1="0.592cm" svg:y1="12.904cm" svg:x2="0.933cm" svg:y2="12.904cm">
          <text:p/>
        </draw:line>
        <draw:line draw:style-name="gr3" draw:text-style-name="P2" draw:layer="layout" svg:x1="0.807cm" svg:y1="13.847cm" svg:x2="0.976cm" svg:y2="13.847cm">
          <text:p/>
        </draw:line>
        <draw:line draw:style-name="gr3" draw:text-style-name="P2" draw:layer="layout" svg:x1="0.807cm" svg:y1="13.374cm" svg:x2="0.852cm" svg:y2="13.374cm">
          <text:p/>
        </draw:line>
        <draw:line draw:style-name="gr3" draw:text-style-name="P2" draw:layer="layout" svg:x1="3.153cm" svg:y1="11.487cm" svg:x2="3.449cm" svg:y2="11.487cm">
          <text:p/>
        </draw:line>
        <draw:line draw:style-name="gr3" draw:text-style-name="P2" draw:layer="layout" svg:x1="3.354cm" svg:y1="11.016cm" svg:x2="3.39cm" svg:y2="11.016cm">
          <text:p/>
        </draw:line>
        <draw:polyline draw:style-name="gr3" draw:text-style-name="P2" draw:layer="layout" svg:width="0cm" svg:height="0cm" svg:x="3.354cm" svg:y="10.543cm" svg:viewBox="0 0 0 0" draw:points="0,0">
          <text:p/>
        </draw:polyline>
        <draw:polyline draw:style-name="gr3" draw:text-style-name="P2" draw:layer="layout" svg:width="0cm" svg:height="0cm" svg:x="3.354cm" svg:y="10.071cm" svg:viewBox="0 0 0 0" draw:points="0,0">
          <text:p/>
        </draw:polyline>
        <draw:polyline draw:style-name="gr3" draw:text-style-name="P2" draw:layer="layout" svg:width="0cm" svg:height="0cm" svg:x="3.428cm" svg:y="9.599cm" svg:viewBox="0 0 0 0" draw:points="0,0">
          <text:p/>
        </draw:polyline>
        <draw:polyline draw:style-name="gr3" draw:text-style-name="P2" draw:layer="layout" svg:width="0cm" svg:height="0cm" svg:x="3.428cm" svg:y="9.128cm" svg:viewBox="0 0 0 0" draw:points="0,0">
          <text:p/>
        </draw:polyline>
        <draw:polyline draw:style-name="gr3" draw:text-style-name="P2" draw:layer="layout" svg:width="0cm" svg:height="0cm" svg:x="3.428cm" svg:y="8.656cm" svg:viewBox="0 0 0 0" draw:points="0,0">
          <text:p/>
        </draw:polyline>
        <draw:polyline draw:style-name="gr3" draw:text-style-name="P2" draw:layer="layout" svg:width="0cm" svg:height="0cm" svg:x="3.392cm" svg:y="8.183cm" svg:viewBox="0 0 0 0" draw:points="0,0">
          <text:p/>
        </draw:polyline>
        <draw:polyline draw:style-name="gr3" draw:text-style-name="P2" draw:layer="layout" svg:width="0cm" svg:height="0cm" svg:x="3.392cm" svg:y="7.712cm" svg:viewBox="0 0 0 0" draw:points="0,0">
          <text:p/>
        </draw:polyline>
        <draw:line draw:style-name="gr3" draw:text-style-name="P2" draw:layer="layout" svg:x1="3.392cm" svg:y1="7.24cm" svg:x2="3.47cm" svg:y2="7.24cm">
          <text:p/>
        </draw:line>
        <draw:polyline draw:style-name="gr3" draw:text-style-name="P2" draw:layer="layout" svg:width="0cm" svg:height="0cm" svg:x="3.237cm" svg:y="6.768cm" svg:viewBox="0 0 0 0" draw:points="0,0">
          <text:p/>
        </draw:polyline>
        <draw:line draw:style-name="gr3" draw:text-style-name="P2" draw:layer="layout" svg:x1="3.282cm" svg:y1="6.296cm" svg:x2="3.333cm" svg:y2="6.296cm">
          <text:p/>
        </draw:line>
        <draw:line draw:style-name="gr3" draw:text-style-name="P2" draw:layer="layout" svg:x1="3.282cm" svg:y1="5.824cm" svg:x2="3.318cm" svg:y2="5.824cm">
          <text:p/>
        </draw:line>
        <draw:polyline draw:style-name="gr3" draw:text-style-name="P2" draw:layer="layout" svg:width="0cm" svg:height="0cm" svg:x="3.282cm" svg:y="5.352cm" svg:viewBox="0 0 0 0" draw:points="0,0">
          <text:p/>
        </draw:polyline>
        <draw:line draw:style-name="gr3" draw:text-style-name="P2" draw:layer="layout" svg:x1="3.282cm" svg:y1="4.881cm" svg:x2="3.318cm" svg:y2="4.881cm">
          <text:p/>
        </draw:line>
        <draw:polyline draw:style-name="gr3" draw:text-style-name="P2" draw:layer="layout" svg:width="0cm" svg:height="0cm" svg:x="3.39cm" svg:y="3.465cm" svg:viewBox="0 0 0 0" draw:points="0,0">
          <text:p/>
        </draw:polyline>
        <draw:polyline draw:style-name="gr3" draw:text-style-name="P2" draw:layer="layout" svg:width="0cm" svg:height="0cm" svg:x="3.39cm" svg:y="2.993cm" svg:viewBox="0 0 0 0" draw:points="0,0">
          <text:p/>
        </draw:polyline>
        <draw:polyline draw:style-name="gr3" draw:text-style-name="P2" draw:layer="layout" svg:width="0cm" svg:height="0cm" svg:x="3.427cm" svg:y="2.521cm" svg:viewBox="0 0 0 0" draw:points="0,0">
          <text:p/>
        </draw:polyline>
        <draw:polyline draw:style-name="gr3" draw:text-style-name="P2" draw:layer="layout" svg:width="0cm" svg:height="0cm" svg:x="3.427cm" svg:y="2.049cm" svg:viewBox="0 0 0 0" draw:points="0,0">
          <text:p/>
        </draw:polyline>
        <draw:polyline draw:style-name="gr3" draw:text-style-name="P2" draw:layer="layout" svg:width="0cm" svg:height="0cm" svg:x="3.427cm" svg:y="1.576cm" svg:viewBox="0 0 0 0" draw:points="0,0">
          <text:p/>
        </draw:polyline>
        <draw:polyline draw:style-name="gr3" draw:text-style-name="P2" draw:layer="layout" svg:width="0cm" svg:height="0cm" svg:x="3.318cm" svg:y="4.408cm" svg:viewBox="0 0 0 0" draw:points="0,0">
          <text:p/>
        </draw:polyline>
        <draw:polyline draw:style-name="gr3" draw:text-style-name="P2" draw:layer="layout" svg:width="0cm" svg:height="0cm" svg:x="3.318cm" svg:y="3.937cm" svg:viewBox="0 0 0 0" draw:points="0,0">
          <text:p/>
        </draw:polyline>
        <draw:polyline draw:style-name="gr3" draw:text-style-name="P2" draw:layer="layout" svg:width="0cm" svg:height="0cm" svg:x="0.469cm" svg:y="11.524cm" svg:viewBox="0 0 0 0" draw:points="0,0">
          <text:p/>
        </draw:polyline>
        <draw:line draw:style-name="gr3" draw:text-style-name="P2" draw:layer="layout" svg:x1="0.592cm" svg:y1="12.194cm" svg:x2="1.026cm" svg:y2="12.194cm">
          <text:p/>
        </draw:line>
        <draw:line draw:style-name="gr3" draw:text-style-name="P2" draw:layer="layout" svg:x1="0.469cm" svg:y1="12.548cm" svg:x2="0.592cm" svg:y2="12.548cm">
          <text:p/>
        </draw:line>
        <draw:line draw:style-name="gr3" draw:text-style-name="P2" draw:layer="layout" svg:x1="0.469cm" svg:y1="13.611cm" svg:x2="0.807cm" svg:y2="13.611cm">
          <text:p/>
        </draw:line>
        <draw:line draw:style-name="gr3" draw:text-style-name="P2" draw:layer="layout" svg:x1="0.469cm" svg:y1="8.415cm" svg:x2="3.054cm" svg:y2="8.415cm">
          <text:p/>
        </draw:line>
        <draw:line draw:style-name="gr3" draw:text-style-name="P2" draw:layer="layout" svg:x1="3.054cm" svg:y1="10.543cm" svg:x2="3.153cm" svg:y2="10.543cm">
          <text:p/>
        </draw:line>
        <draw:line draw:style-name="gr3" draw:text-style-name="P2" draw:layer="layout" svg:x1="3.153cm" svg:y1="9.599cm" svg:x2="3.264cm" svg:y2="9.599cm">
          <text:p/>
        </draw:line>
        <draw:line draw:style-name="gr3" draw:text-style-name="P2" draw:layer="layout" svg:x1="3.264cm" svg:y1="10.661cm" svg:x2="3.354cm" svg:y2="10.661cm">
          <text:p/>
        </draw:line>
        <draw:polyline draw:style-name="gr3" draw:text-style-name="P2" draw:layer="layout" svg:width="0cm" svg:height="0cm" svg:x="3.354cm" svg:y="10.307cm" svg:viewBox="0 0 0 0" draw:points="0,0">
          <text:p/>
        </draw:polyline>
        <draw:line draw:style-name="gr3" draw:text-style-name="P2" draw:layer="layout" svg:x1="3.264cm" svg:y1="8.538cm" svg:x2="3.392cm" svg:y2="8.538cm">
          <text:p/>
        </draw:line>
        <draw:line draw:style-name="gr3" draw:text-style-name="P2" draw:layer="layout" svg:x1="3.392cm" svg:y1="9.245cm" svg:x2="3.428cm" svg:y2="9.245cm">
          <text:p/>
        </draw:line>
        <draw:polyline draw:style-name="gr3" draw:text-style-name="P2" draw:layer="layout" svg:width="0cm" svg:height="0cm" svg:x="3.428cm" svg:y="8.892cm" svg:viewBox="0 0 0 0" draw:points="0,0">
          <text:p/>
        </draw:polyline>
        <draw:polyline draw:style-name="gr3" draw:text-style-name="P2" draw:layer="layout" svg:width="0cm" svg:height="0cm" svg:x="3.392cm" svg:y="7.83cm" svg:viewBox="0 0 0 0" draw:points="0,0">
          <text:p/>
        </draw:polyline>
        <draw:polyline draw:style-name="gr3" draw:text-style-name="P2" draw:layer="layout" svg:width="0cm" svg:height="0cm" svg:x="3.392cm" svg:y="7.476cm" svg:viewBox="0 0 0 0" draw:points="0,0">
          <text:p/>
        </draw:polyline>
        <draw:line draw:style-name="gr3" draw:text-style-name="P2" draw:layer="layout" svg:x1="3.054cm" svg:y1="6.286cm" svg:x2="3.237cm" svg:y2="6.286cm">
          <text:p/>
        </draw:line>
        <draw:line draw:style-name="gr3" draw:text-style-name="P2" draw:layer="layout" svg:x1="3.237cm" svg:y1="5.803cm" svg:x2="3.282cm" svg:y2="5.803cm">
          <text:p/>
        </draw:line>
        <draw:polyline draw:style-name="gr3" draw:text-style-name="P2" draw:layer="layout" svg:width="0cm" svg:height="0cm" svg:x="3.282cm" svg:y="5.31cm" svg:viewBox="0 0 0 0" draw:points="0,0">
          <text:p/>
        </draw:polyline>
        <draw:polyline draw:style-name="gr3" draw:text-style-name="P2" draw:layer="layout" svg:width="0cm" svg:height="0cm" svg:x="3.282cm" svg:y="4.796cm" svg:viewBox="0 0 0 0" draw:points="0,0">
          <text:p/>
        </draw:polyline>
        <draw:polyline draw:style-name="gr3" draw:text-style-name="P2" draw:layer="layout" svg:width="0cm" svg:height="0cm" svg:x="3.282cm" svg:y="4.239cm" svg:viewBox="0 0 0 0" draw:points="0,0">
          <text:p/>
        </draw:polyline>
        <draw:line draw:style-name="gr3" draw:text-style-name="P2" draw:layer="layout" svg:x1="3.282cm" svg:y1="3.597cm" svg:x2="3.318cm" svg:y2="3.597cm">
          <text:p/>
        </draw:line>
        <draw:line draw:style-name="gr3" draw:text-style-name="P2" draw:layer="layout" svg:x1="3.318cm" svg:y1="3.022cm" svg:x2="3.39cm" svg:y2="3.022cm">
          <text:p/>
        </draw:line>
        <draw:polyline draw:style-name="gr3" draw:text-style-name="P2" draw:layer="layout" svg:width="0cm" svg:height="0cm" svg:x="3.39cm" svg:y="2.58cm" svg:viewBox="0 0 0 0" draw:points="0,0">
          <text:p/>
        </draw:polyline>
        <draw:line draw:style-name="gr3" draw:text-style-name="P2" draw:layer="layout" svg:x1="3.39cm" svg:y1="2.167cm" svg:x2="3.427cm" svg:y2="2.167cm">
          <text:p/>
        </draw:line>
        <draw:polyline draw:style-name="gr3" draw:text-style-name="P2" draw:layer="layout" svg:width="0cm" svg:height="0cm" svg:x="3.427cm" svg:y="1.813cm" svg:viewBox="0 0 0 0" draw:points="0,0">
          <text:p/>
        </draw:polyline>
        <draw:polyline draw:style-name="gr3" draw:text-style-name="P2" draw:layer="layout" svg:width="0cm" svg:height="0cm" svg:x="3.318cm" svg:y="4.173cm" svg:viewBox="0 0 0 0" draw:points="0,0">
          <text:p/>
        </draw:polyline>
        <draw:line draw:style-name="gr3" draw:text-style-name="P2" draw:layer="layout" svg:x1="1.027cm" svg:y1="12.194cm" svg:x2="1.027cm" svg:y2="12.431cm">
          <text:p/>
        </draw:line>
        <draw:line draw:style-name="gr3" draw:text-style-name="P2" draw:layer="layout" svg:x1="1.027cm" svg:y1="12.195cm" svg:x2="1.027cm" svg:y2="11.959cm">
          <text:p/>
        </draw:line>
        <draw:line draw:style-name="gr3" draw:text-style-name="P2" draw:layer="layout" svg:x1="0.592cm" svg:y1="12.548cm" svg:x2="0.592cm" svg:y2="12.903cm">
          <text:p/>
        </draw:line>
        <draw:line draw:style-name="gr3" draw:text-style-name="P2" draw:layer="layout" svg:x1="0.807cm" svg:y1="13.611cm" svg:x2="0.807cm" svg:y2="13.847cm">
          <text:p/>
        </draw:line>
        <draw:line draw:style-name="gr3" draw:text-style-name="P2" draw:layer="layout" svg:x1="0.807cm" svg:y1="13.611cm" svg:x2="0.807cm" svg:y2="13.374cm">
          <text:p/>
        </draw:line>
        <draw:line draw:style-name="gr3" draw:text-style-name="P2" draw:layer="layout" svg:x1="3.153cm" svg:y1="10.543cm" svg:x2="3.153cm" svg:y2="11.486cm">
          <text:p/>
        </draw:line>
        <draw:line draw:style-name="gr3" draw:text-style-name="P2" draw:layer="layout" svg:x1="3.354cm" svg:y1="10.661cm" svg:x2="3.354cm" svg:y2="11.015cm">
          <text:p/>
        </draw:line>
        <draw:line draw:style-name="gr3" draw:text-style-name="P2" draw:layer="layout" svg:x1="3.354cm" svg:y1="10.307cm" svg:x2="3.354cm" svg:y2="10.544cm">
          <text:p/>
        </draw:line>
        <draw:line draw:style-name="gr3" draw:text-style-name="P2" draw:layer="layout" svg:x1="3.354cm" svg:y1="10.307cm" svg:x2="3.354cm" svg:y2="10.071cm">
          <text:p/>
        </draw:line>
        <draw:line draw:style-name="gr3" draw:text-style-name="P2" draw:layer="layout" svg:x1="3.428cm" svg:y1="9.245cm" svg:x2="3.428cm" svg:y2="9.599cm">
          <text:p/>
        </draw:line>
        <draw:line draw:style-name="gr3" draw:text-style-name="P2" draw:layer="layout" svg:x1="3.428cm" svg:y1="8.892cm" svg:x2="3.428cm" svg:y2="9.129cm">
          <text:p/>
        </draw:line>
        <draw:line draw:style-name="gr3" draw:text-style-name="P2" draw:layer="layout" svg:x1="3.428cm" svg:y1="8.892cm" svg:x2="3.428cm" svg:y2="8.656cm">
          <text:p/>
        </draw:line>
        <draw:line draw:style-name="gr3" draw:text-style-name="P2" draw:layer="layout" svg:x1="3.392cm" svg:y1="7.83cm" svg:x2="3.392cm" svg:y2="8.184cm">
          <text:p/>
        </draw:line>
        <draw:line draw:style-name="gr3" draw:text-style-name="P2" draw:layer="layout" svg:x1="3.392cm" svg:y1="7.476cm" svg:x2="3.392cm" svg:y2="7.712cm">
          <text:p/>
        </draw:line>
        <draw:line draw:style-name="gr3" draw:text-style-name="P2" draw:layer="layout" svg:x1="3.392cm" svg:y1="7.476cm" svg:x2="3.392cm" svg:y2="7.24cm">
          <text:p/>
        </draw:line>
        <draw:line draw:style-name="gr3" draw:text-style-name="P2" draw:layer="layout" svg:x1="3.237cm" svg:y1="6.286cm" svg:x2="3.237cm" svg:y2="6.768cm">
          <text:p/>
        </draw:line>
        <draw:line draw:style-name="gr3" draw:text-style-name="P2" draw:layer="layout" svg:x1="3.282cm" svg:y1="5.803cm" svg:x2="3.282cm" svg:y2="6.296cm">
          <text:p/>
        </draw:line>
        <draw:line draw:style-name="gr3" draw:text-style-name="P2" draw:layer="layout" svg:x1="3.282cm" svg:y1="5.31cm" svg:x2="3.282cm" svg:y2="5.824cm">
          <text:p/>
        </draw:line>
        <draw:line draw:style-name="gr3" draw:text-style-name="P2" draw:layer="layout" svg:x1="3.282cm" svg:y1="4.796cm" svg:x2="3.282cm" svg:y2="5.354cm">
          <text:p/>
        </draw:line>
        <draw:line draw:style-name="gr3" draw:text-style-name="P2" draw:layer="layout" svg:x1="3.282cm" svg:y1="4.239cm" svg:x2="3.282cm" svg:y2="4.881cm">
          <text:p/>
        </draw:line>
        <draw:line draw:style-name="gr3" draw:text-style-name="P2" draw:layer="layout" svg:x1="3.39cm" svg:y1="3.022cm" svg:x2="3.39cm" svg:y2="3.465cm">
          <text:p/>
        </draw:line>
        <draw:line draw:style-name="gr3" draw:text-style-name="P2" draw:layer="layout" svg:x1="3.39cm" svg:y1="2.58cm" svg:x2="3.39cm" svg:y2="2.993cm">
          <text:p/>
        </draw:line>
        <draw:line draw:style-name="gr3" draw:text-style-name="P2" draw:layer="layout" svg:x1="3.427cm" svg:y1="2.167cm" svg:x2="3.427cm" svg:y2="2.521cm">
          <text:p/>
        </draw:line>
        <draw:line draw:style-name="gr3" draw:text-style-name="P2" draw:layer="layout" svg:x1="3.427cm" svg:y1="1.813cm" svg:x2="3.427cm" svg:y2="2.049cm">
          <text:p/>
        </draw:line>
        <draw:line draw:style-name="gr3" draw:text-style-name="P2" draw:layer="layout" svg:x1="3.427cm" svg:y1="1.813cm" svg:x2="3.427cm" svg:y2="1.576cm">
          <text:p/>
        </draw:line>
        <draw:line draw:style-name="gr3" draw:text-style-name="P2" draw:layer="layout" svg:x1="3.318cm" svg:y1="4.173cm" svg:x2="3.318cm" svg:y2="4.409cm">
          <text:p/>
        </draw:line>
        <draw:line draw:style-name="gr3" draw:text-style-name="P2" draw:layer="layout" svg:x1="3.318cm" svg:y1="4.174cm" svg:x2="3.318cm" svg:y2="3.937cm">
          <text:p/>
        </draw:line>
        <draw:polyline draw:style-name="gr3" draw:text-style-name="P2" draw:layer="layout" svg:width="0cm" svg:height="0cm" svg:x="0.469cm" svg:y="11.524cm" svg:viewBox="0 0 0 0" draw:points="0,0">
          <text:p/>
        </draw:polyline>
        <draw:line draw:style-name="gr3" draw:text-style-name="P2" draw:layer="layout" svg:x1="0.592cm" svg:y1="12.548cm" svg:x2="0.592cm" svg:y2="12.194cm">
          <text:p/>
        </draw:line>
        <draw:line draw:style-name="gr3" draw:text-style-name="P2" draw:layer="layout" svg:x1="0.469cm" svg:y1="11.524cm" svg:x2="0.469cm" svg:y2="12.548cm">
          <text:p/>
        </draw:line>
        <draw:line draw:style-name="gr3" draw:text-style-name="P2" draw:layer="layout" svg:x1="0.469cm" svg:y1="11.524cm" svg:x2="0.469cm" svg:y2="13.611cm">
          <text:p/>
        </draw:line>
        <draw:line draw:style-name="gr3" draw:text-style-name="P2" draw:layer="layout" svg:x1="0.469cm" svg:y1="11.525cm" svg:x2="0.469cm" svg:y2="8.415cm">
          <text:p/>
        </draw:line>
        <draw:line draw:style-name="gr3" draw:text-style-name="P2" draw:layer="layout" svg:x1="3.054cm" svg:y1="8.415cm" svg:x2="3.054cm" svg:y2="10.544cm">
          <text:p/>
        </draw:line>
        <draw:line draw:style-name="gr3" draw:text-style-name="P2" draw:layer="layout" svg:x1="3.153cm" svg:y1="10.543cm" svg:x2="3.153cm" svg:y2="9.599cm">
          <text:p/>
        </draw:line>
        <draw:line draw:style-name="gr3" draw:text-style-name="P2" draw:layer="layout" svg:x1="3.264cm" svg:y1="9.599cm" svg:x2="3.264cm" svg:y2="10.662cm">
          <text:p/>
        </draw:line>
        <draw:line draw:style-name="gr3" draw:text-style-name="P2" draw:layer="layout" svg:x1="3.354cm" svg:y1="10.662cm" svg:x2="3.354cm" svg:y2="10.307cm">
          <text:p/>
        </draw:line>
        <draw:line draw:style-name="gr3" draw:text-style-name="P2" draw:layer="layout" svg:x1="3.264cm" svg:y1="9.6cm" svg:x2="3.264cm" svg:y2="8.538cm">
          <text:p/>
        </draw:line>
        <draw:line draw:style-name="gr3" draw:text-style-name="P2" draw:layer="layout" svg:x1="3.392cm" svg:y1="8.538cm" svg:x2="3.392cm" svg:y2="9.246cm">
          <text:p/>
        </draw:line>
        <draw:line draw:style-name="gr3" draw:text-style-name="P2" draw:layer="layout" svg:x1="3.428cm" svg:y1="9.246cm" svg:x2="3.428cm" svg:y2="8.892cm">
          <text:p/>
        </draw:line>
        <draw:line draw:style-name="gr3" draw:text-style-name="P2" draw:layer="layout" svg:x1="3.392cm" svg:y1="8.538cm" svg:x2="3.392cm" svg:y2="7.83cm">
          <text:p/>
        </draw:line>
        <draw:line draw:style-name="gr3" draw:text-style-name="P2" draw:layer="layout" svg:x1="3.392cm" svg:y1="7.83cm" svg:x2="3.392cm" svg:y2="7.476cm">
          <text:p/>
        </draw:line>
        <draw:line draw:style-name="gr3" draw:text-style-name="P2" draw:layer="layout" svg:x1="3.054cm" svg:y1="8.415cm" svg:x2="3.054cm" svg:y2="6.286cm">
          <text:p/>
        </draw:line>
        <draw:line draw:style-name="gr3" draw:text-style-name="P2" draw:layer="layout" svg:x1="3.237cm" svg:y1="6.285cm" svg:x2="3.237cm" svg:y2="5.803cm">
          <text:p/>
        </draw:line>
        <draw:line draw:style-name="gr3" draw:text-style-name="P2" draw:layer="layout" svg:x1="3.282cm" svg:y1="5.804cm" svg:x2="3.282cm" svg:y2="5.31cm">
          <text:p/>
        </draw:line>
        <draw:line draw:style-name="gr3" draw:text-style-name="P2" draw:layer="layout" svg:x1="3.282cm" svg:y1="5.31cm" svg:x2="3.282cm" svg:y2="4.796cm">
          <text:p/>
        </draw:line>
        <draw:line draw:style-name="gr3" draw:text-style-name="P2" draw:layer="layout" svg:x1="3.282cm" svg:y1="4.796cm" svg:x2="3.282cm" svg:y2="4.239cm">
          <text:p/>
        </draw:line>
        <draw:line draw:style-name="gr3" draw:text-style-name="P2" draw:layer="layout" svg:x1="3.282cm" svg:y1="4.238cm" svg:x2="3.282cm" svg:y2="3.597cm">
          <text:p/>
        </draw:line>
        <draw:line draw:style-name="gr3" draw:text-style-name="P2" draw:layer="layout" svg:x1="3.318cm" svg:y1="3.597cm" svg:x2="3.318cm" svg:y2="3.022cm">
          <text:p/>
        </draw:line>
        <draw:line draw:style-name="gr3" draw:text-style-name="P2" draw:layer="layout" svg:x1="3.39cm" svg:y1="3.022cm" svg:x2="3.39cm" svg:y2="2.58cm">
          <text:p/>
        </draw:line>
        <draw:line draw:style-name="gr3" draw:text-style-name="P2" draw:layer="layout" svg:x1="3.39cm" svg:y1="2.58cm" svg:x2="3.39cm" svg:y2="2.167cm">
          <text:p/>
        </draw:line>
        <draw:line draw:style-name="gr3" draw:text-style-name="P2" draw:layer="layout" svg:x1="3.427cm" svg:y1="2.167cm" svg:x2="3.427cm" svg:y2="1.813cm">
          <text:p/>
        </draw:line>
        <draw:line draw:style-name="gr3" draw:text-style-name="P2" draw:layer="layout" svg:x1="3.318cm" svg:y1="3.597cm" svg:x2="3.318cm" svg:y2="4.172cm">
          <text:p/>
        </draw:line>
        <draw:frame draw:style-name="gr4" draw:text-style-name="P4" draw:layer="layout" svg:width="1.805cm" svg:height="0.276cm" svg:x="1.057cm" svg:y="12.304cm">
          <draw:text-box>
            <text:p text:style-name="P3"><text:span text:style-name="T1">Ordynets_00158</text:span></text:p>
          </draw:text-box>
        </draw:frame>
        <draw:frame draw:style-name="gr5" draw:text-style-name="P4" draw:layer="layout" svg:width="1.276cm" svg:height="0.276cm" svg:x="1.304cm" svg:y="11.833cm">
          <draw:text-box>
            <text:p text:style-name="P3"><text:span text:style-name="T1">TU_124388</text:span></text:p>
          </draw:text-box>
        </draw:frame>
        <draw:frame draw:style-name="gr5" draw:text-style-name="P4" draw:layer="layout" svg:width="1.276cm" svg:height="0.276cm" svg:x="0.959cm" svg:y="12.777cm">
          <draw:text-box>
            <text:p text:style-name="P3"><text:span text:style-name="T1">TU_124387</text:span></text:p>
          </draw:text-box>
        </draw:frame>
        <draw:frame draw:style-name="gr6" draw:text-style-name="P4" draw:layer="layout" svg:width="1.365cm" svg:height="0.276cm" svg:x="1.002cm" svg:y="13.721cm">
          <draw:text-box>
            <text:p text:style-name="P3"><text:span text:style-name="T1">ARAN_4160</text:span></text:p>
          </draw:text-box>
        </draw:frame>
        <draw:frame draw:style-name="gr7" draw:text-style-name="P4" draw:layer="layout" svg:width="1.446cm" svg:height="0.276cm" svg:x="0.879cm" svg:y="13.248cm">
          <draw:text-box>
            <text:p text:style-name="P3"><text:span text:style-name="T1">KAS_L_0103</text:span></text:p>
          </draw:text-box>
        </draw:frame>
        <draw:frame draw:style-name="gr8" draw:text-style-name="P4" draw:layer="layout" svg:width="1.128cm" svg:height="0.276cm" svg:x="3.474cm" svg:y="11.361cm">
          <draw:text-box>
            <text:p text:style-name="P3"><text:span text:style-name="T1">LR_24826</text:span></text:p>
          </draw:text-box>
        </draw:frame>
        <draw:frame draw:style-name="gr9" draw:text-style-name="P4" draw:layer="layout" svg:width="1.158cm" svg:height="0.276cm" svg:x="3.415cm" svg:y="10.889cm">
          <draw:text-box>
            <text:p text:style-name="P3"><text:span text:style-name="T1">KHL_9943</text:span></text:p>
          </draw:text-box>
        </draw:frame>
        <draw:frame draw:style-name="gr5" draw:text-style-name="P4" draw:layer="layout" svg:width="1.276cm" svg:height="0.276cm" svg:x="3.38cm" svg:y="10.417cm">
          <draw:text-box>
            <text:p text:style-name="P3"><text:span text:style-name="T1">TU_108264</text:span></text:p>
          </draw:text-box>
        </draw:frame>
        <draw:frame draw:style-name="gr9" draw:text-style-name="P4" draw:layer="layout" svg:width="1.158cm" svg:height="0.276cm" svg:x="3.379cm" svg:y="9.946cm">
          <draw:text-box>
            <text:p text:style-name="P3"><text:span text:style-name="T1">KHL_9926</text:span></text:p>
          </draw:text-box>
        </draw:frame>
        <draw:frame draw:style-name="gr10" draw:text-style-name="P4" draw:layer="layout" svg:width="1.293cm" svg:height="0.276cm" svg:x="3.453cm" svg:y="9.473cm">
          <draw:text-box>
            <text:p text:style-name="P3"><text:span text:style-name="T1">KHL_16062</text:span></text:p>
          </draw:text-box>
        </draw:frame>
        <draw:frame draw:style-name="gr11" draw:text-style-name="P4" draw:layer="layout" svg:width="1.619cm" svg:height="0.276cm" svg:x="3.457cm" svg:y="9.002cm">
          <draw:text-box>
            <text:p text:style-name="P3"><text:span text:style-name="T1">Buyck_001899</text:span></text:p>
          </draw:text-box>
        </draw:frame>
        <draw:frame draw:style-name="gr12" draw:text-style-name="P4" draw:layer="layout" svg:width="1.251cm" svg:height="0.276cm" svg:x="3.453cm" svg:y="8.529cm">
          <draw:text-box>
            <text:p text:style-name="P3"><text:span text:style-name="T1">Hjm_16465</text:span></text:p>
          </draw:text-box>
        </draw:frame>
        <draw:frame draw:style-name="gr13" draw:text-style-name="P4" draw:layer="layout" svg:width="1.115cm" svg:height="0.276cm" svg:x="3.416cm" svg:y="8.058cm">
          <draw:text-box>
            <text:p text:style-name="P3"><text:span text:style-name="T1">LY_11631</text:span></text:p>
          </draw:text-box>
        </draw:frame>
        <draw:frame draw:style-name="gr14" draw:text-style-name="P4" draw:layer="layout" svg:width="1.801cm" svg:height="0.276cm" svg:x="3.422cm" svg:y="7.586cm">
          <draw:text-box>
            <text:p text:style-name="P3"><text:span text:style-name="T1">KAS_GEL_4815</text:span></text:p>
          </draw:text-box>
        </draw:frame>
        <draw:frame draw:style-name="gr10" draw:text-style-name="P4" draw:layer="layout" svg:width="1.293cm" svg:height="0.276cm" svg:x="3.497cm" svg:y="7.114cm">
          <draw:text-box>
            <text:p text:style-name="P3"><text:span text:style-name="T1">KHL_10671</text:span></text:p>
          </draw:text-box>
        </draw:frame>
        <draw:frame draw:style-name="gr14" draw:text-style-name="P4" draw:layer="layout" svg:width="1.801cm" svg:height="0.276cm" svg:x="3.268cm" svg:y="6.642cm">
          <draw:text-box>
            <text:p text:style-name="P3"><text:span text:style-name="T1">KAS_GEL_3681</text:span></text:p>
          </draw:text-box>
        </draw:frame>
        <draw:frame draw:style-name="gr14" draw:text-style-name="P4" draw:layer="layout" svg:width="1.801cm" svg:height="0.276cm" svg:x="3.363cm" svg:y="6.171cm">
          <draw:text-box>
            <text:p text:style-name="P3"><text:span text:style-name="T1">KAS_GEL_3392</text:span></text:p>
          </draw:text-box>
        </draw:frame>
        <draw:frame draw:style-name="gr12" draw:text-style-name="P4" draw:layer="layout" svg:width="1.251cm" svg:height="0.276cm" svg:x="3.344cm" svg:y="5.698cm">
          <draw:text-box>
            <text:p text:style-name="P3"><text:span text:style-name="T1">LE_302156</text:span></text:p>
          </draw:text-box>
        </draw:frame>
        <draw:frame draw:style-name="gr12" draw:text-style-name="P4" draw:layer="layout" svg:width="1.251cm" svg:height="0.276cm" svg:x="3.308cm" svg:y="5.226cm">
          <draw:text-box>
            <text:p text:style-name="P3"><text:span text:style-name="T1">LE_315315</text:span></text:p>
          </draw:text-box>
        </draw:frame>
        <draw:frame draw:style-name="gr15" draw:text-style-name="P4" draw:layer="layout" svg:width="1.772cm" svg:height="0.276cm" svg:x="3.348cm" svg:y="4.754cm">
          <draw:text-box>
            <text:p text:style-name="P3"><text:span text:style-name="T1">ARAN_3033195</text:span></text:p>
          </draw:text-box>
        </draw:frame>
        <draw:frame draw:style-name="gr16" draw:text-style-name="P4" draw:layer="layout" svg:width="1.581cm" svg:height="0.276cm" svg:x="3.419cm" svg:y="3.338cm">
          <draw:text-box>
            <text:p text:style-name="P3"><text:span text:style-name="T1">KAS_L_1726b</text:span></text:p>
          </draw:text-box>
        </draw:frame>
        <draw:frame draw:style-name="gr5" draw:text-style-name="P4" draw:layer="layout" svg:width="1.276cm" svg:height="0.276cm" svg:x="3.416cm" svg:y="2.867cm">
          <draw:text-box>
            <text:p text:style-name="P3"><text:span text:style-name="T1">TU_132022</text:span></text:p>
          </draw:text-box>
        </draw:frame>
        <draw:frame draw:style-name="gr13" draw:text-style-name="P4" draw:layer="layout" svg:width="1.115cm" svg:height="0.276cm" svg:x="3.451cm" svg:y="2.395cm">
          <draw:text-box>
            <text:p text:style-name="P3"><text:span text:style-name="T1">LY_12824</text:span></text:p>
          </draw:text-box>
        </draw:frame>
        <draw:frame draw:style-name="gr17" draw:text-style-name="P4" draw:layer="layout" svg:width="1.937cm" svg:height="0.276cm" svg:x="3.458cm" svg:y="1.923cm">
          <draw:text-box>
            <text:p text:style-name="P3"><text:span text:style-name="T1">KAS_GEL_5217a</text:span></text:p>
          </draw:text-box>
        </draw:frame>
        <draw:frame draw:style-name="gr10" draw:text-style-name="P4" draw:layer="layout" svg:width="1.293cm" svg:height="0.276cm" svg:x="3.453cm" svg:y="1.45cm">
          <draw:text-box>
            <text:p text:style-name="P3"><text:span text:style-name="T1">KHL_14305</text:span></text:p>
          </draw:text-box>
        </draw:frame>
        <draw:frame draw:style-name="gr12" draw:text-style-name="P4" draw:layer="layout" svg:width="1.251cm" svg:height="0.276cm" svg:x="3.344cm" svg:y="4.282cm">
          <draw:text-box>
            <text:p text:style-name="P3"><text:span text:style-name="T1">LE_314099</text:span></text:p>
          </draw:text-box>
        </draw:frame>
        <draw:polygon draw:style-name="gr1" draw:text-style-name="P1" draw:layer="layout" svg:width="5.029cm" svg:height="13.885cm" svg:x="5.43cm" svg:y="0.769cm" svg:viewBox="0 0 5030 13886" draw:points="0,13886 5030,13886 5030,0 0,0">
          <text:p/>
        </draw:polygon>
        <draw:line draw:style-name="gr18" draw:text-style-name="P2" draw:layer="layout" svg:x1="8.918cm" svg:y1="4.881cm" svg:x2="9.964cm" svg:y2="4.881cm">
          <text:p/>
        </draw:line>
        <draw:line draw:style-name="gr18" draw:text-style-name="P2" draw:layer="layout" svg:x1="7.912cm" svg:y1="4.881cm" svg:x2="7.355cm" svg:y2="4.881cm">
          <text:p/>
        </draw:line>
        <draw:polygon draw:style-name="gr19" draw:text-style-name="P1" draw:layer="layout" svg:width="1.005cm" svg:height="0.354cm" svg:x="7.913cm" svg:y="4.703cm" svg:viewBox="0 0 1006 355" draw:points="1006,355 0,355 0,0 1006,0">
          <text:p/>
        </draw:polygon>
        <draw:line draw:style-name="gr20" draw:text-style-name="P2" draw:layer="layout" svg:x1="8.245cm" svg:y1="5.057cm" svg:x2="8.245cm" svg:y2="4.703cm">
          <text:p/>
        </draw:line>
        <draw:line draw:style-name="gr18" draw:text-style-name="P2" draw:layer="layout" svg:x1="7.355cm" svg:y1="13.847cm" svg:x2="7.792cm" svg:y2="13.847cm">
          <text:p/>
        </draw:line>
        <draw:line draw:style-name="gr18" draw:text-style-name="P2" draw:layer="layout" svg:x1="7.049cm" svg:y1="13.847cm" svg:x2="6.87cm" svg:y2="13.847cm">
          <text:p/>
        </draw:line>
        <draw:polygon draw:style-name="gr19" draw:text-style-name="P1" draw:layer="layout" svg:width="0.306cm" svg:height="0.354cm" svg:x="7.049cm" svg:y="13.67cm" svg:viewBox="0 0 307 355" draw:points="307,355 0,355 0,0 307,0">
          <text:p/>
        </draw:polygon>
        <draw:line draw:style-name="gr20" draw:text-style-name="P2" draw:layer="layout" svg:x1="7.255cm" svg:y1="14.024cm" svg:x2="7.255cm" svg:y2="13.67cm">
          <text:p/>
        </draw:line>
        <draw:line draw:style-name="gr18" draw:text-style-name="P2" draw:layer="layout" svg:x1="8.036cm" svg:y1="9.128cm" svg:x2="8.531cm" svg:y2="9.128cm">
          <text:p/>
        </draw:line>
        <draw:line draw:style-name="gr18" draw:text-style-name="P2" draw:layer="layout" svg:x1="7.156cm" svg:y1="9.128cm" svg:x2="6.03cm" svg:y2="9.128cm">
          <text:p/>
        </draw:line>
        <draw:polygon draw:style-name="gr19" draw:text-style-name="P1" draw:layer="layout" svg:width="0.879cm" svg:height="0.354cm" svg:x="7.156cm" svg:y="8.95cm" svg:viewBox="0 0 880 355" draw:points="880,355 0,355 0,0 880,0">
          <text:p/>
        </draw:polygon>
        <draw:line draw:style-name="gr20" draw:text-style-name="P2" draw:layer="layout" svg:x1="7.573cm" svg:y1="9.304cm" svg:x2="7.573cm" svg:y2="8.95cm">
          <text:p/>
        </draw:line>
        <draw:path draw:style-name="gr21" draw:text-style-name="P5" draw:layer="layout" svg:width="0.115cm" svg:height="0.129cm" svg:x="6.279cm" svg:y="8.591cm" svg:viewBox="0 0 116 130" svg:d="M0 65c0-36 26-65 58-65s58 29 58 65-26 65-58 65-58-29-58-65z">
          <text:p/>
        </draw:path>
        <draw:path draw:style-name="gr22" draw:text-style-name="P2" draw:layer="layout" svg:width="0.115cm" svg:height="0.129cm" svg:x="6.279cm" svg:y="8.591cm" svg:viewBox="0 0 116 130" svg:d="M0 65c0-36 26-65 58-65s58 29 58 65-26 65-58 65-58-29-58-65z">
          <text:p/>
        </draw:path>
        <draw:path draw:style-name="gr21" draw:text-style-name="P5" draw:layer="layout" svg:width="0.115cm" svg:height="0.129cm" svg:x="8.19cm" svg:y="8.591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8.19cm" svg:y="8.591cm" svg:viewBox="0 0 116 130" svg:d="M0 65c0-36 27-65 58-65 32 0 58 29 58 65s-26 65-58 65c-31 0-58-29-58-65z">
          <text:p/>
        </draw:path>
        <draw:line draw:style-name="gr18" draw:text-style-name="P2" draw:layer="layout" svg:x1="7.587cm" svg:y1="8.656cm" svg:x2="8.023cm" svg:y2="8.656cm">
          <text:p/>
        </draw:line>
        <draw:line draw:style-name="gr18" draw:text-style-name="P2" draw:layer="layout" svg:x1="7.159cm" svg:y1="8.656cm" svg:x2="6.567cm" svg:y2="8.656cm">
          <text:p/>
        </draw:line>
        <draw:polygon draw:style-name="gr19" draw:text-style-name="P1" draw:layer="layout" svg:width="0.427cm" svg:height="0.354cm" svg:x="7.16cm" svg:y="8.479cm" svg:viewBox="0 0 428 355" draw:points="428,355 0,355 0,0 428,0">
          <text:p/>
        </draw:polygon>
        <draw:line draw:style-name="gr20" draw:text-style-name="P2" draw:layer="layout" svg:x1="7.303cm" svg:y1="8.832cm" svg:x2="7.303cm" svg:y2="8.478cm">
          <text:p/>
        </draw:line>
        <draw:line draw:style-name="gr18" draw:text-style-name="P2" draw:layer="layout" svg:x1="8.716cm" svg:y1="3.936cm" svg:x2="10.23cm" svg:y2="3.936cm">
          <text:p/>
        </draw:line>
        <draw:line draw:style-name="gr18" draw:text-style-name="P2" draw:layer="layout" svg:x1="7.385cm" svg:y1="3.936cm" svg:x2="6.304cm" svg:y2="3.936cm">
          <text:p/>
        </draw:line>
        <draw:polygon draw:style-name="gr19" draw:text-style-name="P1" draw:layer="layout" svg:width="1.332cm" svg:height="0.354cm" svg:x="7.384cm" svg:y="3.759cm" svg:viewBox="0 0 1333 355" draw:points="1333,355 0,355 0,0 1333,0">
          <text:p/>
        </draw:polygon>
        <draw:line draw:style-name="gr20" draw:text-style-name="P2" draw:layer="layout" svg:x1="7.945cm" svg:y1="4.114cm" svg:x2="7.945cm" svg:y2="3.76cm">
          <text:p/>
        </draw:line>
        <draw:line draw:style-name="gr18" draw:text-style-name="P2" draw:layer="layout" svg:x1="9.636cm" svg:y1="6.296cm" svg:x2="10.084cm" svg:y2="6.296cm">
          <text:p/>
        </draw:line>
        <draw:line draw:style-name="gr18" draw:text-style-name="P2" draw:layer="layout" svg:x1="8.462cm" svg:y1="6.296cm" svg:x2="6.841cm" svg:y2="6.296cm">
          <text:p/>
        </draw:line>
        <draw:polygon draw:style-name="gr19" draw:text-style-name="P1" draw:layer="layout" svg:width="1.174cm" svg:height="0.354cm" svg:x="8.463cm" svg:y="6.12cm" svg:viewBox="0 0 1175 355" draw:points="1175,355 0,355 0,0 1175,0">
          <text:p/>
        </draw:polygon>
        <draw:line draw:style-name="gr20" draw:text-style-name="P2" draw:layer="layout" svg:x1="9.257cm" svg:y1="6.473cm" svg:x2="9.257cm" svg:y2="6.119cm">
          <text:p/>
        </draw:line>
        <draw:path draw:style-name="gr21" draw:text-style-name="P5" draw:layer="layout" svg:width="0.115cm" svg:height="0.129cm" svg:x="10.069cm" svg:y="6.703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10.069cm" svg:y="6.704cm" svg:viewBox="0 0 116 130" svg:d="M0 66c0-37 27-66 58-66 32 0 58 29 58 66 0 35-26 64-58 64-31 0-58-29-58-64z">
          <text:p/>
        </draw:path>
        <draw:line draw:style-name="gr18" draw:text-style-name="P2" draw:layer="layout" svg:x1="8.345cm" svg:y1="6.768cm" svg:x2="9.531cm" svg:y2="6.768cm">
          <text:p/>
        </draw:line>
        <draw:line draw:style-name="gr18" draw:text-style-name="P2" draw:layer="layout" svg:x1="7.297cm" svg:y1="6.768cm" svg:x2="6.799cm" svg:y2="6.768cm">
          <text:p/>
        </draw:line>
        <draw:polygon draw:style-name="gr19" draw:text-style-name="P1" draw:layer="layout" svg:width="1.048cm" svg:height="0.354cm" svg:x="7.297cm" svg:y="6.591cm" svg:viewBox="0 0 1049 355" draw:points="1049,355 0,355 0,0 1049,0">
          <text:p/>
        </draw:polygon>
        <draw:line draw:style-name="gr20" draw:text-style-name="P2" draw:layer="layout" svg:x1="7.938cm" svg:y1="6.945cm" svg:x2="7.938cm" svg:y2="6.591cm">
          <text:p/>
        </draw:line>
        <draw:line draw:style-name="gr18" draw:text-style-name="P2" draw:layer="layout" svg:x1="8.212cm" svg:y1="7.711cm" svg:x2="8.749cm" svg:y2="7.711cm">
          <text:p/>
        </draw:line>
        <draw:line draw:style-name="gr18" draw:text-style-name="P2" draw:layer="layout" svg:x1="7.238cm" svg:y1="7.711cm" svg:x2="6.867cm" svg:y2="7.711cm">
          <text:p/>
        </draw:line>
        <draw:polygon draw:style-name="gr19" draw:text-style-name="P1" draw:layer="layout" svg:width="0.974cm" svg:height="0.354cm" svg:x="7.238cm" svg:y="7.535cm" svg:viewBox="0 0 975 355" draw:points="975,355 0,355 0,0 975,0">
          <text:p/>
        </draw:polygon>
        <draw:line draw:style-name="gr20" draw:text-style-name="P2" draw:layer="layout" svg:x1="7.72cm" svg:y1="7.889cm" svg:x2="7.72cm" svg:y2="7.535cm">
          <text:p/>
        </draw:line>
        <draw:path draw:style-name="gr21" draw:text-style-name="P5" draw:layer="layout" svg:width="0.115cm" svg:height="0.129cm" svg:x="6.464cm" svg:y="1.984cm" svg:viewBox="0 0 116 130" svg:d="M0 66c0-36 26-66 57-66 32 0 59 30 59 66 0 35-27 64-59 64-31 0-57-29-57-64z">
          <text:p/>
        </draw:path>
        <draw:path draw:style-name="gr22" draw:text-style-name="P2" draw:layer="layout" svg:width="0.115cm" svg:height="0.129cm" svg:x="6.464cm" svg:y="1.984cm" svg:viewBox="0 0 116 130" svg:d="M0 66c0-36 26-66 57-66 32 0 59 30 59 66 0 35-27 64-59 64-31 0-57-29-57-64z">
          <text:p/>
        </draw:path>
        <draw:line draw:style-name="gr18" draw:text-style-name="P2" draw:layer="layout" svg:x1="9.08cm" svg:y1="2.049cm" svg:x2="9.57cm" svg:y2="2.049cm">
          <text:p/>
        </draw:line>
        <draw:line draw:style-name="gr18" draw:text-style-name="P2" draw:layer="layout" svg:x1="8.105cm" svg:y1="2.049cm" svg:x2="7.238cm" svg:y2="2.049cm">
          <text:p/>
        </draw:line>
        <draw:polygon draw:style-name="gr19" draw:text-style-name="P1" draw:layer="layout" svg:width="0.975cm" svg:height="0.354cm" svg:x="8.105cm" svg:y="1.872cm" svg:viewBox="0 0 976 355" draw:points="976,355 0,355 0,0 976,0">
          <text:p/>
        </draw:polygon>
        <draw:line draw:style-name="gr20" draw:text-style-name="P2" draw:layer="layout" svg:x1="8.611cm" svg:y1="2.227cm" svg:x2="8.611cm" svg:y2="1.873cm">
          <text:p/>
        </draw:line>
        <draw:line draw:style-name="gr18" draw:text-style-name="P2" draw:layer="layout" svg:x1="8.349cm" svg:y1="13.374cm" svg:x2="8.684cm" svg:y2="13.374cm">
          <text:p/>
        </draw:line>
        <draw:line draw:style-name="gr18" draw:text-style-name="P2" draw:layer="layout" svg:x1="7.984cm" svg:y1="13.374cm" svg:x2="7.447cm" svg:y2="13.374cm">
          <text:p/>
        </draw:line>
        <draw:polygon draw:style-name="gr19" draw:text-style-name="P1" draw:layer="layout" svg:width="0.365cm" svg:height="0.354cm" svg:x="7.983cm" svg:y="13.198cm" svg:viewBox="0 0 366 355" draw:points="366,355 0,355 0,0 366,0">
          <text:p/>
        </draw:polygon>
        <draw:line draw:style-name="gr20" draw:text-style-name="P2" draw:layer="layout" svg:x1="8.173cm" svg:y1="13.552cm" svg:x2="8.173cm" svg:y2="13.198cm">
          <text:p/>
        </draw:line>
        <draw:line draw:style-name="gr18" draw:text-style-name="P2" draw:layer="layout" svg:x1="9.433cm" svg:y1="3.465cm" svg:x2="9.788cm" svg:y2="3.465cm">
          <text:p/>
        </draw:line>
        <draw:line draw:style-name="gr18" draw:text-style-name="P2" draw:layer="layout" svg:x1="8.638cm" svg:y1="3.465cm" svg:x2="7.639cm" svg:y2="3.465cm">
          <text:p/>
        </draw:line>
        <draw:polygon draw:style-name="gr19" draw:text-style-name="P1" draw:layer="layout" svg:width="0.794cm" svg:height="0.354cm" svg:x="8.638cm" svg:y="3.288cm" svg:viewBox="0 0 795 355" draw:points="795,355 0,355 0,0 795,0">
          <text:p/>
        </draw:polygon>
        <draw:line draw:style-name="gr20" draw:text-style-name="P2" draw:layer="layout" svg:x1="8.892cm" svg:y1="3.641cm" svg:x2="8.892cm" svg:y2="3.287cm">
          <text:p/>
        </draw:line>
        <draw:path draw:style-name="gr21" draw:text-style-name="P5" draw:layer="layout" svg:width="0.115cm" svg:height="0.129cm" svg:x="8.721cm" svg:y="7.176cm" svg:viewBox="0 0 116 130" svg:d="M0 65c0-36 26-65 57-65 32 0 59 29 59 65 0 35-27 65-59 65-31 0-57-30-57-65z">
          <text:p/>
        </draw:path>
        <draw:path draw:style-name="gr22" draw:text-style-name="P2" draw:layer="layout" svg:width="0.115cm" svg:height="0.129cm" svg:x="8.721cm" svg:y="7.175cm" svg:viewBox="0 0 116 130" svg:d="M0 65c0-36 26-65 57-65 32 0 59 29 59 65 0 35-27 65-59 65-31 0-57-30-57-65z">
          <text:p/>
        </draw:path>
        <draw:path draw:style-name="gr21" draw:text-style-name="P5" draw:layer="layout" svg:width="0.115cm" svg:height="0.129cm" svg:x="5.601cm" svg:y="7.176cm" svg:viewBox="0 0 116 130" svg:d="M0 65c0-36 26-65 58-65s58 29 58 65c0 35-26 65-58 65s-58-30-58-65z">
          <text:p/>
        </draw:path>
        <draw:path draw:style-name="gr22" draw:text-style-name="P2" draw:layer="layout" svg:width="0.115cm" svg:height="0.129cm" svg:x="5.601cm" svg:y="7.175cm" svg:viewBox="0 0 116 130" svg:d="M0 65c0-36 26-65 58-65s58 29 58 65c0 35-26 65-58 65s-58-30-58-65z">
          <text:p/>
        </draw:path>
        <draw:line draw:style-name="gr18" draw:text-style-name="P2" draw:layer="layout" svg:x1="7.522cm" svg:y1="7.241cm" svg:x2="8.433cm" svg:y2="7.241cm">
          <text:p/>
        </draw:line>
        <draw:line draw:style-name="gr18" draw:text-style-name="P2" draw:layer="layout" svg:x1="6.885cm" svg:y1="7.241cm" svg:x2="6.336cm" svg:y2="7.241cm">
          <text:p/>
        </draw:line>
        <draw:polygon draw:style-name="gr19" draw:text-style-name="P1" draw:layer="layout" svg:width="0.637cm" svg:height="0.354cm" svg:x="6.885cm" svg:y="7.063cm" svg:viewBox="0 0 638 355" draw:points="638,355 0,355 0,0 638,0">
          <text:p/>
        </draw:polygon>
        <draw:line draw:style-name="gr20" draw:text-style-name="P2" draw:layer="layout" svg:x1="7.306cm" svg:y1="7.417cm" svg:x2="7.306cm" svg:y2="7.063cm">
          <text:p/>
        </draw:line>
        <draw:line draw:style-name="gr18" draw:text-style-name="P2" draw:layer="layout" svg:x1="8.411cm" svg:y1="1.576cm" svg:x2="9.433cm" svg:y2="1.576cm">
          <text:p/>
        </draw:line>
        <draw:line draw:style-name="gr18" draw:text-style-name="P2" draw:layer="layout" svg:x1="7.155cm" svg:y1="1.576cm" svg:x2="6.469cm" svg:y2="1.576cm">
          <text:p/>
        </draw:line>
        <draw:polygon draw:style-name="gr19" draw:text-style-name="P1" draw:layer="layout" svg:width="1.255cm" svg:height="0.354cm" svg:x="7.156cm" svg:y="1.4cm" svg:viewBox="0 0 1256 355" draw:points="1256,355 0,355 0,0 1256,0">
          <text:p/>
        </draw:polygon>
        <draw:line draw:style-name="gr20" draw:text-style-name="P2" draw:layer="layout" svg:x1="7.656cm" svg:y1="1.754cm" svg:x2="7.656cm" svg:y2="1.4cm">
          <text:p/>
        </draw:line>
        <draw:line draw:style-name="gr18" draw:text-style-name="P2" draw:layer="layout" svg:x1="7.17cm" svg:y1="9.599cm" svg:x2="7.447cm" svg:y2="9.599cm">
          <text:p/>
        </draw:line>
        <draw:line draw:style-name="gr18" draw:text-style-name="P2" draw:layer="layout" svg:x1="6.727cm" svg:y1="9.599cm" svg:x2="6.401cm" svg:y2="9.599cm">
          <text:p/>
        </draw:line>
        <draw:polygon draw:style-name="gr19" draw:text-style-name="P1" draw:layer="layout" svg:width="0.442cm" svg:height="0.354cm" svg:x="6.727cm" svg:y="9.423cm" svg:viewBox="0 0 443 355" draw:points="443,355 0,355 0,0 443,0">
          <text:p/>
        </draw:polygon>
        <draw:line draw:style-name="gr20" draw:text-style-name="P2" draw:layer="layout" svg:x1="6.935cm" svg:y1="9.777cm" svg:x2="6.935cm" svg:y2="9.423cm">
          <text:p/>
        </draw:line>
        <draw:line draw:style-name="gr18" draw:text-style-name="P2" draw:layer="layout" svg:x1="8.018cm" svg:y1="10.072cm" svg:x2="8.634cm" svg:y2="10.072cm">
          <text:p/>
        </draw:line>
        <draw:line draw:style-name="gr18" draw:text-style-name="P2" draw:layer="layout" svg:x1="7.33cm" svg:y1="10.072cm" svg:x2="6.59cm" svg:y2="10.072cm">
          <text:p/>
        </draw:line>
        <draw:polygon draw:style-name="gr19" draw:text-style-name="P1" draw:layer="layout" svg:width="0.689cm" svg:height="0.354cm" svg:x="7.329cm" svg:y="9.895cm" svg:viewBox="0 0 690 355" draw:points="690,355 0,355 0,0 690,0">
          <text:p/>
        </draw:polygon>
        <draw:line draw:style-name="gr20" draw:text-style-name="P2" draw:layer="layout" svg:x1="7.608cm" svg:y1="10.248cm" svg:x2="7.608cm" svg:y2="9.894cm">
          <text:p/>
        </draw:line>
        <draw:path draw:style-name="gr21" draw:text-style-name="P5" draw:layer="layout" svg:width="0.115cm" svg:height="0.129cm" svg:x="9.418cm" svg:y="10.951cm" svg:viewBox="0 0 116 130" svg:d="M0 66c0-37 26-66 57-66 32 0 59 29 59 66 0 34-27 64-59 64-31 0-57-30-57-64z">
          <text:p/>
        </draw:path>
        <draw:path draw:style-name="gr22" draw:text-style-name="P2" draw:layer="layout" svg:width="0.115cm" svg:height="0.129cm" svg:x="9.418cm" svg:y="10.951cm" svg:viewBox="0 0 116 130" svg:d="M0 66c0-37 26-66 57-66 32 0 59 29 59 66 0 34-27 64-59 64-31 0-57-30-57-64z">
          <text:p/>
        </draw:path>
        <draw:line draw:style-name="gr18" draw:text-style-name="P2" draw:layer="layout" svg:x1="8.673cm" svg:y1="11.016cm" svg:x2="9.022cm" svg:y2="11.016cm">
          <text:p/>
        </draw:line>
        <draw:line draw:style-name="gr18" draw:text-style-name="P2" draw:layer="layout" svg:x1="8.293cm" svg:y1="11.016cm" svg:x2="7.867cm" svg:y2="11.016cm">
          <text:p/>
        </draw:line>
        <draw:polygon draw:style-name="gr19" draw:text-style-name="P1" draw:layer="layout" svg:width="0.38cm" svg:height="0.354cm" svg:x="8.293cm" svg:y="10.838cm" svg:viewBox="0 0 381 355" draw:points="381,355 0,355 0,0 381,0">
          <text:p/>
        </draw:polygon>
        <draw:line draw:style-name="gr20" draw:text-style-name="P2" draw:layer="layout" svg:x1="8.582cm" svg:y1="11.193cm" svg:x2="8.582cm" svg:y2="10.839cm">
          <text:p/>
        </draw:line>
        <draw:path draw:style-name="gr21" draw:text-style-name="P5" draw:layer="layout" svg:width="0.115cm" svg:height="0.129cm" svg:x="6.738cm" svg:y="5.759cm" svg:viewBox="0 0 116 130" svg:d="M0 65c0-36 26-65 58-65s58 29 58 65-26 65-58 65-58-29-58-65z">
          <text:p/>
        </draw:path>
        <draw:path draw:style-name="gr22" draw:text-style-name="P2" draw:layer="layout" svg:width="0.115cm" svg:height="0.129cm" svg:x="6.738cm" svg:y="5.759cm" svg:viewBox="0 0 116 130" svg:d="M0 65c0-36 26-65 58-65s58 29 58 65-26 65-58 65-58-29-58-65z">
          <text:p/>
        </draw:path>
        <draw:line draw:style-name="gr18" draw:text-style-name="P2" draw:layer="layout" svg:x1="8.385cm" svg:y1="5.824cm" svg:x2="8.863cm" svg:y2="5.824cm">
          <text:p/>
        </draw:line>
        <draw:line draw:style-name="gr18" draw:text-style-name="P2" draw:layer="layout" svg:x1="7.826cm" svg:y1="5.824cm" svg:x2="7.42cm" svg:y2="5.824cm">
          <text:p/>
        </draw:line>
        <draw:polygon draw:style-name="gr19" draw:text-style-name="P1" draw:layer="layout" svg:width="0.559cm" svg:height="0.354cm" svg:x="7.826cm" svg:y="5.647cm" svg:viewBox="0 0 560 355" draw:points="560,355 0,355 0,0 560,0">
          <text:p/>
        </draw:polygon>
        <draw:line draw:style-name="gr20" draw:text-style-name="P2" draw:layer="layout" svg:x1="8.176cm" svg:y1="6.002cm" svg:x2="8.176cm" svg:y2="5.648cm">
          <text:p/>
        </draw:line>
        <draw:path draw:style-name="gr21" draw:text-style-name="P5" draw:layer="layout" svg:width="0.115cm" svg:height="0.129cm" svg:x="8.936cm" svg:y="4.344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8.936cm" svg:y="4.343cm" svg:viewBox="0 0 116 130" svg:d="M0 65c0-36 27-65 58-65 32 0 58 29 58 65s-26 65-58 65c-31 0-58-29-58-65z">
          <text:p/>
        </draw:path>
        <draw:path draw:style-name="gr21" draw:text-style-name="P5" draw:layer="layout" svg:width="0.115cm" svg:height="0.129cm" svg:x="9.082cm" svg:y="4.344cm" svg:viewBox="0 0 116 130" svg:d="M0 65c0-36 26-65 57-65 32 0 59 29 59 65s-27 65-59 65c-31 0-57-29-57-65z">
          <text:p/>
        </draw:path>
        <draw:path draw:style-name="gr22" draw:text-style-name="P2" draw:layer="layout" svg:width="0.115cm" svg:height="0.129cm" svg:x="9.082cm" svg:y="4.343cm" svg:viewBox="0 0 116 130" svg:d="M0 65c0-36 26-65 57-65 32 0 59 29 59 65s-27 65-59 65c-31 0-57-29-57-65z">
          <text:p/>
        </draw:path>
        <draw:path draw:style-name="gr21" draw:text-style-name="P5" draw:layer="layout" svg:width="0.114cm" svg:height="0.129cm" svg:x="9.213cm" svg:y="4.344cm" svg:viewBox="0 0 115 130" svg:d="M0 65c0-36 26-65 57-65 32 0 58 29 58 65s-26 65-58 65c-31 0-57-29-57-65z">
          <text:p/>
        </draw:path>
        <draw:path draw:style-name="gr22" draw:text-style-name="P2" draw:layer="layout" svg:width="0.114cm" svg:height="0.129cm" svg:x="9.213cm" svg:y="4.343cm" svg:viewBox="0 0 115 130" svg:d="M0 65c0-36 26-65 57-65 32 0 58 29 58 65s-26 65-58 65c-31 0-57-29-57-65z">
          <text:p/>
        </draw:path>
        <draw:path draw:style-name="gr21" draw:text-style-name="P5" draw:layer="layout" svg:width="0.115cm" svg:height="0.129cm" svg:x="9.033cm" svg:y="4.344cm" svg:viewBox="0 0 116 130" svg:d="M0 65c0-36 26-65 58-65s58 29 58 65-26 65-58 65-58-29-58-65z">
          <text:p/>
        </draw:path>
        <draw:path draw:style-name="gr22" draw:text-style-name="P2" draw:layer="layout" svg:width="0.115cm" svg:height="0.129cm" svg:x="9.033cm" svg:y="4.343cm" svg:viewBox="0 0 116 130" svg:d="M0 65c0-36 26-65 58-65s58 29 58 65-26 65-58 65-58-29-58-65z">
          <text:p/>
        </draw:path>
        <draw:line draw:style-name="gr18" draw:text-style-name="P2" draw:layer="layout" svg:x1="7.71cm" svg:y1="4.408cm" svg:x2="8.462cm" svg:y2="4.408cm">
          <text:p/>
        </draw:line>
        <draw:line draw:style-name="gr18" draw:text-style-name="P2" draw:layer="layout" svg:x1="7.087cm" svg:y1="4.408cm" svg:x2="6.707cm" svg:y2="4.408cm">
          <text:p/>
        </draw:line>
        <draw:polygon draw:style-name="gr19" draw:text-style-name="P1" draw:layer="layout" svg:width="0.623cm" svg:height="0.354cm" svg:x="7.087cm" svg:y="4.231cm" svg:viewBox="0 0 624 355" draw:points="624,355 0,355 0,0 624,0">
          <text:p/>
        </draw:polygon>
        <draw:line draw:style-name="gr20" draw:text-style-name="P2" draw:layer="layout" svg:x1="7.423cm" svg:y1="4.585cm" svg:x2="7.423cm" svg:y2="4.231cm">
          <text:p/>
        </draw:line>
        <draw:path draw:style-name="gr21" draw:text-style-name="P5" draw:layer="layout" svg:width="0.115cm" svg:height="0.129cm" svg:x="6.585cm" svg:y="5.288cm" svg:viewBox="0 0 116 130" svg:d="M0 66c0-37 26-66 57-66 33 0 59 29 59 66 0 35-26 64-59 64-31 0-57-29-57-64z">
          <text:p/>
        </draw:path>
        <draw:path draw:style-name="gr22" draw:text-style-name="P2" draw:layer="layout" svg:width="0.115cm" svg:height="0.129cm" svg:x="6.585cm" svg:y="5.288cm" svg:viewBox="0 0 116 130" svg:d="M0 66c0-37 26-66 57-66 33 0 59 29 59 66 0 35-26 64-59 64-31 0-57-29-57-64z">
          <text:p/>
        </draw:path>
        <draw:path draw:style-name="gr21" draw:text-style-name="P5" draw:layer="layout" svg:width="0.115cm" svg:height="0.129cm" svg:x="7.041cm" svg:y="5.288cm" svg:viewBox="0 0 116 130" svg:d="M0 66c0-37 26-66 57-66 33 0 59 29 59 66 0 35-26 64-59 64-31 0-57-29-57-64z">
          <text:p/>
        </draw:path>
        <draw:path draw:style-name="gr22" draw:text-style-name="P2" draw:layer="layout" svg:width="0.115cm" svg:height="0.129cm" svg:x="7.041cm" svg:y="5.288cm" svg:viewBox="0 0 116 130" svg:d="M0 66c0-37 26-66 57-66 33 0 59 29 59 66 0 35-26 64-59 64-31 0-57-29-57-64z">
          <text:p/>
        </draw:path>
        <draw:path draw:style-name="gr21" draw:text-style-name="P5" draw:layer="layout" svg:width="0.115cm" svg:height="0.129cm" svg:x="7.07cm" svg:y="5.288cm" svg:viewBox="0 0 116 130" svg:d="M0 66c0-37 26-66 58-66s58 29 58 66c0 35-26 64-58 64s-58-29-58-64z">
          <text:p/>
        </draw:path>
        <draw:path draw:style-name="gr22" draw:text-style-name="P2" draw:layer="layout" svg:width="0.115cm" svg:height="0.129cm" svg:x="7.07cm" svg:y="5.288cm" svg:viewBox="0 0 116 130" svg:d="M0 66c0-37 26-66 58-66s58 29 58 66c0 35-26 64-58 64s-58-29-58-64z">
          <text:p/>
        </draw:path>
        <draw:path draw:style-name="gr21" draw:text-style-name="P5" draw:layer="layout" svg:width="0.115cm" svg:height="0.129cm" svg:x="8.819cm" svg:y="5.288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8.819cm" svg:y="5.288cm" svg:viewBox="0 0 116 130" svg:d="M0 66c0-37 27-66 58-66 32 0 58 29 58 66 0 35-26 64-58 64-31 0-58-29-58-64z">
          <text:p/>
        </draw:path>
        <draw:line draw:style-name="gr18" draw:text-style-name="P2" draw:layer="layout" svg:x1="8.385cm" svg:y1="5.353cm" svg:x2="8.755cm" svg:y2="5.353cm">
          <text:p/>
        </draw:line>
        <draw:line draw:style-name="gr18" draw:text-style-name="P2" draw:layer="layout" svg:x1="8.073cm" svg:y1="5.353cm" svg:x2="7.821cm" svg:y2="5.353cm">
          <text:p/>
        </draw:line>
        <draw:polygon draw:style-name="gr19" draw:text-style-name="P1" draw:layer="layout" svg:width="0.312cm" svg:height="0.354cm" svg:x="8.073cm" svg:y="5.175cm" svg:viewBox="0 0 313 355" draw:points="313,355 0,355 0,0 313,0">
          <text:p/>
        </draw:polygon>
        <draw:line draw:style-name="gr20" draw:text-style-name="P2" draw:layer="layout" svg:x1="8.269cm" svg:y1="5.529cm" svg:x2="8.269cm" svg:y2="5.175cm">
          <text:p/>
        </draw:line>
        <draw:line draw:style-name="gr18" draw:text-style-name="P2" draw:layer="layout" svg:x1="8.092cm" svg:y1="11.487cm" svg:x2="8.509cm" svg:y2="11.487cm">
          <text:p/>
        </draw:line>
        <draw:line draw:style-name="gr18" draw:text-style-name="P2" draw:layer="layout" svg:x1="7.3cm" svg:y1="11.487cm" svg:x2="6.401cm" svg:y2="11.487cm">
          <text:p/>
        </draw:line>
        <draw:polygon draw:style-name="gr19" draw:text-style-name="P1" draw:layer="layout" svg:width="0.792cm" svg:height="0.354cm" svg:x="7.3cm" svg:y="11.311cm" svg:viewBox="0 0 793 355" draw:points="793,355 0,355 0,0 793,0">
          <text:p/>
        </draw:polygon>
        <draw:line draw:style-name="gr20" draw:text-style-name="P2" draw:layer="layout" svg:x1="7.733cm" svg:y1="11.664cm" svg:x2="7.733cm" svg:y2="11.31cm">
          <text:p/>
        </draw:line>
        <draw:path draw:style-name="gr21" draw:text-style-name="P5" draw:layer="layout" svg:width="0.115cm" svg:height="0.129cm" svg:x="7.017cm" svg:y="8.119cm" svg:viewBox="0 0 116 130" svg:d="M0 66c0-37 27-66 58-66s58 29 58 66c0 35-27 64-58 64s-58-29-58-64z">
          <text:p/>
        </draw:path>
        <draw:path draw:style-name="gr22" draw:text-style-name="P2" draw:layer="layout" svg:width="0.115cm" svg:height="0.129cm" svg:x="7.017cm" svg:y="8.118cm" svg:viewBox="0 0 116 130" svg:d="M0 66c0-37 27-66 58-66s58 29 58 66c0 35-27 64-58 64s-58-29-58-64z">
          <text:p/>
        </draw:path>
        <draw:path draw:style-name="gr21" draw:text-style-name="P5" draw:layer="layout" svg:width="0.114cm" svg:height="0.129cm" svg:x="7.542cm" svg:y="8.119cm" svg:viewBox="0 0 115 130" svg:d="M0 66c0-37 26-66 58-66 31 0 57 29 57 66 0 35-26 64-57 64-32 0-58-29-58-64z">
          <text:p/>
        </draw:path>
        <draw:path draw:style-name="gr22" draw:text-style-name="P2" draw:layer="layout" svg:width="0.114cm" svg:height="0.129cm" svg:x="7.542cm" svg:y="8.118cm" svg:viewBox="0 0 115 130" svg:d="M0 66c0-37 26-66 58-66 31 0 57 29 57 66 0 35-26 64-57 64-32 0-58-29-58-64z">
          <text:p/>
        </draw:path>
        <draw:line draw:style-name="gr18" draw:text-style-name="P2" draw:layer="layout" svg:x1="8.657cm" svg:y1="8.184cm" svg:x2="8.951cm" svg:y2="8.184cm">
          <text:p/>
        </draw:line>
        <draw:line draw:style-name="gr18" draw:text-style-name="P2" draw:layer="layout" svg:x1="8.253cm" svg:y1="8.184cm" svg:x2="7.75cm" svg:y2="8.184cm">
          <text:p/>
        </draw:line>
        <draw:polygon draw:style-name="gr19" draw:text-style-name="P1" draw:layer="layout" svg:width="0.404cm" svg:height="0.354cm" svg:x="8.253cm" svg:y="8.006cm" svg:viewBox="0 0 405 355" draw:points="405,355 0,355 0,0 405,0">
          <text:p/>
        </draw:polygon>
        <draw:line draw:style-name="gr20" draw:text-style-name="P2" draw:layer="layout" svg:x1="8.451cm" svg:y1="8.36cm" svg:x2="8.451cm" svg:y2="8.006cm">
          <text:p/>
        </draw:line>
        <draw:line draw:style-name="gr18" draw:text-style-name="P2" draw:layer="layout" svg:x1="9.159cm" svg:y1="2.52cm" svg:x2="9.957cm" svg:y2="2.52cm">
          <text:p/>
        </draw:line>
        <draw:line draw:style-name="gr18" draw:text-style-name="P2" draw:layer="layout" svg:x1="8.261cm" svg:y1="2.52cm" svg:x2="6.929cm" svg:y2="2.52cm">
          <text:p/>
        </draw:line>
        <draw:polygon draw:style-name="gr19" draw:text-style-name="P1" draw:layer="layout" svg:width="0.898cm" svg:height="0.354cm" svg:x="8.261cm" svg:y="2.344cm" svg:viewBox="0 0 899 355" draw:points="899,355 0,355 0,0 899,0">
          <text:p/>
        </draw:polygon>
        <draw:line draw:style-name="gr20" draw:text-style-name="P2" draw:layer="layout" svg:x1="8.835cm" svg:y1="2.698cm" svg:x2="8.835cm" svg:y2="2.344cm">
          <text:p/>
        </draw:line>
        <draw:path draw:style-name="gr21" draw:text-style-name="P5" draw:layer="layout" svg:width="0.115cm" svg:height="0.129cm" svg:x="9.463cm" svg:y="12.367cm" svg:viewBox="0 0 116 130" svg:d="M0 66c0-37 26-66 58-66s58 29 58 66c0 35-26 64-58 64s-58-29-58-64z">
          <text:p/>
        </draw:path>
        <draw:path draw:style-name="gr22" draw:text-style-name="P2" draw:layer="layout" svg:width="0.115cm" svg:height="0.129cm" svg:x="9.463cm" svg:y="12.366cm" svg:viewBox="0 0 116 130" svg:d="M0 66c0-37 26-66 58-66s58 29 58 66c0 35-26 64-58 64s-58-29-58-64z">
          <text:p/>
        </draw:path>
        <draw:path draw:style-name="gr21" draw:text-style-name="P5" draw:layer="layout" svg:width="0.115cm" svg:height="0.129cm" svg:x="9.62cm" svg:y="12.367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9.62cm" svg:y="12.366cm" svg:viewBox="0 0 116 130" svg:d="M0 66c0-37 27-66 58-66 32 0 58 29 58 66 0 35-26 64-58 64-31 0-58-29-58-64z">
          <text:p/>
        </draw:path>
        <draw:path draw:style-name="gr21" draw:text-style-name="P5" draw:layer="layout" svg:width="0.115cm" svg:height="0.129cm" svg:x="7.357cm" svg:y="12.367cm" svg:viewBox="0 0 116 130" svg:d="M0 66c0-37 26-66 57-66s59 29 59 66c0 35-28 64-59 64s-57-29-57-64z">
          <text:p/>
        </draw:path>
        <draw:path draw:style-name="gr22" draw:text-style-name="P2" draw:layer="layout" svg:width="0.115cm" svg:height="0.129cm" svg:x="7.357cm" svg:y="12.366cm" svg:viewBox="0 0 116 130" svg:d="M0 66c0-37 26-66 57-66s59 29 59 66c0 35-28 64-59 64s-57-29-57-64z">
          <text:p/>
        </draw:path>
        <draw:path draw:style-name="gr21" draw:text-style-name="P5" draw:layer="layout" svg:width="0.115cm" svg:height="0.129cm" svg:x="9.128cm" svg:y="12.367cm" svg:viewBox="0 0 116 130" svg:d="M0 66c0-37 26-66 58-66 31 0 58 29 58 66 0 35-27 64-58 64-32 0-58-29-58-64z">
          <text:p/>
        </draw:path>
        <draw:path draw:style-name="gr22" draw:text-style-name="P2" draw:layer="layout" svg:width="0.115cm" svg:height="0.129cm" svg:x="9.128cm" svg:y="12.366cm" svg:viewBox="0 0 116 130" svg:d="M0 66c0-37 26-66 58-66 31 0 58 29 58 66 0 35-27 64-58 64-32 0-58-29-58-64z">
          <text:p/>
        </draw:path>
        <draw:line draw:style-name="gr18" draw:text-style-name="P2" draw:layer="layout" svg:x1="8.586cm" svg:y1="12.431cm" svg:x2="8.866cm" svg:y2="12.431cm">
          <text:p/>
        </draw:line>
        <draw:line draw:style-name="gr18" draw:text-style-name="P2" draw:layer="layout" svg:x1="8.189cm" svg:y1="12.431cm" svg:x2="7.597cm" svg:y2="12.431cm">
          <text:p/>
        </draw:line>
        <draw:polygon draw:style-name="gr19" draw:text-style-name="P1" draw:layer="layout" svg:width="0.398cm" svg:height="0.354cm" svg:x="8.188cm" svg:y="12.254cm" svg:viewBox="0 0 399 355" draw:points="399,355 0,355 0,0 399,0">
          <text:p/>
        </draw:polygon>
        <draw:line draw:style-name="gr20" draw:text-style-name="P2" draw:layer="layout" svg:x1="8.433cm" svg:y1="12.608cm" svg:x2="8.433cm" svg:y2="12.254cm">
          <text:p/>
        </draw:line>
        <draw:line draw:style-name="gr18" draw:text-style-name="P2" draw:layer="layout" svg:x1="7.407cm" svg:y1="10.543cm" svg:x2="8.551cm" svg:y2="10.543cm">
          <text:p/>
        </draw:line>
        <draw:line draw:style-name="gr18" draw:text-style-name="P2" draw:layer="layout" svg:x1="6.528cm" svg:y1="10.543cm" svg:x2="5.919cm" svg:y2="10.543cm">
          <text:p/>
        </draw:line>
        <draw:polygon draw:style-name="gr19" draw:text-style-name="P1" draw:layer="layout" svg:width="0.878cm" svg:height="0.354cm" svg:x="6.528cm" svg:y="10.366cm" svg:viewBox="0 0 879 355" draw:points="879,355 0,355 0,0 879,0">
          <text:p/>
        </draw:polygon>
        <draw:line draw:style-name="gr20" draw:text-style-name="P2" draw:layer="layout" svg:x1="6.889cm" svg:y1="10.72cm" svg:x2="6.889cm" svg:y2="10.366cm">
          <text:p/>
        </draw:line>
        <draw:path draw:style-name="gr21" draw:text-style-name="P5" draw:layer="layout" svg:width="0.115cm" svg:height="0.129cm" svg:x="5.966cm" svg:y="12.838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5.966cm" svg:y="12.839cm" svg:viewBox="0 0 116 130" svg:d="M0 65c0-36 27-65 58-65 32 0 58 29 58 65s-26 65-58 65c-31 0-58-29-58-65z">
          <text:p/>
        </draw:path>
        <draw:line draw:style-name="gr18" draw:text-style-name="P2" draw:layer="layout" svg:x1="8.954cm" svg:y1="12.903cm" svg:x2="9.931cm" svg:y2="12.903cm">
          <text:p/>
        </draw:line>
        <draw:line draw:style-name="gr18" draw:text-style-name="P2" draw:layer="layout" svg:x1="7.977cm" svg:y1="12.903cm" svg:x2="7.326cm" svg:y2="12.903cm">
          <text:p/>
        </draw:line>
        <draw:polygon draw:style-name="gr19" draw:text-style-name="P1" draw:layer="layout" svg:width="0.977cm" svg:height="0.354cm" svg:x="7.978cm" svg:y="12.726cm" svg:viewBox="0 0 978 355" draw:points="978,355 0,355 0,0 978,0">
          <text:p/>
        </draw:polygon>
        <draw:line draw:style-name="gr20" draw:text-style-name="P2" draw:layer="layout" svg:x1="8.629cm" svg:y1="13.08cm" svg:x2="8.629cm" svg:y2="12.726cm">
          <text:p/>
        </draw:line>
        <draw:line draw:style-name="gr18" draw:text-style-name="P2" draw:layer="layout" svg:x1="7.651cm" svg:y1="11.959cm" svg:x2="7.977cm" svg:y2="11.959cm">
          <text:p/>
        </draw:line>
        <draw:line draw:style-name="gr18" draw:text-style-name="P2" draw:layer="layout" svg:x1="7.001cm" svg:y1="11.959cm" svg:x2="6.675cm" svg:y2="11.959cm">
          <text:p/>
        </draw:line>
        <draw:polygon draw:style-name="gr19" draw:text-style-name="P1" draw:layer="layout" svg:width="0.65cm" svg:height="0.355cm" svg:x="7.001cm" svg:y="11.781cm" svg:viewBox="0 0 651 356" draw:points="651,356 0,356 0,0 651,0">
          <text:p/>
        </draw:polygon>
        <draw:line draw:style-name="gr20" draw:text-style-name="P2" draw:layer="layout" svg:x1="7.326cm" svg:y1="12.137cm" svg:x2="7.326cm" svg:y2="11.782cm">
          <text:p/>
        </draw:line>
        <draw:line draw:style-name="gr18" draw:text-style-name="P2" draw:layer="layout" svg:x1="8.173cm" svg:y1="2.993cm" svg:x2="8.368cm" svg:y2="2.993cm">
          <text:p/>
        </draw:line>
        <draw:line draw:style-name="gr18" draw:text-style-name="P2" draw:layer="layout" svg:x1="7.49cm" svg:y1="2.993cm" svg:x2="7.294cm" svg:y2="2.993cm">
          <text:p/>
        </draw:line>
        <draw:polygon draw:style-name="gr19" draw:text-style-name="P1" draw:layer="layout" svg:width="0.684cm" svg:height="0.354cm" svg:x="7.489cm" svg:y="2.815cm" svg:viewBox="0 0 685 355" draw:points="685,355 0,355 0,0 685,0">
          <text:p/>
        </draw:polygon>
        <draw:line draw:style-name="gr20" draw:text-style-name="P2" draw:layer="layout" svg:x1="7.651cm" svg:y1="3.17cm" svg:x2="7.651cm" svg:y2="2.816cm">
          <text:p/>
        </draw:line>
        <draw:polygon draw:style-name="gr1" draw:text-style-name="P1" draw:layer="layout" svg:width="5.029cm" svg:height="13.885cm" svg:x="10.62cm" svg:y="0.769cm" svg:viewBox="0 0 5030 13886" draw:points="0,13886 5030,13886 5030,0 0,0">
          <text:p/>
        </draw:polygon>
        <draw:path draw:style-name="gr21" draw:text-style-name="P5" draw:layer="layout" svg:width="0.115cm" svg:height="0.129cm" svg:x="11.982cm" svg:y="4.816cm" svg:viewBox="0 0 116 130" svg:d="M0 66c0-36 26-66 58-66s58 30 58 66c0 35-26 64-58 64s-58-29-58-64z">
          <text:p/>
        </draw:path>
        <draw:path draw:style-name="gr22" draw:text-style-name="P2" draw:layer="layout" svg:width="0.115cm" svg:height="0.129cm" svg:x="11.982cm" svg:y="4.816cm" svg:viewBox="0 0 116 130" svg:d="M0 66c0-36 26-66 58-66s58 30 58 66c0 35-26 64-58 64s-58-29-58-64z">
          <text:p/>
        </draw:path>
        <draw:line draw:style-name="gr18" draw:text-style-name="P2" draw:layer="layout" svg:x1="13.462cm" svg:y1="4.881cm" svg:x2="13.992cm" svg:y2="4.881cm">
          <text:p/>
        </draw:line>
        <draw:line draw:style-name="gr18" draw:text-style-name="P2" draw:layer="layout" svg:x1="12.973cm" svg:y1="4.881cm" svg:x2="12.539cm" svg:y2="4.881cm">
          <text:p/>
        </draw:line>
        <draw:polygon draw:style-name="gr19" draw:text-style-name="P1" draw:layer="layout" svg:width="0.488cm" svg:height="0.354cm" svg:x="12.973cm" svg:y="4.703cm" svg:viewBox="0 0 489 355" draw:points="489,355 0,355 0,0 489,0">
          <text:p/>
        </draw:polygon>
        <draw:line draw:style-name="gr20" draw:text-style-name="P2" draw:layer="layout" svg:x1="13.277cm" svg:y1="5.057cm" svg:x2="13.277cm" svg:y2="4.703cm">
          <text:p/>
        </draw:line>
        <draw:line draw:style-name="gr18" draw:text-style-name="P2" draw:layer="layout" svg:x1="13.42cm" svg:y1="13.847cm" svg:x2="13.777cm" svg:y2="13.847cm">
          <text:p/>
        </draw:line>
        <draw:line draw:style-name="gr18" draw:text-style-name="P2" draw:layer="layout" svg:x1="13.134cm" svg:y1="13.847cm" svg:x2="12.896cm" svg:y2="13.847cm">
          <text:p/>
        </draw:line>
        <draw:polygon draw:style-name="gr19" draw:text-style-name="P1" draw:layer="layout" svg:width="0.286cm" svg:height="0.354cm" svg:x="13.134cm" svg:y="13.67cm" svg:viewBox="0 0 287 355" draw:points="287,355 0,355 0,0 287,0">
          <text:p/>
        </draw:polygon>
        <draw:line draw:style-name="gr20" draw:text-style-name="P2" draw:layer="layout" svg:x1="13.301cm" svg:y1="14.024cm" svg:x2="13.301cm" svg:y2="13.67cm">
          <text:p/>
        </draw:line>
        <draw:line draw:style-name="gr18" draw:text-style-name="P2" draw:layer="layout" svg:x1="13.896cm" svg:y1="9.128cm" svg:x2="14.373cm" svg:y2="9.128cm">
          <text:p/>
        </draw:line>
        <draw:line draw:style-name="gr18" draw:text-style-name="P2" draw:layer="layout" svg:x1="13.343cm" svg:y1="9.128cm" svg:x2="12.634cm" svg:y2="9.128cm">
          <text:p/>
        </draw:line>
        <draw:polygon draw:style-name="gr19" draw:text-style-name="P1" draw:layer="layout" svg:width="0.553cm" svg:height="0.354cm" svg:x="13.343cm" svg:y="8.95cm" svg:viewBox="0 0 554 355" draw:points="554,355 0,355 0,0 554,0">
          <text:p/>
        </draw:polygon>
        <draw:line draw:style-name="gr20" draw:text-style-name="P2" draw:layer="layout" svg:x1="13.73cm" svg:y1="9.304cm" svg:x2="13.73cm" svg:y2="8.95cm">
          <text:p/>
        </draw:line>
        <draw:line draw:style-name="gr18" draw:text-style-name="P2" draw:layer="layout" svg:x1="13.396cm" svg:y1="8.656cm" svg:x2="14.349cm" svg:y2="8.656cm">
          <text:p/>
        </draw:line>
        <draw:line draw:style-name="gr18" draw:text-style-name="P2" draw:layer="layout" svg:x1="12.753cm" svg:y1="8.656cm" svg:x2="11.801cm" svg:y2="8.656cm">
          <text:p/>
        </draw:line>
        <draw:polygon draw:style-name="gr19" draw:text-style-name="P1" draw:layer="layout" svg:width="0.643cm" svg:height="0.354cm" svg:x="12.753cm" svg:y="8.479cm" svg:viewBox="0 0 644 355" draw:points="644,355 0,355 0,0 644,0">
          <text:p/>
        </draw:polygon>
        <draw:line draw:style-name="gr20" draw:text-style-name="P2" draw:layer="layout" svg:x1="13.015cm" svg:y1="8.832cm" svg:x2="13.015cm" svg:y2="8.478cm">
          <text:p/>
        </draw:line>
        <draw:line draw:style-name="gr18" draw:text-style-name="P2" draw:layer="layout" svg:x1="14.277cm" svg:y1="3.936cm" svg:x2="14.634cm" svg:y2="3.936cm">
          <text:p/>
        </draw:line>
        <draw:line draw:style-name="gr18" draw:text-style-name="P2" draw:layer="layout" svg:x1="13.539cm" svg:y1="3.936cm" svg:x2="13.182cm" svg:y2="3.936cm">
          <text:p/>
        </draw:line>
        <draw:polygon draw:style-name="gr19" draw:text-style-name="P1" draw:layer="layout" svg:width="0.738cm" svg:height="0.354cm" svg:x="13.539cm" svg:y="3.759cm" svg:viewBox="0 0 739 355" draw:points="739,355 0,355 0,0 739,0">
          <text:p/>
        </draw:polygon>
        <draw:line draw:style-name="gr20" draw:text-style-name="P2" draw:layer="layout" svg:x1="13.824cm" svg:y1="4.114cm" svg:x2="13.824cm" svg:y2="3.76cm">
          <text:p/>
        </draw:line>
        <draw:path draw:style-name="gr21" draw:text-style-name="P5" draw:layer="layout" svg:width="0.115cm" svg:height="0.129cm" svg:x="12.982cm" svg:y="6.231cm" svg:viewBox="0 0 116 130" svg:d="M0 66c0-36 26-66 57-66 33 0 59 30 59 66 0 35-26 64-59 64-31 0-57-29-57-64z">
          <text:p/>
        </draw:path>
        <draw:path draw:style-name="gr22" draw:text-style-name="P2" draw:layer="layout" svg:width="0.115cm" svg:height="0.129cm" svg:x="12.982cm" svg:y="6.231cm" svg:viewBox="0 0 116 130" svg:d="M0 66c0-36 26-66 57-66 33 0 59 30 59 66 0 35-26 64-59 64-31 0-57-29-57-64z">
          <text:p/>
        </draw:path>
        <draw:path draw:style-name="gr21" draw:text-style-name="P5" draw:layer="layout" svg:width="0.115cm" svg:height="0.129cm" svg:x="13.148cm" svg:y="6.231cm" svg:viewBox="0 0 116 130" svg:d="M0 66c0-36 27-66 58-66 32 0 58 30 58 66 0 35-26 64-58 64-31 0-58-29-58-64z">
          <text:p/>
        </draw:path>
        <draw:path draw:style-name="gr22" draw:text-style-name="P2" draw:layer="layout" svg:width="0.115cm" svg:height="0.129cm" svg:x="13.148cm" svg:y="6.231cm" svg:viewBox="0 0 116 130" svg:d="M0 66c0-36 27-66 58-66 32 0 58 30 58 66 0 35-26 64-58 64-31 0-58-29-58-64z">
          <text:p/>
        </draw:path>
        <draw:line draw:style-name="gr18" draw:text-style-name="P2" draw:layer="layout" svg:x1="14.765cm" svg:y1="6.296cm" svg:x2="15.205cm" svg:y2="6.296cm">
          <text:p/>
        </draw:line>
        <draw:line draw:style-name="gr18" draw:text-style-name="P2" draw:layer="layout" svg:x1="14.158cm" svg:y1="6.296cm" svg:x2="13.515cm" svg:y2="6.296cm">
          <text:p/>
        </draw:line>
        <draw:polygon draw:style-name="gr19" draw:text-style-name="P1" draw:layer="layout" svg:width="0.607cm" svg:height="0.354cm" svg:x="14.158cm" svg:y="6.12cm" svg:viewBox="0 0 608 355" draw:points="608,355 0,355 0,0 608,0">
          <text:p/>
        </draw:polygon>
        <draw:line draw:style-name="gr20" draw:text-style-name="P2" draw:layer="layout" svg:x1="14.611cm" svg:y1="6.473cm" svg:x2="14.611cm" svg:y2="6.119cm">
          <text:p/>
        </draw:line>
        <draw:line draw:style-name="gr18" draw:text-style-name="P2" draw:layer="layout" svg:x1="13.205cm" svg:y1="6.768cm" svg:x2="13.943cm" svg:y2="6.768cm">
          <text:p/>
        </draw:line>
        <draw:line draw:style-name="gr18" draw:text-style-name="P2" draw:layer="layout" svg:x1="12.586cm" svg:y1="6.768cm" svg:x2="11.705cm" svg:y2="6.768cm">
          <text:p/>
        </draw:line>
        <draw:polygon draw:style-name="gr19" draw:text-style-name="P1" draw:layer="layout" svg:width="0.619cm" svg:height="0.354cm" svg:x="12.587cm" svg:y="6.591cm" svg:viewBox="0 0 620 355" draw:points="620,355 0,355 0,0 620,0">
          <text:p/>
        </draw:polygon>
        <draw:line draw:style-name="gr20" draw:text-style-name="P2" draw:layer="layout" svg:x1="12.968cm" svg:y1="6.945cm" svg:x2="12.968cm" svg:y2="6.591cm">
          <text:p/>
        </draw:line>
        <draw:line draw:style-name="gr18" draw:text-style-name="P2" draw:layer="layout" svg:x1="13.801cm" svg:y1="7.711cm" svg:x2="14.396cm" svg:y2="7.711cm">
          <text:p/>
        </draw:line>
        <draw:line draw:style-name="gr18" draw:text-style-name="P2" draw:layer="layout" svg:x1="13.051cm" svg:y1="7.711cm" svg:x2="12.182cm" svg:y2="7.711cm">
          <text:p/>
        </draw:line>
        <draw:polygon draw:style-name="gr19" draw:text-style-name="P1" draw:layer="layout" svg:width="0.75cm" svg:height="0.354cm" svg:x="13.051cm" svg:y="7.535cm" svg:viewBox="0 0 751 355" draw:points="751,355 0,355 0,0 751,0">
          <text:p/>
        </draw:polygon>
        <draw:line draw:style-name="gr20" draw:text-style-name="P2" draw:layer="layout" svg:x1="13.408cm" svg:y1="7.889cm" svg:x2="13.408cm" svg:y2="7.535cm">
          <text:p/>
        </draw:line>
        <draw:path draw:style-name="gr21" draw:text-style-name="P5" draw:layer="layout" svg:width="0.115cm" svg:height="0.129cm" svg:x="11.077cm" svg:y="1.984cm" svg:viewBox="0 0 116 130" svg:d="M0 66c0-36 26-66 58-66s58 30 58 66c0 35-26 64-58 64s-58-29-58-64z">
          <text:p/>
        </draw:path>
        <draw:path draw:style-name="gr22" draw:text-style-name="P2" draw:layer="layout" svg:width="0.115cm" svg:height="0.129cm" svg:x="11.077cm" svg:y="1.984cm" svg:viewBox="0 0 116 130" svg:d="M0 66c0-36 26-66 58-66s58 30 58 66c0 35-26 64-58 64s-58-29-58-64z">
          <text:p/>
        </draw:path>
        <draw:path draw:style-name="gr21" draw:text-style-name="P5" draw:layer="layout" svg:width="0.115cm" svg:height="0.129cm" svg:x="10.791cm" svg:y="1.984cm" svg:viewBox="0 0 116 130" svg:d="M0 66c0-36 26-66 57-66 32 0 59 30 59 66 0 35-27 64-59 64-31 0-57-29-57-64z">
          <text:p/>
        </draw:path>
        <draw:path draw:style-name="gr22" draw:text-style-name="P2" draw:layer="layout" svg:width="0.115cm" svg:height="0.129cm" svg:x="10.791cm" svg:y="1.984cm" svg:viewBox="0 0 116 130" svg:d="M0 66c0-36 26-66 57-66 32 0 59 30 59 66 0 35-27 64-59 64-31 0-57-29-57-64z">
          <text:p/>
        </draw:path>
        <draw:line draw:style-name="gr18" draw:text-style-name="P2" draw:layer="layout" svg:x1="13.158cm" svg:y1="2.049cm" svg:x2="13.943cm" svg:y2="2.049cm">
          <text:p/>
        </draw:line>
        <draw:line draw:style-name="gr18" draw:text-style-name="P2" draw:layer="layout" svg:x1="12.473cm" svg:y1="2.049cm" svg:x2="11.705cm" svg:y2="2.049cm">
          <text:p/>
        </draw:line>
        <draw:polygon draw:style-name="gr19" draw:text-style-name="P1" draw:layer="layout" svg:width="0.685cm" svg:height="0.354cm" svg:x="12.473cm" svg:y="1.872cm" svg:viewBox="0 0 686 355" draw:points="686,355 0,355 0,0 686,0">
          <text:p/>
        </draw:polygon>
        <draw:line draw:style-name="gr20" draw:text-style-name="P2" draw:layer="layout" svg:x1="12.908cm" svg:y1="2.227cm" svg:x2="12.908cm" svg:y2="1.873cm">
          <text:p/>
        </draw:line>
        <draw:path draw:style-name="gr21" draw:text-style-name="P5" draw:layer="layout" svg:width="0.115cm" svg:height="0.129cm" svg:x="14.125cm" svg:y="13.31cm" svg:viewBox="0 0 116 130" svg:d="M0 65c0-35 26-65 57-65 33 0 59 30 59 65s-26 65-59 65c-31 0-57-30-57-65z">
          <text:p/>
        </draw:path>
        <draw:path draw:style-name="gr22" draw:text-style-name="P2" draw:layer="layout" svg:width="0.115cm" svg:height="0.129cm" svg:x="14.125cm" svg:y="13.309cm" svg:viewBox="0 0 116 130" svg:d="M0 65c0-35 26-65 57-65 33 0 59 30 59 65s-26 65-59 65c-31 0-57-30-57-65z">
          <text:p/>
        </draw:path>
        <draw:line draw:style-name="gr18" draw:text-style-name="P2" draw:layer="layout" svg:x1="13.515cm" svg:y1="13.374cm" svg:x2="14.063cm" svg:y2="13.374cm">
          <text:p/>
        </draw:line>
        <draw:line draw:style-name="gr18" draw:text-style-name="P2" draw:layer="layout" svg:x1="13.086cm" svg:y1="13.374cm" svg:x2="12.443cm" svg:y2="13.374cm">
          <text:p/>
        </draw:line>
        <draw:polygon draw:style-name="gr19" draw:text-style-name="P1" draw:layer="layout" svg:width="0.428cm" svg:height="0.354cm" svg:x="13.087cm" svg:y="13.198cm" svg:viewBox="0 0 429 355" draw:points="429,355 0,355 0,0 429,0">
          <text:p/>
        </draw:polygon>
        <draw:line draw:style-name="gr20" draw:text-style-name="P2" draw:layer="layout" svg:x1="13.301cm" svg:y1="13.552cm" svg:x2="13.301cm" svg:y2="13.198cm">
          <text:p/>
        </draw:line>
        <draw:line draw:style-name="gr18" draw:text-style-name="P2" draw:layer="layout" svg:x1="12.908cm" svg:y1="3.465cm" svg:x2="13.445cm" svg:y2="3.465cm">
          <text:p/>
        </draw:line>
        <draw:line draw:style-name="gr18" draw:text-style-name="P2" draw:layer="layout" svg:x1="12.432cm" svg:y1="3.465cm" svg:x2="12.182cm" svg:y2="3.465cm">
          <text:p/>
        </draw:line>
        <draw:polygon draw:style-name="gr19" draw:text-style-name="P1" draw:layer="layout" svg:width="0.476cm" svg:height="0.354cm" svg:x="12.432cm" svg:y="3.288cm" svg:viewBox="0 0 477 355" draw:points="477,355 0,355 0,0 477,0">
          <text:p/>
        </draw:polygon>
        <draw:line draw:style-name="gr20" draw:text-style-name="P2" draw:layer="layout" svg:x1="12.705cm" svg:y1="3.641cm" svg:x2="12.705cm" svg:y2="3.287cm">
          <text:p/>
        </draw:line>
        <draw:path draw:style-name="gr21" draw:text-style-name="P5" draw:layer="layout" svg:width="0.115cm" svg:height="0.129cm" svg:x="14.196cm" svg:y="7.176cm" svg:viewBox="0 0 116 130" svg:d="M0 65c0-36 26-65 58-65 31 0 58 29 58 65 0 35-27 65-58 65-32 0-58-30-58-65z">
          <text:p/>
        </draw:path>
        <draw:path draw:style-name="gr22" draw:text-style-name="P2" draw:layer="layout" svg:width="0.115cm" svg:height="0.129cm" svg:x="14.196cm" svg:y="7.175cm" svg:viewBox="0 0 116 130" svg:d="M0 65c0-36 26-65 58-65 31 0 58 29 58 65 0 35-27 65-58 65-32 0-58-30-58-65z">
          <text:p/>
        </draw:path>
        <draw:path draw:style-name="gr21" draw:text-style-name="P5" draw:layer="layout" svg:width="0.115cm" svg:height="0.129cm" svg:x="14.148cm" svg:y="7.176cm" svg:viewBox="0 0 116 130" svg:d="M0 65c0-36 26-65 58-65s58 29 58 65c0 35-26 65-58 65s-58-30-58-65z">
          <text:p/>
        </draw:path>
        <draw:path draw:style-name="gr22" draw:text-style-name="P2" draw:layer="layout" svg:width="0.115cm" svg:height="0.129cm" svg:x="14.148cm" svg:y="7.175cm" svg:viewBox="0 0 116 130" svg:d="M0 65c0-36 26-65 58-65s58 29 58 65c0 35-26 65-58 65s-58-30-58-65z">
          <text:p/>
        </draw:path>
        <draw:path draw:style-name="gr21" draw:text-style-name="P5" draw:layer="layout" svg:width="0.115cm" svg:height="0.129cm" svg:x="12.077cm" svg:y="7.176cm" svg:viewBox="0 0 116 130" svg:d="M0 65c0-36 26-65 57-65 33 0 59 29 59 65 0 35-26 65-59 65-31 0-57-30-57-65z">
          <text:p/>
        </draw:path>
        <draw:path draw:style-name="gr22" draw:text-style-name="P2" draw:layer="layout" svg:width="0.115cm" svg:height="0.129cm" svg:x="12.077cm" svg:y="7.175cm" svg:viewBox="0 0 116 130" svg:d="M0 65c0-36 26-65 57-65 33 0 59 29 59 65 0 35-26 65-59 65-31 0-57-30-57-65z">
          <text:p/>
        </draw:path>
        <draw:line draw:style-name="gr18" draw:text-style-name="P2" draw:layer="layout" svg:x1="13.23cm" svg:y1="7.241cm" svg:x2="13.658cm" svg:y2="7.241cm">
          <text:p/>
        </draw:line>
        <draw:line draw:style-name="gr18" draw:text-style-name="P2" draw:layer="layout" svg:x1="12.801cm" svg:y1="7.241cm" svg:x2="12.182cm" svg:y2="7.241cm">
          <text:p/>
        </draw:line>
        <draw:polygon draw:style-name="gr19" draw:text-style-name="P1" draw:layer="layout" svg:width="0.428cm" svg:height="0.354cm" svg:x="12.801cm" svg:y="7.063cm" svg:viewBox="0 0 429 355" draw:points="429,355 0,355 0,0 429,0">
          <text:p/>
        </draw:polygon>
        <draw:line draw:style-name="gr20" draw:text-style-name="P2" draw:layer="layout" svg:x1="12.968cm" svg:y1="7.417cm" svg:x2="12.968cm" svg:y2="7.063cm">
          <text:p/>
        </draw:line>
        <draw:path draw:style-name="gr21" draw:text-style-name="P5" draw:layer="layout" svg:width="0.115cm" svg:height="0.129cm" svg:x="12.41cm" svg:y="1.513cm" svg:viewBox="0 0 116 130" svg:d="M0 64c0-35 26-64 57-64 33 0 59 29 59 64 0 37-26 66-59 66-31 0-57-29-57-66z">
          <text:p/>
        </draw:path>
        <draw:path draw:style-name="gr22" draw:text-style-name="P2" draw:layer="layout" svg:width="0.115cm" svg:height="0.129cm" svg:x="12.41cm" svg:y="1.513cm" svg:viewBox="0 0 116 130" svg:d="M0 64c0-35 26-64 57-64 33 0 59 29 59 64 0 37-26 66-59 66-31 0-57-29-57-66z">
          <text:p/>
        </draw:path>
        <draw:line draw:style-name="gr18" draw:text-style-name="P2" draw:layer="layout" svg:x1="14.771cm" svg:y1="1.576cm" svg:x2="15.42cm" svg:y2="1.576cm">
          <text:p/>
        </draw:line>
        <draw:line draw:style-name="gr18" draw:text-style-name="P2" draw:layer="layout" svg:x1="13.938cm" svg:y1="1.576cm" svg:x2="13.158cm" svg:y2="1.576cm">
          <text:p/>
        </draw:line>
        <draw:polygon draw:style-name="gr19" draw:text-style-name="P1" draw:layer="layout" svg:width="0.833cm" svg:height="0.354cm" svg:x="13.938cm" svg:y="1.4cm" svg:viewBox="0 0 834 355" draw:points="834,355 0,355 0,0 834,0">
          <text:p/>
        </draw:polygon>
        <draw:line draw:style-name="gr20" draw:text-style-name="P2" draw:layer="layout" svg:x1="14.313cm" svg:y1="1.754cm" svg:x2="14.313cm" svg:y2="1.4cm">
          <text:p/>
        </draw:line>
        <draw:path draw:style-name="gr21" draw:text-style-name="P5" draw:layer="layout" svg:width="0.114cm" svg:height="0.129cm" svg:x="13.625cm" svg:y="9.534cm" svg:viewBox="0 0 115 130" svg:d="M0 66c0-37 26-66 57-66s58 29 58 66c0 35-27 64-58 64s-57-29-57-64z">
          <text:p/>
        </draw:path>
        <draw:path draw:style-name="gr22" draw:text-style-name="P2" draw:layer="layout" svg:width="0.114cm" svg:height="0.129cm" svg:x="13.625cm" svg:y="9.534cm" svg:viewBox="0 0 115 130" svg:d="M0 66c0-37 26-66 57-66s58 29 58 66c0 35-27 64-58 64s-57-29-57-64z">
          <text:p/>
        </draw:path>
        <draw:path draw:style-name="gr21" draw:text-style-name="P5" draw:layer="layout" svg:width="0.115cm" svg:height="0.129cm" svg:x="12.648cm" svg:y="9.534cm" svg:viewBox="0 0 116 130" svg:d="M0 66c0-37 26-66 57-66 33 0 59 29 59 66 0 35-26 64-59 64-31 0-57-29-57-64z">
          <text:p/>
        </draw:path>
        <draw:path draw:style-name="gr22" draw:text-style-name="P2" draw:layer="layout" svg:width="0.115cm" svg:height="0.129cm" svg:x="12.648cm" svg:y="9.534cm" svg:viewBox="0 0 116 130" svg:d="M0 66c0-37 26-66 57-66 33 0 59 29 59 66 0 35-26 64-59 64-31 0-57-29-57-64z">
          <text:p/>
        </draw:path>
        <draw:line draw:style-name="gr18" draw:text-style-name="P2" draw:layer="layout" svg:x1="13.301cm" svg:y1="9.599cm" svg:x2="13.586cm" svg:y2="9.599cm">
          <text:p/>
        </draw:line>
        <draw:line draw:style-name="gr18" draw:text-style-name="P2" draw:layer="layout" svg:x1="13.086cm" svg:y1="9.599cm" svg:x2="12.777cm" svg:y2="9.599cm">
          <text:p/>
        </draw:line>
        <draw:polygon draw:style-name="gr19" draw:text-style-name="P1" draw:layer="layout" svg:width="0.214cm" svg:height="0.354cm" svg:x="13.087cm" svg:y="9.423cm" svg:viewBox="0 0 215 355" draw:points="215,355 0,355 0,0 215,0">
          <text:p/>
        </draw:polygon>
        <draw:line draw:style-name="gr20" draw:text-style-name="P2" draw:layer="layout" svg:x1="13.23cm" svg:y1="9.777cm" svg:x2="13.23cm" svg:y2="9.423cm">
          <text:p/>
        </draw:line>
        <draw:path draw:style-name="gr21" draw:text-style-name="P5" draw:layer="layout" svg:width="0.115cm" svg:height="0.129cm" svg:x="12.91cm" svg:y="10.007cm" svg:viewBox="0 0 116 130" svg:d="M0 65c0-36 26-65 58-65s58 29 58 65-26 65-58 65-58-29-58-65z">
          <text:p/>
        </draw:path>
        <draw:path draw:style-name="gr22" draw:text-style-name="P2" draw:layer="layout" svg:width="0.115cm" svg:height="0.129cm" svg:x="12.91cm" svg:y="10.007cm" svg:viewBox="0 0 116 130" svg:d="M0 65c0-36 26-65 58-65s58 29 58 65-26 65-58 65-58-29-58-65z">
          <text:p/>
        </draw:path>
        <draw:path draw:style-name="gr21" draw:text-style-name="P5" draw:layer="layout" svg:width="0.115cm" svg:height="0.129cm" svg:x="13.029cm" svg:y="10.007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3.029cm" svg:y="10.007cm" svg:viewBox="0 0 116 130" svg:d="M0 65c0-36 27-65 58-65 32 0 58 29 58 65s-26 65-58 65c-31 0-58-29-58-65z">
          <text:p/>
        </draw:path>
        <draw:line draw:style-name="gr18" draw:text-style-name="P2" draw:layer="layout" svg:x1="12.462cm" svg:y1="10.072cm" svg:x2="12.777cm" svg:y2="10.072cm">
          <text:p/>
        </draw:line>
        <draw:line draw:style-name="gr18" draw:text-style-name="P2" draw:layer="layout" svg:x1="12.146cm" svg:y1="10.072cm" svg:x2="11.705cm" svg:y2="10.072cm">
          <text:p/>
        </draw:line>
        <draw:polygon draw:style-name="gr19" draw:text-style-name="P1" draw:layer="layout" svg:width="0.315cm" svg:height="0.354cm" svg:x="12.146cm" svg:y="9.895cm" svg:viewBox="0 0 316 355" draw:points="316,355 0,355 0,0 316,0">
          <text:p/>
        </draw:polygon>
        <draw:line draw:style-name="gr20" draw:text-style-name="P2" draw:layer="layout" svg:x1="12.301cm" svg:y1="10.248cm" svg:x2="12.301cm" svg:y2="9.894cm">
          <text:p/>
        </draw:line>
        <draw:line draw:style-name="gr18" draw:text-style-name="P2" draw:layer="layout" svg:x1="13.396cm" svg:y1="11.016cm" svg:x2="13.801cm" svg:y2="11.016cm">
          <text:p/>
        </draw:line>
        <draw:line draw:style-name="gr18" draw:text-style-name="P2" draw:layer="layout" svg:x1="12.986cm" svg:y1="11.016cm" svg:x2="12.515cm" svg:y2="11.016cm">
          <text:p/>
        </draw:line>
        <draw:polygon draw:style-name="gr19" draw:text-style-name="P1" draw:layer="layout" svg:width="0.41cm" svg:height="0.354cm" svg:x="12.986cm" svg:y="10.838cm" svg:viewBox="0 0 411 355" draw:points="411,355 0,355 0,0 411,0">
          <text:p/>
        </draw:polygon>
        <draw:line draw:style-name="gr20" draw:text-style-name="P2" draw:layer="layout" svg:x1="13.241cm" svg:y1="11.193cm" svg:x2="13.241cm" svg:y2="10.839cm">
          <text:p/>
        </draw:line>
        <draw:line draw:style-name="gr18" draw:text-style-name="P2" draw:layer="layout" svg:x1="13.116cm" svg:y1="5.824cm" svg:x2="13.539cm" svg:y2="5.824cm">
          <text:p/>
        </draw:line>
        <draw:line draw:style-name="gr18" draw:text-style-name="P2" draw:layer="layout" svg:x1="12.652cm" svg:y1="5.824cm" svg:x2="12.134cm" svg:y2="5.824cm">
          <text:p/>
        </draw:line>
        <draw:polygon draw:style-name="gr19" draw:text-style-name="P1" draw:layer="layout" svg:width="0.464cm" svg:height="0.354cm" svg:x="12.652cm" svg:y="5.647cm" svg:viewBox="0 0 465 355" draw:points="465,355 0,355 0,0 465,0">
          <text:p/>
        </draw:polygon>
        <draw:line draw:style-name="gr20" draw:text-style-name="P2" draw:layer="layout" svg:x1="12.873cm" svg:y1="6.002cm" svg:x2="12.873cm" svg:y2="5.648cm">
          <text:p/>
        </draw:line>
        <draw:path draw:style-name="gr21" draw:text-style-name="P5" draw:layer="layout" svg:width="0.115cm" svg:height="0.129cm" svg:x="14.648cm" svg:y="4.344cm" svg:viewBox="0 0 116 130" svg:d="M0 65c0-36 26-65 57-65 32 0 59 29 59 65s-27 65-59 65c-31 0-57-29-57-65z">
          <text:p/>
        </draw:path>
        <draw:path draw:style-name="gr22" draw:text-style-name="P2" draw:layer="layout" svg:width="0.115cm" svg:height="0.129cm" svg:x="14.648cm" svg:y="4.343cm" svg:viewBox="0 0 116 130" svg:d="M0 65c0-36 26-65 57-65 32 0 59 29 59 65s-27 65-59 65c-31 0-57-29-57-65z">
          <text:p/>
        </draw:path>
        <draw:path draw:style-name="gr21" draw:text-style-name="P5" draw:layer="layout" svg:width="0.115cm" svg:height="0.129cm" svg:x="14.648cm" svg:y="4.344cm" svg:viewBox="0 0 116 130" svg:d="M0 65c0-36 26-65 57-65 32 0 59 29 59 65s-27 65-59 65c-31 0-57-29-57-65z">
          <text:p/>
        </draw:path>
        <draw:path draw:style-name="gr22" draw:text-style-name="P2" draw:layer="layout" svg:width="0.115cm" svg:height="0.129cm" svg:x="14.648cm" svg:y="4.343cm" svg:viewBox="0 0 116 130" svg:d="M0 65c0-36 26-65 57-65 32 0 59 29 59 65s-27 65-59 65c-31 0-57-29-57-65z">
          <text:p/>
        </draw:path>
        <draw:line draw:style-name="gr18" draw:text-style-name="P2" draw:layer="layout" svg:x1="13.408cm" svg:y1="4.408cm" svg:x2="13.848cm" svg:y2="4.408cm">
          <text:p/>
        </draw:line>
        <draw:line draw:style-name="gr18" draw:text-style-name="P2" draw:layer="layout" svg:x1="13.063cm" svg:y1="4.408cm" svg:x2="12.682cm" svg:y2="4.408cm">
          <text:p/>
        </draw:line>
        <draw:polygon draw:style-name="gr19" draw:text-style-name="P1" draw:layer="layout" svg:width="0.345cm" svg:height="0.354cm" svg:x="13.063cm" svg:y="4.231cm" svg:viewBox="0 0 346 355" draw:points="346,355 0,355 0,0 346,0">
          <text:p/>
        </draw:polygon>
        <draw:line draw:style-name="gr20" draw:text-style-name="P2" draw:layer="layout" svg:x1="13.23cm" svg:y1="4.585cm" svg:x2="13.23cm" svg:y2="4.231cm">
          <text:p/>
        </draw:line>
        <draw:line draw:style-name="gr18" draw:text-style-name="P2" draw:layer="layout" svg:x1="12.843cm" svg:y1="5.353cm" svg:x2="13.254cm" svg:y2="5.353cm">
          <text:p/>
        </draw:line>
        <draw:line draw:style-name="gr18" draw:text-style-name="P2" draw:layer="layout" svg:x1="12.414cm" svg:y1="5.353cm" svg:x2="12.062cm" svg:y2="5.353cm">
          <text:p/>
        </draw:line>
        <draw:polygon draw:style-name="gr19" draw:text-style-name="P1" draw:layer="layout" svg:width="0.428cm" svg:height="0.354cm" svg:x="12.414cm" svg:y="5.175cm" svg:viewBox="0 0 429 355" draw:points="429,355 0,355 0,0 429,0">
          <text:p/>
        </draw:polygon>
        <draw:line draw:style-name="gr20" draw:text-style-name="P2" draw:layer="layout" svg:x1="12.705cm" svg:y1="5.529cm" svg:x2="12.705cm" svg:y2="5.175cm">
          <text:p/>
        </draw:line>
        <draw:path draw:style-name="gr21" draw:text-style-name="P5" draw:layer="layout" svg:width="0.115cm" svg:height="0.129cm" svg:x="12.458cm" svg:y="11.422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2.458cm" svg:y="11.422cm" svg:viewBox="0 0 116 130" svg:d="M0 65c0-36 27-65 58-65 32 0 58 29 58 65s-26 65-58 65c-31 0-58-29-58-65z">
          <text:p/>
        </draw:path>
        <draw:line draw:style-name="gr18" draw:text-style-name="P2" draw:layer="layout" svg:x1="14.515cm" svg:y1="11.487cm" svg:x2="14.944cm" svg:y2="11.487cm">
          <text:p/>
        </draw:line>
        <draw:line draw:style-name="gr18" draw:text-style-name="P2" draw:layer="layout" svg:x1="13.718cm" svg:y1="11.487cm" svg:x2="13.158cm" svg:y2="11.487cm">
          <text:p/>
        </draw:line>
        <draw:polygon draw:style-name="gr19" draw:text-style-name="P1" draw:layer="layout" svg:width="0.797cm" svg:height="0.354cm" svg:x="13.718cm" svg:y="11.311cm" svg:viewBox="0 0 798 355" draw:points="798,355 0,355 0,0 798,0">
          <text:p/>
        </draw:polygon>
        <draw:line draw:style-name="gr20" draw:text-style-name="P2" draw:layer="layout" svg:x1="14.015cm" svg:y1="11.664cm" svg:x2="14.015cm" svg:y2="11.31cm">
          <text:p/>
        </draw:line>
        <draw:path draw:style-name="gr21" draw:text-style-name="P5" draw:layer="layout" svg:width="0.115cm" svg:height="0.129cm" svg:x="14.41cm" svg:y="8.119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14.41cm" svg:y="8.118cm" svg:viewBox="0 0 116 130" svg:d="M0 66c0-37 27-66 58-66 32 0 58 29 58 66 0 35-26 64-58 64-31 0-58-29-58-64z">
          <text:p/>
        </draw:path>
        <draw:line draw:style-name="gr18" draw:text-style-name="P2" draw:layer="layout" svg:x1="13.134cm" svg:y1="8.184cm" svg:x2="13.825cm" svg:y2="8.184cm">
          <text:p/>
        </draw:line>
        <draw:line draw:style-name="gr18" draw:text-style-name="P2" draw:layer="layout" svg:x1="12.467cm" svg:y1="8.184cm" svg:x2="11.705cm" svg:y2="8.184cm">
          <text:p/>
        </draw:line>
        <draw:polygon draw:style-name="gr19" draw:text-style-name="P1" draw:layer="layout" svg:width="0.666cm" svg:height="0.354cm" svg:x="12.468cm" svg:y="8.006cm" svg:viewBox="0 0 667 355" draw:points="667,355 0,355 0,0 667,0">
          <text:p/>
        </draw:polygon>
        <draw:line draw:style-name="gr20" draw:text-style-name="P2" draw:layer="layout" svg:x1="12.943cm" svg:y1="8.36cm" svg:x2="12.943cm" svg:y2="8.006cm">
          <text:p/>
        </draw:line>
        <draw:line draw:style-name="gr18" draw:text-style-name="P2" draw:layer="layout" svg:x1="13.176cm" svg:y1="2.52cm" svg:x2="13.634cm" svg:y2="2.52cm">
          <text:p/>
        </draw:line>
        <draw:line draw:style-name="gr18" draw:text-style-name="P2" draw:layer="layout" svg:x1="12.467cm" svg:y1="2.52cm" svg:x2="11.943cm" svg:y2="2.52cm">
          <text:p/>
        </draw:line>
        <draw:polygon draw:style-name="gr19" draw:text-style-name="P1" draw:layer="layout" svg:width="0.708cm" svg:height="0.354cm" svg:x="12.468cm" svg:y="2.344cm" svg:viewBox="0 0 709 355" draw:points="709,355 0,355 0,0 709,0">
          <text:p/>
        </draw:polygon>
        <draw:line draw:style-name="gr20" draw:text-style-name="P2" draw:layer="layout" svg:x1="12.765cm" svg:y1="2.698cm" svg:x2="12.765cm" svg:y2="2.344cm">
          <text:p/>
        </draw:line>
        <draw:line draw:style-name="gr18" draw:text-style-name="P2" draw:layer="layout" svg:x1="13.747cm" svg:y1="12.431cm" svg:x2="14.301cm" svg:y2="12.431cm">
          <text:p/>
        </draw:line>
        <draw:line draw:style-name="gr18" draw:text-style-name="P2" draw:layer="layout" svg:x1="13.122cm" svg:y1="12.431cm" svg:x2="12.539cm" svg:y2="12.431cm">
          <text:p/>
        </draw:line>
        <draw:polygon draw:style-name="gr19" draw:text-style-name="P1" draw:layer="layout" svg:width="0.625cm" svg:height="0.354cm" svg:x="13.122cm" svg:y="12.254cm" svg:viewBox="0 0 626 355" draw:points="626,355 0,355 0,0 626,0">
          <text:p/>
        </draw:polygon>
        <draw:line draw:style-name="gr20" draw:text-style-name="P2" draw:layer="layout" svg:x1="13.492cm" svg:y1="12.608cm" svg:x2="13.492cm" svg:y2="12.254cm">
          <text:p/>
        </draw:line>
        <draw:path draw:style-name="gr21" draw:text-style-name="P5" draw:layer="layout" svg:width="0.115cm" svg:height="0.129cm" svg:x="14.934cm" svg:y="10.478cm" svg:viewBox="0 0 116 130" svg:d="M0 66c0-36 26-66 58-66 31 0 58 30 58 66 0 35-27 64-58 64-32 0-58-29-58-64z">
          <text:p/>
        </draw:path>
        <draw:path draw:style-name="gr22" draw:text-style-name="P2" draw:layer="layout" svg:width="0.115cm" svg:height="0.129cm" svg:x="14.934cm" svg:y="10.479cm" svg:viewBox="0 0 116 130" svg:d="M0 66c0-36 26-66 58-66 31 0 58 30 58 66 0 35-27 64-58 64-32 0-58-29-58-64z">
          <text:p/>
        </draw:path>
        <draw:line draw:style-name="gr18" draw:text-style-name="P2" draw:layer="layout" svg:x1="13.641cm" svg:y1="10.543cm" svg:x2="14.396cm" svg:y2="10.543cm">
          <text:p/>
        </draw:line>
        <draw:line draw:style-name="gr18" draw:text-style-name="P2" draw:layer="layout" svg:x1="13.015cm" svg:y1="10.543cm" svg:x2="12.515cm" svg:y2="10.543cm">
          <text:p/>
        </draw:line>
        <draw:polygon draw:style-name="gr19" draw:text-style-name="P1" draw:layer="layout" svg:width="0.625cm" svg:height="0.354cm" svg:x="13.015cm" svg:y="10.366cm" svg:viewBox="0 0 626 355" draw:points="626,355 0,355 0,0 626,0">
          <text:p/>
        </draw:polygon>
        <draw:line draw:style-name="gr20" draw:text-style-name="P2" draw:layer="layout" svg:x1="13.384cm" svg:y1="10.72cm" svg:x2="13.384cm" svg:y2="10.366cm">
          <text:p/>
        </draw:line>
        <draw:line draw:style-name="gr18" draw:text-style-name="P2" draw:layer="layout" svg:x1="12.563cm" svg:y1="12.903cm" svg:x2="13.515cm" svg:y2="12.903cm">
          <text:p/>
        </draw:line>
        <draw:line draw:style-name="gr18" draw:text-style-name="P2" draw:layer="layout" svg:x1="11.849cm" svg:y1="12.903cm" svg:x2="11.134cm" svg:y2="12.903cm">
          <text:p/>
        </draw:line>
        <draw:polygon draw:style-name="gr19" draw:text-style-name="P1" draw:layer="layout" svg:width="0.714cm" svg:height="0.354cm" svg:x="11.849cm" svg:y="12.726cm" svg:viewBox="0 0 715 355" draw:points="715,355 0,355 0,0 715,0">
          <text:p/>
        </draw:polygon>
        <draw:line draw:style-name="gr20" draw:text-style-name="P2" draw:layer="layout" svg:x1="12.324cm" svg:y1="13.08cm" svg:x2="12.324cm" svg:y2="12.726cm">
          <text:p/>
        </draw:line>
        <draw:line draw:style-name="gr18" draw:text-style-name="P2" draw:layer="layout" svg:x1="13.277cm" svg:y1="11.959cm" svg:x2="13.515cm" svg:y2="11.959cm">
          <text:p/>
        </draw:line>
        <draw:line draw:style-name="gr18" draw:text-style-name="P2" draw:layer="layout" svg:x1="12.564cm" svg:y1="11.959cm" svg:x2="11.849cm" svg:y2="11.959cm">
          <text:p/>
        </draw:line>
        <draw:polygon draw:style-name="gr19" draw:text-style-name="P1" draw:layer="layout" svg:width="0.714cm" svg:height="0.355cm" svg:x="12.563cm" svg:y="11.781cm" svg:viewBox="0 0 715 356" draw:points="715,356 0,356 0,0 715,0">
          <text:p/>
        </draw:polygon>
        <draw:line draw:style-name="gr20" draw:text-style-name="P2" draw:layer="layout" svg:x1="12.801cm" svg:y1="12.137cm" svg:x2="12.801cm" svg:y2="11.782cm">
          <text:p/>
        </draw:line>
        <draw:path draw:style-name="gr21" draw:text-style-name="P5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4.41cm" svg:y="2.928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4.41cm" svg:y="2.928cm" svg:viewBox="0 0 116 130" svg:d="M0 65c0-36 27-65 58-65 32 0 58 29 58 65s-26 65-58 65c-31 0-58-29-58-65z">
          <text:p/>
        </draw:path>
        <draw:path draw:style-name="gr21" draw:text-style-name="P5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4.172cm" svg:y="2.928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4.172cm" svg:y="2.928cm" svg:viewBox="0 0 116 130" svg:d="M0 65c0-36 27-65 58-65 32 0 58 29 58 65s-26 65-58 65c-31 0-58-29-58-65z">
          <text:p/>
        </draw:path>
        <draw:path draw:style-name="gr21" draw:text-style-name="P5" draw:layer="layout" svg:width="0.115cm" svg:height="0.129cm" svg:x="14.41cm" svg:y="2.928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4.41cm" svg:y="2.928cm" svg:viewBox="0 0 116 130" svg:d="M0 65c0-36 27-65 58-65 32 0 58 29 58 65s-26 65-58 65c-31 0-58-29-58-65z">
          <text:p/>
        </draw:path>
        <draw:path draw:style-name="gr21" draw:text-style-name="P5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2.982cm" svg:y="2.928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2.744cm" svg:y="2.928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2.744cm" svg:y="2.928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4.172cm" svg:y="2.928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4.172cm" svg:y="2.928cm" svg:viewBox="0 0 116 130" svg:d="M0 65c0-36 27-65 58-65 32 0 58 29 58 65s-26 65-58 65c-31 0-58-29-58-65z">
          <text:p/>
        </draw:path>
        <draw:line draw:style-name="gr18" draw:text-style-name="P2" draw:layer="layout" svg:x1="13.753cm" svg:y1="2.993cm" svg:x2="13.992cm" svg:y2="2.993cm">
          <text:p/>
        </draw:line>
        <draw:polyline draw:style-name="gr18" draw:text-style-name="P2" draw:layer="layout" svg:width="0cm" svg:height="0cm" svg:x="13.515cm" svg:y="2.993cm" svg:viewBox="0 0 0 0" draw:points="0,0">
          <text:p/>
        </draw:polyline>
        <draw:polygon draw:style-name="gr19" draw:text-style-name="P1" draw:layer="layout" svg:width="0.238cm" svg:height="0.354cm" svg:x="13.515cm" svg:y="2.815cm" svg:viewBox="0 0 239 355" draw:points="239,355 0,355 0,0 239,0">
          <text:p/>
        </draw:polygon>
        <draw:line draw:style-name="gr20" draw:text-style-name="P2" draw:layer="layout" svg:x1="13.753cm" svg:y1="3.17cm" svg:x2="13.753cm" svg:y2="2.816cm">
          <text:p/>
        </draw:line>
        <draw:polygon draw:style-name="gr1" draw:text-style-name="P1" draw:layer="layout" svg:width="5.028cm" svg:height="13.885cm" svg:x="15.809cm" svg:y="0.769cm" svg:viewBox="0 0 5029 13886" draw:points="0,13886 5029,13886 5029,0 0,0">
          <text:p/>
        </draw:polygon>
        <draw:line draw:style-name="gr18" draw:text-style-name="P2" draw:layer="layout" svg:x1="18.007cm" svg:y1="4.881cm" svg:x2="18.41cm" svg:y2="4.881cm">
          <text:p/>
        </draw:line>
        <draw:line draw:style-name="gr18" draw:text-style-name="P2" draw:layer="layout" svg:x1="17.399cm" svg:y1="4.881cm" svg:x2="17.047cm" svg:y2="4.881cm">
          <text:p/>
        </draw:line>
        <draw:polygon draw:style-name="gr19" draw:text-style-name="P1" draw:layer="layout" svg:width="0.607cm" svg:height="0.354cm" svg:x="17.399cm" svg:y="4.703cm" svg:viewBox="0 0 608 355" draw:points="608,355 0,355 0,0 608,0">
          <text:p/>
        </draw:polygon>
        <draw:line draw:style-name="gr20" draw:text-style-name="P2" draw:layer="layout" svg:x1="17.612cm" svg:y1="5.057cm" svg:x2="17.612cm" svg:y2="4.703cm">
          <text:p/>
        </draw:line>
        <draw:path draw:style-name="gr21" draw:text-style-name="P5" draw:layer="layout" svg:width="0.115cm" svg:height="0.129cm" svg:x="17.385cm" svg:y="13.782cm" svg:viewBox="0 0 116 130" svg:d="M0 66c0-37 26-66 57-66 32 0 59 29 59 66 0 35-27 64-59 64-31 0-57-29-57-64z">
          <text:p/>
        </draw:path>
        <draw:path draw:style-name="gr22" draw:text-style-name="P2" draw:layer="layout" svg:width="0.115cm" svg:height="0.129cm" svg:x="17.385cm" svg:y="13.782cm" svg:viewBox="0 0 116 130" svg:d="M0 66c0-37 26-66 57-66 32 0 59 29 59 66 0 35-27 64-59 64-31 0-57-29-57-64z">
          <text:p/>
        </draw:path>
        <draw:line draw:style-name="gr18" draw:text-style-name="P2" draw:layer="layout" svg:x1="17.068cm" svg:y1="13.847cm" svg:x2="17.199cm" svg:y2="13.847cm">
          <text:p/>
        </draw:line>
        <draw:line draw:style-name="gr18" draw:text-style-name="P2" draw:layer="layout" svg:x1="16.946cm" svg:y1="13.847cm" svg:x2="16.79cm" svg:y2="13.847cm">
          <text:p/>
        </draw:line>
        <draw:polygon draw:style-name="gr19" draw:text-style-name="P1" draw:layer="layout" svg:width="0.121cm" svg:height="0.354cm" svg:x="16.947cm" svg:y="13.67cm" svg:viewBox="0 0 122 355" draw:points="122,355 0,355 0,0 122,0">
          <text:p/>
        </draw:polygon>
        <draw:line draw:style-name="gr20" draw:text-style-name="P2" draw:layer="layout" svg:x1="17.009cm" svg:y1="14.024cm" svg:x2="17.009cm" svg:y2="13.67cm">
          <text:p/>
        </draw:line>
        <draw:line draw:style-name="gr18" draw:text-style-name="P2" draw:layer="layout" svg:x1="17.182cm" svg:y1="9.128cm" svg:x2="17.581cm" svg:y2="9.128cm">
          <text:p/>
        </draw:line>
        <draw:line draw:style-name="gr18" draw:text-style-name="P2" draw:layer="layout" svg:x1="16.758cm" svg:y1="9.128cm" svg:x2="16.323cm" svg:y2="9.128cm">
          <text:p/>
        </draw:line>
        <draw:polygon draw:style-name="gr19" draw:text-style-name="P1" draw:layer="layout" svg:width="0.424cm" svg:height="0.354cm" svg:x="16.758cm" svg:y="8.95cm" svg:viewBox="0 0 425 355" draw:points="425,355 0,355 0,0 425,0">
          <text:p/>
        </draw:polygon>
        <draw:line draw:style-name="gr20" draw:text-style-name="P2" draw:layer="layout" svg:x1="16.966cm" svg:y1="9.304cm" svg:x2="16.966cm" svg:y2="8.95cm">
          <text:p/>
        </draw:line>
        <draw:line draw:style-name="gr18" draw:text-style-name="P2" draw:layer="layout" svg:x1="17.519cm" svg:y1="8.656cm" svg:x2="18.046cm" svg:y2="8.656cm">
          <text:p/>
        </draw:line>
        <draw:line draw:style-name="gr18" draw:text-style-name="P2" draw:layer="layout" svg:x1="17.033cm" svg:y1="8.656cm" svg:x2="16.555cm" svg:y2="8.656cm">
          <text:p/>
        </draw:line>
        <draw:polygon draw:style-name="gr19" draw:text-style-name="P1" draw:layer="layout" svg:width="0.486cm" svg:height="0.354cm" svg:x="17.033cm" svg:y="8.479cm" svg:viewBox="0 0 487 355" draw:points="487,355 0,355 0,0 487,0">
          <text:p/>
        </draw:polygon>
        <draw:line draw:style-name="gr20" draw:text-style-name="P2" draw:layer="layout" svg:x1="17.186cm" svg:y1="8.832cm" svg:x2="17.186cm" svg:y2="8.478cm">
          <text:p/>
        </draw:line>
        <draw:line draw:style-name="gr18" draw:text-style-name="P2" draw:layer="layout" svg:x1="17.359cm" svg:y1="3.936cm" svg:x2="17.858cm" svg:y2="3.936cm">
          <text:p/>
        </draw:line>
        <draw:line draw:style-name="gr18" draw:text-style-name="P2" draw:layer="layout" svg:x1="16.822cm" svg:y1="3.936cm" svg:x2="16.541cm" svg:y2="3.936cm">
          <text:p/>
        </draw:line>
        <draw:polygon draw:style-name="gr23" draw:text-style-name="P1" draw:layer="layout" svg:width="0.537cm" svg:height="0.354cm" svg:x="16.822cm" svg:y="3.76cm" svg:viewBox="0 0 538 355" draw:points="538,355 0,355 0,0 538,0">
          <text:p/>
        </draw:polygon>
        <draw:polygon draw:style-name="gr24" draw:text-style-name="P2" draw:layer="layout" svg:width="0.537cm" svg:height="0.354cm" svg:x="16.822cm" svg:y="3.759cm" svg:viewBox="0 0 538 355" draw:points="538,355 0,355 0,0 538,0">
          <text:p/>
        </draw:polygon>
        <draw:line draw:style-name="gr20" draw:text-style-name="P2" draw:layer="layout" svg:x1="16.992cm" svg:y1="4.114cm" svg:x2="16.992cm" svg:y2="3.76cm">
          <text:p/>
        </draw:line>
        <draw:line draw:style-name="gr18" draw:text-style-name="P2" draw:layer="layout" svg:x1="17.417cm" svg:y1="6.296cm" svg:x2="18.047cm" svg:y2="6.296cm">
          <text:p/>
        </draw:line>
        <draw:line draw:style-name="gr18" draw:text-style-name="P2" draw:layer="layout" svg:x1="16.971cm" svg:y1="6.296cm" svg:x2="16.472cm" svg:y2="6.296cm">
          <text:p/>
        </draw:line>
        <draw:polygon draw:style-name="gr19" draw:text-style-name="P1" draw:layer="layout" svg:width="0.446cm" svg:height="0.354cm" svg:x="16.971cm" svg:y="6.12cm" svg:viewBox="0 0 447 355" draw:points="447,355 0,355 0,0 447,0">
          <text:p/>
        </draw:polygon>
        <draw:line draw:style-name="gr20" draw:text-style-name="P2" draw:layer="layout" svg:x1="17.284cm" svg:y1="6.473cm" svg:x2="17.284cm" svg:y2="6.119cm">
          <text:p/>
        </draw:line>
        <draw:line draw:style-name="gr18" draw:text-style-name="P2" draw:layer="layout" svg:x1="18.171cm" svg:y1="6.768cm" svg:x2="18.743cm" svg:y2="6.768cm">
          <text:p/>
        </draw:line>
        <draw:line draw:style-name="gr18" draw:text-style-name="P2" draw:layer="layout" svg:x1="17.312cm" svg:y1="6.768cm" svg:x2="16.899cm" svg:y2="6.768cm">
          <text:p/>
        </draw:line>
        <draw:polygon draw:style-name="gr19" draw:text-style-name="P1" draw:layer="layout" svg:width="0.86cm" svg:height="0.354cm" svg:x="17.311cm" svg:y="6.591cm" svg:viewBox="0 0 861 355" draw:points="861,355 0,355 0,0 861,0">
          <text:p/>
        </draw:polygon>
        <draw:line draw:style-name="gr20" draw:text-style-name="P2" draw:layer="layout" svg:x1="17.54cm" svg:y1="6.945cm" svg:x2="17.54cm" svg:y2="6.591cm">
          <text:p/>
        </draw:line>
        <draw:line draw:style-name="gr18" draw:text-style-name="P2" draw:layer="layout" svg:x1="17.465cm" svg:y1="7.711cm" svg:x2="18.185cm" svg:y2="7.711cm">
          <text:p/>
        </draw:line>
        <draw:line draw:style-name="gr18" draw:text-style-name="P2" draw:layer="layout" svg:x1="16.921cm" svg:y1="7.711cm" svg:x2="16.423cm" svg:y2="7.711cm">
          <text:p/>
        </draw:line>
        <draw:polygon draw:style-name="gr19" draw:text-style-name="P1" draw:layer="layout" svg:width="0.544cm" svg:height="0.354cm" svg:x="16.921cm" svg:y="7.535cm" svg:viewBox="0 0 545 355" draw:points="545,355 0,355 0,0 545,0">
          <text:p/>
        </draw:polygon>
        <draw:line draw:style-name="gr20" draw:text-style-name="P2" draw:layer="layout" svg:x1="17.259cm" svg:y1="7.889cm" svg:x2="17.259cm" svg:y2="7.535cm">
          <text:p/>
        </draw:line>
        <draw:path draw:style-name="gr21" draw:text-style-name="P5" draw:layer="layout" svg:width="0.115cm" svg:height="0.129cm" svg:x="19.449cm" svg:y="1.984cm" svg:viewBox="0 0 116 130" svg:d="M0 66c0-36 26-66 57-66 32 0 59 30 59 66 0 35-27 64-59 64-31 0-57-29-57-64z">
          <text:p/>
        </draw:path>
        <draw:path draw:style-name="gr22" draw:text-style-name="P2" draw:layer="layout" svg:width="0.115cm" svg:height="0.129cm" svg:x="19.449cm" svg:y="1.984cm" svg:viewBox="0 0 116 130" svg:d="M0 66c0-36 26-66 57-66 32 0 59 30 59 66 0 35-27 64-59 64-31 0-57-29-57-64z">
          <text:p/>
        </draw:path>
        <draw:path draw:style-name="gr21" draw:text-style-name="P5" draw:layer="layout" svg:width="0.115cm" svg:height="0.129cm" svg:x="20.417cm" svg:y="1.984cm" svg:viewBox="0 0 116 130" svg:d="M0 66c0-36 26-66 58-66s58 30 58 66c0 35-26 64-58 64s-58-29-58-64z">
          <text:p/>
        </draw:path>
        <draw:path draw:style-name="gr22" draw:text-style-name="P2" draw:layer="layout" svg:width="0.115cm" svg:height="0.129cm" svg:x="20.417cm" svg:y="1.984cm" svg:viewBox="0 0 116 130" svg:d="M0 66c0-36 26-66 58-66s58 30 58 66c0 35-26 64-58 64s-58-29-58-64z">
          <text:p/>
        </draw:path>
        <draw:path draw:style-name="gr21" draw:text-style-name="P5" draw:layer="layout" svg:width="0.115cm" svg:height="0.129cm" svg:x="16.629cm" svg:y="1.984cm" svg:viewBox="0 0 116 130" svg:d="M0 66c0-36 26-66 57-66 33 0 59 30 59 66 0 35-26 64-59 64-31 0-57-29-57-64z">
          <text:p/>
        </draw:path>
        <draw:path draw:style-name="gr22" draw:text-style-name="P2" draw:layer="layout" svg:width="0.115cm" svg:height="0.129cm" svg:x="16.629cm" svg:y="1.984cm" svg:viewBox="0 0 116 130" svg:d="M0 66c0-36 26-66 57-66 33 0 59 30 59 66 0 35-26 64-59 64-31 0-57-29-57-64z">
          <text:p/>
        </draw:path>
        <draw:line draw:style-name="gr18" draw:text-style-name="P2" draw:layer="layout" svg:x1="18.318cm" svg:y1="2.049cm" svg:x2="19.028cm" svg:y2="2.049cm">
          <text:p/>
        </draw:line>
        <draw:line draw:style-name="gr18" draw:text-style-name="P2" draw:layer="layout" svg:x1="17.78cm" svg:y1="2.049cm" svg:x2="17.044cm" svg:y2="2.049cm">
          <text:p/>
        </draw:line>
        <draw:polygon draw:style-name="gr19" draw:text-style-name="P1" draw:layer="layout" svg:width="0.537cm" svg:height="0.354cm" svg:x="17.78cm" svg:y="1.872cm" svg:viewBox="0 0 538 355" draw:points="538,355 0,355 0,0 538,0">
          <text:p/>
        </draw:polygon>
        <draw:line draw:style-name="gr20" draw:text-style-name="P2" draw:layer="layout" svg:x1="18.018cm" svg:y1="2.227cm" svg:x2="18.018cm" svg:y2="1.873cm">
          <text:p/>
        </draw:line>
        <draw:path draw:style-name="gr21" draw:text-style-name="P5" draw:layer="layout" svg:width="0.114cm" svg:height="0.129cm" svg:x="18.027cm" svg:y="13.31cm" svg:viewBox="0 0 115 130" svg:d="M0 65c0-35 26-65 58-65 31 0 57 30 57 65s-26 65-57 65c-32 0-58-30-58-65z">
          <text:p/>
        </draw:path>
        <draw:path draw:style-name="gr22" draw:text-style-name="P2" draw:layer="layout" svg:width="0.114cm" svg:height="0.129cm" svg:x="18.027cm" svg:y="13.309cm" svg:viewBox="0 0 115 130" svg:d="M0 65c0-35 26-65 58-65 31 0 57 30 57 65s-26 65-57 65c-32 0-58-30-58-65z">
          <text:p/>
        </draw:path>
        <draw:path draw:style-name="gr21" draw:text-style-name="P5" draw:layer="layout" svg:width="0.115cm" svg:height="0.129cm" svg:x="16.862cm" svg:y="13.31cm" svg:viewBox="0 0 116 130" svg:d="M0 65c0-35 26-65 57-65 33 0 59 30 59 65s-26 65-59 65c-31 0-57-30-57-65z">
          <text:p/>
        </draw:path>
        <draw:path draw:style-name="gr22" draw:text-style-name="P2" draw:layer="layout" svg:width="0.115cm" svg:height="0.129cm" svg:x="16.862cm" svg:y="13.309cm" svg:viewBox="0 0 116 130" svg:d="M0 65c0-35 26-65 57-65 33 0 59 30 59 65s-26 65-59 65c-31 0-57-30-57-65z">
          <text:p/>
        </draw:path>
        <draw:path draw:style-name="gr21" draw:text-style-name="P5" draw:layer="layout" svg:width="0.115cm" svg:height="0.129cm" svg:x="18.006cm" svg:y="13.31cm" svg:viewBox="0 0 116 130" svg:d="M0 65c0-35 27-65 58-65 32 0 58 30 58 65s-26 65-58 65c-31 0-58-30-58-65z">
          <text:p/>
        </draw:path>
        <draw:path draw:style-name="gr22" draw:text-style-name="P2" draw:layer="layout" svg:width="0.115cm" svg:height="0.129cm" svg:x="18.006cm" svg:y="13.309cm" svg:viewBox="0 0 116 130" svg:d="M0 65c0-35 27-65 58-65 32 0 58 30 58 65s-26 65-58 65c-31 0-58-30-58-65z">
          <text:p/>
        </draw:path>
        <draw:line draw:style-name="gr18" draw:text-style-name="P2" draw:layer="layout" svg:x1="17.609cm" svg:y1="13.374cm" svg:x2="17.932cm" svg:y2="13.374cm">
          <text:p/>
        </draw:line>
        <draw:line draw:style-name="gr18" draw:text-style-name="P2" draw:layer="layout" svg:x1="17.335cm" svg:y1="13.374cm" svg:x2="17.044cm" svg:y2="13.374cm">
          <text:p/>
        </draw:line>
        <draw:polygon draw:style-name="gr19" draw:text-style-name="P1" draw:layer="layout" svg:width="0.274cm" svg:height="0.354cm" svg:x="17.335cm" svg:y="13.198cm" svg:viewBox="0 0 275 355" draw:points="275,355 0,355 0,0 275,0">
          <text:p/>
        </draw:polygon>
        <draw:line draw:style-name="gr20" draw:text-style-name="P2" draw:layer="layout" svg:x1="17.488cm" svg:y1="13.552cm" svg:x2="17.488cm" svg:y2="13.198cm">
          <text:p/>
        </draw:line>
        <draw:line draw:style-name="gr18" draw:text-style-name="P2" draw:layer="layout" svg:x1="18.651cm" svg:y1="3.465cm" svg:x2="19.267cm" svg:y2="3.465cm">
          <text:p/>
        </draw:line>
        <draw:line draw:style-name="gr18" draw:text-style-name="P2" draw:layer="layout" svg:x1="18.107cm" svg:y1="3.465cm" svg:x2="17.606cm" svg:y2="3.465cm">
          <text:p/>
        </draw:line>
        <draw:polygon draw:style-name="gr19" draw:text-style-name="P1" draw:layer="layout" svg:width="0.545cm" svg:height="0.354cm" svg:x="18.106cm" svg:y="3.288cm" svg:viewBox="0 0 546 355" draw:points="546,355 0,355 0,0 546,0">
          <text:p/>
        </draw:polygon>
        <draw:line draw:style-name="gr20" draw:text-style-name="P2" draw:layer="layout" svg:x1="18.244cm" svg:y1="3.641cm" svg:x2="18.244cm" svg:y2="3.287cm">
          <text:p/>
        </draw:line>
        <draw:line draw:style-name="gr18" draw:text-style-name="P2" draw:layer="layout" svg:x1="17.526cm" svg:y1="7.241cm" svg:x2="18.189cm" svg:y2="7.241cm">
          <text:p/>
        </draw:line>
        <draw:line draw:style-name="gr18" draw:text-style-name="P2" draw:layer="layout" svg:x1="16.824cm" svg:y1="7.241cm" svg:x2="16.419cm" svg:y2="7.241cm">
          <text:p/>
        </draw:line>
        <draw:polygon draw:style-name="gr19" draw:text-style-name="P1" draw:layer="layout" svg:width="0.701cm" svg:height="0.354cm" svg:x="16.824cm" svg:y="7.063cm" svg:viewBox="0 0 702 355" draw:points="702,355 0,355 0,0 702,0">
          <text:p/>
        </draw:polygon>
        <draw:line draw:style-name="gr20" draw:text-style-name="P2" draw:layer="layout" svg:x1="17.191cm" svg:y1="7.417cm" svg:x2="17.191cm" svg:y2="7.063cm">
          <text:p/>
        </draw:line>
        <draw:path draw:style-name="gr21" draw:text-style-name="P5" draw:layer="layout" svg:width="0.115cm" svg:height="0.129cm" svg:x="18.783cm" svg:y="1.513cm" svg:viewBox="0 0 116 130" svg:d="M0 64c0-35 26-64 57-64 33 0 59 29 59 64 0 37-26 66-59 66-31 0-57-29-57-66z">
          <text:p/>
        </draw:path>
        <draw:path draw:style-name="gr22" draw:text-style-name="P2" draw:layer="layout" svg:width="0.115cm" svg:height="0.129cm" svg:x="18.783cm" svg:y="1.513cm" svg:viewBox="0 0 116 130" svg:d="M0 64c0-35 26-64 57-64 33 0 59 29 59 64 0 37-26 66-59 66-31 0-57-29-57-66z">
          <text:p/>
        </draw:path>
        <draw:path draw:style-name="gr21" draw:text-style-name="P5" draw:layer="layout" svg:width="0.115cm" svg:height="0.129cm" svg:x="17.996cm" svg:y="1.513cm" svg:viewBox="0 0 116 130" svg:d="M0 64c0-35 26-64 57-64 33 0 59 29 59 64 0 37-26 66-59 66-31 0-57-29-57-66z">
          <text:p/>
        </draw:path>
        <draw:path draw:style-name="gr22" draw:text-style-name="P2" draw:layer="layout" svg:width="0.115cm" svg:height="0.129cm" svg:x="17.996cm" svg:y="1.513cm" svg:viewBox="0 0 116 130" svg:d="M0 64c0-35 26-64 57-64 33 0 59 29 59 64 0 37-26 66-59 66-31 0-57-29-57-66z">
          <text:p/>
        </draw:path>
        <draw:path draw:style-name="gr21" draw:text-style-name="P5" draw:layer="layout" svg:width="0.115cm" svg:height="0.129cm" svg:x="17.943cm" svg:y="1.513cm" svg:viewBox="0 0 116 130" svg:d="M0 64c0-35 27-64 58-64 32 0 58 29 58 64 0 37-26 66-58 66-31 0-58-29-58-66z">
          <text:p/>
        </draw:path>
        <draw:path draw:style-name="gr22" draw:text-style-name="P2" draw:layer="layout" svg:width="0.115cm" svg:height="0.129cm" svg:x="17.943cm" svg:y="1.513cm" svg:viewBox="0 0 116 130" svg:d="M0 64c0-35 27-64 58-64 32 0 58 29 58 64 0 37-26 66-58 66-31 0-58-29-58-66z">
          <text:p/>
        </draw:path>
        <draw:path draw:style-name="gr21" draw:text-style-name="P5" draw:layer="layout" svg:width="0.115cm" svg:height="0.129cm" svg:x="17.964cm" svg:y="1.513cm" svg:viewBox="0 0 116 130" svg:d="M0 64c0-35 26-64 58-64 31 0 58 29 58 64 0 37-27 66-58 66-32 0-58-29-58-66z">
          <text:p/>
        </draw:path>
        <draw:path draw:style-name="gr22" draw:text-style-name="P2" draw:layer="layout" svg:width="0.115cm" svg:height="0.129cm" svg:x="17.964cm" svg:y="1.513cm" svg:viewBox="0 0 116 130" svg:d="M0 64c0-35 26-64 58-64 31 0 58 29 58 64 0 37-27 66-58 66-32 0-58-29-58-66z">
          <text:p/>
        </draw:path>
        <draw:line draw:style-name="gr18" draw:text-style-name="P2" draw:layer="layout" svg:x1="17.071cm" svg:y1="1.576cm" svg:x2="17.842cm" svg:y2="1.576cm">
          <text:p/>
        </draw:line>
        <draw:line draw:style-name="gr18" draw:text-style-name="P2" draw:layer="layout" svg:x1="16.486cm" svg:y1="1.576cm" svg:x2="16.038cm" svg:y2="1.576cm">
          <text:p/>
        </draw:line>
        <draw:polygon draw:style-name="gr19" draw:text-style-name="P1" draw:layer="layout" svg:width="0.584cm" svg:height="0.354cm" svg:x="16.487cm" svg:y="1.4cm" svg:viewBox="0 0 585 355" draw:points="585,355 0,355 0,0 585,0">
          <text:p/>
        </draw:polygon>
        <draw:line draw:style-name="gr20" draw:text-style-name="P2" draw:layer="layout" svg:x1="16.649cm" svg:y1="1.754cm" svg:x2="16.649cm" svg:y2="1.4cm">
          <text:p/>
        </draw:line>
        <draw:line draw:style-name="gr18" draw:text-style-name="P2" draw:layer="layout" svg:x1="16.992cm" svg:y1="9.599cm" svg:x2="17.217cm" svg:y2="9.599cm">
          <text:p/>
        </draw:line>
        <draw:line draw:style-name="gr18" draw:text-style-name="P2" draw:layer="layout" svg:x1="16.808cm" svg:y1="9.599cm" svg:x2="16.683cm" svg:y2="9.599cm">
          <text:p/>
        </draw:line>
        <draw:polygon draw:style-name="gr19" draw:text-style-name="P1" draw:layer="layout" svg:width="0.184cm" svg:height="0.354cm" svg:x="16.808cm" svg:y="9.423cm" svg:viewBox="0 0 185 355" draw:points="185,355 0,355 0,0 185,0">
          <text:p/>
        </draw:polygon>
        <draw:line draw:style-name="gr20" draw:text-style-name="P2" draw:layer="layout" svg:x1="16.849cm" svg:y1="9.777cm" svg:x2="16.849cm" svg:y2="9.423cm">
          <text:p/>
        </draw:line>
        <draw:line draw:style-name="gr18" draw:text-style-name="P2" draw:layer="layout" svg:x1="18.284cm" svg:y1="10.072cm" svg:x2="18.869cm" svg:y2="10.072cm">
          <text:p/>
        </draw:line>
        <draw:line draw:style-name="gr18" draw:text-style-name="P2" draw:layer="layout" svg:x1="17.732cm" svg:y1="10.072cm" svg:x2="16.916cm" svg:y2="10.072cm">
          <text:p/>
        </draw:line>
        <draw:polygon draw:style-name="gr19" draw:text-style-name="P1" draw:layer="layout" svg:width="0.551cm" svg:height="0.354cm" svg:x="17.732cm" svg:y="9.895cm" svg:viewBox="0 0 552 355" draw:points="552,355 0,355 0,0 552,0">
          <text:p/>
        </draw:polygon>
        <draw:line draw:style-name="gr20" draw:text-style-name="P2" draw:layer="layout" svg:x1="17.878cm" svg:y1="10.248cm" svg:x2="17.878cm" svg:y2="9.894cm">
          <text:p/>
        </draw:line>
        <draw:path draw:style-name="gr21" draw:text-style-name="P5" draw:layer="layout" svg:width="0.115cm" svg:height="0.129cm" svg:x="18.378cm" svg:y="10.951cm" svg:viewBox="0 0 116 130" svg:d="M0 66c0-37 26-66 58-66s58 29 58 66c0 34-26 64-58 64s-58-30-58-64z">
          <text:p/>
        </draw:path>
        <draw:path draw:style-name="gr22" draw:text-style-name="P2" draw:layer="layout" svg:width="0.115cm" svg:height="0.129cm" svg:x="18.378cm" svg:y="10.951cm" svg:viewBox="0 0 116 130" svg:d="M0 66c0-37 26-66 58-66s58 29 58 66c0 34-26 64-58 64s-58-30-58-64z">
          <text:p/>
        </draw:path>
        <draw:line draw:style-name="gr18" draw:text-style-name="P2" draw:layer="layout" svg:x1="17.827cm" svg:y1="11.016cm" svg:x2="18.136cm" svg:y2="11.016cm">
          <text:p/>
        </draw:line>
        <draw:line draw:style-name="gr18" draw:text-style-name="P2" draw:layer="layout" svg:x1="17.568cm" svg:y1="11.016cm" svg:x2="17.401cm" svg:y2="11.016cm">
          <text:p/>
        </draw:line>
        <draw:polygon draw:style-name="gr19" draw:text-style-name="P1" draw:layer="layout" svg:width="0.259cm" svg:height="0.354cm" svg:x="17.568cm" svg:y="10.838cm" svg:viewBox="0 0 260 355" draw:points="260,355 0,355 0,0 260,0">
          <text:p/>
        </draw:polygon>
        <draw:line draw:style-name="gr20" draw:text-style-name="P2" draw:layer="layout" svg:x1="17.701cm" svg:y1="11.193cm" svg:x2="17.701cm" svg:y2="10.839cm">
          <text:p/>
        </draw:line>
        <draw:path draw:style-name="gr21" draw:text-style-name="P5" draw:layer="layout" svg:width="0.115cm" svg:height="0.129cm" svg:x="16.987cm" svg:y="5.759cm" svg:viewBox="0 0 116 130" svg:d="M0 65c0-36 26-65 58-65s58 29 58 65-26 65-58 65-58-29-58-65z">
          <text:p/>
        </draw:path>
        <draw:path draw:style-name="gr22" draw:text-style-name="P2" draw:layer="layout" svg:width="0.115cm" svg:height="0.129cm" svg:x="16.987cm" svg:y="5.759cm" svg:viewBox="0 0 116 130" svg:d="M0 65c0-36 26-65 58-65s58 29 58 65-26 65-58 65-58-29-58-65z">
          <text:p/>
        </draw:path>
        <draw:path draw:style-name="gr21" draw:text-style-name="P5" draw:layer="layout" svg:width="0.115cm" svg:height="0.129cm" svg:x="18.482cm" svg:y="5.759cm" svg:viewBox="0 0 116 130" svg:d="M0 65c0-36 26-65 58-65s58 29 58 65-26 65-58 65-58-29-58-65z">
          <text:p/>
        </draw:path>
        <draw:path draw:style-name="gr22" draw:text-style-name="P2" draw:layer="layout" svg:width="0.115cm" svg:height="0.129cm" svg:x="18.482cm" svg:y="5.759cm" svg:viewBox="0 0 116 130" svg:d="M0 65c0-36 26-65 58-65s58 29 58 65-26 65-58 65-58-29-58-65z">
          <text:p/>
        </draw:path>
        <draw:line draw:style-name="gr18" draw:text-style-name="P2" draw:layer="layout" svg:x1="17.914cm" svg:y1="5.824cm" svg:x2="18.16cm" svg:y2="5.824cm">
          <text:p/>
        </draw:line>
        <draw:line draw:style-name="gr18" draw:text-style-name="P2" draw:layer="layout" svg:x1="17.6cm" svg:y1="5.824cm" svg:x2="17.273cm" svg:y2="5.824cm">
          <text:p/>
        </draw:line>
        <draw:polygon draw:style-name="gr19" draw:text-style-name="P1" draw:layer="layout" svg:width="0.314cm" svg:height="0.354cm" svg:x="17.6cm" svg:y="5.647cm" svg:viewBox="0 0 315 355" draw:points="315,355 0,355 0,0 315,0">
          <text:p/>
        </draw:polygon>
        <draw:line draw:style-name="gr20" draw:text-style-name="P2" draw:layer="layout" svg:x1="17.762cm" svg:y1="6.002cm" svg:x2="17.762cm" svg:y2="5.648cm">
          <text:p/>
        </draw:line>
        <draw:path draw:style-name="gr21" draw:text-style-name="P5" draw:layer="layout" svg:width="0.115cm" svg:height="0.129cm" svg:x="17.864cm" svg:y="4.344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7.864cm" svg:y="4.343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8.031cm" svg:y="4.344cm" svg:viewBox="0 0 116 130" svg:d="M0 65c0-36 26-65 58-65s58 29 58 65-26 65-58 65-58-29-58-65z">
          <text:p/>
        </draw:path>
        <draw:path draw:style-name="gr22" draw:text-style-name="P2" draw:layer="layout" svg:width="0.115cm" svg:height="0.129cm" svg:x="18.031cm" svg:y="4.343cm" svg:viewBox="0 0 116 130" svg:d="M0 65c0-36 26-65 58-65s58 29 58 65-26 65-58 65-58-29-58-65z">
          <text:p/>
        </draw:path>
        <draw:path draw:style-name="gr21" draw:text-style-name="P5" draw:layer="layout" svg:width="0.115cm" svg:height="0.129cm" svg:x="16.224cm" svg:y="4.344cm" svg:viewBox="0 0 116 130" svg:d="M0 65c0-36 27-65 57-65 33 0 59 29 59 65s-26 65-59 65c-30 0-57-29-57-65z">
          <text:p/>
        </draw:path>
        <draw:path draw:style-name="gr22" draw:text-style-name="P2" draw:layer="layout" svg:width="0.115cm" svg:height="0.129cm" svg:x="16.224cm" svg:y="4.343cm" svg:viewBox="0 0 116 130" svg:d="M0 65c0-36 27-65 57-65 33 0 59 29 59 65s-26 65-59 65c-30 0-57-29-57-65z">
          <text:p/>
        </draw:path>
        <draw:path draw:style-name="gr21" draw:text-style-name="P5" draw:layer="layout" svg:width="0.115cm" svg:height="0.129cm" svg:x="16.285cm" svg:y="4.344cm" svg:viewBox="0 0 116 130" svg:d="M0 65c0-36 27-65 58-65 32 0 58 29 58 65s-26 65-58 65c-31 0-58-29-58-65z">
          <text:p/>
        </draw:path>
        <draw:path draw:style-name="gr22" draw:text-style-name="P2" draw:layer="layout" svg:width="0.115cm" svg:height="0.129cm" svg:x="16.285cm" svg:y="4.343cm" svg:viewBox="0 0 116 130" svg:d="M0 65c0-36 27-65 58-65 32 0 58 29 58 65s-26 65-58 65c-31 0-58-29-58-65z">
          <text:p/>
        </draw:path>
        <draw:path draw:style-name="gr21" draw:text-style-name="P5" draw:layer="layout" svg:width="0.115cm" svg:height="0.129cm" svg:x="18.1cm" svg:y="4.344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8.1cm" svg:y="4.343cm" svg:viewBox="0 0 116 130" svg:d="M0 65c0-36 26-65 57-65 33 0 59 29 59 65s-26 65-59 65c-31 0-57-29-57-65z">
          <text:p/>
        </draw:path>
        <draw:path draw:style-name="gr21" draw:text-style-name="P5" draw:layer="layout" svg:width="0.115cm" svg:height="0.129cm" svg:x="17.746cm" svg:y="4.344cm" svg:viewBox="0 0 116 130" svg:d="M0 65c0-36 26-65 57-65 32 0 59 29 59 65s-27 65-59 65c-31 0-57-29-57-65z">
          <text:p/>
        </draw:path>
        <draw:path draw:style-name="gr22" draw:text-style-name="P2" draw:layer="layout" svg:width="0.115cm" svg:height="0.129cm" svg:x="17.746cm" svg:y="4.343cm" svg:viewBox="0 0 116 130" svg:d="M0 65c0-36 26-65 57-65 32 0 59 29 59 65s-27 65-59 65c-31 0-57-29-57-65z">
          <text:p/>
        </draw:path>
        <draw:line draw:style-name="gr18" draw:text-style-name="P2" draw:layer="layout" svg:x1="17.289cm" svg:y1="4.408cm" svg:x2="17.457cm" svg:y2="4.408cm">
          <text:p/>
        </draw:line>
        <draw:line draw:style-name="gr18" draw:text-style-name="P2" draw:layer="layout" svg:x1="16.979cm" svg:y1="4.408cm" svg:x2="16.728cm" svg:y2="4.408cm">
          <text:p/>
        </draw:line>
        <draw:polygon draw:style-name="gr19" draw:text-style-name="P1" draw:layer="layout" svg:width="0.309cm" svg:height="0.354cm" svg:x="16.979cm" svg:y="4.231cm" svg:viewBox="0 0 310 355" draw:points="310,355 0,355 0,0 310,0">
          <text:p/>
        </draw:polygon>
        <draw:line draw:style-name="gr20" draw:text-style-name="P2" draw:layer="layout" svg:x1="17.169cm" svg:y1="4.585cm" svg:x2="17.169cm" svg:y2="4.231cm">
          <text:p/>
        </draw:line>
        <draw:line draw:style-name="gr18" draw:text-style-name="P2" draw:layer="layout" svg:x1="18.16cm" svg:y1="5.353cm" svg:x2="18.567cm" svg:y2="5.353cm">
          <text:p/>
        </draw:line>
        <draw:line draw:style-name="gr18" draw:text-style-name="P2" draw:layer="layout" svg:x1="17.787cm" svg:y1="5.353cm" svg:x2="17.345cm" svg:y2="5.353cm">
          <text:p/>
        </draw:line>
        <draw:polygon draw:style-name="gr19" draw:text-style-name="P1" draw:layer="layout" svg:width="0.373cm" svg:height="0.354cm" svg:x="17.787cm" svg:y="5.175cm" svg:viewBox="0 0 374 355" draw:points="374,355 0,355 0,0 374,0">
          <text:p/>
        </draw:polygon>
        <draw:line draw:style-name="gr20" draw:text-style-name="P2" draw:layer="layout" svg:x1="17.894cm" svg:y1="5.529cm" svg:x2="17.894cm" svg:y2="5.175cm">
          <text:p/>
        </draw:line>
        <draw:path draw:style-name="gr21" draw:text-style-name="P5" draw:layer="layout" svg:width="0.115cm" svg:height="0.129cm" svg:x="17.756cm" svg:y="11.422cm" svg:viewBox="0 0 116 130" svg:d="M0 65c0-36 26-65 57-65 33 0 59 29 59 65s-26 65-59 65c-31 0-57-29-57-65z">
          <text:p/>
        </draw:path>
        <draw:path draw:style-name="gr22" draw:text-style-name="P2" draw:layer="layout" svg:width="0.115cm" svg:height="0.129cm" svg:x="17.756cm" svg:y="11.422cm" svg:viewBox="0 0 116 130" svg:d="M0 65c0-36 26-65 57-65 33 0 59 29 59 65s-26 65-59 65c-31 0-57-29-57-65z">
          <text:p/>
        </draw:path>
        <draw:line draw:style-name="gr18" draw:text-style-name="P2" draw:layer="layout" svg:x1="17.056cm" svg:y1="11.487cm" svg:x2="17.46cm" svg:y2="11.487cm">
          <text:p/>
        </draw:line>
        <draw:line draw:style-name="gr18" draw:text-style-name="P2" draw:layer="layout" svg:x1="16.6cm" svg:y1="11.487cm" svg:x2="16.177cm" svg:y2="11.487cm">
          <text:p/>
        </draw:line>
        <draw:polygon draw:style-name="gr19" draw:text-style-name="P1" draw:layer="layout" svg:width="0.456cm" svg:height="0.354cm" svg:x="16.6cm" svg:y="11.311cm" svg:viewBox="0 0 457 355" draw:points="457,355 0,355 0,0 457,0">
          <text:p/>
        </draw:polygon>
        <draw:line draw:style-name="gr20" draw:text-style-name="P2" draw:layer="layout" svg:x1="16.843cm" svg:y1="11.664cm" svg:x2="16.843cm" svg:y2="11.31cm">
          <text:p/>
        </draw:line>
        <draw:line draw:style-name="gr18" draw:text-style-name="P2" draw:layer="layout" svg:x1="18.459cm" svg:y1="8.184cm" svg:x2="19.191cm" svg:y2="8.184cm">
          <text:p/>
        </draw:line>
        <draw:line draw:style-name="gr18" draw:text-style-name="P2" draw:layer="layout" svg:x1="17.52cm" svg:y1="8.184cm" svg:x2="16.874cm" svg:y2="8.184cm">
          <text:p/>
        </draw:line>
        <draw:polygon draw:style-name="gr19" draw:text-style-name="P1" draw:layer="layout" svg:width="0.939cm" svg:height="0.354cm" svg:x="17.52cm" svg:y="8.006cm" svg:viewBox="0 0 940 355" draw:points="940,355 0,355 0,0 940,0">
          <text:p/>
        </draw:polygon>
        <draw:line draw:style-name="gr20" draw:text-style-name="P2" draw:layer="layout" svg:x1="17.937cm" svg:y1="8.36cm" svg:x2="17.937cm" svg:y2="8.006cm">
          <text:p/>
        </draw:line>
        <draw:line draw:style-name="gr18" draw:text-style-name="P2" draw:layer="layout" svg:x1="18.524cm" svg:y1="2.52cm" svg:x2="19.555cm" svg:y2="2.52cm">
          <text:p/>
        </draw:line>
        <draw:line draw:style-name="gr18" draw:text-style-name="P2" draw:layer="layout" svg:x1="17.739cm" svg:y1="2.52cm" svg:x2="16.798cm" svg:y2="2.52cm">
          <text:p/>
        </draw:line>
        <draw:polygon draw:style-name="gr19" draw:text-style-name="P1" draw:layer="layout" svg:width="0.785cm" svg:height="0.354cm" svg:x="17.739cm" svg:y="2.344cm" svg:viewBox="0 0 786 355" draw:points="786,355 0,355 0,0 786,0">
          <text:p/>
        </draw:polygon>
        <draw:line draw:style-name="gr20" draw:text-style-name="P2" draw:layer="layout" svg:x1="18.048cm" svg:y1="2.698cm" svg:x2="18.048cm" svg:y2="2.344cm">
          <text:p/>
        </draw:line>
        <draw:path draw:style-name="gr21" draw:text-style-name="P5" draw:layer="layout" svg:width="0.115cm" svg:height="0.129cm" svg:x="17.985cm" svg:y="12.367cm" svg:viewBox="0 0 116 130" svg:d="M0 66c0-37 26-66 58-66s58 29 58 66c0 35-26 64-58 64s-58-29-58-64z">
          <text:p/>
        </draw:path>
        <draw:path draw:style-name="gr22" draw:text-style-name="P2" draw:layer="layout" svg:width="0.115cm" svg:height="0.129cm" svg:x="17.985cm" svg:y="12.366cm" svg:viewBox="0 0 116 130" svg:d="M0 66c0-37 26-66 58-66s58 29 58 66c0 35-26 64-58 64s-58-29-58-64z">
          <text:p/>
        </draw:path>
        <draw:path draw:style-name="gr21" draw:text-style-name="P5" draw:layer="layout" svg:width="0.115cm" svg:height="0.129cm" svg:x="18.794cm" svg:y="12.367cm" svg:viewBox="0 0 116 130" svg:d="M0 66c0-37 26-66 57-66 33 0 59 29 59 66 0 35-26 64-59 64-31 0-57-29-57-64z">
          <text:p/>
        </draw:path>
        <draw:path draw:style-name="gr22" draw:text-style-name="P2" draw:layer="layout" svg:width="0.115cm" svg:height="0.129cm" svg:x="18.794cm" svg:y="12.366cm" svg:viewBox="0 0 116 130" svg:d="M0 66c0-37 26-66 57-66 33 0 59 29 59 66 0 35-26 64-59 64-31 0-57-29-57-64z">
          <text:p/>
        </draw:path>
        <draw:path draw:style-name="gr21" draw:text-style-name="P5" draw:layer="layout" svg:width="0.114cm" svg:height="0.129cm" svg:x="17.962cm" svg:y="12.367cm" svg:viewBox="0 0 115 130" svg:d="M0 66c0-37 25-66 57-66 31 0 58 29 58 66 0 35-27 64-58 64-32 0-57-29-57-64z">
          <text:p/>
        </draw:path>
        <draw:path draw:style-name="gr22" draw:text-style-name="P2" draw:layer="layout" svg:width="0.114cm" svg:height="0.129cm" svg:x="17.962cm" svg:y="12.366cm" svg:viewBox="0 0 115 130" svg:d="M0 66c0-37 25-66 57-66 31 0 58 29 58 66 0 35-27 64-58 64-32 0-57-29-57-64z">
          <text:p/>
        </draw:path>
        <draw:path draw:style-name="gr21" draw:text-style-name="P5" draw:layer="layout" svg:width="0.115cm" svg:height="0.129cm" svg:x="17.951cm" svg:y="12.367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17.951cm" svg:y="12.366cm" svg:viewBox="0 0 116 130" svg:d="M0 66c0-37 27-66 58-66 32 0 58 29 58 66 0 35-26 64-58 64-31 0-58-29-58-64z">
          <text:p/>
        </draw:path>
        <draw:path draw:style-name="gr21" draw:text-style-name="P5" draw:layer="layout" svg:width="0.115cm" svg:height="0.129cm" svg:x="18.006cm" svg:y="12.367cm" svg:viewBox="0 0 116 130" svg:d="M0 66c0-37 27-66 58-66 32 0 58 29 58 66 0 35-26 64-58 64-31 0-58-29-58-64z">
          <text:p/>
        </draw:path>
        <draw:path draw:style-name="gr22" draw:text-style-name="P2" draw:layer="layout" svg:width="0.115cm" svg:height="0.129cm" svg:x="18.006cm" svg:y="12.366cm" svg:viewBox="0 0 116 130" svg:d="M0 66c0-37 27-66 58-66 32 0 58 29 58 66 0 35-26 64-58 64-31 0-58-29-58-64z">
          <text:p/>
        </draw:path>
        <draw:line draw:style-name="gr18" draw:text-style-name="P2" draw:layer="layout" svg:x1="17.562cm" svg:y1="12.431cm" svg:x2="17.856cm" svg:y2="12.431cm">
          <text:p/>
        </draw:line>
        <draw:line draw:style-name="gr18" draw:text-style-name="P2" draw:layer="layout" svg:x1="17.301cm" svg:y1="12.431cm" svg:x2="17.078cm" svg:y2="12.431cm">
          <text:p/>
        </draw:line>
        <draw:polygon draw:style-name="gr19" draw:text-style-name="P1" draw:layer="layout" svg:width="0.261cm" svg:height="0.354cm" svg:x="17.301cm" svg:y="12.254cm" svg:viewBox="0 0 262 355" draw:points="262,355 0,355 0,0 262,0">
          <text:p/>
        </draw:polygon>
        <draw:line draw:style-name="gr20" draw:text-style-name="P2" draw:layer="layout" svg:x1="17.412cm" svg:y1="12.608cm" svg:x2="17.412cm" svg:y2="12.254cm">
          <text:p/>
        </draw:line>
        <draw:line draw:style-name="gr18" draw:text-style-name="P2" draw:layer="layout" svg:x1="17.084cm" svg:y1="10.543cm" svg:x2="17.526cm" svg:y2="10.543cm">
          <text:p/>
        </draw:line>
        <draw:line draw:style-name="gr18" draw:text-style-name="P2" draw:layer="layout" svg:x1="16.642cm" svg:y1="10.543cm" svg:x2="16.125cm" svg:y2="10.543cm">
          <text:p/>
        </draw:line>
        <draw:polygon draw:style-name="gr19" draw:text-style-name="P1" draw:layer="layout" svg:width="0.442cm" svg:height="0.354cm" svg:x="16.641cm" svg:y="10.366cm" svg:viewBox="0 0 443 355" draw:points="443,355 0,355 0,0 443,0">
          <text:p/>
        </draw:polygon>
        <draw:line draw:style-name="gr20" draw:text-style-name="P2" draw:layer="layout" svg:x1="16.811cm" svg:y1="10.72cm" svg:x2="16.811cm" svg:y2="10.366cm">
          <text:p/>
        </draw:line>
        <draw:line draw:style-name="gr18" draw:text-style-name="P2" draw:layer="layout" svg:x1="19.021cm" svg:y1="12.903cm" svg:x2="20.61cm" svg:y2="12.903cm">
          <text:p/>
        </draw:line>
        <draw:line draw:style-name="gr18" draw:text-style-name="P2" draw:layer="layout" svg:x1="17.915cm" svg:y1="12.903cm" svg:x2="17.259cm" svg:y2="12.903cm">
          <text:p/>
        </draw:line>
        <draw:polygon draw:style-name="gr19" draw:text-style-name="P1" draw:layer="layout" svg:width="1.106cm" svg:height="0.354cm" svg:x="17.914cm" svg:y="12.726cm" svg:viewBox="0 0 1107 355" draw:points="1107,355 0,355 0,0 1107,0">
          <text:p/>
        </draw:polygon>
        <draw:line draw:style-name="gr20" draw:text-style-name="P2" draw:layer="layout" svg:x1="18.431cm" svg:y1="13.08cm" svg:x2="18.431cm" svg:y2="12.726cm">
          <text:p/>
        </draw:line>
        <draw:line draw:style-name="gr18" draw:text-style-name="P2" draw:layer="layout" svg:x1="17.866cm" svg:y1="11.959cm" svg:x2="18.413cm" svg:y2="11.959cm">
          <text:p/>
        </draw:line>
        <draw:line draw:style-name="gr18" draw:text-style-name="P2" draw:layer="layout" svg:x1="17.027cm" svg:y1="11.959cm" svg:x2="16.728cm" svg:y2="11.959cm">
          <text:p/>
        </draw:line>
        <draw:polygon draw:style-name="gr19" draw:text-style-name="P1" draw:layer="layout" svg:width="0.839cm" svg:height="0.355cm" svg:x="17.027cm" svg:y="11.781cm" svg:viewBox="0 0 840 356" draw:points="840,356 0,356 0,0 840,0">
          <text:p/>
        </draw:polygon>
        <draw:line draw:style-name="gr20" draw:text-style-name="P2" draw:layer="layout" svg:x1="17.28cm" svg:y1="12.137cm" svg:x2="17.28cm" svg:y2="11.782cm">
          <text:p/>
        </draw:line>
        <draw:line draw:style-name="gr18" draw:text-style-name="P2" draw:layer="layout" svg:x1="17.297cm" svg:y1="2.993cm" svg:x2="17.446cm" svg:y2="2.993cm">
          <text:p/>
        </draw:line>
        <draw:line draw:style-name="gr18" draw:text-style-name="P2" draw:layer="layout" svg:x1="16.916cm" svg:y1="2.993cm" svg:x2="16.586cm" svg:y2="2.993cm">
          <text:p/>
        </draw:line>
        <draw:polygon draw:style-name="gr19" draw:text-style-name="P1" draw:layer="layout" svg:width="0.381cm" svg:height="0.354cm" svg:x="16.916cm" svg:y="2.815cm" svg:viewBox="0 0 382 355" draw:points="382,355 0,355 0,0 382,0">
          <text:p/>
        </draw:polygon>
        <draw:line draw:style-name="gr20" draw:text-style-name="P2" draw:layer="layout" svg:x1="17.193cm" svg:y1="3.17cm" svg:x2="17.193cm" svg:y2="2.816cm">
          <text:p/>
        </draw:line>
        <draw:polygon draw:style-name="gr25" draw:text-style-name="P6" draw:layer="layout" svg:width="5.029cm" svg:height="0.588cm" svg:x="0.24cm" svg:y="0.181cm" svg:viewBox="0 0 5030 589" draw:points="0,589 5030,589 5030,0 0,0">
          <text:p/>
        </draw:polygon>
        <draw:frame draw:style-name="gr14" draw:text-style-name="P4" draw:layer="layout" svg:width="1.801cm" svg:height="0.276cm" svg:x="3.348cm" svg:y="3.811cm">
          <draw:text-box>
            <text:p text:style-name="P3"><text:span text:style-name="T1">KAS_GEL_3388</text:span></text:p>
          </draw:text-box>
        </draw:frame>
        <draw:polygon draw:style-name="gr25" draw:text-style-name="P6" draw:layer="layout" svg:width="5.029cm" svg:height="0.588cm" svg:x="5.43cm" svg:y="0.181cm" svg:viewBox="0 0 5030 589" draw:points="0,589 5030,589 5030,0 0,0">
          <text:p/>
        </draw:polygon>
        <draw:frame draw:style-name="gr26" draw:text-style-name="P7" draw:layer="layout" svg:width="0.658cm" svg:height="0.357cm" svg:x="2.5cm" svg:y="0.312cm">
          <draw:text-box>
            <text:p text:style-name="P3"><text:span text:style-name="T2">Tree</text:span></text:p>
          </draw:text-box>
        </draw:frame>
        <draw:polygon draw:style-name="gr25" draw:text-style-name="P6" draw:layer="layout" svg:width="5.029cm" svg:height="0.588cm" svg:x="10.62cm" svg:y="0.181cm" svg:viewBox="0 0 5030 589" draw:points="0,589 5030,589 5030,0 0,0">
          <text:p/>
        </draw:polygon>
        <draw:frame draw:style-name="gr27" draw:text-style-name="P7" draw:layer="layout" svg:width="2.436cm" svg:height="0.357cm" svg:x="6.939cm" svg:y="0.312cm">
          <draw:text-box>
            <text:p text:style-name="P3"><text:span text:style-name="T2">Spore length, µm</text:span></text:p>
          </draw:text-box>
        </draw:frame>
        <draw:polygon draw:style-name="gr25" draw:text-style-name="P6" draw:layer="layout" svg:width="5.028cm" svg:height="0.588cm" svg:x="15.809cm" svg:y="0.181cm" svg:viewBox="0 0 5029 589" draw:points="0,589 5029,589 5029,0 0,0">
          <text:p/>
        </draw:polygon>
        <draw:frame draw:style-name="gr28" draw:text-style-name="P7" draw:layer="layout" svg:width="2.309cm" svg:height="0.357cm" svg:x="12.181cm" svg:y="0.312cm">
          <draw:text-box>
            <text:p text:style-name="P3"><text:span text:style-name="T2">Spore width, µm</text:span></text:p>
          </draw:text-box>
        </draw:frame>
        <draw:line draw:style-name="gr29" draw:text-style-name="P2" draw:layer="layout" svg:x1="0.24cm" svg:y1="14.655cm" svg:x2="5.269cm" svg:y2="14.655cm">
          <text:p/>
        </draw:line>
        <draw:line draw:style-name="gr18" draw:text-style-name="P2" draw:layer="layout" svg:x1="0.469cm" svg:y1="14.746cm" svg:x2="0.469cm" svg:y2="14.655cm">
          <text:p/>
        </draw:line>
        <draw:line draw:style-name="gr18" draw:text-style-name="P2" draw:layer="layout" svg:x1="1.384cm" svg:y1="14.746cm" svg:x2="1.384cm" svg:y2="14.655cm">
          <text:p/>
        </draw:line>
        <draw:line draw:style-name="gr18" draw:text-style-name="P2" draw:layer="layout" svg:x1="2.298cm" svg:y1="14.746cm" svg:x2="2.298cm" svg:y2="14.655cm">
          <text:p/>
        </draw:line>
        <draw:line draw:style-name="gr18" draw:text-style-name="P2" draw:layer="layout" svg:x1="3.212cm" svg:y1="14.746cm" svg:x2="3.212cm" svg:y2="14.655cm">
          <text:p/>
        </draw:line>
        <draw:line draw:style-name="gr18" draw:text-style-name="P2" draw:layer="layout" svg:x1="4.126cm" svg:y1="14.746cm" svg:x2="4.126cm" svg:y2="14.655cm">
          <text:p/>
        </draw:line>
        <draw:line draw:style-name="gr18" draw:text-style-name="P2" draw:layer="layout" svg:x1="5.041cm" svg:y1="14.746cm" svg:x2="5.041cm" svg:y2="14.655cm">
          <text:p/>
        </draw:line>
        <draw:frame draw:style-name="gr30" draw:text-style-name="P7" draw:layer="layout" svg:width="3.359cm" svg:height="0.357cm" svg:x="16.938cm" svg:y="0.312cm">
          <draw:text-box>
            <text:p text:style-name="P3"><text:span text:style-name="T2">Spore length/width ratio</text:span></text:p>
          </draw:text-box>
        </draw:frame>
        <draw:frame draw:style-name="gr31" draw:text-style-name="P7" draw:layer="layout" svg:width="0.624cm" svg:height="0.357cm" svg:x="0.213cm" svg:y="14.763cm">
          <draw:text-box>
            <text:p text:style-name="P3"><text:span text:style-name="T3">0.00</text:span></text:p>
          </draw:text-box>
        </draw:frame>
        <draw:frame draw:style-name="gr31" draw:text-style-name="P7" draw:layer="layout" svg:width="0.624cm" svg:height="0.357cm" svg:x="1.127cm" svg:y="14.763cm">
          <draw:text-box>
            <text:p text:style-name="P3"><text:span text:style-name="T3">0.05</text:span></text:p>
          </draw:text-box>
        </draw:frame>
        <draw:frame draw:style-name="gr31" draw:text-style-name="P7" draw:layer="layout" svg:width="0.624cm" svg:height="0.357cm" svg:x="2.042cm" svg:y="14.763cm">
          <draw:text-box>
            <text:p text:style-name="P3"><text:span text:style-name="T3">0.10</text:span></text:p>
          </draw:text-box>
        </draw:frame>
        <draw:frame draw:style-name="gr31" draw:text-style-name="P7" draw:layer="layout" svg:width="0.624cm" svg:height="0.357cm" svg:x="2.956cm" svg:y="14.763cm">
          <draw:text-box>
            <text:p text:style-name="P3"><text:span text:style-name="T3">0.15</text:span></text:p>
          </draw:text-box>
        </draw:frame>
        <draw:frame draw:style-name="gr31" draw:text-style-name="P7" draw:layer="layout" svg:width="0.624cm" svg:height="0.357cm" svg:x="3.87cm" svg:y="14.763cm">
          <draw:text-box>
            <text:p text:style-name="P3"><text:span text:style-name="T3">0.20</text:span></text:p>
          </draw:text-box>
        </draw:frame>
        <draw:line draw:style-name="gr29" draw:text-style-name="P2" draw:layer="layout" svg:x1="5.43cm" svg:y1="14.655cm" svg:x2="10.459cm" svg:y2="14.655cm">
          <text:p/>
        </draw:line>
        <draw:line draw:style-name="gr18" draw:text-style-name="P2" draw:layer="layout" svg:x1="6.675cm" svg:y1="14.746cm" svg:x2="6.675cm" svg:y2="14.655cm">
          <text:p/>
        </draw:line>
        <draw:line draw:style-name="gr18" draw:text-style-name="P2" draw:layer="layout" svg:x1="8.303cm" svg:y1="14.746cm" svg:x2="8.303cm" svg:y2="14.655cm">
          <text:p/>
        </draw:line>
        <draw:line draw:style-name="gr18" draw:text-style-name="P2" draw:layer="layout" svg:x1="9.931cm" svg:y1="14.746cm" svg:x2="9.931cm" svg:y2="14.655cm">
          <text:p/>
        </draw:line>
        <draw:frame draw:style-name="gr31" draw:text-style-name="P7" draw:layer="layout" svg:width="0.624cm" svg:height="0.357cm" svg:x="4.785cm" svg:y="14.763cm">
          <draw:text-box>
            <text:p text:style-name="P3"><text:span text:style-name="T3">0.25</text:span></text:p>
          </draw:text-box>
        </draw:frame>
        <draw:frame draw:style-name="gr32" draw:text-style-name="P7" draw:layer="layout" svg:width="0.358cm" svg:height="0.357cm" svg:x="6.528cm" svg:y="14.763cm">
          <draw:text-box>
            <text:p text:style-name="P3"><text:span text:style-name="T3">15</text:span></text:p>
          </draw:text-box>
        </draw:frame>
        <draw:frame draw:style-name="gr32" draw:text-style-name="P7" draw:layer="layout" svg:width="0.358cm" svg:height="0.357cm" svg:x="8.156cm" svg:y="14.763cm">
          <draw:text-box>
            <text:p text:style-name="P3"><text:span text:style-name="T3">20</text:span></text:p>
          </draw:text-box>
        </draw:frame>
        <draw:line draw:style-name="gr29" draw:text-style-name="P2" draw:layer="layout" svg:x1="10.62cm" svg:y1="14.655cm" svg:x2="15.649cm" svg:y2="14.655cm">
          <text:p/>
        </draw:line>
        <draw:line draw:style-name="gr18" draw:text-style-name="P2" draw:layer="layout" svg:x1="10.658cm" svg:y1="14.746cm" svg:x2="10.658cm" svg:y2="14.655cm">
          <text:p/>
        </draw:line>
        <draw:line draw:style-name="gr18" draw:text-style-name="P2" draw:layer="layout" svg:x1="11.849cm" svg:y1="14.746cm" svg:x2="11.849cm" svg:y2="14.655cm">
          <text:p/>
        </draw:line>
        <draw:line draw:style-name="gr18" draw:text-style-name="P2" draw:layer="layout" svg:x1="13.039cm" svg:y1="14.746cm" svg:x2="13.039cm" svg:y2="14.655cm">
          <text:p/>
        </draw:line>
        <draw:line draw:style-name="gr18" draw:text-style-name="P2" draw:layer="layout" svg:x1="14.23cm" svg:y1="14.746cm" svg:x2="14.23cm" svg:y2="14.655cm">
          <text:p/>
        </draw:line>
        <draw:line draw:style-name="gr18" draw:text-style-name="P2" draw:layer="layout" svg:x1="15.42cm" svg:y1="14.746cm" svg:x2="15.42cm" svg:y2="14.655cm">
          <text:p/>
        </draw:line>
        <draw:frame draw:style-name="gr32" draw:text-style-name="P7" draw:layer="layout" svg:width="0.358cm" svg:height="0.357cm" svg:x="9.785cm" svg:y="14.763cm">
          <draw:text-box>
            <text:p text:style-name="P3"><text:span text:style-name="T3">25</text:span></text:p>
          </draw:text-box>
        </draw:frame>
        <draw:frame draw:style-name="gr33" draw:text-style-name="P7" draw:layer="layout" svg:width="0.447cm" svg:height="0.357cm" svg:x="10.475cm" svg:y="14.763cm">
          <draw:text-box>
            <text:p text:style-name="P3"><text:span text:style-name="T3">1.0</text:span></text:p>
          </draw:text-box>
        </draw:frame>
        <draw:frame draw:style-name="gr33" draw:text-style-name="P7" draw:layer="layout" svg:width="0.447cm" svg:height="0.357cm" svg:x="11.666cm" svg:y="14.763cm">
          <draw:text-box>
            <text:p text:style-name="P3"><text:span text:style-name="T3">1.5</text:span></text:p>
          </draw:text-box>
        </draw:frame>
        <draw:frame draw:style-name="gr33" draw:text-style-name="P7" draw:layer="layout" svg:width="0.447cm" svg:height="0.357cm" svg:x="12.856cm" svg:y="14.763cm">
          <draw:text-box>
            <text:p text:style-name="P3"><text:span text:style-name="T3">2.0</text:span></text:p>
          </draw:text-box>
        </draw:frame>
        <draw:frame draw:style-name="gr33" draw:text-style-name="P7" draw:layer="layout" svg:width="0.447cm" svg:height="0.357cm" svg:x="14.047cm" svg:y="14.763cm">
          <draw:text-box>
            <text:p text:style-name="P3"><text:span text:style-name="T3">2.5</text:span></text:p>
          </draw:text-box>
        </draw:frame>
        <draw:line draw:style-name="gr29" draw:text-style-name="P2" draw:layer="layout" svg:x1="15.809cm" svg:y1="14.655cm" svg:x2="20.837cm" svg:y2="14.655cm">
          <text:p/>
        </draw:line>
        <draw:line draw:style-name="gr18" draw:text-style-name="P2" draw:layer="layout" svg:x1="15.986cm" svg:y1="14.746cm" svg:x2="15.986cm" svg:y2="14.655cm">
          <text:p/>
        </draw:line>
        <draw:line draw:style-name="gr18" draw:text-style-name="P2" draw:layer="layout" svg:x1="17.72cm" svg:y1="14.746cm" svg:x2="17.72cm" svg:y2="14.655cm">
          <text:p/>
        </draw:line>
        <draw:line draw:style-name="gr18" draw:text-style-name="P2" draw:layer="layout" svg:x1="19.454cm" svg:y1="14.746cm" svg:x2="19.454cm" svg:y2="14.655cm">
          <text:p/>
        </draw:line>
        <draw:frame draw:style-name="gr33" draw:text-style-name="P7" draw:layer="layout" svg:width="0.447cm" svg:height="0.357cm" svg:x="15.237cm" svg:y="14.763cm">
          <draw:text-box>
            <text:p text:style-name="P3"><text:span text:style-name="T3">3.0</text:span></text:p>
          </draw:text-box>
        </draw:frame>
        <draw:frame draw:style-name="gr34" draw:text-style-name="P7" draw:layer="layout" svg:width="0.263cm" svg:height="0.357cm" svg:x="15.913cm" svg:y="14.763cm">
          <draw:text-box>
            <text:p text:style-name="P3"><text:span text:style-name="T3">5</text:span></text:p>
          </draw:text-box>
        </draw:frame>
        <draw:frame draw:style-name="gr32" draw:text-style-name="P7" draw:layer="layout" svg:width="0.358cm" svg:height="0.357cm" svg:x="17.574cm" svg:y="14.763cm">
          <draw:text-box>
            <text:p text:style-name="P3"><text:span text:style-name="T3">10</text:span></text:p>
          </draw:text-box>
        </draw:frame>
        <draw:frame draw:style-name="gr32" draw:text-style-name="P7" draw:layer="layout" svg:width="0.358cm" svg:height="0.357cm" svg:x="19.308cm" svg:y="14.763cm">
          <draw:text-box>
            <text:p text:style-name="P3"><text:span text:style-name="T3">15</text:span></text:p>
          </draw:text-box>
        </draw:frame>
        <draw:polygon draw:style-name="gr1" draw:text-style-name="P1" draw:layer="layout" svg:width="20.999cm" svg:height="13.559cm" svg:x="0cm" svg:y="15.701cm" svg:viewBox="0 0 21000 13560" draw:points="0,13560 21000,13560 21000,0 0,0">
          <text:p/>
        </draw:polygon>
        <draw:polygon draw:style-name="gr1" draw:text-style-name="P1" draw:layer="layout" svg:width="5.029cm" svg:height="12.307cm" svg:x="0.24cm" svg:y="16.483cm" svg:viewBox="0 0 5030 12308" draw:points="0,12308 5030,12308 5030,0 0,0">
          <text:p/>
        </draw:polygon>
        <draw:polyline draw:style-name="gr2" draw:text-style-name="P2" draw:layer="layout" svg:width="0cm" svg:height="0cm" svg:x="1.027cm" svg:y="26.82cm" svg:viewBox="0 0 0 0" draw:points="0,0">
          <text:p/>
        </draw:polyline>
        <draw:line draw:style-name="gr2" draw:text-style-name="P2" draw:layer="layout" svg:x1="1.027cm" svg:y1="26.401cm" svg:x2="1.277cm" svg:y2="26.401cm">
          <text:p/>
        </draw:line>
        <draw:line draw:style-name="gr2" draw:text-style-name="P2" draw:layer="layout" svg:x1="0.592cm" svg:y1="27.238cm" svg:x2="0.933cm" svg:y2="27.238cm">
          <text:p/>
        </draw:line>
        <draw:line draw:style-name="gr2" draw:text-style-name="P2" draw:layer="layout" svg:x1="0.807cm" svg:y1="28.074cm" svg:x2="0.976cm" svg:y2="28.074cm">
          <text:p/>
        </draw:line>
        <draw:line draw:style-name="gr2" draw:text-style-name="P2" draw:layer="layout" svg:x1="0.807cm" svg:y1="27.656cm" svg:x2="0.852cm" svg:y2="27.656cm">
          <text:p/>
        </draw:line>
        <draw:line draw:style-name="gr2" draw:text-style-name="P2" draw:layer="layout" svg:x1="3.153cm" svg:y1="25.983cm" svg:x2="3.449cm" svg:y2="25.983cm">
          <text:p/>
        </draw:line>
        <draw:line draw:style-name="gr2" draw:text-style-name="P2" draw:layer="layout" svg:x1="3.354cm" svg:y1="25.565cm" svg:x2="3.39cm" svg:y2="25.565cm">
          <text:p/>
        </draw:line>
        <draw:polyline draw:style-name="gr2" draw:text-style-name="P2" draw:layer="layout" svg:width="0cm" svg:height="0cm" svg:x="3.354cm" svg:y="25.146cm" svg:viewBox="0 0 0 0" draw:points="0,0">
          <text:p/>
        </draw:polyline>
        <draw:polyline draw:style-name="gr2" draw:text-style-name="P2" draw:layer="layout" svg:width="0cm" svg:height="0cm" svg:x="3.354cm" svg:y="24.728cm" svg:viewBox="0 0 0 0" draw:points="0,0">
          <text:p/>
        </draw:polyline>
        <draw:polyline draw:style-name="gr2" draw:text-style-name="P2" draw:layer="layout" svg:width="0cm" svg:height="0cm" svg:x="3.428cm" svg:y="24.309cm" svg:viewBox="0 0 0 0" draw:points="0,0">
          <text:p/>
        </draw:polyline>
        <draw:polyline draw:style-name="gr2" draw:text-style-name="P2" draw:layer="layout" svg:width="0cm" svg:height="0cm" svg:x="3.428cm" svg:y="23.892cm" svg:viewBox="0 0 0 0" draw:points="0,0">
          <text:p/>
        </draw:polyline>
        <draw:polyline draw:style-name="gr2" draw:text-style-name="P2" draw:layer="layout" svg:width="0cm" svg:height="0cm" svg:x="3.428cm" svg:y="23.473cm" svg:viewBox="0 0 0 0" draw:points="0,0">
          <text:p/>
        </draw:polyline>
        <draw:polyline draw:style-name="gr2" draw:text-style-name="P2" draw:layer="layout" svg:width="0cm" svg:height="0cm" svg:x="3.392cm" svg:y="23.055cm" svg:viewBox="0 0 0 0" draw:points="0,0">
          <text:p/>
        </draw:polyline>
        <draw:polyline draw:style-name="gr2" draw:text-style-name="P2" draw:layer="layout" svg:width="0cm" svg:height="0cm" svg:x="3.392cm" svg:y="22.636cm" svg:viewBox="0 0 0 0" draw:points="0,0">
          <text:p/>
        </draw:polyline>
        <draw:line draw:style-name="gr2" draw:text-style-name="P2" draw:layer="layout" svg:x1="3.392cm" svg:y1="22.219cm" svg:x2="3.47cm" svg:y2="22.219cm">
          <text:p/>
        </draw:line>
        <draw:polyline draw:style-name="gr2" draw:text-style-name="P2" draw:layer="layout" svg:width="0cm" svg:height="0cm" svg:x="3.237cm" svg:y="21.8cm" svg:viewBox="0 0 0 0" draw:points="0,0">
          <text:p/>
        </draw:polyline>
        <draw:line draw:style-name="gr2" draw:text-style-name="P2" draw:layer="layout" svg:x1="3.282cm" svg:y1="21.382cm" svg:x2="3.333cm" svg:y2="21.382cm">
          <text:p/>
        </draw:line>
        <draw:line draw:style-name="gr2" draw:text-style-name="P2" draw:layer="layout" svg:x1="3.282cm" svg:y1="20.963cm" svg:x2="3.318cm" svg:y2="20.963cm">
          <text:p/>
        </draw:line>
        <draw:polyline draw:style-name="gr2" draw:text-style-name="P2" draw:layer="layout" svg:width="0cm" svg:height="0cm" svg:x="3.282cm" svg:y="20.546cm" svg:viewBox="0 0 0 0" draw:points="0,0">
          <text:p/>
        </draw:polyline>
        <draw:line draw:style-name="gr2" draw:text-style-name="P2" draw:layer="layout" svg:x1="3.282cm" svg:y1="20.127cm" svg:x2="3.318cm" svg:y2="20.127cm">
          <text:p/>
        </draw:line>
        <draw:polyline draw:style-name="gr2" draw:text-style-name="P2" draw:layer="layout" svg:width="0cm" svg:height="0cm" svg:x="3.39cm" svg:y="18.873cm" svg:viewBox="0 0 0 0" draw:points="0,0">
          <text:p/>
        </draw:polyline>
        <draw:polyline draw:style-name="gr2" draw:text-style-name="P2" draw:layer="layout" svg:width="0cm" svg:height="0cm" svg:x="3.39cm" svg:y="18.454cm" svg:viewBox="0 0 0 0" draw:points="0,0">
          <text:p/>
        </draw:polyline>
        <draw:polyline draw:style-name="gr2" draw:text-style-name="P2" draw:layer="layout" svg:width="0cm" svg:height="0cm" svg:x="3.427cm" svg:y="18.036cm" svg:viewBox="0 0 0 0" draw:points="0,0">
          <text:p/>
        </draw:polyline>
        <draw:polyline draw:style-name="gr2" draw:text-style-name="P2" draw:layer="layout" svg:width="0cm" svg:height="0cm" svg:x="3.427cm" svg:y="17.617cm" svg:viewBox="0 0 0 0" draw:points="0,0">
          <text:p/>
        </draw:polyline>
        <draw:polyline draw:style-name="gr2" draw:text-style-name="P2" draw:layer="layout" svg:width="0cm" svg:height="0cm" svg:x="3.427cm" svg:y="17.199cm" svg:viewBox="0 0 0 0" draw:points="0,0">
          <text:p/>
        </draw:polyline>
        <draw:polyline draw:style-name="gr2" draw:text-style-name="P2" draw:layer="layout" svg:width="0cm" svg:height="0cm" svg:x="3.318cm" svg:y="19.709cm" svg:viewBox="0 0 0 0" draw:points="0,0">
          <text:p/>
        </draw:polyline>
        <draw:polyline draw:style-name="gr2" draw:text-style-name="P2" draw:layer="layout" svg:width="0cm" svg:height="0cm" svg:x="3.318cm" svg:y="19.29cm" svg:viewBox="0 0 0 0" draw:points="0,0">
          <text:p/>
        </draw:polyline>
        <draw:polyline draw:style-name="gr2" draw:text-style-name="P2" draw:layer="layout" svg:width="0cm" svg:height="0cm" svg:x="0.469cm" svg:y="26.016cm" svg:viewBox="0 0 0 0" draw:points="0,0">
          <text:p/>
        </draw:polyline>
        <draw:line draw:style-name="gr2" draw:text-style-name="P2" draw:layer="layout" svg:x1="0.592cm" svg:y1="26.61cm" svg:x2="1.026cm" svg:y2="26.61cm">
          <text:p/>
        </draw:line>
        <draw:line draw:style-name="gr2" draw:text-style-name="P2" draw:layer="layout" svg:x1="0.469cm" svg:y1="26.924cm" svg:x2="0.592cm" svg:y2="26.924cm">
          <text:p/>
        </draw:line>
        <draw:line draw:style-name="gr2" draw:text-style-name="P2" draw:layer="layout" svg:x1="0.469cm" svg:y1="27.865cm" svg:x2="0.807cm" svg:y2="27.865cm">
          <text:p/>
        </draw:line>
        <draw:line draw:style-name="gr2" draw:text-style-name="P2" draw:layer="layout" svg:x1="0.469cm" svg:y1="23.26cm" svg:x2="3.054cm" svg:y2="23.26cm">
          <text:p/>
        </draw:line>
        <draw:line draw:style-name="gr2" draw:text-style-name="P2" draw:layer="layout" svg:x1="3.054cm" svg:y1="25.146cm" svg:x2="3.153cm" svg:y2="25.146cm">
          <text:p/>
        </draw:line>
        <draw:line draw:style-name="gr2" draw:text-style-name="P2" draw:layer="layout" svg:x1="3.153cm" svg:y1="24.309cm" svg:x2="3.264cm" svg:y2="24.309cm">
          <text:p/>
        </draw:line>
        <draw:line draw:style-name="gr2" draw:text-style-name="P2" draw:layer="layout" svg:x1="3.264cm" svg:y1="25.251cm" svg:x2="3.354cm" svg:y2="25.251cm">
          <text:p/>
        </draw:line>
        <draw:polyline draw:style-name="gr2" draw:text-style-name="P2" draw:layer="layout" svg:width="0cm" svg:height="0cm" svg:x="3.354cm" svg:y="24.937cm" svg:viewBox="0 0 0 0" draw:points="0,0">
          <text:p/>
        </draw:polyline>
        <draw:line draw:style-name="gr2" draw:text-style-name="P2" draw:layer="layout" svg:x1="3.264cm" svg:y1="23.369cm" svg:x2="3.392cm" svg:y2="23.369cm">
          <text:p/>
        </draw:line>
        <draw:line draw:style-name="gr2" draw:text-style-name="P2" draw:layer="layout" svg:x1="3.392cm" svg:y1="23.996cm" svg:x2="3.428cm" svg:y2="23.996cm">
          <text:p/>
        </draw:line>
        <draw:polyline draw:style-name="gr2" draw:text-style-name="P2" draw:layer="layout" svg:width="0cm" svg:height="0cm" svg:x="3.428cm" svg:y="23.682cm" svg:viewBox="0 0 0 0" draw:points="0,0">
          <text:p/>
        </draw:polyline>
        <draw:polyline draw:style-name="gr2" draw:text-style-name="P2" draw:layer="layout" svg:width="0cm" svg:height="0cm" svg:x="3.392cm" svg:y="22.741cm" svg:viewBox="0 0 0 0" draw:points="0,0">
          <text:p/>
        </draw:polyline>
        <draw:polyline draw:style-name="gr2" draw:text-style-name="P2" draw:layer="layout" svg:width="0cm" svg:height="0cm" svg:x="3.392cm" svg:y="22.428cm" svg:viewBox="0 0 0 0" draw:points="0,0">
          <text:p/>
        </draw:polyline>
        <draw:line draw:style-name="gr2" draw:text-style-name="P2" draw:layer="layout" svg:x1="3.054cm" svg:y1="21.373cm" svg:x2="3.237cm" svg:y2="21.373cm">
          <text:p/>
        </draw:line>
        <draw:line draw:style-name="gr2" draw:text-style-name="P2" draw:layer="layout" svg:x1="3.237cm" svg:y1="20.945cm" svg:x2="3.282cm" svg:y2="20.945cm">
          <text:p/>
        </draw:line>
        <draw:polyline draw:style-name="gr2" draw:text-style-name="P2" draw:layer="layout" svg:width="0cm" svg:height="0cm" svg:x="3.282cm" svg:y="20.507cm" svg:viewBox="0 0 0 0" draw:points="0,0">
          <text:p/>
        </draw:polyline>
        <draw:polyline draw:style-name="gr2" draw:text-style-name="P2" draw:layer="layout" svg:width="0cm" svg:height="0cm" svg:x="3.282cm" svg:y="20.051cm" svg:viewBox="0 0 0 0" draw:points="0,0">
          <text:p/>
        </draw:polyline>
        <draw:polyline draw:style-name="gr2" draw:text-style-name="P2" draw:layer="layout" svg:width="0cm" svg:height="0cm" svg:x="3.282cm" svg:y="19.558cm" svg:viewBox="0 0 0 0" draw:points="0,0">
          <text:p/>
        </draw:polyline>
        <draw:line draw:style-name="gr2" draw:text-style-name="P2" draw:layer="layout" svg:x1="3.282cm" svg:y1="18.99cm" svg:x2="3.318cm" svg:y2="18.99cm">
          <text:p/>
        </draw:line>
        <draw:line draw:style-name="gr2" draw:text-style-name="P2" draw:layer="layout" svg:x1="3.318cm" svg:y1="18.48cm" svg:x2="3.39cm" svg:y2="18.48cm">
          <text:p/>
        </draw:line>
        <draw:polyline draw:style-name="gr2" draw:text-style-name="P2" draw:layer="layout" svg:width="0cm" svg:height="0cm" svg:x="3.39cm" svg:y="18.088cm" svg:viewBox="0 0 0 0" draw:points="0,0">
          <text:p/>
        </draw:polyline>
        <draw:line draw:style-name="gr2" draw:text-style-name="P2" draw:layer="layout" svg:x1="3.39cm" svg:y1="17.722cm" svg:x2="3.427cm" svg:y2="17.722cm">
          <text:p/>
        </draw:line>
        <draw:polyline draw:style-name="gr2" draw:text-style-name="P2" draw:layer="layout" svg:width="0cm" svg:height="0cm" svg:x="3.427cm" svg:y="17.408cm" svg:viewBox="0 0 0 0" draw:points="0,0">
          <text:p/>
        </draw:polyline>
        <draw:polyline draw:style-name="gr2" draw:text-style-name="P2" draw:layer="layout" svg:width="0cm" svg:height="0cm" svg:x="3.318cm" svg:y="19.5cm" svg:viewBox="0 0 0 0" draw:points="0,0">
          <text:p/>
        </draw:polyline>
        <draw:line draw:style-name="gr2" draw:text-style-name="P2" draw:layer="layout" svg:x1="1.027cm" svg:y1="26.61cm" svg:x2="1.027cm" svg:y2="26.82cm">
          <text:p/>
        </draw:line>
        <draw:line draw:style-name="gr2" draw:text-style-name="P2" draw:layer="layout" svg:x1="1.027cm" svg:y1="26.61cm" svg:x2="1.027cm" svg:y2="26.401cm">
          <text:p/>
        </draw:line>
        <draw:line draw:style-name="gr2" draw:text-style-name="P2" draw:layer="layout" svg:x1="0.592cm" svg:y1="26.924cm" svg:x2="0.592cm" svg:y2="27.238cm">
          <text:p/>
        </draw:line>
        <draw:line draw:style-name="gr2" draw:text-style-name="P2" draw:layer="layout" svg:x1="0.807cm" svg:y1="27.865cm" svg:x2="0.807cm" svg:y2="28.074cm">
          <text:p/>
        </draw:line>
        <draw:line draw:style-name="gr2" draw:text-style-name="P2" draw:layer="layout" svg:x1="0.807cm" svg:y1="27.866cm" svg:x2="0.807cm" svg:y2="27.656cm">
          <text:p/>
        </draw:line>
        <draw:line draw:style-name="gr2" draw:text-style-name="P2" draw:layer="layout" svg:x1="3.153cm" svg:y1="25.146cm" svg:x2="3.153cm" svg:y2="25.982cm">
          <text:p/>
        </draw:line>
        <draw:line draw:style-name="gr2" draw:text-style-name="P2" draw:layer="layout" svg:x1="3.354cm" svg:y1="25.251cm" svg:x2="3.354cm" svg:y2="25.565cm">
          <text:p/>
        </draw:line>
        <draw:line draw:style-name="gr2" draw:text-style-name="P2" draw:layer="layout" svg:x1="3.354cm" svg:y1="24.937cm" svg:x2="3.354cm" svg:y2="25.147cm">
          <text:p/>
        </draw:line>
        <draw:line draw:style-name="gr2" draw:text-style-name="P2" draw:layer="layout" svg:x1="3.354cm" svg:y1="24.937cm" svg:x2="3.354cm" svg:y2="24.728cm">
          <text:p/>
        </draw:line>
        <draw:line draw:style-name="gr2" draw:text-style-name="P2" draw:layer="layout" svg:x1="3.428cm" svg:y1="23.996cm" svg:x2="3.428cm" svg:y2="24.31cm">
          <text:p/>
        </draw:line>
        <draw:line draw:style-name="gr2" draw:text-style-name="P2" draw:layer="layout" svg:x1="3.428cm" svg:y1="23.682cm" svg:x2="3.428cm" svg:y2="23.892cm">
          <text:p/>
        </draw:line>
        <draw:line draw:style-name="gr2" draw:text-style-name="P2" draw:layer="layout" svg:x1="3.428cm" svg:y1="23.682cm" svg:x2="3.428cm" svg:y2="23.473cm">
          <text:p/>
        </draw:line>
        <draw:line draw:style-name="gr2" draw:text-style-name="P2" draw:layer="layout" svg:x1="3.392cm" svg:y1="22.741cm" svg:x2="3.392cm" svg:y2="23.055cm">
          <text:p/>
        </draw:line>
        <draw:line draw:style-name="gr2" draw:text-style-name="P2" draw:layer="layout" svg:x1="3.392cm" svg:y1="22.428cm" svg:x2="3.392cm" svg:y2="22.637cm">
          <text:p/>
        </draw:line>
        <draw:line draw:style-name="gr2" draw:text-style-name="P2" draw:layer="layout" svg:x1="3.392cm" svg:y1="22.428cm" svg:x2="3.392cm" svg:y2="22.219cm">
          <text:p/>
        </draw:line>
        <draw:line draw:style-name="gr2" draw:text-style-name="P2" draw:layer="layout" svg:x1="3.237cm" svg:y1="21.373cm" svg:x2="3.237cm" svg:y2="21.801cm">
          <text:p/>
        </draw:line>
        <draw:line draw:style-name="gr2" draw:text-style-name="P2" draw:layer="layout" svg:x1="3.282cm" svg:y1="20.945cm" svg:x2="3.282cm" svg:y2="21.382cm">
          <text:p/>
        </draw:line>
        <draw:line draw:style-name="gr2" draw:text-style-name="P2" draw:layer="layout" svg:x1="3.282cm" svg:y1="20.507cm" svg:x2="3.282cm" svg:y2="20.963cm">
          <text:p/>
        </draw:line>
        <draw:line draw:style-name="gr2" draw:text-style-name="P2" draw:layer="layout" svg:x1="3.282cm" svg:y1="20.051cm" svg:x2="3.282cm" svg:y2="20.545cm">
          <text:p/>
        </draw:line>
        <draw:line draw:style-name="gr2" draw:text-style-name="P2" draw:layer="layout" svg:x1="3.282cm" svg:y1="19.558cm" svg:x2="3.282cm" svg:y2="20.127cm">
          <text:p/>
        </draw:line>
        <draw:line draw:style-name="gr2" draw:text-style-name="P2" draw:layer="layout" svg:x1="3.39cm" svg:y1="18.48cm" svg:x2="3.39cm" svg:y2="18.873cm">
          <text:p/>
        </draw:line>
        <draw:line draw:style-name="gr2" draw:text-style-name="P2" draw:layer="layout" svg:x1="3.39cm" svg:y1="18.088cm" svg:x2="3.39cm" svg:y2="18.454cm">
          <text:p/>
        </draw:line>
        <draw:line draw:style-name="gr2" draw:text-style-name="P2" draw:layer="layout" svg:x1="3.427cm" svg:y1="17.722cm" svg:x2="3.427cm" svg:y2="18.036cm">
          <text:p/>
        </draw:line>
        <draw:line draw:style-name="gr2" draw:text-style-name="P2" draw:layer="layout" svg:x1="3.427cm" svg:y1="17.408cm" svg:x2="3.427cm" svg:y2="17.617cm">
          <text:p/>
        </draw:line>
        <draw:line draw:style-name="gr2" draw:text-style-name="P2" draw:layer="layout" svg:x1="3.427cm" svg:y1="17.409cm" svg:x2="3.427cm" svg:y2="17.199cm">
          <text:p/>
        </draw:line>
        <draw:line draw:style-name="gr2" draw:text-style-name="P2" draw:layer="layout" svg:x1="3.318cm" svg:y1="19.5cm" svg:x2="3.318cm" svg:y2="19.709cm">
          <text:p/>
        </draw:line>
        <draw:line draw:style-name="gr2" draw:text-style-name="P2" draw:layer="layout" svg:x1="3.318cm" svg:y1="19.5cm" svg:x2="3.318cm" svg:y2="19.29cm">
          <text:p/>
        </draw:line>
        <draw:polyline draw:style-name="gr2" draw:text-style-name="P2" draw:layer="layout" svg:width="0cm" svg:height="0cm" svg:x="0.469cm" svg:y="26.016cm" svg:viewBox="0 0 0 0" draw:points="0,0">
          <text:p/>
        </draw:polyline>
        <draw:line draw:style-name="gr2" draw:text-style-name="P2" draw:layer="layout" svg:x1="0.592cm" svg:y1="26.924cm" svg:x2="0.592cm" svg:y2="26.61cm">
          <text:p/>
        </draw:line>
        <draw:line draw:style-name="gr2" draw:text-style-name="P2" draw:layer="layout" svg:x1="0.469cm" svg:y1="26.016cm" svg:x2="0.469cm" svg:y2="26.924cm">
          <text:p/>
        </draw:line>
        <draw:line draw:style-name="gr2" draw:text-style-name="P2" draw:layer="layout" svg:x1="0.469cm" svg:y1="26.016cm" svg:x2="0.469cm" svg:y2="27.865cm">
          <text:p/>
        </draw:line>
        <draw:line draw:style-name="gr2" draw:text-style-name="P2" draw:layer="layout" svg:x1="0.469cm" svg:y1="26.016cm" svg:x2="0.469cm" svg:y2="23.26cm">
          <text:p/>
        </draw:line>
        <draw:line draw:style-name="gr2" draw:text-style-name="P2" draw:layer="layout" svg:x1="3.054cm" svg:y1="23.26cm" svg:x2="3.054cm" svg:y2="25.147cm">
          <text:p/>
        </draw:line>
        <draw:line draw:style-name="gr2" draw:text-style-name="P2" draw:layer="layout" svg:x1="3.153cm" svg:y1="25.146cm" svg:x2="3.153cm" svg:y2="24.309cm">
          <text:p/>
        </draw:line>
        <draw:line draw:style-name="gr2" draw:text-style-name="P2" draw:layer="layout" svg:x1="3.264cm" svg:y1="24.309cm" svg:x2="3.264cm" svg:y2="25.251cm">
          <text:p/>
        </draw:line>
        <draw:line draw:style-name="gr2" draw:text-style-name="P2" draw:layer="layout" svg:x1="3.354cm" svg:y1="25.251cm" svg:x2="3.354cm" svg:y2="24.937cm">
          <text:p/>
        </draw:line>
        <draw:line draw:style-name="gr2" draw:text-style-name="P2" draw:layer="layout" svg:x1="3.264cm" svg:y1="24.31cm" svg:x2="3.264cm" svg:y2="23.369cm">
          <text:p/>
        </draw:line>
        <draw:line draw:style-name="gr2" draw:text-style-name="P2" draw:layer="layout" svg:x1="3.392cm" svg:y1="23.369cm" svg:x2="3.392cm" svg:y2="23.996cm">
          <text:p/>
        </draw:line>
        <draw:line draw:style-name="gr2" draw:text-style-name="P2" draw:layer="layout" svg:x1="3.428cm" svg:y1="23.996cm" svg:x2="3.428cm" svg:y2="23.682cm">
          <text:p/>
        </draw:line>
        <draw:line draw:style-name="gr2" draw:text-style-name="P2" draw:layer="layout" svg:x1="3.392cm" svg:y1="23.368cm" svg:x2="3.392cm" svg:y2="22.741cm">
          <text:p/>
        </draw:line>
        <draw:line draw:style-name="gr2" draw:text-style-name="P2" draw:layer="layout" svg:x1="3.392cm" svg:y1="22.742cm" svg:x2="3.392cm" svg:y2="22.428cm">
          <text:p/>
        </draw:line>
        <draw:line draw:style-name="gr2" draw:text-style-name="P2" draw:layer="layout" svg:x1="3.054cm" svg:y1="23.26cm" svg:x2="3.054cm" svg:y2="21.373cm">
          <text:p/>
        </draw:line>
        <draw:line draw:style-name="gr2" draw:text-style-name="P2" draw:layer="layout" svg:x1="3.237cm" svg:y1="21.373cm" svg:x2="3.237cm" svg:y2="20.945cm">
          <text:p/>
        </draw:line>
        <draw:line draw:style-name="gr2" draw:text-style-name="P2" draw:layer="layout" svg:x1="3.282cm" svg:y1="20.945cm" svg:x2="3.282cm" svg:y2="20.507cm">
          <text:p/>
        </draw:line>
        <draw:line draw:style-name="gr2" draw:text-style-name="P2" draw:layer="layout" svg:x1="3.282cm" svg:y1="20.507cm" svg:x2="3.282cm" svg:y2="20.051cm">
          <text:p/>
        </draw:line>
        <draw:line draw:style-name="gr2" draw:text-style-name="P2" draw:layer="layout" svg:x1="3.282cm" svg:y1="20.051cm" svg:x2="3.282cm" svg:y2="19.558cm">
          <text:p/>
        </draw:line>
        <draw:line draw:style-name="gr2" draw:text-style-name="P2" draw:layer="layout" svg:x1="3.282cm" svg:y1="19.558cm" svg:x2="3.282cm" svg:y2="18.99cm">
          <text:p/>
        </draw:line>
        <draw:line draw:style-name="gr2" draw:text-style-name="P2" draw:layer="layout" svg:x1="3.318cm" svg:y1="18.99cm" svg:x2="3.318cm" svg:y2="18.48cm">
          <text:p/>
        </draw:line>
        <draw:line draw:style-name="gr2" draw:text-style-name="P2" draw:layer="layout" svg:x1="3.39cm" svg:y1="18.48cm" svg:x2="3.39cm" svg:y2="18.088cm">
          <text:p/>
        </draw:line>
        <draw:line draw:style-name="gr2" draw:text-style-name="P2" draw:layer="layout" svg:x1="3.39cm" svg:y1="18.088cm" svg:x2="3.39cm" svg:y2="17.722cm">
          <text:p/>
        </draw:line>
        <draw:line draw:style-name="gr2" draw:text-style-name="P2" draw:layer="layout" svg:x1="3.427cm" svg:y1="17.722cm" svg:x2="3.427cm" svg:y2="17.408cm">
          <text:p/>
        </draw:line>
        <draw:line draw:style-name="gr2" draw:text-style-name="P2" draw:layer="layout" svg:x1="3.318cm" svg:y1="18.99cm" svg:x2="3.318cm" svg:y2="19.5cm">
          <text:p/>
        </draw:line>
        <draw:polyline draw:style-name="gr3" draw:text-style-name="P2" draw:layer="layout" svg:width="0cm" svg:height="0cm" svg:x="1.027cm" svg:y="26.82cm" svg:viewBox="0 0 0 0" draw:points="0,0">
          <text:p/>
        </draw:polyline>
        <draw:line draw:style-name="gr3" draw:text-style-name="P2" draw:layer="layout" svg:x1="1.027cm" svg:y1="26.401cm" svg:x2="1.277cm" svg:y2="26.401cm">
          <text:p/>
        </draw:line>
        <draw:line draw:style-name="gr3" draw:text-style-name="P2" draw:layer="layout" svg:x1="0.592cm" svg:y1="27.238cm" svg:x2="0.933cm" svg:y2="27.238cm">
          <text:p/>
        </draw:line>
        <draw:line draw:style-name="gr3" draw:text-style-name="P2" draw:layer="layout" svg:x1="0.807cm" svg:y1="28.074cm" svg:x2="0.976cm" svg:y2="28.074cm">
          <text:p/>
        </draw:line>
        <draw:line draw:style-name="gr3" draw:text-style-name="P2" draw:layer="layout" svg:x1="0.807cm" svg:y1="27.656cm" svg:x2="0.852cm" svg:y2="27.656cm">
          <text:p/>
        </draw:line>
        <draw:line draw:style-name="gr3" draw:text-style-name="P2" draw:layer="layout" svg:x1="3.153cm" svg:y1="25.983cm" svg:x2="3.449cm" svg:y2="25.983cm">
          <text:p/>
        </draw:line>
        <draw:line draw:style-name="gr3" draw:text-style-name="P2" draw:layer="layout" svg:x1="3.354cm" svg:y1="25.565cm" svg:x2="3.39cm" svg:y2="25.565cm">
          <text:p/>
        </draw:line>
        <draw:polyline draw:style-name="gr3" draw:text-style-name="P2" draw:layer="layout" svg:width="0cm" svg:height="0cm" svg:x="3.354cm" svg:y="25.146cm" svg:viewBox="0 0 0 0" draw:points="0,0">
          <text:p/>
        </draw:polyline>
        <draw:polyline draw:style-name="gr3" draw:text-style-name="P2" draw:layer="layout" svg:width="0cm" svg:height="0cm" svg:x="3.354cm" svg:y="24.728cm" svg:viewBox="0 0 0 0" draw:points="0,0">
          <text:p/>
        </draw:polyline>
        <draw:polyline draw:style-name="gr3" draw:text-style-name="P2" draw:layer="layout" svg:width="0cm" svg:height="0cm" svg:x="3.428cm" svg:y="24.309cm" svg:viewBox="0 0 0 0" draw:points="0,0">
          <text:p/>
        </draw:polyline>
        <draw:polyline draw:style-name="gr3" draw:text-style-name="P2" draw:layer="layout" svg:width="0cm" svg:height="0cm" svg:x="3.428cm" svg:y="23.892cm" svg:viewBox="0 0 0 0" draw:points="0,0">
          <text:p/>
        </draw:polyline>
        <draw:polyline draw:style-name="gr3" draw:text-style-name="P2" draw:layer="layout" svg:width="0cm" svg:height="0cm" svg:x="3.428cm" svg:y="23.473cm" svg:viewBox="0 0 0 0" draw:points="0,0">
          <text:p/>
        </draw:polyline>
        <draw:polyline draw:style-name="gr3" draw:text-style-name="P2" draw:layer="layout" svg:width="0cm" svg:height="0cm" svg:x="3.392cm" svg:y="23.055cm" svg:viewBox="0 0 0 0" draw:points="0,0">
          <text:p/>
        </draw:polyline>
        <draw:polyline draw:style-name="gr3" draw:text-style-name="P2" draw:layer="layout" svg:width="0cm" svg:height="0cm" svg:x="3.392cm" svg:y="22.636cm" svg:viewBox="0 0 0 0" draw:points="0,0">
          <text:p/>
        </draw:polyline>
        <draw:line draw:style-name="gr3" draw:text-style-name="P2" draw:layer="layout" svg:x1="3.392cm" svg:y1="22.219cm" svg:x2="3.47cm" svg:y2="22.219cm">
          <text:p/>
        </draw:line>
        <draw:polyline draw:style-name="gr3" draw:text-style-name="P2" draw:layer="layout" svg:width="0cm" svg:height="0cm" svg:x="3.237cm" svg:y="21.8cm" svg:viewBox="0 0 0 0" draw:points="0,0">
          <text:p/>
        </draw:polyline>
        <draw:line draw:style-name="gr3" draw:text-style-name="P2" draw:layer="layout" svg:x1="3.282cm" svg:y1="21.382cm" svg:x2="3.333cm" svg:y2="21.382cm">
          <text:p/>
        </draw:line>
        <draw:line draw:style-name="gr3" draw:text-style-name="P2" draw:layer="layout" svg:x1="3.282cm" svg:y1="20.963cm" svg:x2="3.318cm" svg:y2="20.963cm">
          <text:p/>
        </draw:line>
        <draw:polyline draw:style-name="gr3" draw:text-style-name="P2" draw:layer="layout" svg:width="0cm" svg:height="0cm" svg:x="3.282cm" svg:y="20.546cm" svg:viewBox="0 0 0 0" draw:points="0,0">
          <text:p/>
        </draw:polyline>
        <draw:line draw:style-name="gr3" draw:text-style-name="P2" draw:layer="layout" svg:x1="3.282cm" svg:y1="20.127cm" svg:x2="3.318cm" svg:y2="20.127cm">
          <text:p/>
        </draw:line>
        <draw:polyline draw:style-name="gr3" draw:text-style-name="P2" draw:layer="layout" svg:width="0cm" svg:height="0cm" svg:x="3.39cm" svg:y="18.873cm" svg:viewBox="0 0 0 0" draw:points="0,0">
          <text:p/>
        </draw:polyline>
        <draw:polyline draw:style-name="gr3" draw:text-style-name="P2" draw:layer="layout" svg:width="0cm" svg:height="0cm" svg:x="3.39cm" svg:y="18.454cm" svg:viewBox="0 0 0 0" draw:points="0,0">
          <text:p/>
        </draw:polyline>
        <draw:polyline draw:style-name="gr3" draw:text-style-name="P2" draw:layer="layout" svg:width="0cm" svg:height="0cm" svg:x="3.427cm" svg:y="18.036cm" svg:viewBox="0 0 0 0" draw:points="0,0">
          <text:p/>
        </draw:polyline>
        <draw:polyline draw:style-name="gr3" draw:text-style-name="P2" draw:layer="layout" svg:width="0cm" svg:height="0cm" svg:x="3.427cm" svg:y="17.617cm" svg:viewBox="0 0 0 0" draw:points="0,0">
          <text:p/>
        </draw:polyline>
        <draw:polyline draw:style-name="gr3" draw:text-style-name="P2" draw:layer="layout" svg:width="0cm" svg:height="0cm" svg:x="3.427cm" svg:y="17.199cm" svg:viewBox="0 0 0 0" draw:points="0,0">
          <text:p/>
        </draw:polyline>
        <draw:polyline draw:style-name="gr3" draw:text-style-name="P2" draw:layer="layout" svg:width="0cm" svg:height="0cm" svg:x="3.318cm" svg:y="19.709cm" svg:viewBox="0 0 0 0" draw:points="0,0">
          <text:p/>
        </draw:polyline>
        <draw:polyline draw:style-name="gr3" draw:text-style-name="P2" draw:layer="layout" svg:width="0cm" svg:height="0cm" svg:x="3.318cm" svg:y="19.29cm" svg:viewBox="0 0 0 0" draw:points="0,0">
          <text:p/>
        </draw:polyline>
        <draw:polyline draw:style-name="gr3" draw:text-style-name="P2" draw:layer="layout" svg:width="0cm" svg:height="0cm" svg:x="0.469cm" svg:y="26.016cm" svg:viewBox="0 0 0 0" draw:points="0,0">
          <text:p/>
        </draw:polyline>
        <draw:line draw:style-name="gr3" draw:text-style-name="P2" draw:layer="layout" svg:x1="0.592cm" svg:y1="26.61cm" svg:x2="1.026cm" svg:y2="26.61cm">
          <text:p/>
        </draw:line>
        <draw:line draw:style-name="gr3" draw:text-style-name="P2" draw:layer="layout" svg:x1="0.469cm" svg:y1="26.924cm" svg:x2="0.592cm" svg:y2="26.924cm">
          <text:p/>
        </draw:line>
        <draw:line draw:style-name="gr3" draw:text-style-name="P2" draw:layer="layout" svg:x1="0.469cm" svg:y1="27.865cm" svg:x2="0.807cm" svg:y2="27.865cm">
          <text:p/>
        </draw:line>
        <draw:line draw:style-name="gr3" draw:text-style-name="P2" draw:layer="layout" svg:x1="0.469cm" svg:y1="23.26cm" svg:x2="3.054cm" svg:y2="23.26cm">
          <text:p/>
        </draw:line>
        <draw:line draw:style-name="gr3" draw:text-style-name="P2" draw:layer="layout" svg:x1="3.054cm" svg:y1="25.146cm" svg:x2="3.153cm" svg:y2="25.146cm">
          <text:p/>
        </draw:line>
        <draw:line draw:style-name="gr3" draw:text-style-name="P2" draw:layer="layout" svg:x1="3.153cm" svg:y1="24.309cm" svg:x2="3.264cm" svg:y2="24.309cm">
          <text:p/>
        </draw:line>
        <draw:line draw:style-name="gr3" draw:text-style-name="P2" draw:layer="layout" svg:x1="3.264cm" svg:y1="25.251cm" svg:x2="3.354cm" svg:y2="25.251cm">
          <text:p/>
        </draw:line>
        <draw:polyline draw:style-name="gr3" draw:text-style-name="P2" draw:layer="layout" svg:width="0cm" svg:height="0cm" svg:x="3.354cm" svg:y="24.937cm" svg:viewBox="0 0 0 0" draw:points="0,0">
          <text:p/>
        </draw:polyline>
        <draw:line draw:style-name="gr3" draw:text-style-name="P2" draw:layer="layout" svg:x1="3.264cm" svg:y1="23.369cm" svg:x2="3.392cm" svg:y2="23.369cm">
          <text:p/>
        </draw:line>
        <draw:line draw:style-name="gr3" draw:text-style-name="P2" draw:layer="layout" svg:x1="3.392cm" svg:y1="23.996cm" svg:x2="3.428cm" svg:y2="23.996cm">
          <text:p/>
        </draw:line>
        <draw:polyline draw:style-name="gr3" draw:text-style-name="P2" draw:layer="layout" svg:width="0cm" svg:height="0cm" svg:x="3.428cm" svg:y="23.682cm" svg:viewBox="0 0 0 0" draw:points="0,0">
          <text:p/>
        </draw:polyline>
        <draw:polyline draw:style-name="gr3" draw:text-style-name="P2" draw:layer="layout" svg:width="0cm" svg:height="0cm" svg:x="3.392cm" svg:y="22.741cm" svg:viewBox="0 0 0 0" draw:points="0,0">
          <text:p/>
        </draw:polyline>
        <draw:polyline draw:style-name="gr3" draw:text-style-name="P2" draw:layer="layout" svg:width="0cm" svg:height="0cm" svg:x="3.392cm" svg:y="22.428cm" svg:viewBox="0 0 0 0" draw:points="0,0">
          <text:p/>
        </draw:polyline>
        <draw:line draw:style-name="gr3" draw:text-style-name="P2" draw:layer="layout" svg:x1="3.054cm" svg:y1="21.373cm" svg:x2="3.237cm" svg:y2="21.373cm">
          <text:p/>
        </draw:line>
        <draw:line draw:style-name="gr3" draw:text-style-name="P2" draw:layer="layout" svg:x1="3.237cm" svg:y1="20.945cm" svg:x2="3.282cm" svg:y2="20.945cm">
          <text:p/>
        </draw:line>
        <draw:polyline draw:style-name="gr3" draw:text-style-name="P2" draw:layer="layout" svg:width="0cm" svg:height="0cm" svg:x="3.282cm" svg:y="20.507cm" svg:viewBox="0 0 0 0" draw:points="0,0">
          <text:p/>
        </draw:polyline>
        <draw:polyline draw:style-name="gr3" draw:text-style-name="P2" draw:layer="layout" svg:width="0cm" svg:height="0cm" svg:x="3.282cm" svg:y="20.051cm" svg:viewBox="0 0 0 0" draw:points="0,0">
          <text:p/>
        </draw:polyline>
        <draw:polyline draw:style-name="gr3" draw:text-style-name="P2" draw:layer="layout" svg:width="0cm" svg:height="0cm" svg:x="3.282cm" svg:y="19.558cm" svg:viewBox="0 0 0 0" draw:points="0,0">
          <text:p/>
        </draw:polyline>
        <draw:line draw:style-name="gr3" draw:text-style-name="P2" draw:layer="layout" svg:x1="3.282cm" svg:y1="18.99cm" svg:x2="3.318cm" svg:y2="18.99cm">
          <text:p/>
        </draw:line>
        <draw:line draw:style-name="gr3" draw:text-style-name="P2" draw:layer="layout" svg:x1="3.318cm" svg:y1="18.48cm" svg:x2="3.39cm" svg:y2="18.48cm">
          <text:p/>
        </draw:line>
        <draw:polyline draw:style-name="gr3" draw:text-style-name="P2" draw:layer="layout" svg:width="0cm" svg:height="0cm" svg:x="3.39cm" svg:y="18.088cm" svg:viewBox="0 0 0 0" draw:points="0,0">
          <text:p/>
        </draw:polyline>
        <draw:line draw:style-name="gr3" draw:text-style-name="P2" draw:layer="layout" svg:x1="3.39cm" svg:y1="17.722cm" svg:x2="3.427cm" svg:y2="17.722cm">
          <text:p/>
        </draw:line>
        <draw:polyline draw:style-name="gr3" draw:text-style-name="P2" draw:layer="layout" svg:width="0cm" svg:height="0cm" svg:x="3.427cm" svg:y="17.408cm" svg:viewBox="0 0 0 0" draw:points="0,0">
          <text:p/>
        </draw:polyline>
        <draw:polyline draw:style-name="gr3" draw:text-style-name="P2" draw:layer="layout" svg:width="0cm" svg:height="0cm" svg:x="3.318cm" svg:y="19.5cm" svg:viewBox="0 0 0 0" draw:points="0,0">
          <text:p/>
        </draw:polyline>
        <draw:line draw:style-name="gr3" draw:text-style-name="P2" draw:layer="layout" svg:x1="1.027cm" svg:y1="26.61cm" svg:x2="1.027cm" svg:y2="26.82cm">
          <text:p/>
        </draw:line>
        <draw:line draw:style-name="gr3" draw:text-style-name="P2" draw:layer="layout" svg:x1="1.027cm" svg:y1="26.61cm" svg:x2="1.027cm" svg:y2="26.401cm">
          <text:p/>
        </draw:line>
        <draw:line draw:style-name="gr3" draw:text-style-name="P2" draw:layer="layout" svg:x1="0.592cm" svg:y1="26.924cm" svg:x2="0.592cm" svg:y2="27.238cm">
          <text:p/>
        </draw:line>
        <draw:line draw:style-name="gr3" draw:text-style-name="P2" draw:layer="layout" svg:x1="0.807cm" svg:y1="27.865cm" svg:x2="0.807cm" svg:y2="28.074cm">
          <text:p/>
        </draw:line>
        <draw:line draw:style-name="gr3" draw:text-style-name="P2" draw:layer="layout" svg:x1="0.807cm" svg:y1="27.866cm" svg:x2="0.807cm" svg:y2="27.656cm">
          <text:p/>
        </draw:line>
        <draw:line draw:style-name="gr3" draw:text-style-name="P2" draw:layer="layout" svg:x1="3.153cm" svg:y1="25.146cm" svg:x2="3.153cm" svg:y2="25.982cm">
          <text:p/>
        </draw:line>
        <draw:line draw:style-name="gr3" draw:text-style-name="P2" draw:layer="layout" svg:x1="3.354cm" svg:y1="25.251cm" svg:x2="3.354cm" svg:y2="25.565cm">
          <text:p/>
        </draw:line>
        <draw:line draw:style-name="gr3" draw:text-style-name="P2" draw:layer="layout" svg:x1="3.354cm" svg:y1="24.937cm" svg:x2="3.354cm" svg:y2="25.147cm">
          <text:p/>
        </draw:line>
        <draw:line draw:style-name="gr3" draw:text-style-name="P2" draw:layer="layout" svg:x1="3.354cm" svg:y1="24.937cm" svg:x2="3.354cm" svg:y2="24.728cm">
          <text:p/>
        </draw:line>
        <draw:line draw:style-name="gr3" draw:text-style-name="P2" draw:layer="layout" svg:x1="3.428cm" svg:y1="23.996cm" svg:x2="3.428cm" svg:y2="24.31cm">
          <text:p/>
        </draw:line>
        <draw:line draw:style-name="gr3" draw:text-style-name="P2" draw:layer="layout" svg:x1="3.428cm" svg:y1="23.682cm" svg:x2="3.428cm" svg:y2="23.892cm">
          <text:p/>
        </draw:line>
        <draw:line draw:style-name="gr3" draw:text-style-name="P2" draw:layer="layout" svg:x1="3.428cm" svg:y1="23.682cm" svg:x2="3.428cm" svg:y2="23.473cm">
          <text:p/>
        </draw:line>
        <draw:line draw:style-name="gr3" draw:text-style-name="P2" draw:layer="layout" svg:x1="3.392cm" svg:y1="22.741cm" svg:x2="3.392cm" svg:y2="23.055cm">
          <text:p/>
        </draw:line>
        <draw:line draw:style-name="gr3" draw:text-style-name="P2" draw:layer="layout" svg:x1="3.392cm" svg:y1="22.428cm" svg:x2="3.392cm" svg:y2="22.637cm">
          <text:p/>
        </draw:line>
        <draw:line draw:style-name="gr3" draw:text-style-name="P2" draw:layer="layout" svg:x1="3.392cm" svg:y1="22.428cm" svg:x2="3.392cm" svg:y2="22.219cm">
          <text:p/>
        </draw:line>
        <draw:line draw:style-name="gr3" draw:text-style-name="P2" draw:layer="layout" svg:x1="3.237cm" svg:y1="21.373cm" svg:x2="3.237cm" svg:y2="21.801cm">
          <text:p/>
        </draw:line>
        <draw:line draw:style-name="gr3" draw:text-style-name="P2" draw:layer="layout" svg:x1="3.282cm" svg:y1="20.945cm" svg:x2="3.282cm" svg:y2="21.382cm">
          <text:p/>
        </draw:line>
        <draw:line draw:style-name="gr3" draw:text-style-name="P2" draw:layer="layout" svg:x1="3.282cm" svg:y1="20.507cm" svg:x2="3.282cm" svg:y2="20.963cm">
          <text:p/>
        </draw:line>
        <draw:line draw:style-name="gr3" draw:text-style-name="P2" draw:layer="layout" svg:x1="3.282cm" svg:y1="20.051cm" svg:x2="3.282cm" svg:y2="20.545cm">
          <text:p/>
        </draw:line>
        <draw:line draw:style-name="gr3" draw:text-style-name="P2" draw:layer="layout" svg:x1="3.282cm" svg:y1="19.558cm" svg:x2="3.282cm" svg:y2="20.127cm">
          <text:p/>
        </draw:line>
        <draw:line draw:style-name="gr3" draw:text-style-name="P2" draw:layer="layout" svg:x1="3.39cm" svg:y1="18.48cm" svg:x2="3.39cm" svg:y2="18.873cm">
          <text:p/>
        </draw:line>
        <draw:line draw:style-name="gr3" draw:text-style-name="P2" draw:layer="layout" svg:x1="3.39cm" svg:y1="18.088cm" svg:x2="3.39cm" svg:y2="18.454cm">
          <text:p/>
        </draw:line>
        <draw:line draw:style-name="gr3" draw:text-style-name="P2" draw:layer="layout" svg:x1="3.427cm" svg:y1="17.722cm" svg:x2="3.427cm" svg:y2="18.036cm">
          <text:p/>
        </draw:line>
        <draw:line draw:style-name="gr3" draw:text-style-name="P2" draw:layer="layout" svg:x1="3.427cm" svg:y1="17.408cm" svg:x2="3.427cm" svg:y2="17.617cm">
          <text:p/>
        </draw:line>
        <draw:line draw:style-name="gr3" draw:text-style-name="P2" draw:layer="layout" svg:x1="3.427cm" svg:y1="17.409cm" svg:x2="3.427cm" svg:y2="17.199cm">
          <text:p/>
        </draw:line>
        <draw:line draw:style-name="gr3" draw:text-style-name="P2" draw:layer="layout" svg:x1="3.318cm" svg:y1="19.5cm" svg:x2="3.318cm" svg:y2="19.709cm">
          <text:p/>
        </draw:line>
        <draw:line draw:style-name="gr3" draw:text-style-name="P2" draw:layer="layout" svg:x1="3.318cm" svg:y1="19.5cm" svg:x2="3.318cm" svg:y2="19.29cm">
          <text:p/>
        </draw:line>
        <draw:polyline draw:style-name="gr3" draw:text-style-name="P2" draw:layer="layout" svg:width="0cm" svg:height="0cm" svg:x="0.469cm" svg:y="26.016cm" svg:viewBox="0 0 0 0" draw:points="0,0">
          <text:p/>
        </draw:polyline>
        <draw:line draw:style-name="gr3" draw:text-style-name="P2" draw:layer="layout" svg:x1="0.592cm" svg:y1="26.924cm" svg:x2="0.592cm" svg:y2="26.61cm">
          <text:p/>
        </draw:line>
        <draw:line draw:style-name="gr3" draw:text-style-name="P2" draw:layer="layout" svg:x1="0.469cm" svg:y1="26.016cm" svg:x2="0.469cm" svg:y2="26.924cm">
          <text:p/>
        </draw:line>
        <draw:line draw:style-name="gr3" draw:text-style-name="P2" draw:layer="layout" svg:x1="0.469cm" svg:y1="26.016cm" svg:x2="0.469cm" svg:y2="27.865cm">
          <text:p/>
        </draw:line>
        <draw:line draw:style-name="gr3" draw:text-style-name="P2" draw:layer="layout" svg:x1="0.469cm" svg:y1="26.016cm" svg:x2="0.469cm" svg:y2="23.26cm">
          <text:p/>
        </draw:line>
        <draw:line draw:style-name="gr3" draw:text-style-name="P2" draw:layer="layout" svg:x1="3.054cm" svg:y1="23.26cm" svg:x2="3.054cm" svg:y2="25.147cm">
          <text:p/>
        </draw:line>
        <draw:line draw:style-name="gr3" draw:text-style-name="P2" draw:layer="layout" svg:x1="3.153cm" svg:y1="25.146cm" svg:x2="3.153cm" svg:y2="24.309cm">
          <text:p/>
        </draw:line>
        <draw:line draw:style-name="gr3" draw:text-style-name="P2" draw:layer="layout" svg:x1="3.264cm" svg:y1="24.309cm" svg:x2="3.264cm" svg:y2="25.251cm">
          <text:p/>
        </draw:line>
        <draw:line draw:style-name="gr3" draw:text-style-name="P2" draw:layer="layout" svg:x1="3.354cm" svg:y1="25.251cm" svg:x2="3.354cm" svg:y2="24.937cm">
          <text:p/>
        </draw:line>
        <draw:line draw:style-name="gr3" draw:text-style-name="P2" draw:layer="layout" svg:x1="3.264cm" svg:y1="24.31cm" svg:x2="3.264cm" svg:y2="23.369cm">
          <text:p/>
        </draw:line>
        <draw:line draw:style-name="gr3" draw:text-style-name="P2" draw:layer="layout" svg:x1="3.392cm" svg:y1="23.369cm" svg:x2="3.392cm" svg:y2="23.996cm">
          <text:p/>
        </draw:line>
        <draw:line draw:style-name="gr3" draw:text-style-name="P2" draw:layer="layout" svg:x1="3.428cm" svg:y1="23.996cm" svg:x2="3.428cm" svg:y2="23.682cm">
          <text:p/>
        </draw:line>
        <draw:line draw:style-name="gr3" draw:text-style-name="P2" draw:layer="layout" svg:x1="3.392cm" svg:y1="23.368cm" svg:x2="3.392cm" svg:y2="22.741cm">
          <text:p/>
        </draw:line>
        <draw:line draw:style-name="gr3" draw:text-style-name="P2" draw:layer="layout" svg:x1="3.392cm" svg:y1="22.742cm" svg:x2="3.392cm" svg:y2="22.428cm">
          <text:p/>
        </draw:line>
        <draw:line draw:style-name="gr3" draw:text-style-name="P2" draw:layer="layout" svg:x1="3.054cm" svg:y1="23.26cm" svg:x2="3.054cm" svg:y2="21.373cm">
          <text:p/>
        </draw:line>
        <draw:line draw:style-name="gr3" draw:text-style-name="P2" draw:layer="layout" svg:x1="3.237cm" svg:y1="21.373cm" svg:x2="3.237cm" svg:y2="20.945cm">
          <text:p/>
        </draw:line>
        <draw:line draw:style-name="gr3" draw:text-style-name="P2" draw:layer="layout" svg:x1="3.282cm" svg:y1="20.945cm" svg:x2="3.282cm" svg:y2="20.507cm">
          <text:p/>
        </draw:line>
        <draw:line draw:style-name="gr3" draw:text-style-name="P2" draw:layer="layout" svg:x1="3.282cm" svg:y1="20.507cm" svg:x2="3.282cm" svg:y2="20.051cm">
          <text:p/>
        </draw:line>
        <draw:line draw:style-name="gr3" draw:text-style-name="P2" draw:layer="layout" svg:x1="3.282cm" svg:y1="20.051cm" svg:x2="3.282cm" svg:y2="19.558cm">
          <text:p/>
        </draw:line>
        <draw:line draw:style-name="gr3" draw:text-style-name="P2" draw:layer="layout" svg:x1="3.282cm" svg:y1="19.558cm" svg:x2="3.282cm" svg:y2="18.99cm">
          <text:p/>
        </draw:line>
        <draw:line draw:style-name="gr3" draw:text-style-name="P2" draw:layer="layout" svg:x1="3.318cm" svg:y1="18.99cm" svg:x2="3.318cm" svg:y2="18.48cm">
          <text:p/>
        </draw:line>
        <draw:line draw:style-name="gr3" draw:text-style-name="P2" draw:layer="layout" svg:x1="3.39cm" svg:y1="18.48cm" svg:x2="3.39cm" svg:y2="18.088cm">
          <text:p/>
        </draw:line>
        <draw:line draw:style-name="gr3" draw:text-style-name="P2" draw:layer="layout" svg:x1="3.39cm" svg:y1="18.088cm" svg:x2="3.39cm" svg:y2="17.722cm">
          <text:p/>
        </draw:line>
        <draw:line draw:style-name="gr3" draw:text-style-name="P2" draw:layer="layout" svg:x1="3.427cm" svg:y1="17.722cm" svg:x2="3.427cm" svg:y2="17.408cm">
          <text:p/>
        </draw:line>
        <draw:line draw:style-name="gr3" draw:text-style-name="P2" draw:layer="layout" svg:x1="3.318cm" svg:y1="18.99cm" svg:x2="3.318cm" svg:y2="19.5cm">
          <text:p/>
        </draw:line>
        <draw:frame draw:style-name="gr35" draw:text-style-name="P8" draw:layer="layout" svg:width="1.867cm" svg:height="0.285cm" svg:x="1.057cm" svg:y="26.707cm">
          <draw:text-box>
            <text:p text:style-name="P3"><text:span text:style-name="T1">Ordynets_00158</text:span></text:p>
          </draw:text-box>
        </draw:frame>
        <draw:frame draw:style-name="gr36" draw:text-style-name="P8" draw:layer="layout" svg:width="1.319cm" svg:height="0.285cm" svg:x="1.304cm" svg:y="26.29cm">
          <draw:text-box>
            <text:p text:style-name="P3"><text:span text:style-name="T1">TU_124388</text:span></text:p>
          </draw:text-box>
        </draw:frame>
        <draw:frame draw:style-name="gr37" draw:text-style-name="P8" draw:layer="layout" svg:width="1.32cm" svg:height="0.285cm" svg:x="0.96cm" svg:y="27.126cm">
          <draw:text-box>
            <text:p text:style-name="P3"><text:span text:style-name="T1">TU_124387</text:span></text:p>
          </draw:text-box>
        </draw:frame>
        <draw:frame draw:style-name="gr38" draw:text-style-name="P8" draw:layer="layout" svg:width="1.413cm" svg:height="0.286cm" svg:x="1.003cm" svg:y="27.963cm">
          <draw:text-box>
            <text:p text:style-name="P3"><text:span text:style-name="T1">ARAN_4160</text:span></text:p>
          </draw:text-box>
        </draw:frame>
        <draw:frame draw:style-name="gr39" draw:text-style-name="P8" draw:layer="layout" svg:width="1.495cm" svg:height="0.285cm" svg:x="0.88cm" svg:y="27.544cm">
          <draw:text-box>
            <text:p text:style-name="P3"><text:span text:style-name="T1">KAS_L_0103</text:span></text:p>
          </draw:text-box>
        </draw:frame>
        <draw:frame draw:style-name="gr40" draw:text-style-name="P8" draw:layer="layout" svg:width="1.166cm" svg:height="0.285cm" svg:x="3.474cm" svg:y="25.871cm">
          <draw:text-box>
            <text:p text:style-name="P3"><text:span text:style-name="T1">LR_24826</text:span></text:p>
          </draw:text-box>
        </draw:frame>
        <draw:frame draw:style-name="gr41" draw:text-style-name="P8" draw:layer="layout" svg:width="1.199cm" svg:height="0.286cm" svg:x="3.414cm" svg:y="25.453cm">
          <draw:text-box>
            <text:p text:style-name="P3"><text:span text:style-name="T1">KHL_9943</text:span></text:p>
          </draw:text-box>
        </draw:frame>
        <draw:frame draw:style-name="gr36" draw:text-style-name="P8" draw:layer="layout" svg:width="1.319cm" svg:height="0.285cm" svg:x="3.381cm" svg:y="25.035cm">
          <draw:text-box>
            <text:p text:style-name="P3"><text:span text:style-name="T1">TU_108264</text:span></text:p>
          </draw:text-box>
        </draw:frame>
        <draw:frame draw:style-name="gr42" draw:text-style-name="P8" draw:layer="layout" svg:width="1.198cm" svg:height="0.285cm" svg:x="3.38cm" svg:y="24.616cm">
          <draw:text-box>
            <text:p text:style-name="P3"><text:span text:style-name="T1">KHL_9926</text:span></text:p>
          </draw:text-box>
        </draw:frame>
        <draw:frame draw:style-name="gr43" draw:text-style-name="P8" draw:layer="layout" svg:width="1.338cm" svg:height="0.285cm" svg:x="3.453cm" svg:y="24.198cm">
          <draw:text-box>
            <text:p text:style-name="P3"><text:span text:style-name="T1">KHL_16062</text:span></text:p>
          </draw:text-box>
        </draw:frame>
        <draw:frame draw:style-name="gr44" draw:text-style-name="P8" draw:layer="layout" svg:width="1.675cm" svg:height="0.285cm" svg:x="3.457cm" svg:y="23.779cm">
          <draw:text-box>
            <text:p text:style-name="P3"><text:span text:style-name="T1">Buyck_001899</text:span></text:p>
          </draw:text-box>
        </draw:frame>
        <draw:frame draw:style-name="gr45" draw:text-style-name="P8" draw:layer="layout" svg:width="1.295cm" svg:height="0.286cm" svg:x="3.453cm" svg:y="23.361cm">
          <draw:text-box>
            <text:p text:style-name="P3"><text:span text:style-name="T1">Hjm_16465</text:span></text:p>
          </draw:text-box>
        </draw:frame>
        <draw:frame draw:style-name="gr46" draw:text-style-name="P8" draw:layer="layout" svg:width="1.154cm" svg:height="0.286cm" svg:x="3.415cm" svg:y="22.943cm">
          <draw:text-box>
            <text:p text:style-name="P3"><text:span text:style-name="T1">LY_11631</text:span></text:p>
          </draw:text-box>
        </draw:frame>
        <draw:frame draw:style-name="gr47" draw:text-style-name="P8" draw:layer="layout" svg:width="1.863cm" svg:height="0.285cm" svg:x="3.421cm" svg:y="22.525cm">
          <draw:text-box>
            <text:p text:style-name="P3"><text:span text:style-name="T1">KAS_GEL_4815</text:span></text:p>
          </draw:text-box>
        </draw:frame>
        <draw:frame draw:style-name="gr48" draw:text-style-name="P8" draw:layer="layout" svg:width="1.337cm" svg:height="0.285cm" svg:x="3.497cm" svg:y="22.106cm">
          <draw:text-box>
            <text:p text:style-name="P3"><text:span text:style-name="T1">KHL_10671</text:span></text:p>
          </draw:text-box>
        </draw:frame>
        <draw:frame draw:style-name="gr47" draw:text-style-name="P8" draw:layer="layout" svg:width="1.863cm" svg:height="0.285cm" svg:x="3.268cm" svg:y="21.688cm">
          <draw:text-box>
            <text:p text:style-name="P3"><text:span text:style-name="T1">KAS_GEL_3681</text:span></text:p>
          </draw:text-box>
        </draw:frame>
        <draw:frame draw:style-name="gr47" draw:text-style-name="P8" draw:layer="layout" svg:width="1.863cm" svg:height="0.285cm" svg:x="3.363cm" svg:y="21.27cm">
          <draw:text-box>
            <text:p text:style-name="P3"><text:span text:style-name="T1">KAS_GEL_3392</text:span></text:p>
          </draw:text-box>
        </draw:frame>
        <draw:frame draw:style-name="gr49" draw:text-style-name="P8" draw:layer="layout" svg:width="1.293cm" svg:height="0.288cm" svg:x="3.345cm" svg:y="20.85cm">
          <draw:text-box>
            <text:p text:style-name="P3"><text:span text:style-name="T1">LE_302156</text:span></text:p>
          </draw:text-box>
        </draw:frame>
        <draw:frame draw:style-name="gr50" draw:text-style-name="P8" draw:layer="layout" svg:width="1.295cm" svg:height="0.287cm" svg:x="3.308cm" svg:y="20.433cm">
          <draw:text-box>
            <text:p text:style-name="P3"><text:span text:style-name="T1">LE_315315</text:span></text:p>
          </draw:text-box>
        </draw:frame>
        <draw:frame draw:style-name="gr51" draw:text-style-name="P8" draw:layer="layout" svg:width="1.832cm" svg:height="0.286cm" svg:x="3.348cm" svg:y="20.014cm">
          <draw:text-box>
            <text:p text:style-name="P3"><text:span text:style-name="T1">ARAN_3033195</text:span></text:p>
          </draw:text-box>
        </draw:frame>
        <draw:frame draw:style-name="gr52" draw:text-style-name="P8" draw:layer="layout" svg:width="1.636cm" svg:height="0.285cm" svg:x="3.418cm" svg:y="18.761cm">
          <draw:text-box>
            <text:p text:style-name="P3"><text:span text:style-name="T1">KAS_L_1726b</text:span></text:p>
          </draw:text-box>
        </draw:frame>
        <draw:frame draw:style-name="gr53" draw:text-style-name="P8" draw:layer="layout" svg:width="1.322cm" svg:height="0.287cm" svg:x="3.415cm" svg:y="18.342cm">
          <draw:text-box>
            <text:p text:style-name="P3"><text:span text:style-name="T1">TU_132022</text:span></text:p>
          </draw:text-box>
        </draw:frame>
        <draw:frame draw:style-name="gr46" draw:text-style-name="P8" draw:layer="layout" svg:width="1.154cm" svg:height="0.286cm" svg:x="3.451cm" svg:y="17.924cm">
          <draw:text-box>
            <text:p text:style-name="P3"><text:span text:style-name="T1">LY_12824</text:span></text:p>
          </draw:text-box>
        </draw:frame>
        <draw:frame draw:style-name="gr54" draw:text-style-name="P8" draw:layer="layout" svg:width="2.004cm" svg:height="0.285cm" svg:x="3.457cm" svg:y="17.506cm">
          <draw:text-box>
            <text:p text:style-name="P3"><text:span text:style-name="T1">KAS_GEL_5217a</text:span></text:p>
          </draw:text-box>
        </draw:frame>
        <draw:frame draw:style-name="gr43" draw:text-style-name="P8" draw:layer="layout" svg:width="1.338cm" svg:height="0.285cm" svg:x="3.452cm" svg:y="17.087cm">
          <draw:text-box>
            <text:p text:style-name="P3"><text:span text:style-name="T1">KHL_14305</text:span></text:p>
          </draw:text-box>
        </draw:frame>
        <draw:frame draw:style-name="gr55" draw:text-style-name="P8" draw:layer="layout" svg:width="1.293cm" svg:height="0.286cm" svg:x="3.344cm" svg:y="19.597cm">
          <draw:text-box>
            <text:p text:style-name="P3"><text:span text:style-name="T1">LE_314099</text:span></text:p>
          </draw:text-box>
        </draw:frame>
        <draw:polygon draw:style-name="gr1" draw:text-style-name="P1" draw:layer="layout" svg:width="5.029cm" svg:height="12.307cm" svg:x="5.43cm" svg:y="16.483cm" svg:viewBox="0 0 5030 12308" draw:points="0,12308 5030,12308 5030,0 0,0">
          <text:p/>
        </draw:polygon>
        <draw:line draw:style-name="gr18" draw:text-style-name="P2" draw:layer="layout" svg:x1="7.788cm" svg:y1="20.127cm" svg:x2="8.553cm" svg:y2="20.127cm">
          <text:p/>
        </draw:line>
        <draw:line draw:style-name="gr18" draw:text-style-name="P2" draw:layer="layout" svg:x1="7.261cm" svg:y1="20.127cm" svg:x2="6.776cm" svg:y2="20.127cm">
          <text:p/>
        </draw:line>
        <draw:polygon draw:style-name="gr19" draw:text-style-name="P1" draw:layer="layout" svg:width="0.526cm" svg:height="0.313cm" svg:x="7.261cm" svg:y="19.97cm" svg:viewBox="0 0 527 314" draw:points="527,314 0,314 0,0 527,0">
          <text:p/>
        </draw:polygon>
        <draw:line draw:style-name="gr20" draw:text-style-name="P2" draw:layer="layout" svg:x1="7.597cm" svg:y1="20.284cm" svg:x2="7.597cm" svg:y2="19.97cm">
          <text:p/>
        </draw:line>
        <draw:line draw:style-name="gr18" draw:text-style-name="P2" draw:layer="layout" svg:x1="8.434cm" svg:y1="28.074cm" svg:x2="9.161cm" svg:y2="28.074cm">
          <text:p/>
        </draw:line>
        <draw:line draw:style-name="gr18" draw:text-style-name="P2" draw:layer="layout" svg:x1="7.78cm" svg:y1="28.074cm" svg:x2="7.558cm" svg:y2="28.074cm">
          <text:p/>
        </draw:line>
        <draw:polygon draw:style-name="gr19" draw:text-style-name="P1" draw:layer="layout" svg:width="0.653cm" svg:height="0.313cm" svg:x="7.781cm" svg:y="27.918cm" svg:viewBox="0 0 654 314" draw:points="654,314 0,314 0,0 654,0">
          <text:p/>
        </draw:polygon>
        <draw:line draw:style-name="gr20" draw:text-style-name="P2" draw:layer="layout" svg:x1="8.196cm" svg:y1="28.232cm" svg:x2="8.196cm" svg:y2="27.918cm">
          <text:p/>
        </draw:line>
        <draw:path draw:style-name="gr21" draw:text-style-name="P5" draw:layer="layout" svg:width="0.115cm" svg:height="0.115cm" svg:x="6.064cm" svg:y="23.834cm" svg:viewBox="0 0 116 116" svg:d="M0 58c0-31 26-58 58-58s58 27 58 58c0 32-26 58-58 58s-58-26-58-58z">
          <text:p/>
        </draw:path>
        <draw:path draw:style-name="gr22" draw:text-style-name="P2" draw:layer="layout" svg:width="0.115cm" svg:height="0.115cm" svg:x="6.064cm" svg:y="23.834cm" svg:viewBox="0 0 116 116" svg:d="M0 58c0-31 26-58 58-58s58 27 58 58c0 32-26 58-58 58s-58-26-58-58z">
          <text:p/>
        </draw:path>
        <draw:line draw:style-name="gr18" draw:text-style-name="P2" draw:layer="layout" svg:x1="7.546cm" svg:y1="23.892cm" svg:x2="7.995cm" svg:y2="23.892cm">
          <text:p/>
        </draw:line>
        <draw:line draw:style-name="gr18" draw:text-style-name="P2" draw:layer="layout" svg:x1="7.13cm" svg:y1="23.892cm" svg:x2="6.717cm" svg:y2="23.892cm">
          <text:p/>
        </draw:line>
        <draw:polygon draw:style-name="gr19" draw:text-style-name="P1" draw:layer="layout" svg:width="0.415cm" svg:height="0.313cm" svg:x="7.131cm" svg:y="23.735cm" svg:viewBox="0 0 416 314" draw:points="416,314 0,314 0,0 416,0">
          <text:p/>
        </draw:polygon>
        <draw:line draw:style-name="gr20" draw:text-style-name="P2" draw:layer="layout" svg:x1="7.345cm" svg:y1="24.049cm" svg:x2="7.345cm" svg:y2="23.735cm">
          <text:p/>
        </draw:line>
        <draw:line draw:style-name="gr18" draw:text-style-name="P2" draw:layer="layout" svg:x1="8.172cm" svg:y1="23.473cm" svg:x2="8.705cm" svg:y2="23.473cm">
          <text:p/>
        </draw:line>
        <draw:line draw:style-name="gr18" draw:text-style-name="P2" draw:layer="layout" svg:x1="7.428cm" svg:y1="23.473cm" svg:x2="6.501cm" svg:y2="23.473cm">
          <text:p/>
        </draw:line>
        <draw:polygon draw:style-name="gr19" draw:text-style-name="P1" draw:layer="layout" svg:width="0.744cm" svg:height="0.313cm" svg:x="7.428cm" svg:y="23.316cm" svg:viewBox="0 0 745 314" draw:points="745,314 0,314 0,0 745,0">
          <text:p/>
        </draw:polygon>
        <draw:line draw:style-name="gr20" draw:text-style-name="P2" draw:layer="layout" svg:x1="7.786cm" svg:y1="23.63cm" svg:x2="7.786cm" svg:y2="23.316cm">
          <text:p/>
        </draw:line>
        <draw:line draw:style-name="gr18" draw:text-style-name="P2" draw:layer="layout" svg:x1="8.511cm" svg:y1="19.29cm" svg:x2="9.068cm" svg:y2="19.29cm">
          <text:p/>
        </draw:line>
        <draw:line draw:style-name="gr18" draw:text-style-name="P2" draw:layer="layout" svg:x1="7.923cm" svg:y1="19.29cm" svg:x2="7.152cm" svg:y2="19.29cm">
          <text:p/>
        </draw:line>
        <draw:polygon draw:style-name="gr19" draw:text-style-name="P1" draw:layer="layout" svg:width="0.588cm" svg:height="0.313cm" svg:x="7.923cm" svg:y="19.134cm" svg:viewBox="0 0 589 314" draw:points="589,314 0,314 0,0 589,0">
          <text:p/>
        </draw:polygon>
        <draw:line draw:style-name="gr20" draw:text-style-name="P2" draw:layer="layout" svg:x1="8.394cm" svg:y1="19.448cm" svg:x2="8.394cm" svg:y2="19.134cm">
          <text:p/>
        </draw:line>
        <draw:line draw:style-name="gr18" draw:text-style-name="P2" draw:layer="layout" svg:x1="7.707cm" svg:y1="21.382cm" svg:x2="8.388cm" svg:y2="21.382cm">
          <text:p/>
        </draw:line>
        <draw:line draw:style-name="gr18" draw:text-style-name="P2" draw:layer="layout" svg:x1="7.168cm" svg:y1="21.382cm" svg:x2="6.624cm" svg:y2="21.382cm">
          <text:p/>
        </draw:line>
        <draw:polygon draw:style-name="gr19" draw:text-style-name="P1" draw:layer="layout" svg:width="0.539cm" svg:height="0.313cm" svg:x="7.168cm" svg:y="21.225cm" svg:viewBox="0 0 540 314" draw:points="540,314 0,314 0,0 540,0">
          <text:p/>
        </draw:polygon>
        <draw:line draw:style-name="gr20" draw:text-style-name="P2" draw:layer="layout" svg:x1="7.335cm" svg:y1="21.539cm" svg:x2="7.335cm" svg:y2="21.225cm">
          <text:p/>
        </draw:line>
        <draw:line draw:style-name="gr18" draw:text-style-name="P2" draw:layer="layout" svg:x1="8.436cm" svg:y1="21.8cm" svg:x2="8.958cm" svg:y2="21.8cm">
          <text:p/>
        </draw:line>
        <draw:line draw:style-name="gr18" draw:text-style-name="P2" draw:layer="layout" svg:x1="7.552cm" svg:y1="21.8cm" svg:x2="6.797cm" svg:y2="21.8cm">
          <text:p/>
        </draw:line>
        <draw:polygon draw:style-name="gr19" draw:text-style-name="P1" draw:layer="layout" svg:width="0.883cm" svg:height="0.313cm" svg:x="7.553cm" svg:y="21.643cm" svg:viewBox="0 0 884 314" draw:points="884,314 0,314 0,0 884,0">
          <text:p/>
        </draw:polygon>
        <draw:line draw:style-name="gr20" draw:text-style-name="P2" draw:layer="layout" svg:x1="7.821cm" svg:y1="21.957cm" svg:x2="7.821cm" svg:y2="21.643cm">
          <text:p/>
        </draw:line>
        <draw:line draw:style-name="gr18" draw:text-style-name="P2" draw:layer="layout" svg:x1="8.117cm" svg:y1="22.636cm" svg:x2="8.967cm" svg:y2="22.636cm">
          <text:p/>
        </draw:line>
        <draw:line draw:style-name="gr18" draw:text-style-name="P2" draw:layer="layout" svg:x1="7.176cm" svg:y1="22.636cm" svg:x2="6.469cm" svg:y2="22.636cm">
          <text:p/>
        </draw:line>
        <draw:polygon draw:style-name="gr19" draw:text-style-name="P1" draw:layer="layout" svg:width="0.94cm" svg:height="0.313cm" svg:x="7.177cm" svg:y="22.48cm" svg:viewBox="0 0 941 314" draw:points="941,314 0,314 0,0 941,0">
          <text:p/>
        </draw:polygon>
        <draw:line draw:style-name="gr20" draw:text-style-name="P2" draw:layer="layout" svg:x1="7.677cm" svg:y1="22.794cm" svg:x2="7.677cm" svg:y2="22.48cm">
          <text:p/>
        </draw:line>
        <draw:line draw:style-name="gr18" draw:text-style-name="P2" draw:layer="layout" svg:x1="7.669cm" svg:y1="17.617cm" svg:x2="8.568cm" svg:y2="17.617cm">
          <text:p/>
        </draw:line>
        <draw:line draw:style-name="gr18" draw:text-style-name="P2" draw:layer="layout" svg:x1="6.784cm" svg:y1="17.617cm" svg:x2="6.276cm" svg:y2="17.617cm">
          <text:p/>
        </draw:line>
        <draw:polygon draw:style-name="gr19" draw:text-style-name="P1" draw:layer="layout" svg:width="0.884cm" svg:height="0.313cm" svg:x="6.785cm" svg:y="17.461cm" svg:viewBox="0 0 885 314" draw:points="885,314 0,314 0,0 885,0">
          <text:p/>
        </draw:polygon>
        <draw:line draw:style-name="gr20" draw:text-style-name="P2" draw:layer="layout" svg:x1="7.172cm" svg:y1="17.775cm" svg:x2="7.172cm" svg:y2="17.461cm">
          <text:p/>
        </draw:line>
        <draw:line draw:style-name="gr18" draw:text-style-name="P2" draw:layer="layout" svg:x1="8.183cm" svg:y1="27.656cm" svg:x2="8.81cm" svg:y2="27.656cm">
          <text:p/>
        </draw:line>
        <draw:line draw:style-name="gr18" draw:text-style-name="P2" draw:layer="layout" svg:x1="7.339cm" svg:y1="27.656cm" svg:x2="6.87cm" svg:y2="27.656cm">
          <text:p/>
        </draw:line>
        <draw:polygon draw:style-name="gr19" draw:text-style-name="P1" draw:layer="layout" svg:width="0.843cm" svg:height="0.313cm" svg:x="7.34cm" svg:y="27.499cm" svg:viewBox="0 0 844 314" draw:points="844,314 0,314 0,0 844,0">
          <text:p/>
        </draw:polygon>
        <draw:line draw:style-name="gr20" draw:text-style-name="P2" draw:layer="layout" svg:x1="7.778cm" svg:y1="27.813cm" svg:x2="7.778cm" svg:y2="27.499cm">
          <text:p/>
        </draw:line>
        <draw:path draw:style-name="gr21" draw:text-style-name="P5" draw:layer="layout" svg:width="0.115cm" svg:height="0.114cm" svg:x="9.61cm" svg:y="18.815cm" svg:viewBox="0 0 116 115" svg:d="M0 58c0-31 27-58 58-58 32 0 58 27 58 58s-26 57-58 57c-31 0-58-26-58-57z">
          <text:p/>
        </draw:path>
        <draw:path draw:style-name="gr22" draw:text-style-name="P2" draw:layer="layout" svg:width="0.115cm" svg:height="0.114cm" svg:x="9.61cm" svg:y="18.815cm" svg:viewBox="0 0 116 115" svg:d="M0 58c0-31 27-58 58-58 32 0 58 27 58 58s-26 57-58 57c-31 0-58-26-58-57z">
          <text:p/>
        </draw:path>
        <draw:line draw:style-name="gr18" draw:text-style-name="P2" draw:layer="layout" svg:x1="7.931cm" svg:y1="18.873cm" svg:x2="8.122cm" svg:y2="18.873cm">
          <text:p/>
        </draw:line>
        <draw:line draw:style-name="gr18" draw:text-style-name="P2" draw:layer="layout" svg:x1="7.233cm" svg:y1="18.873cm" svg:x2="7.107cm" svg:y2="18.873cm">
          <text:p/>
        </draw:line>
        <draw:polygon draw:style-name="gr19" draw:text-style-name="P1" draw:layer="layout" svg:width="0.698cm" svg:height="0.313cm" svg:x="7.233cm" svg:y="18.715cm" svg:viewBox="0 0 699 314" draw:points="699,314 0,314 0,0 699,0">
          <text:p/>
        </draw:polygon>
        <draw:line draw:style-name="gr20" draw:text-style-name="P2" draw:layer="layout" svg:x1="7.665cm" svg:y1="19.029cm" svg:x2="7.665cm" svg:y2="18.715cm">
          <text:p/>
        </draw:line>
        <draw:line draw:style-name="gr18" draw:text-style-name="P2" draw:layer="layout" svg:x1="8.22cm" svg:y1="22.219cm" svg:x2="8.569cm" svg:y2="22.219cm">
          <text:p/>
        </draw:line>
        <draw:line draw:style-name="gr18" draw:text-style-name="P2" draw:layer="layout" svg:x1="7.43cm" svg:y1="22.219cm" svg:x2="7.014cm" svg:y2="22.219cm">
          <text:p/>
        </draw:line>
        <draw:polygon draw:style-name="gr19" draw:text-style-name="P1" draw:layer="layout" svg:width="0.789cm" svg:height="0.313cm" svg:x="7.43cm" svg:y="22.062cm" svg:viewBox="0 0 790 314" draw:points="790,314 0,314 0,0 790,0">
          <text:p/>
        </draw:polygon>
        <draw:line draw:style-name="gr20" draw:text-style-name="P2" draw:layer="layout" svg:x1="7.654cm" svg:y1="22.376cm" svg:x2="7.654cm" svg:y2="22.062cm">
          <text:p/>
        </draw:line>
        <draw:path draw:style-name="gr21" draw:text-style-name="P5" draw:layer="layout" svg:width="0.115cm" svg:height="0.115cm" svg:x="6.221cm" svg:y="17.142cm" svg:viewBox="0 0 116 116" svg:d="M0 57c0-31 26-57 57-57 32 0 59 26 59 57 0 33-27 59-59 59-31 0-57-26-57-59z">
          <text:p/>
        </draw:path>
        <draw:path draw:style-name="gr22" draw:text-style-name="P2" draw:layer="layout" svg:width="0.115cm" svg:height="0.115cm" svg:x="6.221cm" svg:y="17.142cm" svg:viewBox="0 0 116 116" svg:d="M0 57c0-31 26-57 57-57 32 0 59 26 59 57 0 33-27 59-59 59-31 0-57-26-57-59z">
          <text:p/>
        </draw:path>
        <draw:path draw:style-name="gr21" draw:text-style-name="P5" draw:layer="layout" svg:width="0.115cm" svg:height="0.115cm" svg:x="8.748cm" svg:y="17.142cm" svg:viewBox="0 0 116 116" svg:d="M0 57c0-31 26-57 57-57 33 0 59 26 59 57 0 33-26 59-59 59-31 0-57-26-57-59z">
          <text:p/>
        </draw:path>
        <draw:path draw:style-name="gr22" draw:text-style-name="P2" draw:layer="layout" svg:width="0.115cm" svg:height="0.115cm" svg:x="8.748cm" svg:y="17.142cm" svg:viewBox="0 0 116 116" svg:d="M0 57c0-31 26-57 57-57 33 0 59 26 59 57 0 33-26 59-59 59-31 0-57-26-57-59z">
          <text:p/>
        </draw:path>
        <draw:path draw:style-name="gr21" draw:text-style-name="P5" draw:layer="layout" svg:width="0.115cm" svg:height="0.115cm" svg:x="8.784cm" svg:y="17.142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8.784cm" svg:y="17.142cm" svg:viewBox="0 0 116 116" svg:d="M0 57c0-31 26-57 58-57s58 26 58 57c0 33-26 59-58 59s-58-26-58-59z">
          <text:p/>
        </draw:path>
        <draw:line draw:style-name="gr18" draw:text-style-name="P2" draw:layer="layout" svg:x1="7.881cm" svg:y1="17.199cm" svg:x2="8.374cm" svg:y2="17.199cm">
          <text:p/>
        </draw:line>
        <draw:line draw:style-name="gr18" draw:text-style-name="P2" draw:layer="layout" svg:x1="7.329cm" svg:y1="17.199cm" svg:x2="6.563cm" svg:y2="17.199cm">
          <text:p/>
        </draw:line>
        <draw:polygon draw:style-name="gr19" draw:text-style-name="P1" draw:layer="layout" svg:width="0.551cm" svg:height="0.313cm" svg:x="7.33cm" svg:y="17.042cm" svg:viewBox="0 0 552 314" draw:points="552,314 0,314 0,0 552,0">
          <text:p/>
        </draw:polygon>
        <draw:line draw:style-name="gr20" draw:text-style-name="P2" draw:layer="layout" svg:x1="7.586cm" svg:y1="17.356cm" svg:x2="7.586cm" svg:y2="17.042cm">
          <text:p/>
        </draw:line>
        <draw:path draw:style-name="gr21" draw:text-style-name="P5" draw:layer="layout" svg:width="0.115cm" svg:height="0.115cm" svg:x="9.199cm" svg:y="24.252cm" svg:viewBox="0 0 116 116" svg:d="M0 58c0-32 26-58 57-58 32 0 59 26 59 58s-27 58-59 58c-31 0-57-26-57-58z">
          <text:p/>
        </draw:path>
        <draw:path draw:style-name="gr22" draw:text-style-name="P2" draw:layer="layout" svg:width="0.115cm" svg:height="0.115cm" svg:x="9.199cm" svg:y="24.252cm" svg:viewBox="0 0 116 116" svg:d="M0 58c0-32 26-58 57-58 32 0 59 26 59 58s-27 58-59 58c-31 0-57-26-57-58z">
          <text:p/>
        </draw:path>
        <draw:line draw:style-name="gr18" draw:text-style-name="P2" draw:layer="layout" svg:x1="7.926cm" svg:y1="24.309cm" svg:x2="8.544cm" svg:y2="24.309cm">
          <text:p/>
        </draw:line>
        <draw:line draw:style-name="gr18" draw:text-style-name="P2" draw:layer="layout" svg:x1="7.219cm" svg:y1="24.309cm" svg:x2="6.612cm" svg:y2="24.309cm">
          <text:p/>
        </draw:line>
        <draw:polygon draw:style-name="gr19" draw:text-style-name="P1" draw:layer="layout" svg:width="0.707cm" svg:height="0.313cm" svg:x="7.219cm" svg:y="24.153cm" svg:viewBox="0 0 708 314" draw:points="708,314 0,314 0,0 708,0">
          <text:p/>
        </draw:polygon>
        <draw:line draw:style-name="gr20" draw:text-style-name="P2" draw:layer="layout" svg:x1="7.528cm" svg:y1="24.467cm" svg:x2="7.528cm" svg:y2="24.153cm">
          <text:p/>
        </draw:line>
        <draw:line draw:style-name="gr18" draw:text-style-name="P2" draw:layer="layout" svg:x1="8.039cm" svg:y1="24.728cm" svg:x2="8.77cm" svg:y2="24.728cm">
          <text:p/>
        </draw:line>
        <draw:line draw:style-name="gr18" draw:text-style-name="P2" draw:layer="layout" svg:x1="7.538cm" svg:y1="24.728cm" svg:x2="7.223cm" svg:y2="24.728cm">
          <text:p/>
        </draw:line>
        <draw:polygon draw:style-name="gr19" draw:text-style-name="P1" draw:layer="layout" svg:width="0.501cm" svg:height="0.313cm" svg:x="7.538cm" svg:y="24.572cm" svg:viewBox="0 0 502 314" draw:points="502,314 0,314 0,0 502,0">
          <text:p/>
        </draw:polygon>
        <draw:line draw:style-name="gr20" draw:text-style-name="P2" draw:layer="layout" svg:x1="7.776cm" svg:y1="24.886cm" svg:x2="7.776cm" svg:y2="24.572cm">
          <text:p/>
        </draw:line>
        <draw:path draw:style-name="gr21" draw:text-style-name="P5" draw:layer="layout" svg:width="0.115cm" svg:height="0.115cm" svg:x="9.215cm" svg:y="25.508cm" svg:viewBox="0 0 116 116" svg:d="M0 58c0-32 26-58 57-58 33 0 59 26 59 58 0 31-26 58-59 58-31 0-57-27-57-58z">
          <text:p/>
        </draw:path>
        <draw:path draw:style-name="gr22" draw:text-style-name="P2" draw:layer="layout" svg:width="0.115cm" svg:height="0.115cm" svg:x="9.215cm" svg:y="25.508cm" svg:viewBox="0 0 116 116" svg:d="M0 58c0-32 26-58 57-58 33 0 59 26 59 58 0 31-26 58-59 58-31 0-57-27-57-58z">
          <text:p/>
        </draw:path>
        <draw:path draw:style-name="gr21" draw:text-style-name="P5" draw:layer="layout" svg:width="0.115cm" svg:height="0.115cm" svg:x="6.625cm" svg:y="25.508cm" svg:viewBox="0 0 116 116" svg:d="M0 58c0-32 26-58 58-58s58 26 58 58c0 31-26 58-58 58s-58-27-58-58z">
          <text:p/>
        </draw:path>
        <draw:path draw:style-name="gr22" draw:text-style-name="P2" draw:layer="layout" svg:width="0.115cm" svg:height="0.115cm" svg:x="6.625cm" svg:y="25.508cm" svg:viewBox="0 0 116 116" svg:d="M0 58c0-32 26-58 58-58s58 26 58 58c0 31-26 58-58 58s-58-27-58-58z">
          <text:p/>
        </draw:path>
        <draw:line draw:style-name="gr18" draw:text-style-name="P2" draw:layer="layout" svg:x1="8.146cm" svg:y1="25.565cm" svg:x2="8.577cm" svg:y2="25.565cm">
          <text:p/>
        </draw:line>
        <draw:line draw:style-name="gr18" draw:text-style-name="P2" draw:layer="layout" svg:x1="7.592cm" svg:y1="25.565cm" svg:x2="6.909cm" svg:y2="25.565cm">
          <text:p/>
        </draw:line>
        <draw:polygon draw:style-name="gr19" draw:text-style-name="P1" draw:layer="layout" svg:width="0.553cm" svg:height="0.313cm" svg:x="7.592cm" svg:y="25.408cm" svg:viewBox="0 0 554 314" draw:points="554,314 0,314 0,0 554,0">
          <text:p/>
        </draw:polygon>
        <draw:line draw:style-name="gr20" draw:text-style-name="P2" draw:layer="layout" svg:x1="7.766cm" svg:y1="25.722cm" svg:x2="7.766cm" svg:y2="25.408cm">
          <text:p/>
        </draw:line>
        <draw:line draw:style-name="gr18" draw:text-style-name="P2" draw:layer="layout" svg:x1="9.315cm" svg:y1="20.963cm" svg:x2="9.852cm" svg:y2="20.963cm">
          <text:p/>
        </draw:line>
        <draw:line draw:style-name="gr18" draw:text-style-name="P2" draw:layer="layout" svg:x1="8.727cm" svg:y1="20.963cm" svg:x2="8.548cm" svg:y2="20.963cm">
          <text:p/>
        </draw:line>
        <draw:polygon draw:style-name="gr19" draw:text-style-name="P1" draw:layer="layout" svg:width="0.589cm" svg:height="0.313cm" svg:x="8.726cm" svg:y="20.807cm" svg:viewBox="0 0 590 314" draw:points="590,314 0,314 0,0 590,0">
          <text:p/>
        </draw:polygon>
        <draw:line draw:style-name="gr20" draw:text-style-name="P2" draw:layer="layout" svg:x1="8.969cm" svg:y1="21.121cm" svg:x2="8.969cm" svg:y2="20.807cm">
          <text:p/>
        </draw:line>
        <draw:path draw:style-name="gr21" draw:text-style-name="P5" draw:layer="layout" svg:width="0.115cm" svg:height="0.115cm" svg:x="7.28cm" svg:y="19.651cm" svg:viewBox="0 0 116 116" svg:d="M0 57c0-31 26-57 57-57 33 0 59 26 59 57 0 33-26 59-59 59-31 0-57-26-57-59z">
          <text:p/>
        </draw:path>
        <draw:path draw:style-name="gr22" draw:text-style-name="P2" draw:layer="layout" svg:width="0.115cm" svg:height="0.115cm" svg:x="7.28cm" svg:y="19.651cm" svg:viewBox="0 0 116 116" svg:d="M0 57c0-31 26-57 57-57 33 0 59 26 59 57 0 33-26 59-59 59-31 0-57-26-57-59z">
          <text:p/>
        </draw:path>
        <draw:line draw:style-name="gr18" draw:text-style-name="P2" draw:layer="layout" svg:x1="8.3cm" svg:y1="19.709cm" svg:x2="8.742cm" svg:y2="19.709cm">
          <text:p/>
        </draw:line>
        <draw:line draw:style-name="gr18" draw:text-style-name="P2" draw:layer="layout" svg:x1="7.958cm" svg:y1="19.709cm" svg:x2="7.916cm" svg:y2="19.709cm">
          <text:p/>
        </draw:line>
        <draw:polygon draw:style-name="gr19" draw:text-style-name="P1" draw:layer="layout" svg:width="0.341cm" svg:height="0.313cm" svg:x="7.959cm" svg:y="19.551cm" svg:viewBox="0 0 342 314" draw:points="342,314 0,314 0,0 342,0">
          <text:p/>
        </draw:polygon>
        <draw:line draw:style-name="gr20" draw:text-style-name="P2" draw:layer="layout" svg:x1="8.092cm" svg:y1="19.865cm" svg:x2="8.092cm" svg:y2="19.551cm">
          <text:p/>
        </draw:line>
        <draw:line draw:style-name="gr18" draw:text-style-name="P2" draw:layer="layout" svg:x1="9.894cm" svg:y1="20.546cm" svg:x2="10.231cm" svg:y2="20.546cm">
          <text:p/>
        </draw:line>
        <draw:line draw:style-name="gr18" draw:text-style-name="P2" draw:layer="layout" svg:x1="9.328cm" svg:y1="20.546cm" svg:x2="8.758cm" svg:y2="20.546cm">
          <text:p/>
        </draw:line>
        <draw:polygon draw:style-name="gr19" draw:text-style-name="P1" draw:layer="layout" svg:width="0.566cm" svg:height="0.313cm" svg:x="9.328cm" svg:y="20.388cm" svg:viewBox="0 0 567 314" draw:points="567,314 0,314 0,0 567,0">
          <text:p/>
        </draw:polygon>
        <draw:line draw:style-name="gr20" draw:text-style-name="P2" draw:layer="layout" svg:x1="9.431cm" svg:y1="20.702cm" svg:x2="9.431cm" svg:y2="20.388cm">
          <text:p/>
        </draw:line>
        <draw:path draw:style-name="gr21" draw:text-style-name="P5" draw:layer="layout" svg:width="0.115cm" svg:height="0.115cm" svg:x="8.892cm" svg:y="25.925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8.892cm" svg:y="25.925cm" svg:viewBox="0 0 116 116" svg:d="M0 57c0-31 26-57 58-57s58 26 58 57c0 33-26 59-58 59s-58-26-58-59z">
          <text:p/>
        </draw:path>
        <draw:line draw:style-name="gr18" draw:text-style-name="P2" draw:layer="layout" svg:x1="7.746cm" svg:y1="25.983cm" svg:x2="8.582cm" svg:y2="25.983cm">
          <text:p/>
        </draw:line>
        <draw:line draw:style-name="gr18" draw:text-style-name="P2" draw:layer="layout" svg:x1="7.14cm" svg:y1="25.983cm" svg:x2="6.791cm" svg:y2="25.983cm">
          <text:p/>
        </draw:line>
        <draw:polygon draw:style-name="gr19" draw:text-style-name="P1" draw:layer="layout" svg:width="0.606cm" svg:height="0.313cm" svg:x="7.14cm" svg:y="25.826cm" svg:viewBox="0 0 607 314" draw:points="607,314 0,314 0,0 607,0">
          <text:p/>
        </draw:polygon>
        <draw:line draw:style-name="gr20" draw:text-style-name="P2" draw:layer="layout" svg:x1="7.41cm" svg:y1="26.14cm" svg:x2="7.41cm" svg:y2="25.826cm">
          <text:p/>
        </draw:line>
        <draw:line draw:style-name="gr18" draw:text-style-name="P2" draw:layer="layout" svg:x1="7.859cm" svg:y1="23.055cm" svg:x2="8.352cm" svg:y2="23.055cm">
          <text:p/>
        </draw:line>
        <draw:line draw:style-name="gr18" draw:text-style-name="P2" draw:layer="layout" svg:x1="7.481cm" svg:y1="23.055cm" svg:x2="7.089cm" svg:y2="23.055cm">
          <text:p/>
        </draw:line>
        <draw:polygon draw:style-name="gr19" draw:text-style-name="P1" draw:layer="layout" svg:width="0.378cm" svg:height="0.313cm" svg:x="7.481cm" svg:y="22.898cm" svg:viewBox="0 0 379 314" draw:points="379,314 0,314 0,0 379,0">
          <text:p/>
        </draw:polygon>
        <draw:line draw:style-name="gr20" draw:text-style-name="P2" draw:layer="layout" svg:x1="7.729cm" svg:y1="23.212cm" svg:x2="7.729cm" svg:y2="22.898cm">
          <text:p/>
        </draw:line>
        <draw:path draw:style-name="gr21" draw:text-style-name="P5" draw:layer="layout" svg:width="0.115cm" svg:height="0.115cm" svg:x="5.602cm" svg:y="17.978cm" svg:viewBox="0 0 116 116" svg:d="M0 58c0-32 26-58 58-58s58 26 58 58-26 58-58 58-58-26-58-58z">
          <text:p/>
        </draw:path>
        <draw:path draw:style-name="gr22" draw:text-style-name="P2" draw:layer="layout" svg:width="0.115cm" svg:height="0.115cm" svg:x="5.602cm" svg:y="17.978cm" svg:viewBox="0 0 116 116" svg:d="M0 58c0-32 26-58 58-58s58 26 58 58-26 58-58 58-58-26-58-58z">
          <text:p/>
        </draw:path>
        <draw:line draw:style-name="gr18" draw:text-style-name="P2" draw:layer="layout" svg:x1="7.759cm" svg:y1="18.036cm" svg:x2="8.03cm" svg:y2="18.036cm">
          <text:p/>
        </draw:line>
        <draw:line draw:style-name="gr18" draw:text-style-name="P2" draw:layer="layout" svg:x1="7.129cm" svg:y1="18.036cm" svg:x2="6.627cm" svg:y2="18.036cm">
          <text:p/>
        </draw:line>
        <draw:polygon draw:style-name="gr19" draw:text-style-name="P1" draw:layer="layout" svg:width="0.63cm" svg:height="0.313cm" svg:x="7.128cm" svg:y="17.879cm" svg:viewBox="0 0 631 314" draw:points="631,314 0,314 0,0 631,0">
          <text:p/>
        </draw:polygon>
        <draw:line draw:style-name="gr20" draw:text-style-name="P2" draw:layer="layout" svg:x1="7.612cm" svg:y1="18.193cm" svg:x2="7.612cm" svg:y2="17.879cm">
          <text:p/>
        </draw:line>
        <draw:path draw:style-name="gr21" draw:text-style-name="P5" draw:layer="layout" svg:width="0.115cm" svg:height="0.115cm" svg:x="9.663cm" svg:y="26.762cm" svg:viewBox="0 0 116 116" svg:d="M0 58c0-32 26-58 57-58 33 0 59 26 59 58s-26 58-59 58c-31 0-57-26-57-58z">
          <text:p/>
        </draw:path>
        <draw:path draw:style-name="gr22" draw:text-style-name="P2" draw:layer="layout" svg:width="0.115cm" svg:height="0.115cm" svg:x="9.663cm" svg:y="26.762cm" svg:viewBox="0 0 116 116" svg:d="M0 58c0-32 26-58 57-58 33 0 59 26 59 58s-26 58-59 58c-31 0-57-26-57-58z">
          <text:p/>
        </draw:path>
        <draw:line draw:style-name="gr18" draw:text-style-name="P2" draw:layer="layout" svg:x1="8.543cm" svg:y1="26.82cm" svg:x2="9.333cm" svg:y2="26.82cm">
          <text:p/>
        </draw:line>
        <draw:line draw:style-name="gr18" draw:text-style-name="P2" draw:layer="layout" svg:x1="7.97cm" svg:y1="26.82cm" svg:x2="7.256cm" svg:y2="26.82cm">
          <text:p/>
        </draw:line>
        <draw:polygon draw:style-name="gr19" draw:text-style-name="P1" draw:layer="layout" svg:width="0.573cm" svg:height="0.313cm" svg:x="7.969cm" svg:y="26.662cm" svg:viewBox="0 0 574 314" draw:points="574,314 0,314 0,0 574,0">
          <text:p/>
        </draw:polygon>
        <draw:line draw:style-name="gr20" draw:text-style-name="P2" draw:layer="layout" svg:x1="8.221cm" svg:y1="26.976cm" svg:x2="8.221cm" svg:y2="26.662cm">
          <text:p/>
        </draw:line>
        <draw:path draw:style-name="gr21" draw:text-style-name="P5" draw:layer="layout" svg:width="0.115cm" svg:height="0.115cm" svg:x="9.146cm" svg:y="25.089cm" svg:viewBox="0 0 116 116" svg:d="M0 58c0-31 26-58 58-58s58 27 58 58c0 32-26 58-58 58s-58-26-58-58z">
          <text:p/>
        </draw:path>
        <draw:path draw:style-name="gr22" draw:text-style-name="P2" draw:layer="layout" svg:width="0.115cm" svg:height="0.115cm" svg:x="9.146cm" svg:y="25.089cm" svg:viewBox="0 0 116 116" svg:d="M0 58c0-31 26-58 58-58s58 27 58 58c0 32-26 58-58 58s-58-26-58-58z">
          <text:p/>
        </draw:path>
        <draw:line draw:style-name="gr18" draw:text-style-name="P2" draw:layer="layout" svg:x1="8.322cm" svg:y1="25.146cm" svg:x2="8.45cm" svg:y2="25.146cm">
          <text:p/>
        </draw:line>
        <draw:line draw:style-name="gr18" draw:text-style-name="P2" draw:layer="layout" svg:x1="7.767cm" svg:y1="25.146cm" svg:x2="7.433cm" svg:y2="25.146cm">
          <text:p/>
        </draw:line>
        <draw:polygon draw:style-name="gr19" draw:text-style-name="P1" draw:layer="layout" svg:width="0.556cm" svg:height="0.313cm" svg:x="7.766cm" svg:y="24.989cm" svg:viewBox="0 0 557 314" draw:points="557,314 0,314 0,0 557,0">
          <text:p/>
        </draw:polygon>
        <draw:line draw:style-name="gr20" draw:text-style-name="P2" draw:layer="layout" svg:x1="8.203cm" svg:y1="25.303cm" svg:x2="8.203cm" svg:y2="24.989cm">
          <text:p/>
        </draw:line>
        <draw:line draw:style-name="gr18" draw:text-style-name="P2" draw:layer="layout" svg:x1="8.672cm" svg:y1="27.238cm" svg:x2="9.45cm" svg:y2="27.238cm">
          <text:p/>
        </draw:line>
        <draw:line draw:style-name="gr18" draw:text-style-name="P2" draw:layer="layout" svg:x1="7.651cm" svg:y1="27.238cm" svg:x2="7.138cm" svg:y2="27.238cm">
          <text:p/>
        </draw:line>
        <draw:polygon draw:style-name="gr19" draw:text-style-name="P1" draw:layer="layout" svg:width="1.021cm" svg:height="0.313cm" svg:x="7.652cm" svg:y="27.081cm" svg:viewBox="0 0 1022 314" draw:points="1022,314 0,314 0,0 1022,0">
          <text:p/>
        </draw:polygon>
        <draw:line draw:style-name="gr20" draw:text-style-name="P2" draw:layer="layout" svg:x1="7.99cm" svg:y1="27.395cm" svg:x2="7.99cm" svg:y2="27.081cm">
          <text:p/>
        </draw:line>
        <draw:line draw:style-name="gr18" draw:text-style-name="P2" draw:layer="layout" svg:x1="8.844cm" svg:y1="26.401cm" svg:x2="9.822cm" svg:y2="26.401cm">
          <text:p/>
        </draw:line>
        <draw:line draw:style-name="gr18" draw:text-style-name="P2" draw:layer="layout" svg:x1="7.995cm" svg:y1="26.401cm" svg:x2="7.229cm" svg:y2="26.401cm">
          <text:p/>
        </draw:line>
        <draw:polygon draw:style-name="gr19" draw:text-style-name="P1" draw:layer="layout" svg:width="0.848cm" svg:height="0.314cm" svg:x="7.995cm" svg:y="26.244cm" svg:viewBox="0 0 849 315" draw:points="849,315 0,315 0,0 849,0">
          <text:p/>
        </draw:polygon>
        <draw:line draw:style-name="gr20" draw:text-style-name="P2" draw:layer="layout" svg:x1="8.521cm" svg:y1="26.558cm" svg:x2="8.521cm" svg:y2="26.244cm">
          <text:p/>
        </draw:line>
        <draw:path draw:style-name="gr21" draw:text-style-name="P5" draw:layer="layout" svg:width="0.115cm" svg:height="0.115cm" svg:x="8.574cm" svg:y="18.397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8.574cm" svg:y="18.397cm" svg:viewBox="0 0 116 116" svg:d="M0 57c0-31 26-57 58-57s58 26 58 57c0 33-26 59-58 59s-58-26-58-59z">
          <text:p/>
        </draw:path>
        <draw:line draw:style-name="gr18" draw:text-style-name="P2" draw:layer="layout" svg:x1="7.853cm" svg:y1="18.454cm" svg:x2="8.421cm" svg:y2="18.454cm">
          <text:p/>
        </draw:line>
        <draw:line draw:style-name="gr18" draw:text-style-name="P2" draw:layer="layout" svg:x1="7.391cm" svg:y1="18.454cm" svg:x2="6.949cm" svg:y2="18.454cm">
          <text:p/>
        </draw:line>
        <draw:polygon draw:style-name="gr19" draw:text-style-name="P1" draw:layer="layout" svg:width="0.462cm" svg:height="0.313cm" svg:x="7.39cm" svg:y="18.297cm" svg:viewBox="0 0 463 314" draw:points="463,314 0,314 0,0 463,0">
          <text:p/>
        </draw:polygon>
        <draw:line draw:style-name="gr20" draw:text-style-name="P2" draw:layer="layout" svg:x1="7.563cm" svg:y1="18.611cm" svg:x2="7.563cm" svg:y2="18.297cm">
          <text:p/>
        </draw:line>
        <draw:polygon draw:style-name="gr1" draw:text-style-name="P1" draw:layer="layout" svg:width="5.029cm" svg:height="12.307cm" svg:x="10.62cm" svg:y="16.483cm" svg:viewBox="0 0 5030 12308" draw:points="0,12308 5030,12308 5030,0 0,0">
          <text:p/>
        </draw:polygon>
        <draw:line draw:style-name="gr18" draw:text-style-name="P2" draw:layer="layout" svg:x1="14.477cm" svg:y1="20.127cm" svg:x2="15.42cm" svg:y2="20.127cm">
          <text:p/>
        </draw:line>
        <draw:line draw:style-name="gr18" draw:text-style-name="P2" draw:layer="layout" svg:x1="13.5cm" svg:y1="20.127cm" svg:x2="12.77cm" svg:y2="20.127cm">
          <text:p/>
        </draw:line>
        <draw:polygon draw:style-name="gr19" draw:text-style-name="P1" draw:layer="layout" svg:width="0.977cm" svg:height="0.313cm" svg:x="13.499cm" svg:y="19.97cm" svg:viewBox="0 0 978 314" draw:points="978,314 0,314 0,0 978,0">
          <text:p/>
        </draw:polygon>
        <draw:line draw:style-name="gr20" draw:text-style-name="P2" draw:layer="layout" svg:x1="14.039cm" svg:y1="20.284cm" svg:x2="14.039cm" svg:y2="19.97cm">
          <text:p/>
        </draw:line>
        <draw:line draw:style-name="gr18" draw:text-style-name="P2" draw:layer="layout" svg:x1="12.994cm" svg:y1="28.074cm" svg:x2="13.735cm" svg:y2="28.074cm">
          <text:p/>
        </draw:line>
        <draw:line draw:style-name="gr18" draw:text-style-name="P2" draw:layer="layout" svg:x1="12.264cm" svg:y1="28.074cm" svg:x2="11.725cm" svg:y2="28.074cm">
          <text:p/>
        </draw:line>
        <draw:polygon draw:style-name="gr19" draw:text-style-name="P1" draw:layer="layout" svg:width="0.73cm" svg:height="0.313cm" svg:x="12.264cm" svg:y="27.918cm" svg:viewBox="0 0 731 314" draw:points="731,314 0,314 0,0 731,0">
          <text:p/>
        </draw:polygon>
        <draw:line draw:style-name="gr20" draw:text-style-name="P2" draw:layer="layout" svg:x1="12.668cm" svg:y1="28.232cm" svg:x2="12.668cm" svg:y2="27.918cm">
          <text:p/>
        </draw:line>
        <draw:line draw:style-name="gr18" draw:text-style-name="P2" draw:layer="layout" svg:x1="14.145cm" svg:y1="23.892cm" svg:x2="14.859cm" svg:y2="23.892cm">
          <text:p/>
        </draw:line>
        <draw:line draw:style-name="gr18" draw:text-style-name="P2" draw:layer="layout" svg:x1="13.246cm" svg:y1="23.892cm" svg:x2="12.87cm" svg:y2="23.892cm">
          <text:p/>
        </draw:line>
        <draw:polygon draw:style-name="gr19" draw:text-style-name="P1" draw:layer="layout" svg:width="0.898cm" svg:height="0.313cm" svg:x="13.247cm" svg:y="23.735cm" svg:viewBox="0 0 899 314" draw:points="899,314 0,314 0,0 899,0">
          <text:p/>
        </draw:polygon>
        <draw:line draw:style-name="gr20" draw:text-style-name="P2" draw:layer="layout" svg:x1="13.489cm" svg:y1="24.049cm" svg:x2="13.489cm" svg:y2="23.735cm">
          <text:p/>
        </draw:line>
        <draw:line draw:style-name="gr18" draw:text-style-name="P2" draw:layer="layout" svg:x1="12.298cm" svg:y1="23.473cm" svg:x2="12.5cm" svg:y2="23.473cm">
          <text:p/>
        </draw:line>
        <draw:line draw:style-name="gr18" draw:text-style-name="P2" draw:layer="layout" svg:x1="11.674cm" svg:y1="23.473cm" svg:x2="11.41cm" svg:y2="23.473cm">
          <text:p/>
        </draw:line>
        <draw:polygon draw:style-name="gr19" draw:text-style-name="P1" draw:layer="layout" svg:width="0.624cm" svg:height="0.313cm" svg:x="11.674cm" svg:y="23.316cm" svg:viewBox="0 0 625 314" draw:points="625,314 0,314 0,0 625,0">
          <text:p/>
        </draw:polygon>
        <draw:line draw:style-name="gr20" draw:text-style-name="P2" draw:layer="layout" svg:x1="12.084cm" svg:y1="23.63cm" svg:x2="12.084cm" svg:y2="23.316cm">
          <text:p/>
        </draw:line>
        <draw:line draw:style-name="gr18" draw:text-style-name="P2" draw:layer="layout" svg:x1="12.343cm" svg:y1="19.29cm" svg:x2="12.612cm" svg:y2="19.29cm">
          <text:p/>
        </draw:line>
        <draw:line draw:style-name="gr18" draw:text-style-name="P2" draw:layer="layout" svg:x1="11.904cm" svg:y1="19.29cm" svg:x2="11.624cm" svg:y2="19.29cm">
          <text:p/>
        </draw:line>
        <draw:polygon draw:style-name="gr19" draw:text-style-name="P1" draw:layer="layout" svg:width="0.438cm" svg:height="0.313cm" svg:x="11.905cm" svg:y="19.134cm" svg:viewBox="0 0 439 314" draw:points="439,314 0,314 0,0 439,0">
          <text:p/>
        </draw:polygon>
        <draw:line draw:style-name="gr20" draw:text-style-name="P2" draw:layer="layout" svg:x1="12.197cm" svg:y1="19.448cm" svg:x2="12.197cm" svg:y2="19.134cm">
          <text:p/>
        </draw:line>
        <draw:line draw:style-name="gr18" draw:text-style-name="P2" draw:layer="layout" svg:x1="12.303cm" svg:y1="21.382cm" svg:x2="12.444cm" svg:y2="21.382cm">
          <text:p/>
        </draw:line>
        <draw:line draw:style-name="gr18" draw:text-style-name="P2" draw:layer="layout" svg:x1="12.056cm" svg:y1="21.382cm" svg:x2="11.86cm" svg:y2="21.382cm">
          <text:p/>
        </draw:line>
        <draw:polygon draw:style-name="gr19" draw:text-style-name="P1" draw:layer="layout" svg:width="0.247cm" svg:height="0.313cm" svg:x="12.056cm" svg:y="21.225cm" svg:viewBox="0 0 248 314" draw:points="248,314 0,314 0,0 248,0">
          <text:p/>
        </draw:polygon>
        <draw:line draw:style-name="gr20" draw:text-style-name="P2" draw:layer="layout" svg:x1="12.096cm" svg:y1="21.539cm" svg:x2="12.096cm" svg:y2="21.225cm">
          <text:p/>
        </draw:line>
        <draw:path draw:style-name="gr21" draw:text-style-name="P5" draw:layer="layout" svg:width="0.115cm" svg:height="0.115cm" svg:x="10.859cm" svg:y="21.743cm" svg:viewBox="0 0 116 116" svg:d="M0 58c0-32 26-58 58-58s58 26 58 58-26 58-58 58-58-26-58-58z">
          <text:p/>
        </draw:path>
        <draw:path draw:style-name="gr22" draw:text-style-name="P2" draw:layer="layout" svg:width="0.115cm" svg:height="0.115cm" svg:x="10.859cm" svg:y="21.743cm" svg:viewBox="0 0 116 116" svg:d="M0 58c0-32 26-58 58-58s58 26 58 58-26 58-58 58-58-26-58-58z">
          <text:p/>
        </draw:path>
        <draw:line draw:style-name="gr18" draw:text-style-name="P2" draw:layer="layout" svg:x1="12.073cm" svg:y1="21.8cm" svg:x2="12.477cm" svg:y2="21.8cm">
          <text:p/>
        </draw:line>
        <draw:line draw:style-name="gr18" draw:text-style-name="P2" draw:layer="layout" svg:x1="11.612cm" svg:y1="21.8cm" svg:x2="11.241cm" svg:y2="21.8cm">
          <text:p/>
        </draw:line>
        <draw:polygon draw:style-name="gr19" draw:text-style-name="P1" draw:layer="layout" svg:width="0.46cm" svg:height="0.313cm" svg:x="11.613cm" svg:y="21.643cm" svg:viewBox="0 0 461 314" draw:points="461,314 0,314 0,0 461,0">
          <text:p/>
        </draw:polygon>
        <draw:line draw:style-name="gr20" draw:text-style-name="P2" draw:layer="layout" svg:x1="11.905cm" svg:y1="21.957cm" svg:x2="11.905cm" svg:y2="21.643cm">
          <text:p/>
        </draw:line>
        <draw:line draw:style-name="gr18" draw:text-style-name="P2" draw:layer="layout" svg:x1="12.331cm" svg:y1="22.636cm" svg:x2="12.668cm" svg:y2="22.636cm">
          <text:p/>
        </draw:line>
        <draw:line draw:style-name="gr18" draw:text-style-name="P2" draw:layer="layout" svg:x1="11.904cm" svg:y1="22.636cm" svg:x2="11.59cm" svg:y2="22.636cm">
          <text:p/>
        </draw:line>
        <draw:polygon draw:style-name="gr19" draw:text-style-name="P1" draw:layer="layout" svg:width="0.427cm" svg:height="0.313cm" svg:x="11.905cm" svg:y="22.48cm" svg:viewBox="0 0 428 314" draw:points="428,314 0,314 0,0 428,0">
          <text:p/>
        </draw:polygon>
        <draw:line draw:style-name="gr20" draw:text-style-name="P2" draw:layer="layout" svg:x1="12.011cm" svg:y1="22.794cm" svg:x2="12.011cm" svg:y2="22.48cm">
          <text:p/>
        </draw:line>
        <draw:line draw:style-name="gr18" draw:text-style-name="P2" draw:layer="layout" svg:x1="11.974cm" svg:y1="17.617cm" svg:x2="12.5cm" svg:y2="17.617cm">
          <text:p/>
        </draw:line>
        <draw:line draw:style-name="gr18" draw:text-style-name="P2" draw:layer="layout" svg:x1="11.43cm" svg:y1="17.617cm" svg:x2="10.849cm" svg:y2="17.617cm">
          <text:p/>
        </draw:line>
        <draw:polygon draw:style-name="gr19" draw:text-style-name="P1" draw:layer="layout" svg:width="0.545cm" svg:height="0.313cm" svg:x="11.43cm" svg:y="17.461cm" svg:viewBox="0 0 546 314" draw:points="546,314 0,314 0,0 546,0">
          <text:p/>
        </draw:polygon>
        <draw:line draw:style-name="gr20" draw:text-style-name="P2" draw:layer="layout" svg:x1="11.798cm" svg:y1="17.775cm" svg:x2="11.798cm" svg:y2="17.461cm">
          <text:p/>
        </draw:line>
        <draw:path draw:style-name="gr21" draw:text-style-name="P5" draw:layer="layout" svg:width="0.115cm" svg:height="0.115cm" svg:x="13.442cm" svg:y="27.598cm" svg:viewBox="0 0 116 116" svg:d="M0 57c0-30 26-57 57-57 33 0 59 27 59 57 0 32-26 59-59 59-31 0-57-27-57-59z">
          <text:p/>
        </draw:path>
        <draw:path draw:style-name="gr22" draw:text-style-name="P2" draw:layer="layout" svg:width="0.115cm" svg:height="0.115cm" svg:x="13.442cm" svg:y="27.598cm" svg:viewBox="0 0 116 116" svg:d="M0 57c0-30 26-57 57-57 33 0 59 27 59 57 0 32-26 59-59 59-31 0-57-27-57-59z">
          <text:p/>
        </draw:path>
        <draw:line draw:style-name="gr18" draw:text-style-name="P2" draw:layer="layout" svg:x1="12.519cm" svg:y1="27.656cm" svg:x2="13.185cm" svg:y2="27.656cm">
          <text:p/>
        </draw:line>
        <draw:line draw:style-name="gr18" draw:text-style-name="P2" draw:layer="layout" svg:x1="11.905cm" svg:y1="27.656cm" svg:x2="11.613cm" svg:y2="27.656cm">
          <text:p/>
        </draw:line>
        <draw:polygon draw:style-name="gr19" draw:text-style-name="P1" draw:layer="layout" svg:width="0.615cm" svg:height="0.313cm" svg:x="11.905cm" svg:y="27.499cm" svg:viewBox="0 0 616 314" draw:points="616,314 0,314 0,0 616,0">
          <text:p/>
        </draw:polygon>
        <draw:line draw:style-name="gr20" draw:text-style-name="P2" draw:layer="layout" svg:x1="12.157cm" svg:y1="27.813cm" svg:x2="12.157cm" svg:y2="27.499cm">
          <text:p/>
        </draw:line>
        <draw:line draw:style-name="gr18" draw:text-style-name="P2" draw:layer="layout" svg:x1="12.32cm" svg:y1="18.873cm" svg:x2="12.567cm" svg:y2="18.873cm">
          <text:p/>
        </draw:line>
        <draw:line draw:style-name="gr18" draw:text-style-name="P2" draw:layer="layout" svg:x1="11.927cm" svg:y1="18.873cm" svg:x2="11.545cm" svg:y2="18.873cm">
          <text:p/>
        </draw:line>
        <draw:polygon draw:style-name="gr19" draw:text-style-name="P1" draw:layer="layout" svg:width="0.393cm" svg:height="0.313cm" svg:x="11.927cm" svg:y="18.715cm" svg:viewBox="0 0 394 314" draw:points="394,314 0,314 0,0 394,0">
          <text:p/>
        </draw:polygon>
        <draw:line draw:style-name="gr20" draw:text-style-name="P2" draw:layer="layout" svg:x1="12.028cm" svg:y1="19.029cm" svg:x2="12.028cm" svg:y2="18.715cm">
          <text:p/>
        </draw:line>
        <draw:path draw:style-name="gr21" draw:text-style-name="P5" draw:layer="layout" svg:width="0.115cm" svg:height="0.114cm" svg:x="13.42cm" svg:y="22.161cm" svg:viewBox="0 0 116 115" svg:d="M0 57c0-31 26-57 57-57 33 0 59 26 59 57 0 32-26 58-59 58-31 0-57-26-57-58z">
          <text:p/>
        </draw:path>
        <draw:path draw:style-name="gr22" draw:text-style-name="P2" draw:layer="layout" svg:width="0.115cm" svg:height="0.114cm" svg:x="13.42cm" svg:y="22.161cm" svg:viewBox="0 0 116 115" svg:d="M0 57c0-31 26-57 57-57 33 0 59 26 59 57 0 32-26 58-59 58-31 0-57-26-57-58z">
          <text:p/>
        </draw:path>
        <draw:line draw:style-name="gr18" draw:text-style-name="P2" draw:layer="layout" svg:x1="12.77cm" svg:y1="22.219cm" svg:x2="13.04cm" svg:y2="22.219cm">
          <text:p/>
        </draw:line>
        <draw:line draw:style-name="gr18" draw:text-style-name="P2" draw:layer="layout" svg:x1="12.364cm" svg:y1="22.219cm" svg:x2="11.916cm" svg:y2="22.219cm">
          <text:p/>
        </draw:line>
        <draw:polygon draw:style-name="gr19" draw:text-style-name="P1" draw:layer="layout" svg:width="0.405cm" svg:height="0.313cm" svg:x="12.365cm" svg:y="22.062cm" svg:viewBox="0 0 406 314" draw:points="406,314 0,314 0,0 406,0">
          <text:p/>
        </draw:polygon>
        <draw:line draw:style-name="gr20" draw:text-style-name="P2" draw:layer="layout" svg:x1="12.578cm" svg:y1="22.376cm" svg:x2="12.578cm" svg:y2="22.062cm">
          <text:p/>
        </draw:line>
        <draw:path draw:style-name="gr21" draw:text-style-name="P5" draw:layer="layout" svg:width="0.115cm" svg:height="0.115cm" svg:x="13.532cm" svg:y="17.142cm" svg:viewBox="0 0 116 116" svg:d="M0 57c0-31 26-57 57-57 33 0 59 26 59 57 0 33-26 59-59 59-31 0-57-26-57-59z">
          <text:p/>
        </draw:path>
        <draw:path draw:style-name="gr22" draw:text-style-name="P2" draw:layer="layout" svg:width="0.115cm" svg:height="0.115cm" svg:x="13.532cm" svg:y="17.142cm" svg:viewBox="0 0 116 116" svg:d="M0 57c0-31 26-57 57-57 33 0 59 26 59 57 0 33-26 59-59 59-31 0-57-26-57-59z">
          <text:p/>
        </draw:path>
        <draw:path draw:style-name="gr21" draw:text-style-name="P5" draw:layer="layout" svg:width="0.115cm" svg:height="0.115cm" svg:x="11.521cm" svg:y="17.142cm" svg:viewBox="0 0 116 116" svg:d="M0 57c0-31 27-57 58-57 32 0 58 26 58 57 0 33-26 59-58 59-31 0-58-26-58-59z">
          <text:p/>
        </draw:path>
        <draw:path draw:style-name="gr22" draw:text-style-name="P2" draw:layer="layout" svg:width="0.115cm" svg:height="0.115cm" svg:x="11.521cm" svg:y="17.142cm" svg:viewBox="0 0 116 116" svg:d="M0 57c0-31 27-57 58-57 32 0 58 26 58 57 0 33-26 59-58 59-31 0-58-26-58-59z">
          <text:p/>
        </draw:path>
        <draw:path draw:style-name="gr21" draw:text-style-name="P5" draw:layer="layout" svg:width="0.115cm" svg:height="0.115cm" svg:x="11.667cm" svg:y="17.142cm" svg:viewBox="0 0 116 116" svg:d="M0 57c0-31 27-57 58-57 32 0 58 26 58 57 0 33-26 59-58 59-31 0-58-26-58-59z">
          <text:p/>
        </draw:path>
        <draw:path draw:style-name="gr22" draw:text-style-name="P2" draw:layer="layout" svg:width="0.115cm" svg:height="0.115cm" svg:x="11.667cm" svg:y="17.142cm" svg:viewBox="0 0 116 116" svg:d="M0 57c0-31 27-57 58-57 32 0 58 26 58 57 0 33-26 59-58 59-31 0-58-26-58-59z">
          <text:p/>
        </draw:path>
        <draw:line draw:style-name="gr18" draw:text-style-name="P2" draw:layer="layout" svg:x1="12.797cm" svg:y1="17.199cm" svg:x2="13.331cm" svg:y2="17.199cm">
          <text:p/>
        </draw:line>
        <draw:line draw:style-name="gr18" draw:text-style-name="P2" draw:layer="layout" svg:x1="12.388cm" svg:y1="17.199cm" svg:x2="12.051cm" svg:y2="17.199cm">
          <text:p/>
        </draw:line>
        <draw:polygon draw:style-name="gr19" draw:text-style-name="P1" draw:layer="layout" svg:width="0.409cm" svg:height="0.313cm" svg:x="12.388cm" svg:y="17.042cm" svg:viewBox="0 0 410 314" draw:points="410,314 0,314 0,0 410,0">
          <text:p/>
        </draw:polygon>
        <draw:line draw:style-name="gr20" draw:text-style-name="P2" draw:layer="layout" svg:x1="12.691cm" svg:y1="17.356cm" svg:x2="12.691cm" svg:y2="17.042cm">
          <text:p/>
        </draw:line>
        <draw:path draw:style-name="gr21" draw:text-style-name="P5" draw:layer="layout" svg:width="0.115cm" svg:height="0.115cm" svg:x="14.06cm" svg:y="24.252cm" svg:viewBox="0 0 116 116" svg:d="M0 58c0-32 27-58 58-58 32 0 58 26 58 58s-26 58-58 58c-31 0-58-26-58-58z">
          <text:p/>
        </draw:path>
        <draw:path draw:style-name="gr22" draw:text-style-name="P2" draw:layer="layout" svg:width="0.115cm" svg:height="0.115cm" svg:x="14.06cm" svg:y="24.252cm" svg:viewBox="0 0 116 116" svg:d="M0 58c0-32 27-58 58-58 32 0 58 26 58 58s-26 58-58 58c-31 0-58-26-58-58z">
          <text:p/>
        </draw:path>
        <draw:path draw:style-name="gr21" draw:text-style-name="P5" draw:layer="layout" svg:width="0.115cm" svg:height="0.115cm" svg:x="13.813cm" svg:y="24.252cm" svg:viewBox="0 0 116 116" svg:d="M0 58c0-32 26-58 58-58s58 26 58 58-26 58-58 58-58-26-58-58z">
          <text:p/>
        </draw:path>
        <draw:path draw:style-name="gr22" draw:text-style-name="P2" draw:layer="layout" svg:width="0.115cm" svg:height="0.115cm" svg:x="13.813cm" svg:y="24.252cm" svg:viewBox="0 0 116 116" svg:d="M0 58c0-32 26-58 58-58s58 26 58 58-26 58-58 58-58-26-58-58z">
          <text:p/>
        </draw:path>
        <draw:path draw:style-name="gr21" draw:text-style-name="P5" draw:layer="layout" svg:width="0.115cm" svg:height="0.115cm" svg:x="11.937cm" svg:y="24.252cm" svg:viewBox="0 0 116 116" svg:d="M0 58c0-32 26-58 57-58 33 0 59 26 59 58s-26 58-59 58c-31 0-57-26-57-58z">
          <text:p/>
        </draw:path>
        <draw:path draw:style-name="gr22" draw:text-style-name="P2" draw:layer="layout" svg:width="0.115cm" svg:height="0.115cm" svg:x="11.937cm" svg:y="24.252cm" svg:viewBox="0 0 116 116" svg:d="M0 58c0-32 26-58 57-58 33 0 59 26 59 58s-26 58-59 58c-31 0-57-26-57-58z">
          <text:p/>
        </draw:path>
        <draw:line draw:style-name="gr18" draw:text-style-name="P2" draw:layer="layout" svg:x1="13.129cm" svg:y1="24.309cm" svg:x2="13.634cm" svg:y2="24.309cm">
          <text:p/>
        </draw:line>
        <draw:line draw:style-name="gr18" draw:text-style-name="P2" draw:layer="layout" svg:x1="12.738cm" svg:y1="24.309cm" svg:x2="12.264cm" svg:y2="24.309cm">
          <text:p/>
        </draw:line>
        <draw:polygon draw:style-name="gr19" draw:text-style-name="P1" draw:layer="layout" svg:width="0.391cm" svg:height="0.313cm" svg:x="12.738cm" svg:y="24.153cm" svg:viewBox="0 0 392 314" draw:points="392,314 0,314 0,0 392,0">
          <text:p/>
        </draw:polygon>
        <draw:line draw:style-name="gr20" draw:text-style-name="P2" draw:layer="layout" svg:x1="12.854cm" svg:y1="24.467cm" svg:x2="12.854cm" svg:y2="24.153cm">
          <text:p/>
        </draw:line>
        <draw:line draw:style-name="gr18" draw:text-style-name="P2" draw:layer="layout" svg:x1="11.966cm" svg:y1="24.728cm" svg:x2="12.129cm" svg:y2="24.728cm">
          <text:p/>
        </draw:line>
        <draw:line draw:style-name="gr18" draw:text-style-name="P2" draw:layer="layout" svg:x1="11.596cm" svg:y1="24.728cm" svg:x2="11.422cm" svg:y2="24.728cm">
          <text:p/>
        </draw:line>
        <draw:polygon draw:style-name="gr19" draw:text-style-name="P1" draw:layer="layout" svg:width="0.37cm" svg:height="0.313cm" svg:x="11.596cm" svg:y="24.572cm" svg:viewBox="0 0 371 314" draw:points="371,314 0,314 0,0 371,0">
          <text:p/>
        </draw:polygon>
        <draw:line draw:style-name="gr20" draw:text-style-name="P2" draw:layer="layout" svg:x1="11.77cm" svg:y1="24.886cm" svg:x2="11.77cm" svg:y2="24.572cm">
          <text:p/>
        </draw:line>
        <draw:path draw:style-name="gr21" draw:text-style-name="P5" draw:layer="layout" svg:width="0.115cm" svg:height="0.115cm" svg:x="12.645cm" svg:y="25.508cm" svg:viewBox="0 0 116 116" svg:d="M0 58c0-32 26-58 57-58 32 0 59 26 59 58 0 31-27 58-59 58-31 0-57-27-57-58z">
          <text:p/>
        </draw:path>
        <draw:path draw:style-name="gr22" draw:text-style-name="P2" draw:layer="layout" svg:width="0.115cm" svg:height="0.115cm" svg:x="12.645cm" svg:y="25.508cm" svg:viewBox="0 0 116 116" svg:d="M0 58c0-32 26-58 57-58 32 0 59 26 59 58 0 31-27 58-59 58-31 0-57-27-57-58z">
          <text:p/>
        </draw:path>
        <draw:line draw:style-name="gr18" draw:text-style-name="P2" draw:layer="layout" svg:x1="11.994cm" svg:y1="25.565cm" svg:x2="12.59cm" svg:y2="25.565cm">
          <text:p/>
        </draw:line>
        <draw:line draw:style-name="gr18" draw:text-style-name="P2" draw:layer="layout" svg:x1="11.591cm" svg:y1="25.565cm" svg:x2="11.197cm" svg:y2="25.565cm">
          <text:p/>
        </draw:line>
        <draw:polygon draw:style-name="gr19" draw:text-style-name="P1" draw:layer="layout" svg:width="0.404cm" svg:height="0.313cm" svg:x="11.59cm" svg:y="25.408cm" svg:viewBox="0 0 405 314" draw:points="405,314 0,314 0,0 405,0">
          <text:p/>
        </draw:polygon>
        <draw:line draw:style-name="gr20" draw:text-style-name="P2" draw:layer="layout" svg:x1="11.87cm" svg:y1="25.722cm" svg:x2="11.87cm" svg:y2="25.408cm">
          <text:p/>
        </draw:line>
        <draw:line draw:style-name="gr18" draw:text-style-name="P2" draw:layer="layout" svg:x1="11.882cm" svg:y1="20.963cm" svg:x2="12.107cm" svg:y2="20.963cm">
          <text:p/>
        </draw:line>
        <draw:polyline draw:style-name="gr18" draw:text-style-name="P2" draw:layer="layout" svg:width="0cm" svg:height="0cm" svg:x="11.545cm" svg:y="20.963cm" svg:viewBox="0 0 0 0" draw:points="0,0">
          <text:p/>
        </draw:polyline>
        <draw:polygon draw:style-name="gr19" draw:text-style-name="P1" draw:layer="layout" svg:width="0.337cm" svg:height="0.313cm" svg:x="11.545cm" svg:y="20.807cm" svg:viewBox="0 0 338 314" draw:points="338,314 0,314 0,0 338,0">
          <text:p/>
        </draw:polygon>
        <draw:line draw:style-name="gr20" draw:text-style-name="P2" draw:layer="layout" svg:x1="11.882cm" svg:y1="21.121cm" svg:x2="11.882cm" svg:y2="20.807cm">
          <text:p/>
        </draw:line>
        <draw:line draw:style-name="gr18" draw:text-style-name="P2" draw:layer="layout" svg:x1="12.152cm" svg:y1="19.709cm" svg:x2="12.253cm" svg:y2="19.709cm">
          <text:p/>
        </draw:line>
        <draw:line draw:style-name="gr18" draw:text-style-name="P2" draw:layer="layout" svg:x1="11.808cm" svg:y1="19.709cm" svg:x2="11.578cm" svg:y2="19.709cm">
          <text:p/>
        </draw:line>
        <draw:polygon draw:style-name="gr19" draw:text-style-name="P1" draw:layer="layout" svg:width="0.343cm" svg:height="0.313cm" svg:x="11.809cm" svg:y="19.551cm" svg:viewBox="0 0 344 314" draw:points="344,314 0,314 0,0 344,0">
          <text:p/>
        </draw:polygon>
        <draw:line draw:style-name="gr20" draw:text-style-name="P2" draw:layer="layout" svg:x1="11.961cm" svg:y1="19.865cm" svg:x2="11.961cm" svg:y2="19.551cm">
          <text:p/>
        </draw:line>
        <draw:line draw:style-name="gr18" draw:text-style-name="P2" draw:layer="layout" svg:x1="11.882cm" svg:y1="20.546cm" svg:x2="12.107cm" svg:y2="20.546cm">
          <text:p/>
        </draw:line>
        <draw:polyline draw:style-name="gr18" draw:text-style-name="P2" draw:layer="layout" svg:width="0cm" svg:height="0cm" svg:x="11.545cm" svg:y="20.546cm" svg:viewBox="0 0 0 0" draw:points="0,0">
          <text:p/>
        </draw:polyline>
        <draw:polygon draw:style-name="gr19" draw:text-style-name="P1" draw:layer="layout" svg:width="0.337cm" svg:height="0.313cm" svg:x="11.545cm" svg:y="20.388cm" svg:viewBox="0 0 338 314" draw:points="338,314 0,314 0,0 338,0">
          <text:p/>
        </draw:polygon>
        <draw:line draw:style-name="gr20" draw:text-style-name="P2" draw:layer="layout" svg:x1="11.826cm" svg:y1="20.702cm" svg:x2="11.826cm" svg:y2="20.388cm">
          <text:p/>
        </draw:line>
        <draw:line draw:style-name="gr18" draw:text-style-name="P2" draw:layer="layout" svg:x1="12.227cm" svg:y1="25.983cm" svg:x2="12.702cm" svg:y2="25.983cm">
          <text:p/>
        </draw:line>
        <draw:line draw:style-name="gr18" draw:text-style-name="P2" draw:layer="layout" svg:x1="11.65cm" svg:y1="25.983cm" svg:x2="11.197cm" svg:y2="25.983cm">
          <text:p/>
        </draw:line>
        <draw:polygon draw:style-name="gr19" draw:text-style-name="P1" draw:layer="layout" svg:width="0.578cm" svg:height="0.313cm" svg:x="11.649cm" svg:y="25.826cm" svg:viewBox="0 0 579 314" draw:points="579,314 0,314 0,0 579,0">
          <text:p/>
        </draw:polygon>
        <draw:line draw:style-name="gr20" draw:text-style-name="P2" draw:layer="layout" svg:x1="11.944cm" svg:y1="26.14cm" svg:x2="11.944cm" svg:y2="25.826cm">
          <text:p/>
        </draw:line>
        <draw:line draw:style-name="gr18" draw:text-style-name="P2" draw:layer="layout" svg:x1="12.241cm" svg:y1="23.055cm" svg:x2="12.476cm" svg:y2="23.055cm">
          <text:p/>
        </draw:line>
        <draw:line draw:style-name="gr18" draw:text-style-name="P2" draw:layer="layout" svg:x1="11.77cm" svg:y1="23.055cm" svg:x2="11.635cm" svg:y2="23.055cm">
          <text:p/>
        </draw:line>
        <draw:polygon draw:style-name="gr19" draw:text-style-name="P1" draw:layer="layout" svg:width="0.472cm" svg:height="0.313cm" svg:x="11.77cm" svg:y="22.898cm" svg:viewBox="0 0 473 314" draw:points="473,314 0,314 0,0 473,0">
          <text:p/>
        </draw:polygon>
        <draw:line draw:style-name="gr20" draw:text-style-name="P2" draw:layer="layout" svg:x1="11.938cm" svg:y1="23.212cm" svg:x2="11.938cm" svg:y2="22.898cm">
          <text:p/>
        </draw:line>
        <draw:line draw:style-name="gr18" draw:text-style-name="P2" draw:layer="layout" svg:x1="12.028cm" svg:y1="18.036cm" svg:x2="12.456cm" svg:y2="18.036cm">
          <text:p/>
        </draw:line>
        <draw:line draw:style-name="gr18" draw:text-style-name="P2" draw:layer="layout" svg:x1="11.627cm" svg:y1="18.036cm" svg:x2="11.309cm" svg:y2="18.036cm">
          <text:p/>
        </draw:line>
        <draw:polygon draw:style-name="gr19" draw:text-style-name="P1" draw:layer="layout" svg:width="0.401cm" svg:height="0.313cm" svg:x="11.627cm" svg:y="17.879cm" svg:viewBox="0 0 402 314" draw:points="402,314 0,314 0,0 402,0">
          <text:p/>
        </draw:polygon>
        <draw:line draw:style-name="gr20" draw:text-style-name="P2" draw:layer="layout" svg:x1="11.764cm" svg:y1="18.193cm" svg:x2="11.764cm" svg:y2="17.879cm">
          <text:p/>
        </draw:line>
        <draw:line draw:style-name="gr18" draw:text-style-name="P2" draw:layer="layout" svg:x1="12.938cm" svg:y1="26.82cm" svg:x2="13.702cm" svg:y2="26.82cm">
          <text:p/>
        </draw:line>
        <draw:line draw:style-name="gr18" draw:text-style-name="P2" draw:layer="layout" svg:x1="12.309cm" svg:y1="26.82cm" svg:x2="11.972cm" svg:y2="26.82cm">
          <text:p/>
        </draw:line>
        <draw:polygon draw:style-name="gr19" draw:text-style-name="P1" draw:layer="layout" svg:width="0.629cm" svg:height="0.313cm" svg:x="12.309cm" svg:y="26.662cm" svg:viewBox="0 0 630 314" draw:points="630,314 0,314 0,0 630,0">
          <text:p/>
        </draw:polygon>
        <draw:line draw:style-name="gr20" draw:text-style-name="P2" draw:layer="layout" svg:x1="12.612cm" svg:y1="26.976cm" svg:x2="12.612cm" svg:y2="26.662cm">
          <text:p/>
        </draw:line>
        <draw:line draw:style-name="gr18" draw:text-style-name="P2" draw:layer="layout" svg:x1="13.348cm" svg:y1="25.146cm" svg:x2="13.691cm" svg:y2="25.146cm">
          <text:p/>
        </draw:line>
        <draw:line draw:style-name="gr18" draw:text-style-name="P2" draw:layer="layout" svg:x1="12.725cm" svg:y1="25.146cm" svg:x2="12.118cm" svg:y2="25.146cm">
          <text:p/>
        </draw:line>
        <draw:polygon draw:style-name="gr19" draw:text-style-name="P1" draw:layer="layout" svg:width="0.623cm" svg:height="0.313cm" svg:x="12.725cm" svg:y="24.989cm" svg:viewBox="0 0 624 314" draw:points="624,314 0,314 0,0 624,0">
          <text:p/>
        </draw:polygon>
        <draw:line draw:style-name="gr20" draw:text-style-name="P2" draw:layer="layout" svg:x1="13.084cm" svg:y1="25.303cm" svg:x2="13.084cm" svg:y2="24.989cm">
          <text:p/>
        </draw:line>
        <draw:line draw:style-name="gr18" draw:text-style-name="P2" draw:layer="layout" svg:x1="12.761cm" svg:y1="27.238cm" svg:x2="13.04cm" svg:y2="27.238cm">
          <text:p/>
        </draw:line>
        <draw:line draw:style-name="gr18" draw:text-style-name="P2" draw:layer="layout" svg:x1="12.241cm" svg:y1="27.238cm" svg:x2="11.59cm" svg:y2="27.238cm">
          <text:p/>
        </draw:line>
        <draw:polygon draw:style-name="gr19" draw:text-style-name="P1" draw:layer="layout" svg:width="0.519cm" svg:height="0.313cm" svg:x="12.241cm" svg:y="27.081cm" svg:viewBox="0 0 520 314" draw:points="520,314 0,314 0,0 520,0">
          <text:p/>
        </draw:polygon>
        <draw:line draw:style-name="gr20" draw:text-style-name="P2" draw:layer="layout" svg:x1="12.578cm" svg:y1="27.395cm" svg:x2="12.578cm" svg:y2="27.081cm">
          <text:p/>
        </draw:line>
        <draw:line draw:style-name="gr18" draw:text-style-name="P2" draw:layer="layout" svg:x1="12.623cm" svg:y1="26.401cm" svg:x2="13.185cm" svg:y2="26.401cm">
          <text:p/>
        </draw:line>
        <draw:line draw:style-name="gr18" draw:text-style-name="P2" draw:layer="layout" svg:x1="12.141cm" svg:y1="26.401cm" svg:x2="11.68cm" svg:y2="26.401cm">
          <text:p/>
        </draw:line>
        <draw:polygon draw:style-name="gr19" draw:text-style-name="P1" draw:layer="layout" svg:width="0.482cm" svg:height="0.314cm" svg:x="12.141cm" svg:y="26.244cm" svg:viewBox="0 0 483 315" draw:points="483,315 0,315 0,0 483,0">
          <text:p/>
        </draw:polygon>
        <draw:line draw:style-name="gr20" draw:text-style-name="P2" draw:layer="layout" svg:x1="12.264cm" svg:y1="26.558cm" svg:x2="12.264cm" svg:y2="26.244cm">
          <text:p/>
        </draw:line>
        <draw:polyline draw:style-name="gr18" draw:text-style-name="P2" draw:layer="layout" svg:width="0cm" svg:height="0cm" svg:x="12.444cm" svg:y="18.454cm" svg:viewBox="0 0 0 0" draw:points="0,0">
          <text:p/>
        </draw:polyline>
        <draw:line draw:style-name="gr18" draw:text-style-name="P2" draw:layer="layout" svg:x1="12.219cm" svg:y1="18.454cm" svg:x2="11.882cm" svg:y2="18.454cm">
          <text:p/>
        </draw:line>
        <draw:polygon draw:style-name="gr19" draw:text-style-name="P1" draw:layer="layout" svg:width="0.224cm" svg:height="0.313cm" svg:x="12.219cm" svg:y="18.297cm" svg:viewBox="0 0 225 314" draw:points="225,314 0,314 0,0 225,0">
          <text:p/>
        </draw:polygon>
        <draw:line draw:style-name="gr20" draw:text-style-name="P2" draw:layer="layout" svg:x1="12.388cm" svg:y1="18.611cm" svg:x2="12.388cm" svg:y2="18.297cm">
          <text:p/>
        </draw:line>
        <draw:polygon draw:style-name="gr1" draw:text-style-name="P1" draw:layer="layout" svg:width="5.028cm" svg:height="12.307cm" svg:x="15.81cm" svg:y="16.483cm" svg:viewBox="0 0 5029 12308" draw:points="0,12308 5029,12308 5029,0 0,0">
          <text:p/>
        </draw:polygon>
        <draw:line draw:style-name="gr18" draw:text-style-name="P2" draw:layer="layout" svg:x1="16.79cm" svg:y1="20.127cm" svg:x2="17.08cm" svg:y2="20.127cm">
          <text:p/>
        </draw:line>
        <draw:line draw:style-name="gr18" draw:text-style-name="P2" draw:layer="layout" svg:x1="16.386cm" svg:y1="20.127cm" svg:x2="16.1cm" svg:y2="20.127cm">
          <text:p/>
        </draw:line>
        <draw:polygon draw:style-name="gr19" draw:text-style-name="P1" draw:layer="layout" svg:width="0.403cm" svg:height="0.313cm" svg:x="16.386cm" svg:y="19.97cm" svg:viewBox="0 0 404 314" draw:points="404,314 0,314 0,0 404,0">
          <text:p/>
        </draw:polygon>
        <draw:line draw:style-name="gr20" draw:text-style-name="P2" draw:layer="layout" svg:x1="16.603cm" svg:y1="20.284cm" svg:x2="16.603cm" svg:y2="19.97cm">
          <text:p/>
        </draw:line>
        <draw:line draw:style-name="gr18" draw:text-style-name="P2" draw:layer="layout" svg:x1="18.065cm" svg:y1="28.074cm" svg:x2="18.785cm" svg:y2="28.074cm">
          <text:p/>
        </draw:line>
        <draw:line draw:style-name="gr18" draw:text-style-name="P2" draw:layer="layout" svg:x1="17.352cm" svg:y1="28.074cm" svg:x2="16.924cm" svg:y2="28.074cm">
          <text:p/>
        </draw:line>
        <draw:polygon draw:style-name="gr19" draw:text-style-name="P1" draw:layer="layout" svg:width="0.714cm" svg:height="0.313cm" svg:x="17.351cm" svg:y="27.918cm" svg:viewBox="0 0 715 314" draw:points="715,314 0,314 0,0 715,0">
          <text:p/>
        </draw:polygon>
        <draw:line draw:style-name="gr20" draw:text-style-name="P2" draw:layer="layout" svg:x1="17.638cm" svg:y1="28.232cm" svg:x2="17.638cm" svg:y2="27.918cm">
          <text:p/>
        </draw:line>
        <draw:line draw:style-name="gr18" draw:text-style-name="P2" draw:layer="layout" svg:x1="16.78cm" svg:y1="23.892cm" svg:x2="17.239cm" svg:y2="23.892cm">
          <text:p/>
        </draw:line>
        <draw:line draw:style-name="gr18" draw:text-style-name="P2" draw:layer="layout" svg:x1="16.349cm" svg:y1="23.892cm" svg:x2="16.039cm" svg:y2="23.892cm">
          <text:p/>
        </draw:line>
        <draw:polygon draw:style-name="gr19" draw:text-style-name="P1" draw:layer="layout" svg:width="0.431cm" svg:height="0.313cm" svg:x="16.349cm" svg:y="23.735cm" svg:viewBox="0 0 432 314" draw:points="432,314 0,314 0,0 432,0">
          <text:p/>
        </draw:polygon>
        <draw:line draw:style-name="gr20" draw:text-style-name="P2" draw:layer="layout" svg:x1="16.568cm" svg:y1="24.049cm" svg:x2="16.568cm" svg:y2="23.735cm">
          <text:p/>
        </draw:line>
        <draw:line draw:style-name="gr18" draw:text-style-name="P2" draw:layer="layout" svg:x1="18.426cm" svg:y1="23.473cm" svg:x2="19.045cm" svg:y2="23.473cm">
          <text:p/>
        </draw:line>
        <draw:line draw:style-name="gr18" draw:text-style-name="P2" draw:layer="layout" svg:x1="17.533cm" svg:y1="23.473cm" svg:x2="16.886cm" svg:y2="23.473cm">
          <text:p/>
        </draw:line>
        <draw:polygon draw:style-name="gr19" draw:text-style-name="P1" draw:layer="layout" svg:width="0.893cm" svg:height="0.313cm" svg:x="17.533cm" svg:y="23.316cm" svg:viewBox="0 0 894 314" draw:points="894,314 0,314 0,0 894,0">
          <text:p/>
        </draw:polygon>
        <draw:line draw:style-name="gr20" draw:text-style-name="P2" draw:layer="layout" svg:x1="18.263cm" svg:y1="23.63cm" svg:x2="18.263cm" svg:y2="23.316cm">
          <text:p/>
        </draw:line>
        <draw:path draw:style-name="gr21" draw:text-style-name="P5" draw:layer="layout" svg:width="0.115cm" svg:height="0.115cm" svg:x="19.097cm" svg:y="19.233cm" svg:viewBox="0 0 116 116" svg:d="M0 58c0-32 26-58 57-58 32 0 59 26 59 58s-27 58-59 58c-31 0-57-26-57-58z">
          <text:p/>
        </draw:path>
        <draw:path draw:style-name="gr22" draw:text-style-name="P2" draw:layer="layout" svg:width="0.115cm" svg:height="0.115cm" svg:x="19.097cm" svg:y="19.233cm" svg:viewBox="0 0 116 116" svg:d="M0 58c0-32 26-58 57-58 32 0 59 26 59 58s-27 58-59 58c-31 0-57-26-57-58z">
          <text:p/>
        </draw:path>
        <draw:path draw:style-name="gr21" draw:text-style-name="P5" draw:layer="layout" svg:width="0.115cm" svg:height="0.115cm" svg:x="18.558cm" svg:y="19.233cm" svg:viewBox="0 0 116 116" svg:d="M0 58c0-32 26-58 57-58 33 0 59 26 59 58s-26 58-59 58c-31 0-57-26-57-58z">
          <text:p/>
        </draw:path>
        <draw:path draw:style-name="gr22" draw:text-style-name="P2" draw:layer="layout" svg:width="0.115cm" svg:height="0.115cm" svg:x="18.558cm" svg:y="19.233cm" svg:viewBox="0 0 116 116" svg:d="M0 58c0-32 26-58 57-58 33 0 59 26 59 58s-26 58-59 58c-31 0-57-26-57-58z">
          <text:p/>
        </draw:path>
        <draw:line draw:style-name="gr18" draw:text-style-name="P2" draw:layer="layout" svg:x1="18.119cm" svg:y1="19.29cm" svg:x2="18.348cm" svg:y2="19.29cm">
          <text:p/>
        </draw:line>
        <draw:line draw:style-name="gr18" draw:text-style-name="P2" draw:layer="layout" svg:x1="17.889cm" svg:y1="19.29cm" svg:x2="17.811cm" svg:y2="19.29cm">
          <text:p/>
        </draw:line>
        <draw:polygon draw:style-name="gr19" draw:text-style-name="P1" draw:layer="layout" svg:width="0.23cm" svg:height="0.313cm" svg:x="17.889cm" svg:y="19.134cm" svg:viewBox="0 0 231 314" draw:points="231,314 0,314 0,0 231,0">
          <text:p/>
        </draw:polygon>
        <draw:line draw:style-name="gr20" draw:text-style-name="P2" draw:layer="layout" svg:x1="18.045cm" svg:y1="19.448cm" svg:x2="18.045cm" svg:y2="19.134cm">
          <text:p/>
        </draw:line>
        <draw:line draw:style-name="gr18" draw:text-style-name="P2" draw:layer="layout" svg:x1="17.843cm" svg:y1="21.382cm" svg:x2="18.305cm" svg:y2="21.382cm">
          <text:p/>
        </draw:line>
        <draw:line draw:style-name="gr18" draw:text-style-name="P2" draw:layer="layout" svg:x1="17.352cm" svg:y1="21.382cm" svg:x2="17.036cm" svg:y2="21.382cm">
          <text:p/>
        </draw:line>
        <draw:polygon draw:style-name="gr19" draw:text-style-name="P1" draw:layer="layout" svg:width="0.491cm" svg:height="0.313cm" svg:x="17.352cm" svg:y="21.225cm" svg:viewBox="0 0 492 314" draw:points="492,314 0,314 0,0 492,0">
          <text:p/>
        </draw:polygon>
        <draw:line draw:style-name="gr20" draw:text-style-name="P2" draw:layer="layout" svg:x1="17.569cm" svg:y1="21.539cm" svg:x2="17.569cm" svg:y2="21.225cm">
          <text:p/>
        </draw:line>
        <draw:path draw:style-name="gr21" draw:text-style-name="P5" draw:layer="layout" svg:width="0.115cm" svg:height="0.115cm" svg:x="19.984cm" svg:y="21.743cm" svg:viewBox="0 0 116 116" svg:d="M0 58c0-32 27-58 58-58 32 0 58 26 58 58s-26 58-58 58c-31 0-58-26-58-58z">
          <text:p/>
        </draw:path>
        <draw:path draw:style-name="gr22" draw:text-style-name="P2" draw:layer="layout" svg:width="0.115cm" svg:height="0.115cm" svg:x="19.984cm" svg:y="21.743cm" svg:viewBox="0 0 116 116" svg:d="M0 58c0-32 27-58 58-58 32 0 58 26 58 58s-26 58-58 58c-31 0-58-26-58-58z">
          <text:p/>
        </draw:path>
        <draw:path draw:style-name="gr21" draw:text-style-name="P5" draw:layer="layout" svg:width="0.115cm" svg:height="0.115cm" svg:x="19.485cm" svg:y="21.743cm" svg:viewBox="0 0 116 116" svg:d="M0 58c0-32 26-58 58-58s58 26 58 58-26 58-58 58-58-26-58-58z">
          <text:p/>
        </draw:path>
        <draw:path draw:style-name="gr22" draw:text-style-name="P2" draw:layer="layout" svg:width="0.115cm" svg:height="0.115cm" svg:x="19.485cm" svg:y="21.743cm" svg:viewBox="0 0 116 116" svg:d="M0 58c0-32 26-58 58-58s58 26 58 58-26 58-58 58-58-26-58-58z">
          <text:p/>
        </draw:path>
        <draw:line draw:style-name="gr18" draw:text-style-name="P2" draw:layer="layout" svg:x1="18.48cm" svg:y1="21.8cm" svg:x2="18.992cm" svg:y2="21.8cm">
          <text:p/>
        </draw:line>
        <draw:line draw:style-name="gr18" draw:text-style-name="P2" draw:layer="layout" svg:x1="17.912cm" svg:y1="21.8cm" svg:x2="17.36cm" svg:y2="21.8cm">
          <text:p/>
        </draw:line>
        <draw:polygon draw:style-name="gr19" draw:text-style-name="P1" draw:layer="layout" svg:width="0.567cm" svg:height="0.313cm" svg:x="17.912cm" svg:y="21.643cm" svg:viewBox="0 0 568 314" draw:points="568,314 0,314 0,0 568,0">
          <text:p/>
        </draw:polygon>
        <draw:line draw:style-name="gr20" draw:text-style-name="P2" draw:layer="layout" svg:x1="18.277cm" svg:y1="21.957cm" svg:x2="18.277cm" svg:y2="21.643cm">
          <text:p/>
        </draw:line>
        <draw:path draw:style-name="gr21" draw:text-style-name="P5" draw:layer="layout" svg:width="0.115cm" svg:height="0.115cm" svg:x="19.228cm" svg:y="22.579cm" svg:viewBox="0 0 116 116" svg:d="M0 58c0-31 26-58 57-58 32 0 59 27 59 58 0 32-27 58-59 58-31 0-57-26-57-58z">
          <text:p/>
        </draw:path>
        <draw:path draw:style-name="gr22" draw:text-style-name="P2" draw:layer="layout" svg:width="0.115cm" svg:height="0.115cm" svg:x="19.228cm" svg:y="22.579cm" svg:viewBox="0 0 116 116" svg:d="M0 58c0-31 26-58 57-58 32 0 59 27 59 58 0 32-27 58-59 58-31 0-57-26-57-58z">
          <text:p/>
        </draw:path>
        <draw:line draw:style-name="gr18" draw:text-style-name="P2" draw:layer="layout" svg:x1="18.024cm" svg:y1="22.636cm" svg:x2="18.849cm" svg:y2="22.636cm">
          <text:p/>
        </draw:line>
        <draw:line draw:style-name="gr18" draw:text-style-name="P2" draw:layer="layout" svg:x1="17.469cm" svg:y1="22.636cm" svg:x2="17.094cm" svg:y2="22.636cm">
          <text:p/>
        </draw:line>
        <draw:polygon draw:style-name="gr19" draw:text-style-name="P1" draw:layer="layout" svg:width="0.556cm" svg:height="0.313cm" svg:x="17.469cm" svg:y="22.48cm" svg:viewBox="0 0 557 314" draw:points="557,314 0,314 0,0 557,0">
          <text:p/>
        </draw:polygon>
        <draw:line draw:style-name="gr20" draw:text-style-name="P2" draw:layer="layout" svg:x1="17.731cm" svg:y1="22.794cm" svg:x2="17.731cm" svg:y2="22.48cm">
          <text:p/>
        </draw:line>
        <draw:line draw:style-name="gr18" draw:text-style-name="P2" draw:layer="layout" svg:x1="18.56cm" svg:y1="17.617cm" svg:x2="19.251cm" svg:y2="17.617cm">
          <text:p/>
        </draw:line>
        <draw:line draw:style-name="gr18" draw:text-style-name="P2" draw:layer="layout" svg:x1="17.414cm" svg:y1="17.617cm" svg:x2="16.78cm" svg:y2="17.617cm">
          <text:p/>
        </draw:line>
        <draw:polygon draw:style-name="gr19" draw:text-style-name="P1" draw:layer="layout" svg:width="1.146cm" svg:height="0.313cm" svg:x="17.414cm" svg:y="17.461cm" svg:viewBox="0 0 1147 314" draw:points="1147,314 0,314 0,0 1147,0">
          <text:p/>
        </draw:polygon>
        <draw:line draw:style-name="gr20" draw:text-style-name="P2" draw:layer="layout" svg:x1="17.978cm" svg:y1="17.775cm" svg:x2="17.978cm" svg:y2="17.461cm">
          <text:p/>
        </draw:line>
        <draw:line draw:style-name="gr18" draw:text-style-name="P2" draw:layer="layout" svg:x1="18.222cm" svg:y1="27.656cm" svg:x2="19.28cm" svg:y2="27.656cm">
          <text:p/>
        </draw:line>
        <draw:line draw:style-name="gr18" draw:text-style-name="P2" draw:layer="layout" svg:x1="17.427cm" svg:y1="27.656cm" svg:x2="16.832cm" svg:y2="27.656cm">
          <text:p/>
        </draw:line>
        <draw:polygon draw:style-name="gr19" draw:text-style-name="P1" draw:layer="layout" svg:width="0.794cm" svg:height="0.313cm" svg:x="17.427cm" svg:y="27.499cm" svg:viewBox="0 0 795 314" draw:points="795,314 0,314 0,0 795,0">
          <text:p/>
        </draw:polygon>
        <draw:line draw:style-name="gr20" draw:text-style-name="P2" draw:layer="layout" svg:x1="17.827cm" svg:y1="27.813cm" svg:x2="17.827cm" svg:y2="27.499cm">
          <text:p/>
        </draw:line>
        <draw:path draw:style-name="gr21" draw:text-style-name="P5" draw:layer="layout" svg:width="0.115cm" svg:height="0.114cm" svg:x="18.859cm" svg:y="18.815cm" svg:viewBox="0 0 116 115" svg:d="M0 58c0-31 27-58 58-58 32 0 58 27 58 58s-26 57-58 57c-31 0-58-26-58-57z">
          <text:p/>
        </draw:path>
        <draw:path draw:style-name="gr22" draw:text-style-name="P2" draw:layer="layout" svg:width="0.115cm" svg:height="0.114cm" svg:x="18.859cm" svg:y="18.815cm" svg:viewBox="0 0 116 115" svg:d="M0 58c0-31 27-58 58-58 32 0 58 27 58 58s-26 57-58 57c-31 0-58-26-58-57z">
          <text:p/>
        </draw:path>
        <draw:line draw:style-name="gr18" draw:text-style-name="P2" draw:layer="layout" svg:x1="17.933cm" svg:y1="18.873cm" svg:x2="18.144cm" svg:y2="18.873cm">
          <text:p/>
        </draw:line>
        <draw:line draw:style-name="gr18" draw:text-style-name="P2" draw:layer="layout" svg:x1="17.555cm" svg:y1="18.873cm" svg:x2="17.376cm" svg:y2="18.873cm">
          <text:p/>
        </draw:line>
        <draw:polygon draw:style-name="gr19" draw:text-style-name="P1" draw:layer="layout" svg:width="0.378cm" svg:height="0.313cm" svg:x="17.555cm" svg:y="18.715cm" svg:viewBox="0 0 379 314" draw:points="379,314 0,314 0,0 379,0">
          <text:p/>
        </draw:polygon>
        <draw:line draw:style-name="gr20" draw:text-style-name="P2" draw:layer="layout" svg:x1="17.798cm" svg:y1="19.029cm" svg:x2="17.798cm" svg:y2="18.715cm">
          <text:p/>
        </draw:line>
        <draw:line draw:style-name="gr18" draw:text-style-name="P2" draw:layer="layout" svg:x1="17.649cm" svg:y1="22.219cm" svg:x2="18.06cm" svg:y2="22.219cm">
          <text:p/>
        </draw:line>
        <draw:line draw:style-name="gr18" draw:text-style-name="P2" draw:layer="layout" svg:x1="17.163cm" svg:y1="22.219cm" svg:x2="16.769cm" svg:y2="22.219cm">
          <text:p/>
        </draw:line>
        <draw:polygon draw:style-name="gr19" draw:text-style-name="P1" draw:layer="layout" svg:width="0.486cm" svg:height="0.313cm" svg:x="17.163cm" svg:y="22.062cm" svg:viewBox="0 0 487 314" draw:points="487,314 0,314 0,0 487,0">
          <text:p/>
        </draw:polygon>
        <draw:line draw:style-name="gr20" draw:text-style-name="P2" draw:layer="layout" svg:x1="17.409cm" svg:y1="22.376cm" svg:x2="17.409cm" svg:y2="22.062cm">
          <text:p/>
        </draw:line>
        <draw:path draw:style-name="gr21" draw:text-style-name="P5" draw:layer="layout" svg:width="0.115cm" svg:height="0.115cm" svg:x="18.141cm" svg:y="17.142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18.141cm" svg:y="17.142cm" svg:viewBox="0 0 116 116" svg:d="M0 57c0-31 26-57 58-57s58 26 58 57c0 33-26 59-58 59s-58-26-58-59z">
          <text:p/>
        </draw:path>
        <draw:path draw:style-name="gr21" draw:text-style-name="P5" draw:layer="layout" svg:width="0.115cm" svg:height="0.115cm" svg:x="16.434cm" svg:y="17.142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16.434cm" svg:y="17.142cm" svg:viewBox="0 0 116 116" svg:d="M0 57c0-31 26-57 58-57s58 26 58 57c0 33-26 59-58 59s-58-26-58-59z">
          <text:p/>
        </draw:path>
        <draw:line draw:style-name="gr18" draw:text-style-name="P2" draw:layer="layout" svg:x1="17.529cm" svg:y1="17.199cm" svg:x2="17.91cm" svg:y2="17.199cm">
          <text:p/>
        </draw:line>
        <draw:line draw:style-name="gr18" draw:text-style-name="P2" draw:layer="layout" svg:x1="17.119cm" svg:y1="17.199cm" svg:x2="16.698cm" svg:y2="17.199cm">
          <text:p/>
        </draw:line>
        <draw:polygon draw:style-name="gr19" draw:text-style-name="P1" draw:layer="layout" svg:width="0.409cm" svg:height="0.313cm" svg:x="17.119cm" svg:y="17.042cm" svg:viewBox="0 0 410 314" draw:points="410,314 0,314 0,0 410,0">
          <text:p/>
        </draw:polygon>
        <draw:line draw:style-name="gr20" draw:text-style-name="P2" draw:layer="layout" svg:x1="17.274cm" svg:y1="17.356cm" svg:x2="17.274cm" svg:y2="17.042cm">
          <text:p/>
        </draw:line>
        <draw:path draw:style-name="gr21" draw:text-style-name="P5" draw:layer="layout" svg:width="0.114cm" svg:height="0.115cm" svg:x="18.038cm" svg:y="24.252cm" svg:viewBox="0 0 115 116" svg:d="M0 58c0-32 26-58 57-58 32 0 58 26 58 58s-26 58-58 58c-31 0-57-26-57-58z">
          <text:p/>
        </draw:path>
        <draw:path draw:style-name="gr22" draw:text-style-name="P2" draw:layer="layout" svg:width="0.114cm" svg:height="0.115cm" svg:x="18.038cm" svg:y="24.252cm" svg:viewBox="0 0 115 116" svg:d="M0 58c0-32 26-58 57-58 32 0 58 26 58 58s-26 58-58 58c-31 0-57-26-57-58z">
          <text:p/>
        </draw:path>
        <draw:line draw:style-name="gr18" draw:text-style-name="P2" draw:layer="layout" svg:x1="17.244cm" svg:y1="24.309cm" svg:x2="17.662cm" svg:y2="24.309cm">
          <text:p/>
        </draw:line>
        <draw:line draw:style-name="gr18" draw:text-style-name="P2" draw:layer="layout" svg:x1="16.87cm" svg:y1="24.309cm" svg:x2="16.567cm" svg:y2="24.309cm">
          <text:p/>
        </draw:line>
        <draw:polygon draw:style-name="gr19" draw:text-style-name="P1" draw:layer="layout" svg:width="0.374cm" svg:height="0.313cm" svg:x="16.87cm" svg:y="24.153cm" svg:viewBox="0 0 375 314" draw:points="375,314 0,314 0,0 375,0">
          <text:p/>
        </draw:polygon>
        <draw:line draw:style-name="gr20" draw:text-style-name="P2" draw:layer="layout" svg:x1="17.034cm" svg:y1="24.467cm" svg:x2="17.034cm" svg:y2="24.153cm">
          <text:p/>
        </draw:line>
        <draw:line draw:style-name="gr18" draw:text-style-name="P2" draw:layer="layout" svg:x1="18.594cm" svg:y1="24.728cm" svg:x2="19.392cm" svg:y2="24.728cm">
          <text:p/>
        </draw:line>
        <draw:line draw:style-name="gr18" draw:text-style-name="P2" draw:layer="layout" svg:x1="18.05cm" svg:y1="24.728cm" svg:x2="17.452cm" svg:y2="24.728cm">
          <text:p/>
        </draw:line>
        <draw:polygon draw:style-name="gr19" draw:text-style-name="P1" draw:layer="layout" svg:width="0.544cm" svg:height="0.313cm" svg:x="18.05cm" svg:y="24.572cm" svg:viewBox="0 0 545 314" draw:points="545,314 0,314 0,0 545,0">
          <text:p/>
        </draw:polygon>
        <draw:line draw:style-name="gr20" draw:text-style-name="P2" draw:layer="layout" svg:x1="18.155cm" svg:y1="24.886cm" svg:x2="18.155cm" svg:y2="24.572cm">
          <text:p/>
        </draw:line>
        <draw:path draw:style-name="gr21" draw:text-style-name="P5" draw:layer="layout" svg:width="0.115cm" svg:height="0.115cm" svg:x="19.752cm" svg:y="25.508cm" svg:viewBox="0 0 116 116" svg:d="M0 58c0-32 27-58 58-58 32 0 58 26 58 58 0 31-26 58-58 58-31 0-58-27-58-58z">
          <text:p/>
        </draw:path>
        <draw:path draw:style-name="gr22" draw:text-style-name="P2" draw:layer="layout" svg:width="0.115cm" svg:height="0.115cm" svg:x="19.752cm" svg:y="25.508cm" svg:viewBox="0 0 116 116" svg:d="M0 58c0-32 27-58 58-58 32 0 58 26 58 58 0 31-26 58-58 58-31 0-58-27-58-58z">
          <text:p/>
        </draw:path>
        <draw:path draw:style-name="gr21" draw:text-style-name="P5" draw:layer="layout" svg:width="0.115cm" svg:height="0.115cm" svg:x="19.915cm" svg:y="25.508cm" svg:viewBox="0 0 116 116" svg:d="M0 58c0-32 26-58 57-58 33 0 59 26 59 58 0 31-26 58-59 58-31 0-57-27-57-58z">
          <text:p/>
        </draw:path>
        <draw:path draw:style-name="gr22" draw:text-style-name="P2" draw:layer="layout" svg:width="0.115cm" svg:height="0.115cm" svg:x="19.915cm" svg:y="25.508cm" svg:viewBox="0 0 116 116" svg:d="M0 58c0-32 26-58 57-58 33 0 59 26 59 58 0 31-26 58-59 58-31 0-57-27-57-58z">
          <text:p/>
        </draw:path>
        <draw:line draw:style-name="gr18" draw:text-style-name="P2" draw:layer="layout" svg:x1="18.544cm" svg:y1="25.565cm" svg:x2="19.017cm" svg:y2="25.565cm">
          <text:p/>
        </draw:line>
        <draw:line draw:style-name="gr18" draw:text-style-name="P2" draw:layer="layout" svg:x1="17.768cm" svg:y1="25.565cm" svg:x2="17.285cm" svg:y2="25.565cm">
          <text:p/>
        </draw:line>
        <draw:polygon draw:style-name="gr19" draw:text-style-name="P1" draw:layer="layout" svg:width="0.775cm" svg:height="0.313cm" svg:x="17.768cm" svg:y="25.408cm" svg:viewBox="0 0 776 314" draw:points="776,314 0,314 0,0 776,0">
          <text:p/>
        </draw:polygon>
        <draw:line draw:style-name="gr20" draw:text-style-name="P2" draw:layer="layout" svg:x1="18.059cm" svg:y1="25.722cm" svg:x2="18.059cm" svg:y2="25.408cm">
          <text:p/>
        </draw:line>
        <draw:path draw:style-name="gr21" draw:text-style-name="P5" draw:layer="layout" svg:width="0.115cm" svg:height="0.115cm" svg:x="18.702cm" svg:y="20.906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18.702cm" svg:y="20.906cm" svg:viewBox="0 0 116 116" svg:d="M0 57c0-31 26-57 58-57s58 26 58 57c0 33-26 59-58 59s-58-26-58-59z">
          <text:p/>
        </draw:path>
        <draw:path draw:style-name="gr21" draw:text-style-name="P5" draw:layer="layout" svg:width="0.115cm" svg:height="0.115cm" svg:x="20.202cm" svg:y="20.906cm" svg:viewBox="0 0 116 116" svg:d="M0 57c0-31 26-57 58-57s58 26 58 57c0 33-26 59-58 59s-58-26-58-59z">
          <text:p/>
        </draw:path>
        <draw:path draw:style-name="gr22" draw:text-style-name="P2" draw:layer="layout" svg:width="0.115cm" svg:height="0.115cm" svg:x="20.202cm" svg:y="20.906cm" svg:viewBox="0 0 116 116" svg:d="M0 57c0-31 26-57 58-57s58 26 58 57c0 33-26 59-58 59s-58-26-58-59z">
          <text:p/>
        </draw:path>
        <draw:line draw:style-name="gr18" draw:text-style-name="P2" draw:layer="layout" svg:x1="19.325cm" svg:y1="20.963cm" svg:x2="19.416cm" svg:y2="20.963cm">
          <text:p/>
        </draw:line>
        <draw:line draw:style-name="gr18" draw:text-style-name="P2" draw:layer="layout" svg:x1="19.115cm" svg:y1="20.963cm" svg:x2="18.821cm" svg:y2="20.963cm">
          <text:p/>
        </draw:line>
        <draw:polygon draw:style-name="gr19" draw:text-style-name="P1" draw:layer="layout" svg:width="0.21cm" svg:height="0.313cm" svg:x="19.114cm" svg:y="20.807cm" svg:viewBox="0 0 211 314" draw:points="211,314 0,314 0,0 211,0">
          <text:p/>
        </draw:polygon>
        <draw:line draw:style-name="gr20" draw:text-style-name="P2" draw:layer="layout" svg:x1="19.23cm" svg:y1="21.121cm" svg:x2="19.23cm" svg:y2="20.807cm">
          <text:p/>
        </draw:line>
        <draw:path draw:style-name="gr21" draw:text-style-name="P5" draw:layer="layout" svg:width="0.115cm" svg:height="0.115cm" svg:x="19.014cm" svg:y="19.651cm" svg:viewBox="0 0 116 116" svg:d="M0 57c0-31 26-57 57-57 33 0 59 26 59 57 0 33-26 59-59 59-31 0-57-26-57-59z">
          <text:p/>
        </draw:path>
        <draw:path draw:style-name="gr22" draw:text-style-name="P2" draw:layer="layout" svg:width="0.115cm" svg:height="0.115cm" svg:x="19.014cm" svg:y="19.651cm" svg:viewBox="0 0 116 116" svg:d="M0 57c0-31 26-57 57-57 33 0 59 26 59 57 0 33-26 59-59 59-31 0-57-26-57-59z">
          <text:p/>
        </draw:path>
        <draw:path draw:style-name="gr21" draw:text-style-name="P5" draw:layer="layout" svg:width="0.115cm" svg:height="0.115cm" svg:x="18.869cm" svg:y="19.651cm" svg:viewBox="0 0 116 116" svg:d="M0 57c0-31 26-57 57-57s59 26 59 57c0 33-28 59-59 59s-57-26-57-59z">
          <text:p/>
        </draw:path>
        <draw:path draw:style-name="gr22" draw:text-style-name="P2" draw:layer="layout" svg:width="0.115cm" svg:height="0.115cm" svg:x="18.869cm" svg:y="19.651cm" svg:viewBox="0 0 116 116" svg:d="M0 57c0-31 26-57 57-57s59 26 59 57c0 33-28 59-59 59s-57-26-57-59z">
          <text:p/>
        </draw:path>
        <draw:line draw:style-name="gr18" draw:text-style-name="P2" draw:layer="layout" svg:x1="18.363cm" svg:y1="19.709cm" svg:x2="18.386cm" svg:y2="19.709cm">
          <text:p/>
        </draw:line>
        <draw:line draw:style-name="gr18" draw:text-style-name="P2" draw:layer="layout" svg:x1="18.035cm" svg:y1="19.709cm" svg:x2="17.849cm" svg:y2="19.709cm">
          <text:p/>
        </draw:line>
        <draw:polygon draw:style-name="gr19" draw:text-style-name="P1" draw:layer="layout" svg:width="0.328cm" svg:height="0.313cm" svg:x="18.034cm" svg:y="19.551cm" svg:viewBox="0 0 329 314" draw:points="329,314 0,314 0,0 329,0">
          <text:p/>
        </draw:polygon>
        <draw:line draw:style-name="gr20" draw:text-style-name="P2" draw:layer="layout" svg:x1="18.176cm" svg:y1="19.865cm" svg:x2="18.176cm" svg:y2="19.551cm">
          <text:p/>
        </draw:line>
        <draw:line draw:style-name="gr18" draw:text-style-name="P2" draw:layer="layout" svg:x1="19.957cm" svg:y1="20.546cm" svg:x2="20.61cm" svg:y2="20.546cm">
          <text:p/>
        </draw:line>
        <draw:line draw:style-name="gr18" draw:text-style-name="P2" draw:layer="layout" svg:x1="19.254cm" svg:y1="20.546cm" svg:x2="18.821cm" svg:y2="20.546cm">
          <text:p/>
        </draw:line>
        <draw:polygon draw:style-name="gr19" draw:text-style-name="P1" draw:layer="layout" svg:width="0.704cm" svg:height="0.313cm" svg:x="19.253cm" svg:y="20.388cm" svg:viewBox="0 0 705 314" draw:points="705,314 0,314 0,0 705,0">
          <text:p/>
        </draw:polygon>
        <draw:line draw:style-name="gr20" draw:text-style-name="P2" draw:layer="layout" svg:x1="19.585cm" svg:y1="20.702cm" svg:x2="19.585cm" svg:y2="20.388cm">
          <text:p/>
        </draw:line>
        <draw:path draw:style-name="gr21" draw:text-style-name="P5" draw:layer="layout" svg:width="0.115cm" svg:height="0.115cm" svg:x="20.218cm" svg:y="25.925cm" svg:viewBox="0 0 116 116" svg:d="M0 57c0-31 27-57 58-57s58 26 58 57c0 33-27 59-58 59s-58-26-58-59z">
          <text:p/>
        </draw:path>
        <draw:path draw:style-name="gr22" draw:text-style-name="P2" draw:layer="layout" svg:width="0.115cm" svg:height="0.115cm" svg:x="20.218cm" svg:y="25.925cm" svg:viewBox="0 0 116 116" svg:d="M0 57c0-31 27-57 58-57s58 26 58 57c0 33-27 59-58 59s-58-26-58-59z">
          <text:p/>
        </draw:path>
        <draw:line draw:style-name="gr18" draw:text-style-name="P2" draw:layer="layout" svg:x1="18.231cm" svg:y1="25.983cm" svg:x2="18.597cm" svg:y2="25.983cm">
          <text:p/>
        </draw:line>
        <draw:line draw:style-name="gr18" draw:text-style-name="P2" draw:layer="layout" svg:x1="17.543cm" svg:y1="25.983cm" svg:x2="16.975cm" svg:y2="25.983cm">
          <text:p/>
        </draw:line>
        <draw:polygon draw:style-name="gr19" draw:text-style-name="P1" draw:layer="layout" svg:width="0.688cm" svg:height="0.313cm" svg:x="17.543cm" svg:y="25.826cm" svg:viewBox="0 0 689 314" draw:points="689,314 0,314 0,0 689,0">
          <text:p/>
        </draw:polygon>
        <draw:line draw:style-name="gr20" draw:text-style-name="P2" draw:layer="layout" svg:x1="17.936cm" svg:y1="26.14cm" svg:x2="17.936cm" svg:y2="25.826cm">
          <text:p/>
        </draw:line>
        <draw:line draw:style-name="gr18" draw:text-style-name="P2" draw:layer="layout" svg:x1="18.119cm" svg:y1="23.055cm" svg:x2="18.717cm" svg:y2="23.055cm">
          <text:p/>
        </draw:line>
        <draw:line draw:style-name="gr18" draw:text-style-name="P2" draw:layer="layout" svg:x1="17.535cm" svg:y1="23.055cm" svg:x2="17.09cm" svg:y2="23.055cm">
          <text:p/>
        </draw:line>
        <draw:polygon draw:style-name="gr19" draw:text-style-name="P1" draw:layer="layout" svg:width="0.584cm" svg:height="0.313cm" svg:x="17.535cm" svg:y="22.898cm" svg:viewBox="0 0 585 314" draw:points="585,314 0,314 0,0 585,0">
          <text:p/>
        </draw:polygon>
        <draw:line draw:style-name="gr20" draw:text-style-name="P2" draw:layer="layout" svg:x1="17.975cm" svg:y1="23.212cm" svg:x2="17.975cm" svg:y2="22.898cm">
          <text:p/>
        </draw:line>
        <draw:line draw:style-name="gr18" draw:text-style-name="P2" draw:layer="layout" svg:x1="18.306cm" svg:y1="18.036cm" svg:x2="18.648cm" svg:y2="18.036cm">
          <text:p/>
        </draw:line>
        <draw:line draw:style-name="gr18" draw:text-style-name="P2" draw:layer="layout" svg:x1="17.474cm" svg:y1="18.036cm" svg:x2="17.014cm" svg:y2="18.036cm">
          <text:p/>
        </draw:line>
        <draw:polygon draw:style-name="gr19" draw:text-style-name="P1" draw:layer="layout" svg:width="0.831cm" svg:height="0.313cm" svg:x="17.475cm" svg:y="17.879cm" svg:viewBox="0 0 832 314" draw:points="832,314 0,314 0,0 832,0">
          <text:p/>
        </draw:polygon>
        <draw:line draw:style-name="gr20" draw:text-style-name="P2" draw:layer="layout" svg:x1="17.955cm" svg:y1="18.193cm" svg:x2="17.955cm" svg:y2="17.879cm">
          <text:p/>
        </draw:line>
        <draw:path draw:style-name="gr21" draw:text-style-name="P5" draw:layer="layout" svg:width="0.114cm" svg:height="0.115cm" svg:x="18.416cm" svg:y="26.762cm" svg:viewBox="0 0 115 116" svg:d="M0 58c0-32 25-58 57-58 31 0 58 26 58 58s-27 58-58 58c-32 0-57-26-57-58z">
          <text:p/>
        </draw:path>
        <draw:path draw:style-name="gr22" draw:text-style-name="P2" draw:layer="layout" svg:width="0.114cm" svg:height="0.115cm" svg:x="18.416cm" svg:y="26.762cm" svg:viewBox="0 0 115 116" svg:d="M0 58c0-32 25-58 57-58 31 0 58 26 58 58s-27 58-58 58c-32 0-57-26-57-58z">
          <text:p/>
        </draw:path>
        <draw:path draw:style-name="gr21" draw:text-style-name="P5" draw:layer="layout" svg:width="0.115cm" svg:height="0.115cm" svg:x="18.986cm" svg:y="26.762cm" svg:viewBox="0 0 116 116" svg:d="M0 58c0-32 26-58 57-58 32 0 59 26 59 58s-27 58-59 58c-31 0-57-26-57-58z">
          <text:p/>
        </draw:path>
        <draw:path draw:style-name="gr22" draw:text-style-name="P2" draw:layer="layout" svg:width="0.115cm" svg:height="0.115cm" svg:x="18.986cm" svg:y="26.762cm" svg:viewBox="0 0 116 116" svg:d="M0 58c0-32 26-58 57-58 32 0 59 26 59 58s-27 58-59 58c-31 0-57-26-57-58z">
          <text:p/>
        </draw:path>
        <draw:line draw:style-name="gr18" draw:text-style-name="P2" draw:layer="layout" svg:x1="17.812cm" svg:y1="26.82cm" svg:x2="18.112cm" svg:y2="26.82cm">
          <text:p/>
        </draw:line>
        <draw:line draw:style-name="gr18" draw:text-style-name="P2" draw:layer="layout" svg:x1="17.41cm" svg:y1="26.82cm" svg:x2="16.857cm" svg:y2="26.82cm">
          <text:p/>
        </draw:line>
        <draw:polygon draw:style-name="gr19" draw:text-style-name="P1" draw:layer="layout" svg:width="0.402cm" svg:height="0.313cm" svg:x="17.41cm" svg:y="26.662cm" svg:viewBox="0 0 403 314" draw:points="403,314 0,314 0,0 403,0">
          <text:p/>
        </draw:polygon>
        <draw:line draw:style-name="gr20" draw:text-style-name="P2" draw:layer="layout" svg:x1="17.654cm" svg:y1="26.976cm" svg:x2="17.654cm" svg:y2="26.662cm">
          <text:p/>
        </draw:line>
        <draw:path draw:style-name="gr21" draw:text-style-name="P5" draw:layer="layout" svg:width="0.115cm" svg:height="0.115cm" svg:x="18.255cm" svg:y="25.089cm" svg:viewBox="0 0 116 116" svg:d="M0 58c0-31 26-58 58-58s58 27 58 58c0 32-26 58-58 58s-58-26-58-58z">
          <text:p/>
        </draw:path>
        <draw:path draw:style-name="gr22" draw:text-style-name="P2" draw:layer="layout" svg:width="0.115cm" svg:height="0.115cm" svg:x="18.255cm" svg:y="25.089cm" svg:viewBox="0 0 116 116" svg:d="M0 58c0-31 26-58 58-58s58 27 58 58c0 32-26 58-58 58s-58-26-58-58z">
          <text:p/>
        </draw:path>
        <draw:line draw:style-name="gr18" draw:text-style-name="P2" draw:layer="layout" svg:x1="17.435cm" svg:y1="25.146cm" svg:x2="17.836cm" svg:y2="25.146cm">
          <text:p/>
        </draw:line>
        <draw:line draw:style-name="gr18" draw:text-style-name="P2" draw:layer="layout" svg:x1="17.011cm" svg:y1="25.146cm" svg:x2="16.792cm" svg:y2="25.146cm">
          <text:p/>
        </draw:line>
        <draw:polygon draw:style-name="gr19" draw:text-style-name="P1" draw:layer="layout" svg:width="0.424cm" svg:height="0.313cm" svg:x="17.011cm" svg:y="24.989cm" svg:viewBox="0 0 425 314" draw:points="425,314 0,314 0,0 425,0">
          <text:p/>
        </draw:polygon>
        <draw:line draw:style-name="gr20" draw:text-style-name="P2" draw:layer="layout" svg:x1="17.227cm" svg:y1="25.303cm" svg:x2="17.227cm" svg:y2="24.989cm">
          <text:p/>
        </draw:line>
        <draw:line draw:style-name="gr18" draw:text-style-name="P2" draw:layer="layout" svg:x1="18.04cm" svg:y1="27.238cm" svg:x2="18.722cm" svg:y2="27.238cm">
          <text:p/>
        </draw:line>
        <draw:line draw:style-name="gr18" draw:text-style-name="P2" draw:layer="layout" svg:x1="17.267cm" svg:y1="27.238cm" svg:x2="17.083cm" svg:y2="27.238cm">
          <text:p/>
        </draw:line>
        <draw:polygon draw:style-name="gr19" draw:text-style-name="P1" draw:layer="layout" svg:width="0.774cm" svg:height="0.313cm" svg:x="17.267cm" svg:y="27.081cm" svg:viewBox="0 0 775 314" draw:points="775,314 0,314 0,0 775,0">
          <text:p/>
        </draw:polygon>
        <draw:line draw:style-name="gr20" draw:text-style-name="P2" draw:layer="layout" svg:x1="17.696cm" svg:y1="27.395cm" svg:x2="17.696cm" svg:y2="27.081cm">
          <text:p/>
        </draw:line>
        <draw:path draw:style-name="gr21" draw:text-style-name="P5" draw:layer="layout" svg:width="0.115cm" svg:height="0.115cm" svg:x="19.125cm" svg:y="26.344cm" svg:viewBox="0 0 116 116" svg:d="M0 58c0-31 26-58 57-58 33 0 59 27 59 58 0 32-26 58-59 58-31 0-57-26-57-58z">
          <text:p/>
        </draw:path>
        <draw:path draw:style-name="gr22" draw:text-style-name="P2" draw:layer="layout" svg:width="0.115cm" svg:height="0.115cm" svg:x="19.125cm" svg:y="26.344cm" svg:viewBox="0 0 116 116" svg:d="M0 58c0-31 26-58 57-58 33 0 59 27 59 58 0 32-26 58-59 58-31 0-57-26-57-58z">
          <text:p/>
        </draw:path>
        <draw:path draw:style-name="gr21" draw:text-style-name="P5" draw:layer="layout" svg:width="0.115cm" svg:height="0.115cm" svg:x="19.504cm" svg:y="26.344cm" svg:viewBox="0 0 116 116" svg:d="M0 58c0-31 26-58 58-58s58 27 58 58c0 32-26 58-58 58s-58-26-58-58z">
          <text:p/>
        </draw:path>
        <draw:path draw:style-name="gr22" draw:text-style-name="P2" draw:layer="layout" svg:width="0.115cm" svg:height="0.115cm" svg:x="19.504cm" svg:y="26.344cm" svg:viewBox="0 0 116 116" svg:d="M0 58c0-31 26-58 58-58s58 27 58 58c0 32-26 58-58 58s-58-26-58-58z">
          <text:p/>
        </draw:path>
        <draw:path draw:style-name="gr21" draw:text-style-name="P5" draw:layer="layout" svg:width="0.115cm" svg:height="0.115cm" svg:x="19.749cm" svg:y="26.344cm" svg:viewBox="0 0 116 116" svg:d="M0 58c0-31 26-58 58-58s58 27 58 58c0 32-26 58-58 58s-58-26-58-58z">
          <text:p/>
        </draw:path>
        <draw:path draw:style-name="gr22" draw:text-style-name="P2" draw:layer="layout" svg:width="0.115cm" svg:height="0.115cm" svg:x="19.749cm" svg:y="26.344cm" svg:viewBox="0 0 116 116" svg:d="M0 58c0-31 26-58 58-58s58 27 58 58c0 32-26 58-58 58s-58-26-58-58z">
          <text:p/>
        </draw:path>
        <draw:line draw:style-name="gr18" draw:text-style-name="P2" draw:layer="layout" svg:x1="18.2cm" svg:y1="26.401cm" svg:x2="18.377cm" svg:y2="26.401cm">
          <text:p/>
        </draw:line>
        <draw:line draw:style-name="gr18" draw:text-style-name="P2" draw:layer="layout" svg:x1="17.673cm" svg:y1="26.401cm" svg:x2="17.296cm" svg:y2="26.401cm">
          <text:p/>
        </draw:line>
        <draw:polygon draw:style-name="gr19" draw:text-style-name="P1" draw:layer="layout" svg:width="0.527cm" svg:height="0.314cm" svg:x="17.673cm" svg:y="26.244cm" svg:viewBox="0 0 528 315" draw:points="528,315 0,315 0,0 528,0">
          <text:p/>
        </draw:polygon>
        <draw:line draw:style-name="gr20" draw:text-style-name="P2" draw:layer="layout" svg:x1="17.925cm" svg:y1="26.558cm" svg:x2="17.925cm" svg:y2="26.244cm">
          <text:p/>
        </draw:line>
        <draw:line draw:style-name="gr18" draw:text-style-name="P2" draw:layer="layout" svg:x1="17.897cm" svg:y1="18.454cm" svg:x2="18.297cm" svg:y2="18.454cm">
          <text:p/>
        </draw:line>
        <draw:line draw:style-name="gr18" draw:text-style-name="P2" draw:layer="layout" svg:x1="17.358cm" svg:y1="18.454cm" svg:x2="17.029cm" svg:y2="18.454cm">
          <text:p/>
        </draw:line>
        <draw:polygon draw:style-name="gr19" draw:text-style-name="P1" draw:layer="layout" svg:width="0.539cm" svg:height="0.313cm" svg:x="17.358cm" svg:y="18.297cm" svg:viewBox="0 0 540 314" draw:points="540,314 0,314 0,0 540,0">
          <text:p/>
        </draw:polygon>
        <draw:line draw:style-name="gr20" draw:text-style-name="P2" draw:layer="layout" svg:x1="17.476cm" svg:y1="18.611cm" svg:x2="17.476cm" svg:y2="18.297cm">
          <text:p/>
        </draw:line>
        <draw:polygon draw:style-name="gr25" draw:text-style-name="P6" draw:layer="layout" svg:width="5.029cm" svg:height="0.521cm" svg:x="0.24cm" svg:y="15.962cm" svg:viewBox="0 0 5030 522" draw:points="0,522 5030,522 5030,0 0,0">
          <text:p/>
        </draw:polygon>
        <draw:frame draw:style-name="gr56" draw:text-style-name="P8" draw:layer="layout" svg:width="1.863cm" svg:height="0.286cm" svg:x="3.348cm" svg:y="19.178cm">
          <draw:text-box>
            <text:p text:style-name="P3"><text:span text:style-name="T1">KAS_GEL_3388</text:span></text:p>
          </draw:text-box>
        </draw:frame>
        <draw:polygon draw:style-name="gr25" draw:text-style-name="P6" draw:layer="layout" svg:width="5.029cm" svg:height="0.521cm" svg:x="5.43cm" svg:y="15.962cm" svg:viewBox="0 0 5030 522" draw:points="0,522 5030,522 5030,0 0,0">
          <text:p/>
        </draw:polygon>
        <draw:frame draw:style-name="gr57" draw:text-style-name="P9" draw:layer="layout" svg:width="0.679cm" svg:height="0.37cm" svg:x="2.501cm" svg:y="16.078cm">
          <draw:text-box>
            <text:p text:style-name="P3"><text:span text:style-name="T2">Tree</text:span></text:p>
          </draw:text-box>
        </draw:frame>
        <draw:polygon draw:style-name="gr25" draw:text-style-name="P6" draw:layer="layout" svg:width="5.029cm" svg:height="0.521cm" svg:x="10.62cm" svg:y="15.962cm" svg:viewBox="0 0 5030 522" draw:points="0,522 5030,522 5030,0 0,0">
          <text:p/>
        </draw:polygon>
        <draw:frame draw:style-name="gr58" draw:text-style-name="P9" draw:layer="layout" svg:width="2.819cm" svg:height="0.37cm" svg:x="6.822cm" svg:y="16.078cm">
          <draw:text-box>
            <text:p text:style-name="P3"><text:span text:style-name="T2">Cystidia length, µm</text:span></text:p>
          </draw:text-box>
        </draw:frame>
        <draw:polygon draw:style-name="gr25" draw:text-style-name="P6" draw:layer="layout" svg:width="5.028cm" svg:height="0.521cm" svg:x="15.81cm" svg:y="15.962cm" svg:viewBox="0 0 5029 522" draw:points="0,522 5029,522 5029,0 0,0">
          <text:p/>
        </draw:polygon>
        <draw:frame draw:style-name="gr59" draw:text-style-name="P9" draw:layer="layout" svg:width="2.688cm" svg:height="0.37cm" svg:x="12.063cm" svg:y="16.078cm">
          <draw:text-box>
            <text:p text:style-name="P3"><text:span text:style-name="T2">Cystidia width, µm</text:span></text:p>
          </draw:text-box>
        </draw:frame>
        <draw:line draw:style-name="gr29" draw:text-style-name="P2" draw:layer="layout" svg:x1="0.24cm" svg:y1="28.79cm" svg:x2="5.269cm" svg:y2="28.79cm">
          <text:p/>
        </draw:line>
        <draw:line draw:style-name="gr18" draw:text-style-name="P2" draw:layer="layout" svg:x1="0.469cm" svg:y1="28.871cm" svg:x2="0.469cm" svg:y2="28.79cm">
          <text:p/>
        </draw:line>
        <draw:line draw:style-name="gr18" draw:text-style-name="P2" draw:layer="layout" svg:x1="1.384cm" svg:y1="28.871cm" svg:x2="1.384cm" svg:y2="28.79cm">
          <text:p/>
        </draw:line>
        <draw:line draw:style-name="gr18" draw:text-style-name="P2" draw:layer="layout" svg:x1="2.298cm" svg:y1="28.871cm" svg:x2="2.298cm" svg:y2="28.79cm">
          <text:p/>
        </draw:line>
        <draw:line draw:style-name="gr18" draw:text-style-name="P2" draw:layer="layout" svg:x1="3.212cm" svg:y1="28.871cm" svg:x2="3.212cm" svg:y2="28.79cm">
          <text:p/>
        </draw:line>
        <draw:line draw:style-name="gr18" draw:text-style-name="P2" draw:layer="layout" svg:x1="4.127cm" svg:y1="28.871cm" svg:x2="4.127cm" svg:y2="28.79cm">
          <text:p/>
        </draw:line>
        <draw:line draw:style-name="gr18" draw:text-style-name="P2" draw:layer="layout" svg:x1="5.041cm" svg:y1="28.871cm" svg:x2="5.041cm" svg:y2="28.79cm">
          <text:p/>
        </draw:line>
        <draw:frame draw:style-name="gr60" draw:text-style-name="P9" draw:layer="layout" svg:width="3.773cm" svg:height="0.37cm" svg:x="16.821cm" svg:y="16.078cm">
          <draw:text-box>
            <text:p text:style-name="P3"><text:span text:style-name="T2">Cystidia length/width ratio</text:span></text:p>
          </draw:text-box>
        </draw:frame>
        <draw:frame draw:style-name="gr61" draw:text-style-name="P9" draw:layer="layout" svg:width="0.645cm" svg:height="0.368cm" svg:x="0.213cm" svg:y="28.887cm">
          <draw:text-box>
            <text:p text:style-name="P3"><text:span text:style-name="T3">0.00</text:span></text:p>
          </draw:text-box>
        </draw:frame>
        <draw:frame draw:style-name="gr61" draw:text-style-name="P9" draw:layer="layout" svg:width="0.645cm" svg:height="0.368cm" svg:x="1.128cm" svg:y="28.887cm">
          <draw:text-box>
            <text:p text:style-name="P3"><text:span text:style-name="T3">0.05</text:span></text:p>
          </draw:text-box>
        </draw:frame>
        <draw:frame draw:style-name="gr62" draw:text-style-name="P9" draw:layer="layout" svg:width="0.646cm" svg:height="0.368cm" svg:x="2.042cm" svg:y="28.887cm">
          <draw:text-box>
            <text:p text:style-name="P3"><text:span text:style-name="T3">0.10</text:span></text:p>
          </draw:text-box>
        </draw:frame>
        <draw:frame draw:style-name="gr61" draw:text-style-name="P9" draw:layer="layout" svg:width="0.645cm" svg:height="0.368cm" svg:x="2.955cm" svg:y="28.887cm">
          <draw:text-box>
            <text:p text:style-name="P3"><text:span text:style-name="T3">0.15</text:span></text:p>
          </draw:text-box>
        </draw:frame>
        <draw:frame draw:style-name="gr63" draw:text-style-name="P9" draw:layer="layout" svg:width="0.647cm" svg:height="0.368cm" svg:x="3.87cm" svg:y="28.887cm">
          <draw:text-box>
            <text:p text:style-name="P3"><text:span text:style-name="T3">0.20</text:span></text:p>
          </draw:text-box>
        </draw:frame>
        <draw:line draw:style-name="gr29" draw:text-style-name="P2" draw:layer="layout" svg:x1="5.43cm" svg:y1="28.79cm" svg:x2="10.459cm" svg:y2="28.79cm">
          <text:p/>
        </draw:line>
        <draw:line draw:style-name="gr18" draw:text-style-name="P2" draw:layer="layout" svg:x1="5.686cm" svg:y1="28.871cm" svg:x2="5.686cm" svg:y2="28.79cm">
          <text:p/>
        </draw:line>
        <draw:line draw:style-name="gr18" draw:text-style-name="P2" draw:layer="layout" svg:x1="6.528cm" svg:y1="28.871cm" svg:x2="6.528cm" svg:y2="28.79cm">
          <text:p/>
        </draw:line>
        <draw:line draw:style-name="gr18" draw:text-style-name="P2" draw:layer="layout" svg:x1="7.37cm" svg:y1="28.871cm" svg:x2="7.37cm" svg:y2="28.79cm">
          <text:p/>
        </draw:line>
        <draw:line draw:style-name="gr18" draw:text-style-name="P2" draw:layer="layout" svg:x1="8.211cm" svg:y1="28.871cm" svg:x2="8.211cm" svg:y2="28.79cm">
          <text:p/>
        </draw:line>
        <draw:line draw:style-name="gr18" draw:text-style-name="P2" draw:layer="layout" svg:x1="9.053cm" svg:y1="28.871cm" svg:x2="9.053cm" svg:y2="28.79cm">
          <text:p/>
        </draw:line>
        <draw:line draw:style-name="gr18" draw:text-style-name="P2" draw:layer="layout" svg:x1="9.894cm" svg:y1="28.871cm" svg:x2="9.894cm" svg:y2="28.79cm">
          <text:p/>
        </draw:line>
        <draw:frame draw:style-name="gr62" draw:text-style-name="P9" draw:layer="layout" svg:width="0.646cm" svg:height="0.368cm" svg:x="4.785cm" svg:y="28.887cm">
          <draw:text-box>
            <text:p text:style-name="P3"><text:span text:style-name="T3">0.25</text:span></text:p>
          </draw:text-box>
        </draw:frame>
        <draw:frame draw:style-name="gr64" draw:text-style-name="P9" draw:layer="layout" svg:width="0.37cm" svg:height="0.368cm" svg:x="5.539cm" svg:y="28.887cm">
          <draw:text-box>
            <text:p text:style-name="P3"><text:span text:style-name="T3">30</text:span></text:p>
          </draw:text-box>
        </draw:frame>
        <draw:frame draw:style-name="gr64" draw:text-style-name="P9" draw:layer="layout" svg:width="0.37cm" svg:height="0.368cm" svg:x="6.381cm" svg:y="28.887cm">
          <draw:text-box>
            <text:p text:style-name="P3"><text:span text:style-name="T3">40</text:span></text:p>
          </draw:text-box>
        </draw:frame>
        <draw:frame draw:style-name="gr64" draw:text-style-name="P9" draw:layer="layout" svg:width="0.37cm" svg:height="0.368cm" svg:x="7.223cm" svg:y="28.887cm">
          <draw:text-box>
            <text:p text:style-name="P3"><text:span text:style-name="T3">50</text:span></text:p>
          </draw:text-box>
        </draw:frame>
        <draw:frame draw:style-name="gr65" draw:text-style-name="P9" draw:layer="layout" svg:width="0.369cm" svg:height="0.368cm" svg:x="8.064cm" svg:y="28.887cm">
          <draw:text-box>
            <text:p text:style-name="P3"><text:span text:style-name="T3">60</text:span></text:p>
          </draw:text-box>
        </draw:frame>
        <draw:frame draw:style-name="gr66" draw:text-style-name="P9" draw:layer="layout" svg:width="0.372cm" svg:height="0.368cm" svg:x="8.905cm" svg:y="28.887cm">
          <draw:text-box>
            <text:p text:style-name="P3"><text:span text:style-name="T3">70</text:span></text:p>
          </draw:text-box>
        </draw:frame>
        <draw:line draw:style-name="gr29" draw:text-style-name="P2" draw:layer="layout" svg:x1="10.62cm" svg:y1="28.79cm" svg:x2="15.649cm" svg:y2="28.79cm">
          <text:p/>
        </draw:line>
        <draw:line draw:style-name="gr18" draw:text-style-name="P2" draw:layer="layout" svg:x1="11.321cm" svg:y1="28.871cm" svg:x2="11.321cm" svg:y2="28.79cm">
          <text:p/>
        </draw:line>
        <draw:line draw:style-name="gr18" draw:text-style-name="P2" draw:layer="layout" svg:x1="12.444cm" svg:y1="28.871cm" svg:x2="12.444cm" svg:y2="28.79cm">
          <text:p/>
        </draw:line>
        <draw:line draw:style-name="gr18" draw:text-style-name="P2" draw:layer="layout" svg:x1="13.567cm" svg:y1="28.871cm" svg:x2="13.567cm" svg:y2="28.79cm">
          <text:p/>
        </draw:line>
        <draw:line draw:style-name="gr18" draw:text-style-name="P2" draw:layer="layout" svg:x1="14.69cm" svg:y1="28.871cm" svg:x2="14.69cm" svg:y2="28.79cm">
          <text:p/>
        </draw:line>
        <draw:frame draw:style-name="gr67" draw:text-style-name="P9" draw:layer="layout" svg:width="0.371cm" svg:height="0.368cm" svg:x="9.747cm" svg:y="28.887cm">
          <draw:text-box>
            <text:p text:style-name="P3"><text:span text:style-name="T3">80</text:span></text:p>
          </draw:text-box>
        </draw:frame>
        <draw:frame draw:style-name="gr68" draw:text-style-name="P9" draw:layer="layout" svg:width="0.264cm" svg:height="0.368cm" svg:x="11.247cm" svg:y="28.887cm">
          <draw:text-box>
            <text:p text:style-name="P3"><text:span text:style-name="T3">2</text:span></text:p>
          </draw:text-box>
        </draw:frame>
        <draw:frame draw:style-name="gr69" draw:text-style-name="P9" draw:layer="layout" svg:width="0.263cm" svg:height="0.368cm" svg:x="12.37cm" svg:y="28.887cm">
          <draw:text-box>
            <text:p text:style-name="P3"><text:span text:style-name="T3">3</text:span></text:p>
          </draw:text-box>
        </draw:frame>
        <draw:frame draw:style-name="gr69" draw:text-style-name="P9" draw:layer="layout" svg:width="0.263cm" svg:height="0.368cm" svg:x="13.495cm" svg:y="28.887cm">
          <draw:text-box>
            <text:p text:style-name="P3"><text:span text:style-name="T3">4</text:span></text:p>
          </draw:text-box>
        </draw:frame>
        <draw:line draw:style-name="gr29" draw:text-style-name="P2" draw:layer="layout" svg:x1="15.81cm" svg:y1="28.79cm" svg:x2="20.838cm" svg:y2="28.79cm">
          <text:p/>
        </draw:line>
        <draw:line draw:style-name="gr18" draw:text-style-name="P2" draw:layer="layout" svg:x1="16.257cm" svg:y1="28.871cm" svg:x2="16.257cm" svg:y2="28.79cm">
          <text:p/>
        </draw:line>
        <draw:line draw:style-name="gr18" draw:text-style-name="P2" draw:layer="layout" svg:x1="17.802cm" svg:y1="28.871cm" svg:x2="17.802cm" svg:y2="28.79cm">
          <text:p/>
        </draw:line>
        <draw:line draw:style-name="gr18" draw:text-style-name="P2" draw:layer="layout" svg:x1="19.346cm" svg:y1="28.871cm" svg:x2="19.346cm" svg:y2="28.79cm">
          <text:p/>
        </draw:line>
        <draw:frame draw:style-name="gr69" draw:text-style-name="P9" draw:layer="layout" svg:width="0.263cm" svg:height="0.368cm" svg:x="14.617cm" svg:y="28.887cm">
          <draw:text-box>
            <text:p text:style-name="P3"><text:span text:style-name="T3">5</text:span></text:p>
          </draw:text-box>
        </draw:frame>
        <draw:frame draw:style-name="gr65" draw:text-style-name="P9" draw:layer="layout" svg:width="0.369cm" svg:height="0.368cm" svg:x="16.111cm" svg:y="28.887cm">
          <draw:text-box>
            <text:p text:style-name="P3"><text:span text:style-name="T3">10</text:span></text:p>
          </draw:text-box>
        </draw:frame>
        <draw:frame draw:style-name="gr66" draw:text-style-name="P9" draw:layer="layout" svg:width="0.372cm" svg:height="0.368cm" svg:x="17.654cm" svg:y="28.887cm">
          <draw:text-box>
            <text:p text:style-name="P3"><text:span text:style-name="T3">20</text:span></text:p>
          </draw:text-box>
        </draw:frame>
        <draw:frame draw:style-name="gr67" draw:text-style-name="P9" draw:layer="layout" svg:width="0.371cm" svg:height="0.368cm" svg:x="19.2cm" svg:y="28.887cm">
          <draw:text-box>
            <text:p text:style-name="P3"><text:span text:style-name="T3">30</text:span></text:p>
          </draw:text-box>
        </draw:frame>
        <draw:frame draw:style-name="gr70" draw:text-style-name="P10" draw:layer="layout" svg:width="2.379cm" svg:height="1.3cm" svg:x="0.421cm" svg:y="1.4cm">
          <draw:text-box>
            <text:p><text:span text:style-name="T4">A</text:span></text:p>
            <text:p><text:span text:style-name="T5">(spores)</text:span></text:p>
          </draw:text-box>
        </draw:frame>
        <draw:frame draw:style-name="gr70" draw:text-style-name="P10" draw:layer="layout" svg:width="2.379cm" svg:height="1.3cm" svg:x="0.4cm" svg:y="17.1cm">
          <draw:text-box>
            <text:p><text:span text:style-name="T4">B</text:span></text:p>
            <text:p><text:span text:style-name="T5">(cystidia)</text:span></text:p>
          </draw:text-box>
        </draw:frame>
        <draw:frame draw:style-name="gr71" draw:text-style-name="P12" draw:layer="layout" svg:width="1.5cm" svg:height="0.475cm" svg:x="1.3cm" svg:y="7.704cm">
          <draw:text-box>
            <text:p text:style-name="P11"><text:span text:style-name="T6">Clade 1</text:span></text:p>
          </draw:text-box>
        </draw:frame>
        <draw:frame draw:style-name="gr72" draw:text-style-name="P14" draw:layer="layout" svg:width="1.567cm" svg:height="0.5cm" svg:x="0.633cm" svg:y="11.2cm">
          <draw:text-box>
            <text:p text:style-name="P13"><text:span text:style-name="T7">Clade 2</text:span></text:p>
          </draw:text-box>
        </draw:frame>
        <draw:frame draw:style-name="gr71" draw:text-style-name="P12" draw:layer="layout" svg:width="1.5cm" svg:height="0.475cm" svg:x="1.3cm" svg:y="22.525cm">
          <draw:text-box>
            <text:p text:style-name="P11"><text:span text:style-name="T6">Clade 1</text:span></text:p>
          </draw:text-box>
        </draw:frame>
        <draw:frame draw:style-name="gr72" draw:text-style-name="P14" draw:layer="layout" svg:width="1.6cm" svg:height="0.5cm" svg:x="0.6cm" svg:y="25.6cm">
          <draw:text-box>
            <text:p text:style-name="P13"><text:span text:style-name="T7">Clad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8-13T10:39:35.731000000</dc:date>
    <meta:editing-duration>PT14M51S</meta:editing-duration>
    <meta:editing-cycles>3</meta:editing-cycles>
    <meta:document-statistic meta:object-count="1475"/>
  </office:meta>
</office:document-meta>
</file>